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335in"/>
    </style:style>
    <style:style style:name="co3" style:family="table-column">
      <style:table-column-properties fo:break-before="auto" style:column-width="0.7673in"/>
    </style:style>
    <style:style style:name="co5" style:family="table-column">
      <style:table-column-properties fo:break-before="auto" style:column-width="0.721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argon_wyniki_200K" table:style-name="ta1">
        <table:shapes>
          <draw:frame draw:z-index="0" draw:style-name="gr1" svg:width="7.7657in" svg:height="4.8524in" svg:x="4.9465in" svg:y="1.3866in">
            <draw:object draw:notify-on-update-of-ranges="argon_wyniki_200K.A2:argon_wyniki_200K.A502 argon_wyniki_200K.B1:argon_wyniki_200K.B1 argon_wyniki_200K.B2:argon_wyniki_200K.B502 argon_wyniki_200K.C1:argon_wyniki_200K.C1 argon_wyniki_200K.C2:argon_wyniki_200K.C502 argon_wyniki_200K.D1:argon_wyniki_200K.D1 argon_wyniki_200K.D2:argon_wyniki_200K.D502 argon_wyniki_200K.E1:argon_wyniki_200K.E1 argon_wyniki_200K.E2:argon_wyniki_200K.E50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row table:style-name="ro3">
          <table:table-cell office:value-type="string">
            <text:p>t</text:p>
          </table:table-cell>
          <table:table-cell office:value-type="string">
            <text:p>H</text:p>
          </table:table-cell>
          <table:table-cell office:value-type="string">
            <text:p>V</text:p>
          </table:table-cell>
          <table:table-cell office:value-type="string">
            <text:p>T</text:p>
          </table:table-cell>
          <table:table-cell office:value-type="string">
            <text:p>P</text:p>
          </table:table-cell>
          <table:table-cell/>
        </table:table-row>
        <table:table-row table:style-name="ro3">
          <table:table-cell office:value-type="float" office:value="0">
            <text:p>0</text:p>
          </table:table-cell>
          <table:table-cell office:value-type="float" office:value="-351.578493347703">
            <text:p>-351.5784933477</text:p>
          </table:table-cell>
          <table:table-cell office:value-type="float" office:value="-669.246551784719">
            <text:p>-669.2465517847</text:p>
          </table:table-cell>
          <table:table-cell table:style-name="ce1" office:value-type="float" office:value="317.668058437015">
            <text:p>317.668058437015</text:p>
          </table:table-cell>
          <table:table-cell table:style-name="ce1" office:value-type="float" office:value="203.878416967198">
            <text:p>203.87841696719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1">
            <text:p>0.1</text:p>
          </table:table-cell>
          <table:table-cell office:value-type="float" office:value="-351.57681666255">
            <text:p>-351.5768166626</text:p>
          </table:table-cell>
          <table:table-cell office:value-type="float" office:value="-549.539826363724">
            <text:p>-549.5398263637</text:p>
          </table:table-cell>
          <table:table-cell office:value-type="float" office:value="197.963009701174">
            <text:p>197.9630097012</text:p>
          </table:table-cell>
          <table:table-cell office:value-type="float" office:value="127.05207201038">
            <text:p>127.052072010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2">
            <text:p>0.2</text:p>
          </table:table-cell>
          <table:table-cell office:value-type="float" office:value="-351.578003531327">
            <text:p>-351.5780035313</text:p>
          </table:table-cell>
          <table:table-cell office:value-type="float" office:value="-516.766739027196">
            <text:p>-516.7667390272</text:p>
          </table:table-cell>
          <table:table-cell office:value-type="float" office:value="165.188735495869">
            <text:p>165.1887354959</text:p>
          </table:table-cell>
          <table:table-cell office:value-type="float" office:value="106.017640109663">
            <text:p>106.017640109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3">
            <text:p>0.3</text:p>
          </table:table-cell>
          <table:table-cell office:value-type="float" office:value="-351.57734563914">
            <text:p>-351.5773456391</text:p>
          </table:table-cell>
          <table:table-cell office:value-type="float" office:value="-522.872777347814">
            <text:p>-522.8727773478</text:p>
          </table:table-cell>
          <table:table-cell office:value-type="float" office:value="171.295431708674">
            <text:p>171.2954317087</text:p>
          </table:table-cell>
          <table:table-cell office:value-type="float" office:value="109.936899612466">
            <text:p>109.936899612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4">
            <text:p>0.4</text:p>
          </table:table-cell>
          <table:table-cell office:value-type="float" office:value="-351.577230526664">
            <text:p>-351.5772305267</text:p>
          </table:table-cell>
          <table:table-cell office:value-type="float" office:value="-512.006089797575">
            <text:p>-512.0060897976</text:p>
          </table:table-cell>
          <table:table-cell office:value-type="float" office:value="160.42885927091">
            <text:p>160.4288592709</text:p>
          </table:table-cell>
          <table:table-cell office:value-type="float" office:value="102.962765677279">
            <text:p>102.962765677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5">
            <text:p>0.5</text:p>
          </table:table-cell>
          <table:table-cell office:value-type="float" office:value="-351.576950936418">
            <text:p>-351.5769509364</text:p>
          </table:table-cell>
          <table:table-cell office:value-type="float" office:value="-502.694198772423">
            <text:p>-502.6941987724</text:p>
          </table:table-cell>
          <table:table-cell office:value-type="float" office:value="151.117247836005">
            <text:p>151.117247836</text:p>
          </table:table-cell>
          <table:table-cell office:value-type="float" office:value="96.9866010981179">
            <text:p>96.986601098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6">
            <text:p>0.6</text:p>
          </table:table-cell>
          <table:table-cell office:value-type="float" office:value="-351.576868729784">
            <text:p>-351.5768687298</text:p>
          </table:table-cell>
          <table:table-cell office:value-type="float" office:value="-491.110694892527">
            <text:p>-491.1106948925</text:p>
          </table:table-cell>
          <table:table-cell office:value-type="float" office:value="139.533826162743">
            <text:p>139.5338261627</text:p>
          </table:table-cell>
          <table:table-cell office:value-type="float" office:value="89.5523954514193">
            <text:p>89.552395451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7">
            <text:p>0.7</text:p>
          </table:table-cell>
          <table:table-cell office:value-type="float" office:value="-351.576746044167">
            <text:p>-351.5767460442</text:p>
          </table:table-cell>
          <table:table-cell office:value-type="float" office:value="-477.271500410337">
            <text:p>-477.2715004103</text:p>
          </table:table-cell>
          <table:table-cell office:value-type="float" office:value="125.69475436617">
            <text:p>125.6947543662</text:p>
          </table:table-cell>
          <table:table-cell office:value-type="float" office:value="80.6705202510516">
            <text:p>80.670520251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8">
            <text:p>0.8</text:p>
          </table:table-cell>
          <table:table-cell office:value-type="float" office:value="-351.576802222514">
            <text:p>-351.5768022225</text:p>
          </table:table-cell>
          <table:table-cell office:value-type="float" office:value="-466.657341500345">
            <text:p>-466.6573415003</text:p>
          </table:table-cell>
          <table:table-cell office:value-type="float" office:value="115.08053927783">
            <text:p>115.0805392778</text:p>
          </table:table-cell>
          <table:table-cell office:value-type="float" office:value="73.8583485136497">
            <text:p>73.858348513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0.9">
            <text:p>0.9</text:p>
          </table:table-cell>
          <table:table-cell office:value-type="float" office:value="-351.576562544027">
            <text:p>-351.576562544</text:p>
          </table:table-cell>
          <table:table-cell office:value-type="float" office:value="-449.012826187694">
            <text:p>-449.0128261877</text:p>
          </table:table-cell>
          <table:table-cell office:value-type="float" office:value="97.4362636436668">
            <text:p>97.4362636437</text:p>
          </table:table-cell>
          <table:table-cell office:value-type="float" office:value="62.5343047853457">
            <text:p>62.534304785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float" office:value="-351.576687320855">
            <text:p>-351.5766873209</text:p>
          </table:table-cell>
          <table:table-cell office:value-type="float" office:value="-441.100377866029">
            <text:p>-441.100377866</text:p>
          </table:table-cell>
          <table:table-cell office:value-type="float" office:value="89.5236905451744">
            <text:p>89.5236905452</text:p>
          </table:table-cell>
          <table:table-cell office:value-type="float" office:value="57.4560388577132">
            <text:p>57.456038857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.1">
            <text:p>1.1</text:p>
          </table:table-cell>
          <table:table-cell office:value-type="float" office:value="-351.57673089701">
            <text:p>-351.576730897</text:p>
          </table:table-cell>
          <table:table-cell office:value-type="float" office:value="-437.130718648357">
            <text:p>-437.1307186484</text:p>
          </table:table-cell>
          <table:table-cell office:value-type="float" office:value="85.5539877513475">
            <text:p>85.5539877513</text:p>
          </table:table-cell>
          <table:table-cell office:value-type="float" office:value="54.9082953879487">
            <text:p>54.908295387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.2">
            <text:p>1.2</text:p>
          </table:table-cell>
          <table:table-cell office:value-type="float" office:value="-351.576655476609">
            <text:p>-351.5766554766</text:p>
          </table:table-cell>
          <table:table-cell office:value-type="float" office:value="-434.147028018377">
            <text:p>-434.1470280184</text:p>
          </table:table-cell>
          <table:table-cell office:value-type="float" office:value="82.5703725417688">
            <text:p>82.5703725418</text:p>
          </table:table-cell>
          <table:table-cell office:value-type="float" office:value="52.9934200027397">
            <text:p>52.993420002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.3">
            <text:p>1.3</text:p>
          </table:table-cell>
          <table:table-cell office:value-type="float" office:value="-351.576769353463">
            <text:p>-351.5767693535</text:p>
          </table:table-cell>
          <table:table-cell office:value-type="float" office:value="-434.931601288552">
            <text:p>-434.9316012886</text:p>
          </table:table-cell>
          <table:table-cell office:value-type="float" office:value="83.3548319350899">
            <text:p>83.3548319351</text:p>
          </table:table-cell>
          <table:table-cell office:value-type="float" office:value="53.4968837128535">
            <text:p>53.496883712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.4">
            <text:p>1.4</text:p>
          </table:table-cell>
          <table:table-cell office:value-type="float" office:value="-351.576713212274">
            <text:p>-351.5767132123</text:p>
          </table:table-cell>
          <table:table-cell office:value-type="float" office:value="-432.635250007677">
            <text:p>-432.6352500077</text:p>
          </table:table-cell>
          <table:table-cell office:value-type="float" office:value="81.0585367954032">
            <text:p>81.0585367954</text:p>
          </table:table-cell>
          <table:table-cell office:value-type="float" office:value="52.0231283083214">
            <text:p>52.023128308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.5">
            <text:p>1.5</text:p>
          </table:table-cell>
          <table:table-cell office:value-type="float" office:value="-351.57672055476">
            <text:p>-351.5767205548</text:p>
          </table:table-cell>
          <table:table-cell office:value-type="float" office:value="-434.623731262747">
            <text:p>-434.6237312627</text:p>
          </table:table-cell>
          <table:table-cell office:value-type="float" office:value="83.0470107079874">
            <text:p>83.047010708</text:p>
          </table:table-cell>
          <table:table-cell office:value-type="float" office:value="53.2993249630083">
            <text:p>53.29932496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.6">
            <text:p>1.6</text:p>
          </table:table-cell>
          <table:table-cell office:value-type="float" office:value="-351.576831497934">
            <text:p>-351.5768314979</text:p>
          </table:table-cell>
          <table:table-cell office:value-type="float" office:value="-443.457509846515">
            <text:p>-443.4575098465</text:p>
          </table:table-cell>
          <table:table-cell office:value-type="float" office:value="91.8806783485816">
            <text:p>91.8806783486</text:p>
          </table:table-cell>
          <table:table-cell office:value-type="float" office:value="58.9687466336665">
            <text:p>58.968746633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.7">
            <text:p>1.7</text:p>
          </table:table-cell>
          <table:table-cell office:value-type="float" office:value="-351.576752989407">
            <text:p>-351.5767529894</text:p>
          </table:table-cell>
          <table:table-cell office:value-type="float" office:value="-447.82707393586">
            <text:p>-447.8270739359</text:p>
          </table:table-cell>
          <table:table-cell office:value-type="float" office:value="96.2503209464527">
            <text:p>96.2503209465</text:p>
          </table:table-cell>
          <table:table-cell office:value-type="float" office:value="61.7731702825208">
            <text:p>61.773170282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.8">
            <text:p>1.8</text:p>
          </table:table-cell>
          <table:table-cell office:value-type="float" office:value="-351.576839439787">
            <text:p>-351.5768394398</text:p>
          </table:table-cell>
          <table:table-cell office:value-type="float" office:value="-453.958352358249">
            <text:p>-453.9583523582</text:p>
          </table:table-cell>
          <table:table-cell office:value-type="float" office:value="102.381512918462">
            <text:p>102.3815129185</text:p>
          </table:table-cell>
          <table:table-cell office:value-type="float" office:value="65.7081510908702">
            <text:p>65.708151090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.9">
            <text:p>1.9</text:p>
          </table:table-cell>
          <table:table-cell office:value-type="float" office:value="-351.576880017952">
            <text:p>-351.576880018</text:p>
          </table:table-cell>
          <table:table-cell office:value-type="float" office:value="-457.080133874769">
            <text:p>-457.0801338748</text:p>
          </table:table-cell>
          <table:table-cell office:value-type="float" office:value="105.503253856816">
            <text:p>105.5032538568</text:p>
          </table:table-cell>
          <table:table-cell office:value-type="float" office:value="67.7116751588072">
            <text:p>67.711675158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float" office:value="-351.576815378827">
            <text:p>-351.5768153788</text:p>
          </table:table-cell>
          <table:table-cell office:value-type="float" office:value="-452.428399914542">
            <text:p>-452.4283999145</text:p>
          </table:table-cell>
          <table:table-cell office:value-type="float" office:value="100.851584535715">
            <text:p>100.8515845357</text:p>
          </table:table-cell>
          <table:table-cell office:value-type="float" office:value="64.7262475961268">
            <text:p>64.726247596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.1">
            <text:p>2.1</text:p>
          </table:table-cell>
          <table:table-cell office:value-type="float" office:value="-351.577010562428">
            <text:p>-351.5770105624</text:p>
          </table:table-cell>
          <table:table-cell office:value-type="float" office:value="-455.273741223297">
            <text:p>-455.2737412233</text:p>
          </table:table-cell>
          <table:table-cell office:value-type="float" office:value="103.696730660869">
            <text:p>103.6967306609</text:p>
          </table:table-cell>
          <table:table-cell office:value-type="float" office:value="66.5522539339711">
            <text:p>66.55225393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.2">
            <text:p>2.2</text:p>
          </table:table-cell>
          <table:table-cell office:value-type="float" office:value="-351.576832461327">
            <text:p>-351.5768324613</text:p>
          </table:table-cell>
          <table:table-cell office:value-type="float" office:value="-453.556303031646">
            <text:p>-453.5563030316</text:p>
          </table:table-cell>
          <table:table-cell office:value-type="float" office:value="101.979470570319">
            <text:p>101.9794705703</text:p>
          </table:table-cell>
          <table:table-cell office:value-type="float" office:value="65.4501215052187">
            <text:p>65.450121505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.3">
            <text:p>2.3</text:p>
          </table:table-cell>
          <table:table-cell office:value-type="float" office:value="-351.5770026755">
            <text:p>-351.5770026755</text:p>
          </table:table-cell>
          <table:table-cell office:value-type="float" office:value="-453.419241201871">
            <text:p>-453.4192412019</text:p>
          </table:table-cell>
          <table:table-cell office:value-type="float" office:value="101.842238526371">
            <text:p>101.8422385264</text:p>
          </table:table-cell>
          <table:table-cell office:value-type="float" office:value="65.3620463867605">
            <text:p>65.362046386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.4">
            <text:p>2.4</text:p>
          </table:table-cell>
          <table:table-cell office:value-type="float" office:value="-351.576971486581">
            <text:p>-351.5769714866</text:p>
          </table:table-cell>
          <table:table-cell office:value-type="float" office:value="-453.964258660696">
            <text:p>-453.9642586607</text:p>
          </table:table-cell>
          <table:table-cell office:value-type="float" office:value="102.387287174115">
            <text:p>102.3872871741</text:p>
          </table:table-cell>
          <table:table-cell office:value-type="float" office:value="65.7118569910081">
            <text:p>65.71185699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.5">
            <text:p>2.5</text:p>
          </table:table-cell>
          <table:table-cell office:value-type="float" office:value="-351.576833866078">
            <text:p>-351.5768338661</text:p>
          </table:table-cell>
          <table:table-cell office:value-type="float" office:value="-458.704842356115">
            <text:p>-458.7048423561</text:p>
          </table:table-cell>
          <table:table-cell office:value-type="float" office:value="107.128008490037">
            <text:p>107.12800849</text:p>
          </table:table-cell>
          <table:table-cell office:value-type="float" office:value="68.7544378596306">
            <text:p>68.754437859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.6">
            <text:p>2.6</text:p>
          </table:table-cell>
          <table:table-cell office:value-type="float" office:value="-351.577121320405">
            <text:p>-351.5771213204</text:p>
          </table:table-cell>
          <table:table-cell office:value-type="float" office:value="-464.841143939598">
            <text:p>-464.8411439396</text:p>
          </table:table-cell>
          <table:table-cell office:value-type="float" office:value="113.264022619193">
            <text:p>113.2640226192</text:p>
          </table:table-cell>
          <table:table-cell office:value-type="float" office:value="72.6925135141233">
            <text:p>72.692513514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.7">
            <text:p>2.7</text:p>
          </table:table-cell>
          <table:table-cell office:value-type="float" office:value="-351.5767527104">
            <text:p>-351.5767527104</text:p>
          </table:table-cell>
          <table:table-cell office:value-type="float" office:value="-455.309316015643">
            <text:p>-455.3093160156</text:p>
          </table:table-cell>
          <table:table-cell office:value-type="float" office:value="103.732563305244">
            <text:p>103.7325633052</text:p>
          </table:table-cell>
          <table:table-cell office:value-type="float" office:value="66.5752512187684">
            <text:p>66.575251218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.8">
            <text:p>2.8</text:p>
          </table:table-cell>
          <table:table-cell office:value-type="float" office:value="-351.576953490471">
            <text:p>-351.5769534905</text:p>
          </table:table-cell>
          <table:table-cell office:value-type="float" office:value="-461.051836248501">
            <text:p>-461.0518362485</text:p>
          </table:table-cell>
          <table:table-cell office:value-type="float" office:value="109.474882758029">
            <text:p>109.474882758</text:p>
          </table:table-cell>
          <table:table-cell office:value-type="float" office:value="70.2606547985748">
            <text:p>70.260654798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.9">
            <text:p>2.9</text:p>
          </table:table-cell>
          <table:table-cell office:value-type="float" office:value="-351.576883737924">
            <text:p>-351.5768837379</text:p>
          </table:table-cell>
          <table:table-cell office:value-type="float" office:value="-465.926672439177">
            <text:p>-465.9266724392</text:p>
          </table:table-cell>
          <table:table-cell office:value-type="float" office:value="114.349788701254">
            <text:p>114.3497887013</text:p>
          </table:table-cell>
          <table:table-cell office:value-type="float" office:value="73.389354962698">
            <text:p>73.389354962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float" office:value="-351.576933391146">
            <text:p>-351.5769333911</text:p>
          </table:table-cell>
          <table:table-cell office:value-type="float" office:value="-461.205683749934">
            <text:p>-461.2056837499</text:p>
          </table:table-cell>
          <table:table-cell office:value-type="float" office:value="109.628750358788">
            <text:p>109.6287503588</text:p>
          </table:table-cell>
          <table:table-cell office:value-type="float" office:value="70.359406568015">
            <text:p>70.359406568</text:p>
          </table:table-cell>
          <table:table-cell office:value-type="float" office:value="2.71829958894339">
            <text:p>2.7182995889</text:p>
          </table:table-cell>
        </table:table-row>
        <table:table-row table:style-name="ro3">
          <table:table-cell office:value-type="float" office:value="3.1">
            <text:p>3.1</text:p>
          </table:table-cell>
          <table:table-cell office:value-type="float" office:value="-351.577020247991">
            <text:p>-351.577020248</text:p>
          </table:table-cell>
          <table:table-cell office:value-type="float" office:value="-456.157873230456">
            <text:p>-456.1578732305</text:p>
          </table:table-cell>
          <table:table-cell office:value-type="float" office:value="104.580852982465">
            <text:p>104.5808529825</text:p>
          </table:table-cell>
          <table:table-cell office:value-type="float" office:value="67.1196810156212">
            <text:p>67.1196810156</text:p>
          </table:table-cell>
          <table:table-cell office:value-type="float" office:value="2.03224354307648">
            <text:p>2.0322435431</text:p>
          </table:table-cell>
        </table:table-row>
        <table:table-row table:style-name="ro3">
          <table:table-cell office:value-type="float" office:value="3.2">
            <text:p>3.2</text:p>
          </table:table-cell>
          <table:table-cell office:value-type="float" office:value="-351.576729429873">
            <text:p>-351.5767294299</text:p>
          </table:table-cell>
          <table:table-cell office:value-type="float" office:value="-452.873544956776">
            <text:p>-452.8735449568</text:p>
          </table:table-cell>
          <table:table-cell office:value-type="float" office:value="101.296815526903">
            <text:p>101.2968155269</text:p>
          </table:table-cell>
          <table:table-cell office:value-type="float" office:value="65.0119955246871">
            <text:p>65.011995524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.3">
            <text:p>3.3</text:p>
          </table:table-cell>
          <table:table-cell office:value-type="float" office:value="-351.576832540583">
            <text:p>-351.5768325406</text:p>
          </table:table-cell>
          <table:table-cell office:value-type="float" office:value="-457.573541233937">
            <text:p>-457.5735412339</text:p>
          </table:table-cell>
          <table:table-cell office:value-type="float" office:value="105.996708693354">
            <text:p>105.9967086934</text:p>
          </table:table-cell>
          <table:table-cell office:value-type="float" office:value="68.0283730081697">
            <text:p>68.028373008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.4">
            <text:p>3.4</text:p>
          </table:table-cell>
          <table:table-cell office:value-type="float" office:value="-351.576893702785">
            <text:p>-351.5768937028</text:p>
          </table:table-cell>
          <table:table-cell office:value-type="float" office:value="-458.13664299662">
            <text:p>-458.1366429966</text:p>
          </table:table-cell>
          <table:table-cell office:value-type="float" office:value="106.559749293835">
            <text:p>106.5597492938</text:p>
          </table:table-cell>
          <table:table-cell office:value-type="float" office:value="68.3897307942783">
            <text:p>68.389730794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.5">
            <text:p>3.5</text:p>
          </table:table-cell>
          <table:table-cell office:value-type="float" office:value="-351.576690739992">
            <text:p>-351.57669074</text:p>
          </table:table-cell>
          <table:table-cell office:value-type="float" office:value="-450.914125024199">
            <text:p>-450.9141250242</text:p>
          </table:table-cell>
          <table:table-cell office:value-type="float" office:value="99.3374342842071">
            <text:p>99.3374342842</text:p>
          </table:table-cell>
          <table:table-cell office:value-type="float" office:value="63.7544704591782">
            <text:p>63.754470459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.6">
            <text:p>3.6</text:p>
          </table:table-cell>
          <table:table-cell office:value-type="float" office:value="-351.576914125308">
            <text:p>-351.5769141253</text:p>
          </table:table-cell>
          <table:table-cell office:value-type="float" office:value="-454.256629282434">
            <text:p>-454.2566292824</text:p>
          </table:table-cell>
          <table:table-cell office:value-type="float" office:value="102.679715157127">
            <text:p>102.6797151571</text:p>
          </table:table-cell>
          <table:table-cell office:value-type="float" office:value="65.899536402488">
            <text:p>65.899536402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.7">
            <text:p>3.7</text:p>
          </table:table-cell>
          <table:table-cell office:value-type="float" office:value="-351.576780634422">
            <text:p>-351.5767806344</text:p>
          </table:table-cell>
          <table:table-cell office:value-type="float" office:value="-450.880216054449">
            <text:p>-450.8802160544</text:p>
          </table:table-cell>
          <table:table-cell office:value-type="float" office:value="99.3034354200268">
            <text:p>99.30343542</text:p>
          </table:table-cell>
          <table:table-cell office:value-type="float" office:value="63.7326500890665">
            <text:p>63.732650089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.8">
            <text:p>3.8</text:p>
          </table:table-cell>
          <table:table-cell office:value-type="float" office:value="-351.576839121456">
            <text:p>-351.5768391215</text:p>
          </table:table-cell>
          <table:table-cell office:value-type="float" office:value="-454.404474248502">
            <text:p>-454.4044742485</text:p>
          </table:table-cell>
          <table:table-cell office:value-type="float" office:value="102.827635127047">
            <text:p>102.827635127</text:p>
          </table:table-cell>
          <table:table-cell office:value-type="float" office:value="65.9944710001103">
            <text:p>65.994471000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.9">
            <text:p>3.9</text:p>
          </table:table-cell>
          <table:table-cell office:value-type="float" office:value="-351.576960712151">
            <text:p>-351.5769607122</text:p>
          </table:table-cell>
          <table:table-cell office:value-type="float" office:value="-461.790671954179">
            <text:p>-461.7906719542</text:p>
          </table:table-cell>
          <table:table-cell office:value-type="float" office:value="110.213711242028">
            <text:p>110.213711242</text:p>
          </table:table-cell>
          <table:table-cell office:value-type="float" office:value="70.7348327265324">
            <text:p>70.734832726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-351.576835083012">
            <text:p>-351.576835083</text:p>
          </table:table-cell>
          <table:table-cell office:value-type="float" office:value="-457.518581487657">
            <text:p>-457.5185814877</text:p>
          </table:table-cell>
          <table:table-cell office:value-type="float" office:value="105.941746404646">
            <text:p>105.9417464046</text:p>
          </table:table-cell>
          <table:table-cell office:value-type="float" office:value="67.9930983744217">
            <text:p>67.993098374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.1">
            <text:p>4.1</text:p>
          </table:table-cell>
          <table:table-cell office:value-type="float" office:value="-351.576811890336">
            <text:p>-351.5768118903</text:p>
          </table:table-cell>
          <table:table-cell office:value-type="float" office:value="-456.216540810449">
            <text:p>-456.2165408104</text:p>
          </table:table-cell>
          <table:table-cell office:value-type="float" office:value="104.639728920113">
            <text:p>104.6397289201</text:p>
          </table:table-cell>
          <table:table-cell office:value-type="float" office:value="67.1574674176415">
            <text:p>67.157467417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.2">
            <text:p>4.2</text:p>
          </table:table-cell>
          <table:table-cell office:value-type="float" office:value="-351.576917817552">
            <text:p>-351.5769178176</text:p>
          </table:table-cell>
          <table:table-cell office:value-type="float" office:value="-464.909295926961">
            <text:p>-464.909295927</text:p>
          </table:table-cell>
          <table:table-cell office:value-type="float" office:value="113.332378109409">
            <text:p>113.3323781094</text:p>
          </table:table-cell>
          <table:table-cell office:value-type="float" office:value="72.7363838648434">
            <text:p>72.736383864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.3">
            <text:p>4.3</text:p>
          </table:table-cell>
          <table:table-cell office:value-type="float" office:value="-351.576803348033">
            <text:p>-351.576803348</text:p>
          </table:table-cell>
          <table:table-cell office:value-type="float" office:value="-461.516812714738">
            <text:p>-461.5168127147</text:p>
          </table:table-cell>
          <table:table-cell office:value-type="float" office:value="109.940009366705">
            <text:p>109.9400093667</text:p>
          </table:table-cell>
          <table:table-cell office:value-type="float" office:value="70.5591716753825">
            <text:p>70.559171675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.4">
            <text:p>4.4</text:p>
          </table:table-cell>
          <table:table-cell office:value-type="float" office:value="-351.57689121523">
            <text:p>-351.5768912152</text:p>
          </table:table-cell>
          <table:table-cell office:value-type="float" office:value="-460.728845177766">
            <text:p>-460.7288451778</text:p>
          </table:table-cell>
          <table:table-cell office:value-type="float" office:value="109.151953962536">
            <text:p>109.1519539625</text:p>
          </table:table-cell>
          <table:table-cell office:value-type="float" office:value="70.0534000561804">
            <text:p>70.053400056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.5">
            <text:p>4.5</text:p>
          </table:table-cell>
          <table:table-cell office:value-type="float" office:value="-351.577128195082">
            <text:p>-351.5771281951</text:p>
          </table:table-cell>
          <table:table-cell office:value-type="float" office:value="-463.509939936005">
            <text:p>-463.509939936</text:p>
          </table:table-cell>
          <table:table-cell office:value-type="float" office:value="111.932811740923">
            <text:p>111.9328117409</text:p>
          </table:table-cell>
          <table:table-cell office:value-type="float" office:value="71.8381463238977">
            <text:p>71.838146323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.6">
            <text:p>4.6</text:p>
          </table:table-cell>
          <table:table-cell office:value-type="float" office:value="-351.576756866692">
            <text:p>-351.5767568667</text:p>
          </table:table-cell>
          <table:table-cell office:value-type="float" office:value="-451.454997520993">
            <text:p>-451.454997521</text:p>
          </table:table-cell>
          <table:table-cell office:value-type="float" office:value="99.8782406543018">
            <text:p>99.8782406543</text:p>
          </table:table-cell>
          <table:table-cell office:value-type="float" office:value="64.1015583822234">
            <text:p>64.101558382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.7">
            <text:p>4.7</text:p>
          </table:table-cell>
          <table:table-cell office:value-type="float" office:value="-351.576991647942">
            <text:p>-351.5769916479</text:p>
          </table:table-cell>
          <table:table-cell office:value-type="float" office:value="-459.052980106543">
            <text:p>-459.0529801065</text:p>
          </table:table-cell>
          <table:table-cell office:value-type="float" office:value="107.475988458601">
            <text:p>107.4759884586</text:p>
          </table:table-cell>
          <table:table-cell office:value-type="float" office:value="68.9777703705422">
            <text:p>68.977770370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.8">
            <text:p>4.8</text:p>
          </table:table-cell>
          <table:table-cell office:value-type="float" office:value="-351.576765520697">
            <text:p>-351.5767655207</text:p>
          </table:table-cell>
          <table:table-cell office:value-type="float" office:value="-458.884705353106">
            <text:p>-458.8847053531</text:p>
          </table:table-cell>
          <table:table-cell office:value-type="float" office:value="107.307939832409">
            <text:p>107.3079398324</text:p>
          </table:table-cell>
          <table:table-cell office:value-type="float" office:value="68.8699172610726">
            <text:p>68.869917261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.9">
            <text:p>4.9</text:p>
          </table:table-cell>
          <table:table-cell office:value-type="float" office:value="-351.576888406119">
            <text:p>-351.5768884061</text:p>
          </table:table-cell>
          <table:table-cell office:value-type="float" office:value="-461.839173318821">
            <text:p>-461.8391733188</text:p>
          </table:table-cell>
          <table:table-cell office:value-type="float" office:value="110.262284912702">
            <text:p>110.2622849127</text:p>
          </table:table-cell>
          <table:table-cell office:value-type="float" office:value="70.7660071641892">
            <text:p>70.766007164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float" office:value="-351.576853094976">
            <text:p>-351.576853095</text:p>
          </table:table-cell>
          <table:table-cell office:value-type="float" office:value="-461.813864741801">
            <text:p>-461.8138647418</text:p>
          </table:table-cell>
          <table:table-cell office:value-type="float" office:value="110.237011646825">
            <text:p>110.2370116468</text:p>
          </table:table-cell>
          <table:table-cell office:value-type="float" office:value="70.7497868571678">
            <text:p>70.749786857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5.1">
            <text:p>5.1</text:p>
          </table:table-cell>
          <table:table-cell office:value-type="float" office:value="-351.576761862735">
            <text:p>-351.5767618627</text:p>
          </table:table-cell>
          <table:table-cell office:value-type="float" office:value="-456.348649882592">
            <text:p>-456.3486498826</text:p>
          </table:table-cell>
          <table:table-cell office:value-type="float" office:value="104.771888019857">
            <text:p>104.7718880199</text:p>
          </table:table-cell>
          <table:table-cell office:value-type="float" office:value="67.2422867355682">
            <text:p>67.242286735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5.2">
            <text:p>5.2</text:p>
          </table:table-cell>
          <table:table-cell office:value-type="float" office:value="-351.576768033023">
            <text:p>-351.576768033</text:p>
          </table:table-cell>
          <table:table-cell office:value-type="float" office:value="-454.414308306853">
            <text:p>-454.4143083069</text:p>
          </table:table-cell>
          <table:table-cell office:value-type="float" office:value="102.83754027383">
            <text:p>102.8375402738</text:p>
          </table:table-cell>
          <table:table-cell office:value-type="float" office:value="66.0008280939141">
            <text:p>66.000828093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5.3">
            <text:p>5.3</text:p>
          </table:table-cell>
          <table:table-cell office:value-type="float" office:value="-351.576910523904">
            <text:p>-351.5769105239</text:p>
          </table:table-cell>
          <table:table-cell office:value-type="float" office:value="-457.124374311205">
            <text:p>-457.1243743112</text:p>
          </table:table-cell>
          <table:table-cell office:value-type="float" office:value="105.547463787301">
            <text:p>105.5474637873</text:p>
          </table:table-cell>
          <table:table-cell office:value-type="float" office:value="67.7400489609633">
            <text:p>67.74004896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5.4">
            <text:p>5.4</text:p>
          </table:table-cell>
          <table:table-cell office:value-type="float" office:value="-351.576705088782">
            <text:p>-351.5767050888</text:p>
          </table:table-cell>
          <table:table-cell office:value-type="float" office:value="-454.418691946203">
            <text:p>-454.4186919462</text:p>
          </table:table-cell>
          <table:table-cell office:value-type="float" office:value="102.841986857421">
            <text:p>102.8419868574</text:p>
          </table:table-cell>
          <table:table-cell office:value-type="float" office:value="66.0036818980641">
            <text:p>66.003681898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5.5">
            <text:p>5.5</text:p>
          </table:table-cell>
          <table:table-cell office:value-type="float" office:value="-351.576901137858">
            <text:p>-351.5769011379</text:p>
          </table:table-cell>
          <table:table-cell office:value-type="float" office:value="-456.940388386601">
            <text:p>-456.9403883866</text:p>
          </table:table-cell>
          <table:table-cell office:value-type="float" office:value="105.363487248744">
            <text:p>105.3634872487</text:p>
          </table:table-cell>
          <table:table-cell office:value-type="float" office:value="67.6219733646168">
            <text:p>67.621973364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5.6">
            <text:p>5.6</text:p>
          </table:table-cell>
          <table:table-cell office:value-type="float" office:value="-351.576694294847">
            <text:p>-351.5766942948</text:p>
          </table:table-cell>
          <table:table-cell office:value-type="float" office:value="-454.355514726799">
            <text:p>-454.3555147268</text:p>
          </table:table-cell>
          <table:table-cell office:value-type="float" office:value="102.778820431952">
            <text:p>102.778820432</text:p>
          </table:table-cell>
          <table:table-cell office:value-type="float" office:value="65.9631418736958">
            <text:p>65.963141873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5.7">
            <text:p>5.7</text:p>
          </table:table-cell>
          <table:table-cell office:value-type="float" office:value="-351.576895100433">
            <text:p>-351.5768951004</text:p>
          </table:table-cell>
          <table:table-cell office:value-type="float" office:value="-463.352754386375">
            <text:p>-463.3527543864</text:p>
          </table:table-cell>
          <table:table-cell office:value-type="float" office:value="111.775859285941">
            <text:p>111.7758592859</text:p>
          </table:table-cell>
          <table:table-cell office:value-type="float" office:value="71.7374147041741">
            <text:p>71.737414704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5.8">
            <text:p>5.8</text:p>
          </table:table-cell>
          <table:table-cell office:value-type="float" office:value="-351.576870722895">
            <text:p>-351.5768707229</text:p>
          </table:table-cell>
          <table:table-cell office:value-type="float" office:value="-461.829801940028">
            <text:p>-461.82980194</text:p>
          </table:table-cell>
          <table:table-cell office:value-type="float" office:value="110.252931217133">
            <text:p>110.2529312171</text:p>
          </table:table-cell>
          <table:table-cell office:value-type="float" office:value="70.7600039901374">
            <text:p>70.760003990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5.9">
            <text:p>5.9</text:p>
          </table:table-cell>
          <table:table-cell office:value-type="float" office:value="-351.576880764027">
            <text:p>-351.576880764</text:p>
          </table:table-cell>
          <table:table-cell office:value-type="float" office:value="-457.668175246698">
            <text:p>-457.6681752467</text:p>
          </table:table-cell>
          <table:table-cell office:value-type="float" office:value="106.091294482671">
            <text:p>106.0912944827</text:p>
          </table:table-cell>
          <table:table-cell office:value-type="float" office:value="68.0890778869931">
            <text:p>68.08907788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float" office:value="-351.57679684025">
            <text:p>-351.5767968403</text:p>
          </table:table-cell>
          <table:table-cell office:value-type="float" office:value="-460.309729009501">
            <text:p>-460.3097290095</text:p>
          </table:table-cell>
          <table:table-cell office:value-type="float" office:value="108.732932169251">
            <text:p>108.7329321693</text:p>
          </table:table-cell>
          <table:table-cell office:value-type="float" office:value="69.7844731130372">
            <text:p>69.78447311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6.1">
            <text:p>6.1</text:p>
          </table:table-cell>
          <table:table-cell office:value-type="float" office:value="-351.576904533094">
            <text:p>-351.5769045331</text:p>
          </table:table-cell>
          <table:table-cell office:value-type="float" office:value="-470.292316858753">
            <text:p>-470.2923168588</text:p>
          </table:table-cell>
          <table:table-cell office:value-type="float" office:value="118.715412325659">
            <text:p>118.7154123257</text:p>
          </table:table-cell>
          <table:table-cell office:value-type="float" office:value="76.1911992463115">
            <text:p>76.191199246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6.2">
            <text:p>6.2</text:p>
          </table:table-cell>
          <table:table-cell office:value-type="float" office:value="-351.577014682214">
            <text:p>-351.5770146822</text:p>
          </table:table-cell>
          <table:table-cell office:value-type="float" office:value="-470.543094181404">
            <text:p>-470.5430941814</text:p>
          </table:table-cell>
          <table:table-cell office:value-type="float" office:value="118.966079499189">
            <text:p>118.9660794992</text:p>
          </table:table-cell>
          <table:table-cell office:value-type="float" office:value="76.3520766942249">
            <text:p>76.352076694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6.3">
            <text:p>6.3</text:p>
          </table:table-cell>
          <table:table-cell office:value-type="float" office:value="-351.57674008317">
            <text:p>-351.5767400832</text:p>
          </table:table-cell>
          <table:table-cell office:value-type="float" office:value="-460.798388007673">
            <text:p>-460.7983880077</text:p>
          </table:table-cell>
          <table:table-cell office:value-type="float" office:value="109.221647924503">
            <text:p>109.2216479245</text:p>
          </table:table-cell>
          <table:table-cell office:value-type="float" office:value="70.0981294340974">
            <text:p>70.098129434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6.4">
            <text:p>6.4</text:p>
          </table:table-cell>
          <table:table-cell office:value-type="float" office:value="-351.576876002156">
            <text:p>-351.5768760022</text:p>
          </table:table-cell>
          <table:table-cell office:value-type="float" office:value="-467.127515315775">
            <text:p>-467.1275153158</text:p>
          </table:table-cell>
          <table:table-cell office:value-type="float" office:value="115.55063931362">
            <text:p>115.5506393136</text:p>
          </table:table-cell>
          <table:table-cell office:value-type="float" office:value="74.160057321216">
            <text:p>74.160057321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6.5">
            <text:p>6.5</text:p>
          </table:table-cell>
          <table:table-cell office:value-type="float" office:value="-351.57702092786">
            <text:p>-351.5770209279</text:p>
          </table:table-cell>
          <table:table-cell office:value-type="float" office:value="-472.461881360008">
            <text:p>-472.46188136</text:p>
          </table:table-cell>
          <table:table-cell office:value-type="float" office:value="120.884860432148">
            <text:p>120.8848604321</text:p>
          </table:table-cell>
          <table:table-cell office:value-type="float" office:value="77.5835446014589">
            <text:p>77.583544601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6.6">
            <text:p>6.6</text:p>
          </table:table-cell>
          <table:table-cell office:value-type="float" office:value="-351.576812223693">
            <text:p>-351.5768122237</text:p>
          </table:table-cell>
          <table:table-cell office:value-type="float" office:value="-462.714819765309">
            <text:p>-462.7148197653</text:p>
          </table:table-cell>
          <table:table-cell office:value-type="float" office:value="111.138007541616">
            <text:p>111.1380075416</text:p>
          </table:table-cell>
          <table:table-cell office:value-type="float" office:value="71.3280433480083">
            <text:p>71.32804334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6.7">
            <text:p>6.7</text:p>
          </table:table-cell>
          <table:table-cell office:value-type="float" office:value="-351.576863883524">
            <text:p>-351.5768638835</text:p>
          </table:table-cell>
          <table:table-cell office:value-type="float" office:value="-453.259596522091">
            <text:p>-453.2595965221</text:p>
          </table:table-cell>
          <table:table-cell office:value-type="float" office:value="101.682732638566">
            <text:p>101.6827326386</text:p>
          </table:table-cell>
          <table:table-cell office:value-type="float" office:value="65.2596759814304">
            <text:p>65.259675981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6.8">
            <text:p>6.8</text:p>
          </table:table-cell>
          <table:table-cell office:value-type="float" office:value="-351.57701241139">
            <text:p>-351.5770124114</text:p>
          </table:table-cell>
          <table:table-cell office:value-type="float" office:value="-456.710826592565">
            <text:p>-456.7108265926</text:p>
          </table:table-cell>
          <table:table-cell office:value-type="float" office:value="105.133814181175">
            <text:p>105.1338141812</text:p>
          </table:table-cell>
          <table:table-cell office:value-type="float" office:value="67.4745698715923">
            <text:p>67.474569871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6.9">
            <text:p>6.9</text:p>
          </table:table-cell>
          <table:table-cell office:value-type="float" office:value="-351.576799802619">
            <text:p>-351.5767998026</text:p>
          </table:table-cell>
          <table:table-cell office:value-type="float" office:value="-452.456745580368">
            <text:p>-452.4567455804</text:p>
          </table:table-cell>
          <table:table-cell office:value-type="float" office:value="100.879945777749">
            <text:p>100.8799457777</text:p>
          </table:table-cell>
          <table:table-cell office:value-type="float" office:value="64.7444497570789">
            <text:p>64.744449757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float" office:value="-351.576981192457">
            <text:p>-351.5769811925</text:p>
          </table:table-cell>
          <table:table-cell office:value-type="float" office:value="-454.60447472684">
            <text:p>-454.6044747268</text:p>
          </table:table-cell>
          <table:table-cell office:value-type="float" office:value="103.027493534383">
            <text:p>103.0274935344</text:p>
          </table:table-cell>
          <table:table-cell office:value-type="float" office:value="66.1227395326967">
            <text:p>66.122739532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7.1">
            <text:p>7.1</text:p>
          </table:table-cell>
          <table:table-cell office:value-type="float" office:value="-351.576794402016">
            <text:p>-351.576794402</text:p>
          </table:table-cell>
          <table:table-cell office:value-type="float" office:value="-453.195274392591">
            <text:p>-453.1952743926</text:p>
          </table:table-cell>
          <table:table-cell office:value-type="float" office:value="101.618479990576">
            <text:p>101.6184799906</text:p>
          </table:table-cell>
          <table:table-cell office:value-type="float" office:value="65.2184388226719">
            <text:p>65.218438822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7.2">
            <text:p>7.2</text:p>
          </table:table-cell>
          <table:table-cell office:value-type="float" office:value="-351.576861828379">
            <text:p>-351.5768618284</text:p>
          </table:table-cell>
          <table:table-cell office:value-type="float" office:value="-452.309181707795">
            <text:p>-452.3091817078</text:p>
          </table:table-cell>
          <table:table-cell office:value-type="float" office:value="100.732319879416">
            <text:p>100.7323198794</text:p>
          </table:table-cell>
          <table:table-cell office:value-type="float" office:value="64.6497038937287">
            <text:p>64.6497038937</text:p>
          </table:table-cell>
          <table:table-cell office:value-type="float" office:value="1.55726033224474">
            <text:p>1.5572603322</text:p>
          </table:table-cell>
        </table:table-row>
        <table:table-row table:style-name="ro3">
          <table:table-cell office:value-type="float" office:value="7.3">
            <text:p>7.3</text:p>
          </table:table-cell>
          <table:table-cell office:value-type="float" office:value="-351.576821789364">
            <text:p>-351.5768217894</text:p>
          </table:table-cell>
          <table:table-cell office:value-type="float" office:value="-448.041457153932">
            <text:p>-448.0414571539</text:p>
          </table:table-cell>
          <table:table-cell office:value-type="float" office:value="96.4646353645681">
            <text:p>96.4646353646</text:p>
          </table:table-cell>
          <table:table-cell office:value-type="float" office:value="61.9107166399153">
            <text:p>61.9107166399</text:p>
          </table:table-cell>
          <table:table-cell office:value-type="float" office:value="0.94575152454163">
            <text:p>0.9457515245</text:p>
          </table:table-cell>
        </table:table-row>
        <table:table-row table:style-name="ro3">
          <table:table-cell office:value-type="float" office:value="7.4">
            <text:p>7.4</text:p>
          </table:table-cell>
          <table:table-cell office:value-type="float" office:value="-351.57678188809">
            <text:p>-351.5767818881</text:p>
          </table:table-cell>
          <table:table-cell office:value-type="float" office:value="-444.6020821746">
            <text:p>-444.6020821746</text:p>
          </table:table-cell>
          <table:table-cell office:value-type="float" office:value="93.0253002865095">
            <text:p>93.0253002865</text:p>
          </table:table-cell>
          <table:table-cell office:value-type="float" office:value="59.7033615958344">
            <text:p>59.703361595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7.5">
            <text:p>7.5</text:p>
          </table:table-cell>
          <table:table-cell office:value-type="float" office:value="-351.576842382233">
            <text:p>-351.5768423822</text:p>
          </table:table-cell>
          <table:table-cell office:value-type="float" office:value="-445.11338594106">
            <text:p>-445.1133859411</text:p>
          </table:table-cell>
          <table:table-cell office:value-type="float" office:value="93.5365435588265">
            <text:p>93.5365435588</text:p>
          </table:table-cell>
          <table:table-cell office:value-type="float" office:value="60.0314760104783">
            <text:p>60.031476010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7.6">
            <text:p>7.6</text:p>
          </table:table-cell>
          <table:table-cell office:value-type="float" office:value="-351.576722349196">
            <text:p>-351.5767223492</text:p>
          </table:table-cell>
          <table:table-cell office:value-type="float" office:value="-445.424395669552">
            <text:p>-445.4243956696</text:p>
          </table:table-cell>
          <table:table-cell office:value-type="float" office:value="93.847673320356">
            <text:p>93.8476733204</text:p>
          </table:table-cell>
          <table:table-cell office:value-type="float" office:value="60.2311581678979">
            <text:p>60.231158167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7.7">
            <text:p>7.7</text:p>
          </table:table-cell>
          <table:table-cell office:value-type="float" office:value="-351.576874997872">
            <text:p>-351.5768749979</text:p>
          </table:table-cell>
          <table:table-cell office:value-type="float" office:value="-453.174090280241">
            <text:p>-453.1740902802</text:p>
          </table:table-cell>
          <table:table-cell office:value-type="float" office:value="101.59721528237">
            <text:p>101.5972152824</text:p>
          </table:table-cell>
          <table:table-cell office:value-type="float" office:value="65.2047911960657">
            <text:p>65.204791196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7.8">
            <text:p>7.8</text:p>
          </table:table-cell>
          <table:table-cell office:value-type="float" office:value="-351.576908695744">
            <text:p>-351.5769086957</text:p>
          </table:table-cell>
          <table:table-cell office:value-type="float" office:value="-455.366834443656">
            <text:p>-455.3668344437</text:p>
          </table:table-cell>
          <table:table-cell office:value-type="float" office:value="103.789925747911">
            <text:p>103.7899257479</text:p>
          </table:table-cell>
          <table:table-cell office:value-type="float" office:value="66.6120662642031">
            <text:p>66.612066264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7.9">
            <text:p>7.9</text:p>
          </table:table-cell>
          <table:table-cell office:value-type="float" office:value="-351.576791778802">
            <text:p>-351.5767917788</text:p>
          </table:table-cell>
          <table:table-cell office:value-type="float" office:value="-454.583312419912">
            <text:p>-454.5833124199</text:p>
          </table:table-cell>
          <table:table-cell office:value-type="float" office:value="103.00652064111">
            <text:p>103.0065206411</text:p>
          </table:table-cell>
          <table:table-cell office:value-type="float" office:value="66.109279192048">
            <text:p>66.10927919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float" office:value="-351.576921743062">
            <text:p>-351.5769217431</text:p>
          </table:table-cell>
          <table:table-cell office:value-type="float" office:value="-457.105188542243">
            <text:p>-457.1051885422</text:p>
          </table:table-cell>
          <table:table-cell office:value-type="float" office:value="105.528266799181">
            <text:p>105.5282667992</text:p>
          </table:table-cell>
          <table:table-cell office:value-type="float" office:value="67.7277283909703">
            <text:p>67.72772839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8.1">
            <text:p>8.1</text:p>
          </table:table-cell>
          <table:table-cell office:value-type="float" office:value="-351.577146726809">
            <text:p>-351.5771467268</text:p>
          </table:table-cell>
          <table:table-cell office:value-type="float" office:value="-458.666375810718">
            <text:p>-458.6663758107</text:p>
          </table:table-cell>
          <table:table-cell office:value-type="float" office:value="107.089229083909">
            <text:p>107.0892290839</text:p>
          </table:table-cell>
          <table:table-cell office:value-type="float" office:value="68.729549351887">
            <text:p>68.729549351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8.2">
            <text:p>8.2</text:p>
          </table:table-cell>
          <table:table-cell office:value-type="float" office:value="-351.576826767818">
            <text:p>-351.5768267678</text:p>
          </table:table-cell>
          <table:table-cell office:value-type="float" office:value="-455.616062787491">
            <text:p>-455.6160627875</text:p>
          </table:table-cell>
          <table:table-cell office:value-type="float" office:value="104.039236019674">
            <text:p>104.0392360197</text:p>
          </table:table-cell>
          <table:table-cell office:value-type="float" office:value="66.7720728565895">
            <text:p>66.772072856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8.3">
            <text:p>8.3</text:p>
          </table:table-cell>
          <table:table-cell office:value-type="float" office:value="-351.576971763479">
            <text:p>-351.5769717635</text:p>
          </table:table-cell>
          <table:table-cell office:value-type="float" office:value="-459.851165032954">
            <text:p>-459.851165033</text:p>
          </table:table-cell>
          <table:table-cell office:value-type="float" office:value="108.274193269475">
            <text:p>108.2741932695</text:p>
          </table:table-cell>
          <table:table-cell office:value-type="float" office:value="69.4900558488408">
            <text:p>69.490055848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8.4">
            <text:p>8.4</text:p>
          </table:table-cell>
          <table:table-cell office:value-type="float" office:value="-351.576982535168">
            <text:p>-351.5769825352</text:p>
          </table:table-cell>
          <table:table-cell office:value-type="float" office:value="-460.636806728714">
            <text:p>-460.6368067287</text:p>
          </table:table-cell>
          <table:table-cell office:value-type="float" office:value="109.059824193546">
            <text:p>109.0598241935</text:p>
          </table:table-cell>
          <table:table-cell office:value-type="float" office:value="69.9942714439124">
            <text:p>69.994271443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8.5">
            <text:p>8.5</text:p>
          </table:table-cell>
          <table:table-cell office:value-type="float" office:value="-351.576877205753">
            <text:p>-351.5768772058</text:p>
          </table:table-cell>
          <table:table-cell office:value-type="float" office:value="-460.579106792625">
            <text:p>-460.5791067926</text:p>
          </table:table-cell>
          <table:table-cell office:value-type="float" office:value="109.002229586872">
            <text:p>109.0022295869</text:p>
          </table:table-cell>
          <table:table-cell office:value-type="float" office:value="69.9573073963076">
            <text:p>69.957307396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8.6">
            <text:p>8.6</text:p>
          </table:table-cell>
          <table:table-cell office:value-type="float" office:value="-351.576982314933">
            <text:p>-351.5769823149</text:p>
          </table:table-cell>
          <table:table-cell office:value-type="float" office:value="-464.442503884118">
            <text:p>-464.4425038841</text:p>
          </table:table-cell>
          <table:table-cell office:value-type="float" office:value="112.865521569185">
            <text:p>112.8655215692</text:p>
          </table:table-cell>
          <table:table-cell office:value-type="float" office:value="72.436756723103">
            <text:p>72.436756723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8.7">
            <text:p>8.7</text:p>
          </table:table-cell>
          <table:table-cell office:value-type="float" office:value="-351.576858990622">
            <text:p>-351.5768589906</text:p>
          </table:table-cell>
          <table:table-cell office:value-type="float" office:value="-459.996285320943">
            <text:p>-459.9962853209</text:p>
          </table:table-cell>
          <table:table-cell office:value-type="float" office:value="108.419426330321">
            <text:p>108.4194263303</text:p>
          </table:table-cell>
          <table:table-cell office:value-type="float" office:value="69.583265996195">
            <text:p>69.583265996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8.8">
            <text:p>8.8</text:p>
          </table:table-cell>
          <table:table-cell office:value-type="float" office:value="-351.576800338255">
            <text:p>-351.5768003383</text:p>
          </table:table-cell>
          <table:table-cell office:value-type="float" office:value="-456.106119780341">
            <text:p>-456.1061197803</text:p>
          </table:table-cell>
          <table:table-cell office:value-type="float" office:value="104.529319442087">
            <text:p>104.5293194421</text:p>
          </table:table-cell>
          <table:table-cell office:value-type="float" office:value="67.086606942374">
            <text:p>67.086606942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8.9">
            <text:p>8.9</text:p>
          </table:table-cell>
          <table:table-cell office:value-type="float" office:value="-351.576822252793">
            <text:p>-351.5768222528</text:p>
          </table:table-cell>
          <table:table-cell office:value-type="float" office:value="-459.549793861904">
            <text:p>-459.5497938619</text:p>
          </table:table-cell>
          <table:table-cell office:value-type="float" office:value="107.972971609111">
            <text:p>107.9729716091</text:p>
          </table:table-cell>
          <table:table-cell office:value-type="float" office:value="69.2967326813388">
            <text:p>69.296732681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float" office:value="-351.57692024497">
            <text:p>-351.576920245</text:p>
          </table:table-cell>
          <table:table-cell office:value-type="float" office:value="-465.208873042811">
            <text:p>-465.2088730428</text:p>
          </table:table-cell>
          <table:table-cell office:value-type="float" office:value="113.631952797841">
            <text:p>113.6319527978</text:p>
          </table:table-cell>
          <table:table-cell office:value-type="float" office:value="72.9286500106482">
            <text:p>72.928650010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9.1">
            <text:p>9.1</text:p>
          </table:table-cell>
          <table:table-cell office:value-type="float" office:value="-351.576955168117">
            <text:p>-351.5769551681</text:p>
          </table:table-cell>
          <table:table-cell office:value-type="float" office:value="-463.724619096382">
            <text:p>-463.7246190964</text:p>
          </table:table-cell>
          <table:table-cell office:value-type="float" office:value="112.147663928265">
            <text:p>112.1476639283</text:p>
          </table:table-cell>
          <table:table-cell office:value-type="float" office:value="71.9760378199858">
            <text:p>71.9760378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9.2">
            <text:p>9.2</text:p>
          </table:table-cell>
          <table:table-cell office:value-type="float" office:value="-351.577062927955">
            <text:p>-351.577062928</text:p>
          </table:table-cell>
          <table:table-cell office:value-type="float" office:value="-456.683251473484">
            <text:p>-456.6832514735</text:p>
          </table:table-cell>
          <table:table-cell office:value-type="float" office:value="105.106188545529">
            <text:p>105.1061885455</text:p>
          </table:table-cell>
          <table:table-cell office:value-type="float" office:value="67.4568398206361">
            <text:p>67.456839820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9.3">
            <text:p>9.3</text:p>
          </table:table-cell>
          <table:table-cell office:value-type="float" office:value="-351.576684627089">
            <text:p>-351.5766846271</text:p>
          </table:table-cell>
          <table:table-cell office:value-type="float" office:value="-451.064690909724">
            <text:p>-451.0646909097</text:p>
          </table:table-cell>
          <table:table-cell office:value-type="float" office:value="99.4880062826354">
            <text:p>99.4880062826</text:p>
          </table:table-cell>
          <table:table-cell office:value-type="float" office:value="63.8511071208249">
            <text:p>63.851107120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9.4">
            <text:p>9.4</text:p>
          </table:table-cell>
          <table:table-cell office:value-type="float" office:value="-351.576985441422">
            <text:p>-351.5769854414</text:p>
          </table:table-cell>
          <table:table-cell office:value-type="float" office:value="-463.084768808741">
            <text:p>-463.0847688087</text:p>
          </table:table-cell>
          <table:table-cell office:value-type="float" office:value="111.507783367319">
            <text:p>111.5077833673</text:p>
          </table:table-cell>
          <table:table-cell office:value-type="float" office:value="71.5653643753351">
            <text:p>71.565364375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9.5">
            <text:p>9.5</text:p>
          </table:table-cell>
          <table:table-cell office:value-type="float" office:value="-351.577065487231">
            <text:p>-351.5770654872</text:p>
          </table:table-cell>
          <table:table-cell office:value-type="float" office:value="-467.084475998745">
            <text:p>-467.0844759987</text:p>
          </table:table-cell>
          <table:table-cell office:value-type="float" office:value="115.507410511514">
            <text:p>115.5074105115</text:p>
          </table:table-cell>
          <table:table-cell office:value-type="float" office:value="74.1323132043411">
            <text:p>74.132313204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9.6">
            <text:p>9.6</text:p>
          </table:table-cell>
          <table:table-cell office:value-type="float" office:value="-351.576581762056">
            <text:p>-351.5765817621</text:p>
          </table:table-cell>
          <table:table-cell office:value-type="float" office:value="-459.170373383752">
            <text:p>-459.1703733838</text:p>
          </table:table-cell>
          <table:table-cell office:value-type="float" office:value="107.593791621695">
            <text:p>107.5937916217</text:p>
          </table:table-cell>
          <table:table-cell office:value-type="float" office:value="69.0533760909397">
            <text:p>69.053376090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9.7">
            <text:p>9.7</text:p>
          </table:table-cell>
          <table:table-cell office:value-type="float" office:value="-351.577216144502">
            <text:p>-351.5772161445</text:p>
          </table:table-cell>
          <table:table-cell office:value-type="float" office:value="-467.80492495406">
            <text:p>-467.8049249541</text:p>
          </table:table-cell>
          <table:table-cell office:value-type="float" office:value="116.227708809558">
            <text:p>116.2277088096</text:p>
          </table:table-cell>
          <table:table-cell office:value-type="float" office:value="74.5945985139563">
            <text:p>74.59459851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9.8">
            <text:p>9.8</text:p>
          </table:table-cell>
          <table:table-cell office:value-type="float" office:value="-351.576735007851">
            <text:p>-351.5767350079</text:p>
          </table:table-cell>
          <table:table-cell office:value-type="float" office:value="-452.672126249982">
            <text:p>-452.67212625</text:p>
          </table:table-cell>
          <table:table-cell office:value-type="float" office:value="101.095391242131">
            <text:p>101.0953912421</text:p>
          </table:table-cell>
          <table:table-cell office:value-type="float" office:value="64.8827220166102">
            <text:p>64.882722016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9.9">
            <text:p>9.9</text:p>
          </table:table-cell>
          <table:table-cell office:value-type="float" office:value="-351.577008155053">
            <text:p>-351.5770081551</text:p>
          </table:table-cell>
          <table:table-cell office:value-type="float" office:value="-456.931957430827">
            <text:p>-456.9319574308</text:p>
          </table:table-cell>
          <table:table-cell office:value-type="float" office:value="105.354949275774">
            <text:p>105.3549492758</text:p>
          </table:table-cell>
          <table:table-cell office:value-type="float" office:value="67.6164937189081">
            <text:p>67.616493718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-351.576876678808">
            <text:p>-351.5768766788</text:p>
          </table:table-cell>
          <table:table-cell office:value-type="float" office:value="-459.387988395584">
            <text:p>-459.3879883956</text:p>
          </table:table-cell>
          <table:table-cell office:value-type="float" office:value="107.811111716775">
            <text:p>107.8111117168</text:p>
          </table:table-cell>
          <table:table-cell office:value-type="float" office:value="69.1928514828883">
            <text:p>69.192851482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0.1">
            <text:p>10.1</text:p>
          </table:table-cell>
          <table:table-cell office:value-type="float" office:value="-351.576797697365">
            <text:p>-351.5767976974</text:p>
          </table:table-cell>
          <table:table-cell office:value-type="float" office:value="-455.646990082742">
            <text:p>-455.6469900827</text:p>
          </table:table-cell>
          <table:table-cell office:value-type="float" office:value="104.070192385378">
            <text:p>104.0701923854</text:p>
          </table:table-cell>
          <table:table-cell office:value-type="float" office:value="66.7919405602103">
            <text:p>66.791940560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0.2">
            <text:p>10.2</text:p>
          </table:table-cell>
          <table:table-cell office:value-type="float" office:value="-351.576807231081">
            <text:p>-351.5768072311</text:p>
          </table:table-cell>
          <table:table-cell office:value-type="float" office:value="-456.496509506634">
            <text:p>-456.4965095066</text:p>
          </table:table-cell>
          <table:table-cell office:value-type="float" office:value="104.919702275553">
            <text:p>104.9197022756</text:p>
          </table:table-cell>
          <table:table-cell office:value-type="float" office:value="67.3371534861153">
            <text:p>67.337153486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0.3">
            <text:p>10.3</text:p>
          </table:table-cell>
          <table:table-cell office:value-type="float" office:value="-351.576927052014">
            <text:p>-351.576927052</text:p>
          </table:table-cell>
          <table:table-cell office:value-type="float" office:value="-459.955433807899">
            <text:p>-459.9554338079</text:p>
          </table:table-cell>
          <table:table-cell office:value-type="float" office:value="108.378506755885">
            <text:p>108.3785067559</text:p>
          </table:table-cell>
          <table:table-cell office:value-type="float" office:value="69.5570039347837">
            <text:p>69.557003934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0.4">
            <text:p>10.4</text:p>
          </table:table-cell>
          <table:table-cell office:value-type="float" office:value="-351.576916726729">
            <text:p>-351.5769167267</text:p>
          </table:table-cell>
          <table:table-cell office:value-type="float" office:value="-456.382242175336">
            <text:p>-456.3822421753</text:p>
          </table:table-cell>
          <table:table-cell office:value-type="float" office:value="104.805325448607">
            <text:p>104.8053254486</text:p>
          </table:table-cell>
          <table:table-cell office:value-type="float" office:value="67.2637467780869">
            <text:p>67.263746778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0.5">
            <text:p>10.5</text:p>
          </table:table-cell>
          <table:table-cell office:value-type="float" office:value="-351.576780966491">
            <text:p>-351.5767809665</text:p>
          </table:table-cell>
          <table:table-cell office:value-type="float" office:value="-454.726007940758">
            <text:p>-454.7260079408</text:p>
          </table:table-cell>
          <table:table-cell office:value-type="float" office:value="103.149226974266">
            <text:p>103.1492269743</text:p>
          </table:table-cell>
          <table:table-cell office:value-type="float" office:value="66.2008676930711">
            <text:p>66.200867693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0.6">
            <text:p>10.6</text:p>
          </table:table-cell>
          <table:table-cell office:value-type="float" office:value="-351.576818299521">
            <text:p>-351.5768182995</text:p>
          </table:table-cell>
          <table:table-cell office:value-type="float" office:value="-459.921809219277">
            <text:p>-459.9218092193</text:p>
          </table:table-cell>
          <table:table-cell office:value-type="float" office:value="108.344990919756">
            <text:p>108.3449909198</text:p>
          </table:table-cell>
          <table:table-cell office:value-type="float" office:value="69.5354935706415">
            <text:p>69.535493570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0.7">
            <text:p>10.7</text:p>
          </table:table-cell>
          <table:table-cell office:value-type="float" office:value="-351.576908189169">
            <text:p>-351.5769081892</text:p>
          </table:table-cell>
          <table:table-cell office:value-type="float" office:value="-461.273947888647">
            <text:p>-461.2739478886</text:p>
          </table:table-cell>
          <table:table-cell office:value-type="float" office:value="109.697039699479">
            <text:p>109.6970396995</text:p>
          </table:table-cell>
          <table:table-cell office:value-type="float" office:value="70.403234464166">
            <text:p>70.403234464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0.8">
            <text:p>10.8</text:p>
          </table:table-cell>
          <table:table-cell office:value-type="float" office:value="-351.576855755085">
            <text:p>-351.5768557551</text:p>
          </table:table-cell>
          <table:table-cell office:value-type="float" office:value="-458.709045486773">
            <text:p>-458.7090454868</text:p>
          </table:table-cell>
          <table:table-cell office:value-type="float" office:value="107.132189731688">
            <text:p>107.1321897317</text:p>
          </table:table-cell>
          <table:table-cell office:value-type="float" office:value="68.7571213681111">
            <text:p>68.757121368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0.9">
            <text:p>10.9</text:p>
          </table:table-cell>
          <table:table-cell office:value-type="float" office:value="-351.576820107683">
            <text:p>-351.5768201077</text:p>
          </table:table-cell>
          <table:table-cell office:value-type="float" office:value="-457.002509097086">
            <text:p>-457.0025090971</text:p>
          </table:table-cell>
          <table:table-cell office:value-type="float" office:value="105.425688989403">
            <text:p>105.4256889894</text:p>
          </table:table-cell>
          <table:table-cell office:value-type="float" office:value="67.6618942571376">
            <text:p>67.661894257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-351.576891578439">
            <text:p>-351.5768915784</text:p>
          </table:table-cell>
          <table:table-cell office:value-type="float" office:value="-461.945735761281">
            <text:p>-461.9457357613</text:p>
          </table:table-cell>
          <table:table-cell office:value-type="float" office:value="110.368844182842">
            <text:p>110.3688441828</text:p>
          </table:table-cell>
          <table:table-cell office:value-type="float" office:value="70.8343965874635">
            <text:p>70.834396587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1.1">
            <text:p>11.1</text:p>
          </table:table-cell>
          <table:table-cell office:value-type="float" office:value="-351.57684505671">
            <text:p>-351.5768450567</text:p>
          </table:table-cell>
          <table:table-cell office:value-type="float" office:value="-467.924152297883">
            <text:p>-467.9241522979</text:p>
          </table:table-cell>
          <table:table-cell office:value-type="float" office:value="116.347307241173">
            <text:p>116.3473072412</text:p>
          </table:table-cell>
          <table:table-cell office:value-type="float" office:value="74.6713564323616">
            <text:p>74.671356432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1.2">
            <text:p>11.2</text:p>
          </table:table-cell>
          <table:table-cell office:value-type="float" office:value="-351.576907155599">
            <text:p>-351.5769071556</text:p>
          </table:table-cell>
          <table:table-cell office:value-type="float" office:value="-469.418835286172">
            <text:p>-469.4188352862</text:p>
          </table:table-cell>
          <table:table-cell office:value-type="float" office:value="117.841928130573">
            <text:p>117.8419281306</text:p>
          </table:table-cell>
          <table:table-cell office:value-type="float" office:value="75.6305996826781">
            <text:p>75.630599682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1.3">
            <text:p>11.3</text:p>
          </table:table-cell>
          <table:table-cell office:value-type="float" office:value="-351.576889750809">
            <text:p>-351.5768897508</text:p>
          </table:table-cell>
          <table:table-cell office:value-type="float" office:value="-465.328189923042">
            <text:p>-465.328189923</text:p>
          </table:table-cell>
          <table:table-cell office:value-type="float" office:value="113.751300172234">
            <text:p>113.7513001722</text:p>
          </table:table-cell>
          <table:table-cell office:value-type="float" office:value="73.0052468012732">
            <text:p>73.005246801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1.4">
            <text:p>11.4</text:p>
          </table:table-cell>
          <table:table-cell office:value-type="float" office:value="-351.576970464056">
            <text:p>-351.5769704641</text:p>
          </table:table-cell>
          <table:table-cell office:value-type="float" office:value="-459.960783384483">
            <text:p>-459.9607833845</text:p>
          </table:table-cell>
          <table:table-cell office:value-type="float" office:value="108.383812920428">
            <text:p>108.3838129204</text:p>
          </table:table-cell>
          <table:table-cell office:value-type="float" office:value="69.5604094154368">
            <text:p>69.560409415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1.5">
            <text:p>11.5</text:p>
          </table:table-cell>
          <table:table-cell office:value-type="float" office:value="-351.576923774312">
            <text:p>-351.5769237743</text:p>
          </table:table-cell>
          <table:table-cell office:value-type="float" office:value="-458.606482575232">
            <text:p>-458.6064825752</text:p>
          </table:table-cell>
          <table:table-cell office:value-type="float" office:value="107.02955880092">
            <text:p>107.0295588009</text:p>
          </table:table-cell>
          <table:table-cell office:value-type="float" office:value="68.6912531413848">
            <text:p>68.691253141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1.6">
            <text:p>11.6</text:p>
          </table:table-cell>
          <table:table-cell office:value-type="float" office:value="-351.576938389996">
            <text:p>-351.57693839</text:p>
          </table:table-cell>
          <table:table-cell office:value-type="float" office:value="-461.981761293251">
            <text:p>-461.9817612933</text:p>
          </table:table-cell>
          <table:table-cell office:value-type="float" office:value="110.404822903255">
            <text:p>110.4048229033</text:p>
          </table:table-cell>
          <table:table-cell office:value-type="float" office:value="70.857487623429">
            <text:p>70.857487623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1.7">
            <text:p>11.7</text:p>
          </table:table-cell>
          <table:table-cell office:value-type="float" office:value="-351.576893820954">
            <text:p>-351.576893821</text:p>
          </table:table-cell>
          <table:table-cell office:value-type="float" office:value="-463.553852043773">
            <text:p>-463.5538520438</text:p>
          </table:table-cell>
          <table:table-cell office:value-type="float" office:value="111.976958222819">
            <text:p>111.9769582228</text:p>
          </table:table-cell>
          <table:table-cell office:value-type="float" office:value="71.866479404938">
            <text:p>71.866479404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1.8">
            <text:p>11.8</text:p>
          </table:table-cell>
          <table:table-cell office:value-type="float" office:value="-351.576975013901">
            <text:p>-351.5769750139</text:p>
          </table:table-cell>
          <table:table-cell office:value-type="float" office:value="-467.18893368642">
            <text:p>-467.1889336864</text:p>
          </table:table-cell>
          <table:table-cell office:value-type="float" office:value="115.611958672519">
            <text:p>115.6119586725</text:p>
          </table:table-cell>
          <table:table-cell office:value-type="float" office:value="74.1994119037426">
            <text:p>74.199411903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1.9">
            <text:p>11.9</text:p>
          </table:table-cell>
          <table:table-cell office:value-type="float" office:value="-351.576815814313">
            <text:p>-351.5768158143</text:p>
          </table:table-cell>
          <table:table-cell office:value-type="float" office:value="-461.510752947133">
            <text:p>-461.5107529471</text:p>
          </table:table-cell>
          <table:table-cell office:value-type="float" office:value="109.93393713282">
            <text:p>109.9339371328</text:p>
          </table:table-cell>
          <table:table-cell office:value-type="float" office:value="70.5552745336992">
            <text:p>70.555274533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-351.576916714827">
            <text:p>-351.5769167148</text:p>
          </table:table-cell>
          <table:table-cell office:value-type="float" office:value="-462.386547767063">
            <text:p>-462.3865477671</text:p>
          </table:table-cell>
          <table:table-cell office:value-type="float" office:value="110.809631052237">
            <text:p>110.8096310522</text:p>
          </table:table-cell>
          <table:table-cell office:value-type="float" office:value="71.1172922918486">
            <text:p>71.117292291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2.1">
            <text:p>12.1</text:p>
          </table:table-cell>
          <table:table-cell office:value-type="float" office:value="-351.576924939633">
            <text:p>-351.5769249396</text:p>
          </table:table-cell>
          <table:table-cell office:value-type="float" office:value="-462.687496068365">
            <text:p>-462.6874960684</text:p>
          </table:table-cell>
          <table:table-cell office:value-type="float" office:value="111.110571128732">
            <text:p>111.1105711287</text:p>
          </table:table-cell>
          <table:table-cell office:value-type="float" office:value="71.3104347396593">
            <text:p>71.310434739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2.2">
            <text:p>12.2</text:p>
          </table:table-cell>
          <table:table-cell office:value-type="float" office:value="-351.576902401661">
            <text:p>-351.5769024017</text:p>
          </table:table-cell>
          <table:table-cell office:value-type="float" office:value="-458.744753710677">
            <text:p>-458.7447537107</text:p>
          </table:table-cell>
          <table:table-cell office:value-type="float" office:value="107.167851309015">
            <text:p>107.167851309</text:p>
          </table:table-cell>
          <table:table-cell office:value-type="float" office:value="68.7800088625851">
            <text:p>68.780008862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2.3">
            <text:p>12.3</text:p>
          </table:table-cell>
          <table:table-cell office:value-type="float" office:value="-351.576755017672">
            <text:p>-351.5767550177</text:p>
          </table:table-cell>
          <table:table-cell office:value-type="float" office:value="-458.697315813999">
            <text:p>-458.697315814</text:p>
          </table:table-cell>
          <table:table-cell office:value-type="float" office:value="107.120560796326">
            <text:p>107.1205607963</text:p>
          </table:table-cell>
          <table:table-cell office:value-type="float" office:value="68.7496579519142">
            <text:p>68.749657951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2.4">
            <text:p>12.4</text:p>
          </table:table-cell>
          <table:table-cell office:value-type="float" office:value="-351.576989068993">
            <text:p>-351.576989069</text:p>
          </table:table-cell>
          <table:table-cell office:value-type="float" office:value="-464.484132198878">
            <text:p>-464.4841321989</text:p>
          </table:table-cell>
          <table:table-cell office:value-type="float" office:value="112.907143129884">
            <text:p>112.9071431299</text:p>
          </table:table-cell>
          <table:table-cell office:value-type="float" office:value="72.463469317214">
            <text:p>72.463469317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2.5">
            <text:p>12.5</text:p>
          </table:table-cell>
          <table:table-cell office:value-type="float" office:value="-351.576898516508">
            <text:p>-351.5768985165</text:p>
          </table:table-cell>
          <table:table-cell office:value-type="float" office:value="-465.097669966767">
            <text:p>-465.0976699668</text:p>
          </table:table-cell>
          <table:table-cell office:value-type="float" office:value="113.52077145026">
            <text:p>113.5207714503</text:p>
          </table:table-cell>
          <table:table-cell office:value-type="float" office:value="72.8572941517911">
            <text:p>72.857294151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2.6">
            <text:p>12.6</text:p>
          </table:table-cell>
          <table:table-cell office:value-type="float" office:value="-351.576922066152">
            <text:p>-351.5769220662</text:p>
          </table:table-cell>
          <table:table-cell office:value-type="float" office:value="-463.74368575531">
            <text:p>-463.7436857553</text:p>
          </table:table-cell>
          <table:table-cell office:value-type="float" office:value="112.166763689158">
            <text:p>112.1667636892</text:p>
          </table:table-cell>
          <table:table-cell office:value-type="float" office:value="71.9882959898325">
            <text:p>71.988295989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2.7">
            <text:p>12.7</text:p>
          </table:table-cell>
          <table:table-cell office:value-type="float" office:value="-351.576848494687">
            <text:p>-351.5768484947</text:p>
          </table:table-cell>
          <table:table-cell office:value-type="float" office:value="-460.617688018205">
            <text:p>-460.6176880182</text:p>
          </table:table-cell>
          <table:table-cell office:value-type="float" office:value="109.040839523518">
            <text:p>109.0408395235</text:p>
          </table:table-cell>
          <table:table-cell office:value-type="float" office:value="69.9820871390409">
            <text:p>69.98208713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2.8">
            <text:p>12.8</text:p>
          </table:table-cell>
          <table:table-cell office:value-type="float" office:value="-351.57701242551">
            <text:p>-351.5770124255</text:p>
          </table:table-cell>
          <table:table-cell office:value-type="float" office:value="-472.57748271738">
            <text:p>-472.5774827174</text:p>
          </table:table-cell>
          <table:table-cell office:value-type="float" office:value="121.00047029187">
            <text:p>121.0004702919</text:p>
          </table:table-cell>
          <table:table-cell office:value-type="float" office:value="77.6577426662626">
            <text:p>77.657742666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2.9">
            <text:p>12.9</text:p>
          </table:table-cell>
          <table:table-cell office:value-type="float" office:value="-351.576711334124">
            <text:p>-351.5767113341</text:p>
          </table:table-cell>
          <table:table-cell office:value-type="float" office:value="-468.177110564494">
            <text:p>-468.1771105645</text:p>
          </table:table-cell>
          <table:table-cell office:value-type="float" office:value="116.60039923037">
            <text:p>116.6003992304</text:p>
          </table:table-cell>
          <table:table-cell office:value-type="float" office:value="74.8337901197719">
            <text:p>74.833790119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-351.577005189297">
            <text:p>-351.5770051893</text:p>
          </table:table-cell>
          <table:table-cell office:value-type="float" office:value="-469.714362227328">
            <text:p>-469.7143622273</text:p>
          </table:table-cell>
          <table:table-cell office:value-type="float" office:value="118.137357038031">
            <text:p>118.137357038</text:p>
          </table:table-cell>
          <table:table-cell office:value-type="float" office:value="75.8202050785597">
            <text:p>75.820205078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3.1">
            <text:p>13.1</text:p>
          </table:table-cell>
          <table:table-cell office:value-type="float" office:value="-351.576877360075">
            <text:p>-351.5768773601</text:p>
          </table:table-cell>
          <table:table-cell office:value-type="float" office:value="-468.119483254243">
            <text:p>-468.1194832542</text:p>
          </table:table-cell>
          <table:table-cell office:value-type="float" office:value="116.542605894168">
            <text:p>116.5426058942</text:p>
          </table:table-cell>
          <table:table-cell office:value-type="float" office:value="74.796698528146">
            <text:p>74.796698528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3.2">
            <text:p>13.2</text:p>
          </table:table-cell>
          <table:table-cell office:value-type="float" office:value="-351.576962745011">
            <text:p>-351.576962745</text:p>
          </table:table-cell>
          <table:table-cell office:value-type="float" office:value="-467.521162865514">
            <text:p>-467.5211628655</text:p>
          </table:table-cell>
          <table:table-cell office:value-type="float" office:value="115.944200120503">
            <text:p>115.9442001205</text:p>
          </table:table-cell>
          <table:table-cell office:value-type="float" office:value="74.4126434788627">
            <text:p>74.412643478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3.3">
            <text:p>13.3</text:p>
          </table:table-cell>
          <table:table-cell office:value-type="float" office:value="-351.576844404806">
            <text:p>-351.5768444048</text:p>
          </table:table-cell>
          <table:table-cell office:value-type="float" office:value="-465.564526452143">
            <text:p>-465.5645264521</text:p>
          </table:table-cell>
          <table:table-cell office:value-type="float" office:value="113.987682047337">
            <text:p>113.9876820473</text:p>
          </table:table-cell>
          <table:table-cell office:value-type="float" office:value="73.1569559870596">
            <text:p>73.156955987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3.4">
            <text:p>13.4</text:p>
          </table:table-cell>
          <table:table-cell office:value-type="float" office:value="-351.577024167659">
            <text:p>-351.5770241677</text:p>
          </table:table-cell>
          <table:table-cell office:value-type="float" office:value="-474.518071268535">
            <text:p>-474.5180712685</text:p>
          </table:table-cell>
          <table:table-cell office:value-type="float" office:value="122.941047100876">
            <text:p>122.9410471009</text:p>
          </table:table-cell>
          <table:table-cell office:value-type="float" office:value="78.9031991020462">
            <text:p>78.90319910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3.5">
            <text:p>13.5</text:p>
          </table:table-cell>
          <table:table-cell office:value-type="float" office:value="-351.576878240904">
            <text:p>-351.5768782409</text:p>
          </table:table-cell>
          <table:table-cell office:value-type="float" office:value="-473.72532198467">
            <text:p>-473.7253219847</text:p>
          </table:table-cell>
          <table:table-cell office:value-type="float" office:value="122.148443743766">
            <text:p>122.1484437438</text:p>
          </table:table-cell>
          <table:table-cell office:value-type="float" office:value="78.3945086201467">
            <text:p>78.394508620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3.6">
            <text:p>13.6</text:p>
          </table:table-cell>
          <table:table-cell office:value-type="float" office:value="-351.576855093856">
            <text:p>-351.5768550939</text:p>
          </table:table-cell>
          <table:table-cell office:value-type="float" office:value="-466.296479463694">
            <text:p>-466.2964794637</text:p>
          </table:table-cell>
          <table:table-cell office:value-type="float" office:value="114.719624369838">
            <text:p>114.7196243698</text:p>
          </table:table-cell>
          <table:table-cell office:value-type="float" office:value="73.6267143970078">
            <text:p>73.62671439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3.7">
            <text:p>13.7</text:p>
          </table:table-cell>
          <table:table-cell office:value-type="float" office:value="-351.577062488217">
            <text:p>-351.5770624882</text:p>
          </table:table-cell>
          <table:table-cell office:value-type="float" office:value="-463.819544487891">
            <text:p>-463.8195444879</text:p>
          </table:table-cell>
          <table:table-cell office:value-type="float" office:value="112.242481999673">
            <text:p>112.2424819997</text:p>
          </table:table-cell>
          <table:table-cell office:value-type="float" office:value="72.0368917767658">
            <text:p>72.036891776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3.8">
            <text:p>13.8</text:p>
          </table:table-cell>
          <table:table-cell office:value-type="float" office:value="-351.576763590459">
            <text:p>-351.5767635905</text:p>
          </table:table-cell>
          <table:table-cell office:value-type="float" office:value="-461.93175951003">
            <text:p>-461.93175951</text:p>
          </table:table-cell>
          <table:table-cell office:value-type="float" office:value="110.354995919571">
            <text:p>110.3549959196</text:p>
          </table:table-cell>
          <table:table-cell office:value-type="float" office:value="70.8255088132023">
            <text:p>70.825508813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3.9">
            <text:p>13.9</text:p>
          </table:table-cell>
          <table:table-cell office:value-type="float" office:value="-351.576990929812">
            <text:p>-351.5769909298</text:p>
          </table:table-cell>
          <table:table-cell office:value-type="float" office:value="-471.128292637533">
            <text:p>-471.1282926375</text:p>
          </table:table-cell>
          <table:table-cell office:value-type="float" office:value="119.551301707721">
            <text:p>119.5513017077</text:p>
          </table:table-cell>
          <table:table-cell office:value-type="float" office:value="76.727670570539">
            <text:p>76.727670570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-351.576756146801">
            <text:p>-351.5767561468</text:p>
          </table:table-cell>
          <table:table-cell office:value-type="float" office:value="-463.42665357785">
            <text:p>-463.4266535779</text:p>
          </table:table-cell>
          <table:table-cell office:value-type="float" office:value="111.849897431049">
            <text:p>111.849897431</text:p>
          </table:table-cell>
          <table:table-cell office:value-type="float" office:value="71.7849321659358">
            <text:p>71.784932165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4.1">
            <text:p>14.1</text:p>
          </table:table-cell>
          <table:table-cell office:value-type="float" office:value="-351.576868444904">
            <text:p>-351.5768684449</text:p>
          </table:table-cell>
          <table:table-cell office:value-type="float" office:value="-459.480028439819">
            <text:p>-459.4800284398</text:p>
          </table:table-cell>
          <table:table-cell office:value-type="float" office:value="107.903159994915">
            <text:p>107.9031599949</text:p>
          </table:table-cell>
          <table:table-cell office:value-type="float" office:value="69.2519277945706">
            <text:p>69.251927794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4.2">
            <text:p>14.2</text:p>
          </table:table-cell>
          <table:table-cell office:value-type="float" office:value="-351.576786516988">
            <text:p>-351.576786517</text:p>
          </table:table-cell>
          <table:table-cell office:value-type="float" office:value="-454.841544662103">
            <text:p>-454.8415446621</text:p>
          </table:table-cell>
          <table:table-cell office:value-type="float" office:value="103.264758145114">
            <text:p>103.2647581451</text:p>
          </table:table-cell>
          <table:table-cell office:value-type="float" office:value="66.2750152555889">
            <text:p>66.275015255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4.3">
            <text:p>14.3</text:p>
          </table:table-cell>
          <table:table-cell office:value-type="float" office:value="-351.576875012753">
            <text:p>-351.5768750128</text:p>
          </table:table-cell>
          <table:table-cell office:value-type="float" office:value="-455.288262888283">
            <text:p>-455.2882628883</text:p>
          </table:table-cell>
          <table:table-cell office:value-type="float" office:value="103.71138787553">
            <text:p>103.7113878755</text:p>
          </table:table-cell>
          <table:table-cell office:value-type="float" office:value="66.5616608908336">
            <text:p>66.561660890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4.4">
            <text:p>14.4</text:p>
          </table:table-cell>
          <table:table-cell office:value-type="float" office:value="-351.576784722288">
            <text:p>-351.5767847223</text:p>
          </table:table-cell>
          <table:table-cell office:value-type="float" office:value="-454.69930658109">
            <text:p>-454.6993065811</text:p>
          </table:table-cell>
          <table:table-cell office:value-type="float" office:value="103.122521858802">
            <text:p>103.1225218588</text:p>
          </table:table-cell>
          <table:table-cell office:value-type="float" office:value="66.1837284292351">
            <text:p>66.183728429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4.5">
            <text:p>14.5</text:p>
          </table:table-cell>
          <table:table-cell office:value-type="float" office:value="-351.576856543442">
            <text:p>-351.5768565434</text:p>
          </table:table-cell>
          <table:table-cell office:value-type="float" office:value="-454.072337551392">
            <text:p>-454.0723375514</text:p>
          </table:table-cell>
          <table:table-cell office:value-type="float" office:value="102.49548100795">
            <text:p>102.495481008</text:p>
          </table:table-cell>
          <table:table-cell office:value-type="float" office:value="65.7812954724109">
            <text:p>65.781295472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4.6">
            <text:p>14.6</text:p>
          </table:table-cell>
          <table:table-cell office:value-type="float" office:value="-351.576812324458">
            <text:p>-351.5768123245</text:p>
          </table:table-cell>
          <table:table-cell office:value-type="float" office:value="-449.924360216915">
            <text:p>-449.9243602169</text:p>
          </table:table-cell>
          <table:table-cell office:value-type="float" office:value="98.3475478924565">
            <text:p>98.3475478925</text:p>
          </table:table-cell>
          <table:table-cell office:value-type="float" office:value="63.1191643112436">
            <text:p>63.119164311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4.7">
            <text:p>14.7</text:p>
          </table:table-cell>
          <table:table-cell office:value-type="float" office:value="-351.576851229155">
            <text:p>-351.5768512292</text:p>
          </table:table-cell>
          <table:table-cell office:value-type="float" office:value="-447.67538674184">
            <text:p>-447.6753867418</text:p>
          </table:table-cell>
          <table:table-cell office:value-type="float" office:value="96.0985355126853">
            <text:p>96.0985355127</text:p>
          </table:table-cell>
          <table:table-cell office:value-type="float" office:value="61.6757548416753">
            <text:p>61.675754841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4.8">
            <text:p>14.8</text:p>
          </table:table-cell>
          <table:table-cell office:value-type="float" office:value="-351.576830872509">
            <text:p>-351.5768308725</text:p>
          </table:table-cell>
          <table:table-cell office:value-type="float" office:value="-446.856849036092">
            <text:p>-446.8568490361</text:p>
          </table:table-cell>
          <table:table-cell office:value-type="float" office:value="95.2800181635834">
            <text:p>95.2800181636</text:p>
          </table:table-cell>
          <table:table-cell office:value-type="float" office:value="61.150432836636">
            <text:p>61.150432836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4.9">
            <text:p>14.9</text:p>
          </table:table-cell>
          <table:table-cell office:value-type="float" office:value="-351.576865787437">
            <text:p>-351.5768657874</text:p>
          </table:table-cell>
          <table:table-cell office:value-type="float" office:value="-452.632848229249">
            <text:p>-452.6328482293</text:p>
          </table:table-cell>
          <table:table-cell office:value-type="float" office:value="101.055982441812">
            <text:p>101.0559824418</text:p>
          </table:table-cell>
          <table:table-cell office:value-type="float" office:value="64.8574295655433">
            <text:p>64.857429565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-351.576820339013">
            <text:p>-351.576820339</text:p>
          </table:table-cell>
          <table:table-cell office:value-type="float" office:value="-455.983892370058">
            <text:p>-455.9838923701</text:p>
          </table:table-cell>
          <table:table-cell office:value-type="float" office:value="104.407072031045">
            <text:p>104.407072031</text:p>
          </table:table-cell>
          <table:table-cell office:value-type="float" office:value="67.008148916836">
            <text:p>67.008148916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5.1">
            <text:p>15.1</text:p>
          </table:table-cell>
          <table:table-cell office:value-type="float" office:value="-351.576795879395">
            <text:p>-351.5767958794</text:p>
          </table:table-cell>
          <table:table-cell office:value-type="float" office:value="-456.978523657945">
            <text:p>-456.9785236579</text:p>
          </table:table-cell>
          <table:table-cell office:value-type="float" office:value="105.401727778549">
            <text:p>105.4017277786</text:p>
          </table:table-cell>
          <table:table-cell office:value-type="float" office:value="67.6465160231364">
            <text:p>67.646516023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5.2">
            <text:p>15.2</text:p>
          </table:table-cell>
          <table:table-cell office:value-type="float" office:value="-351.576846376613">
            <text:p>-351.5768463766</text:p>
          </table:table-cell>
          <table:table-cell office:value-type="float" office:value="-458.169657438532">
            <text:p>-458.1696574385</text:p>
          </table:table-cell>
          <table:table-cell office:value-type="float" office:value="106.592811061919">
            <text:p>106.5928110619</text:p>
          </table:table-cell>
          <table:table-cell office:value-type="float" office:value="68.4109497388973">
            <text:p>68.410949738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5.3">
            <text:p>15.3</text:p>
          </table:table-cell>
          <table:table-cell office:value-type="float" office:value="-351.576790685517">
            <text:p>-351.5767906855</text:p>
          </table:table-cell>
          <table:table-cell office:value-type="float" office:value="-457.335653623803">
            <text:p>-457.3356536238</text:p>
          </table:table-cell>
          <table:table-cell office:value-type="float" office:value="105.758862938286">
            <text:p>105.7588629383</text:p>
          </table:table-cell>
          <table:table-cell office:value-type="float" office:value="67.8757243085671">
            <text:p>67.875724308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5.4">
            <text:p>15.4</text:p>
          </table:table-cell>
          <table:table-cell office:value-type="float" office:value="-351.576954189531">
            <text:p>-351.5769541895</text:p>
          </table:table-cell>
          <table:table-cell office:value-type="float" office:value="-460.815945919503">
            <text:p>-460.8159459195</text:p>
          </table:table-cell>
          <table:table-cell office:value-type="float" office:value="109.238991729972">
            <text:p>109.23899173</text:p>
          </table:table-cell>
          <table:table-cell office:value-type="float" office:value="70.1092606369657">
            <text:p>70.10926063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5.5">
            <text:p>15.5</text:p>
          </table:table-cell>
          <table:table-cell office:value-type="float" office:value="-351.576946407901">
            <text:p>-351.5769464079</text:p>
          </table:table-cell>
          <table:table-cell office:value-type="float" office:value="-459.809867510311">
            <text:p>-459.8098675103</text:p>
          </table:table-cell>
          <table:table-cell office:value-type="float" office:value="108.23292110241">
            <text:p>108.2329211024</text:p>
          </table:table-cell>
          <table:table-cell office:value-type="float" office:value="69.4635674945271">
            <text:p>69.463567494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5.6">
            <text:p>15.6</text:p>
          </table:table-cell>
          <table:table-cell office:value-type="float" office:value="-351.576721678177">
            <text:p>-351.5767216782</text:p>
          </table:table-cell>
          <table:table-cell office:value-type="float" office:value="-457.189862161973">
            <text:p>-457.189862162</text:p>
          </table:table-cell>
          <table:table-cell office:value-type="float" office:value="105.613140483796">
            <text:p>105.6131404838</text:p>
          </table:table-cell>
          <table:table-cell office:value-type="float" office:value="67.782200069825">
            <text:p>67.782200069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5.7">
            <text:p>15.7</text:p>
          </table:table-cell>
          <table:table-cell office:value-type="float" office:value="-351.577120876002">
            <text:p>-351.577120876</text:p>
          </table:table-cell>
          <table:table-cell office:value-type="float" office:value="-464.673091334656">
            <text:p>-464.6730913347</text:p>
          </table:table-cell>
          <table:table-cell office:value-type="float" office:value="113.095970458654">
            <text:p>113.0959704587</text:p>
          </table:table-cell>
          <table:table-cell office:value-type="float" office:value="72.5846581363202">
            <text:p>72.5846581363</text:p>
          </table:table-cell>
          <table:table-cell office:value-type="float" office:value="0.413336029208618">
            <text:p>0.4133360292</text:p>
          </table:table-cell>
        </table:table-row>
        <table:table-row table:style-name="ro3">
          <table:table-cell office:value-type="float" office:value="15.8">
            <text:p>15.8</text:p>
          </table:table-cell>
          <table:table-cell office:value-type="float" office:value="-351.576893422974">
            <text:p>-351.576893423</text:p>
          </table:table-cell>
          <table:table-cell office:value-type="float" office:value="-464.472045428624">
            <text:p>-464.4720454286</text:p>
          </table:table-cell>
          <table:table-cell office:value-type="float" office:value="112.89515200565">
            <text:p>112.8951520057</text:p>
          </table:table-cell>
          <table:table-cell office:value-type="float" office:value="72.4557734492738">
            <text:p>72.4557734493</text:p>
          </table:table-cell>
          <table:table-cell office:value-type="float" office:value="0.615491463596703">
            <text:p>0.6154914636</text:p>
          </table:table-cell>
        </table:table-row>
        <table:table-row table:style-name="ro3">
          <table:table-cell office:value-type="float" office:value="15.9">
            <text:p>15.9</text:p>
          </table:table-cell>
          <table:table-cell office:value-type="float" office:value="-351.577042611908">
            <text:p>-351.5770426119</text:p>
          </table:table-cell>
          <table:table-cell office:value-type="float" office:value="-473.101787860942">
            <text:p>-473.1017878609</text:p>
          </table:table-cell>
          <table:table-cell office:value-type="float" office:value="121.524745249034">
            <text:p>121.524745249</text:p>
          </table:table-cell>
          <table:table-cell office:value-type="float" office:value="77.9942207775588">
            <text:p>77.994220777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-351.576968689911">
            <text:p>-351.5769686899</text:p>
          </table:table-cell>
          <table:table-cell office:value-type="float" office:value="-468.478384626304">
            <text:p>-468.4783846263</text:p>
          </table:table-cell>
          <table:table-cell office:value-type="float" office:value="116.901415936393">
            <text:p>116.9014159364</text:p>
          </table:table-cell>
          <table:table-cell office:value-type="float" office:value="75.0269817481867">
            <text:p>75.026981748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6.1">
            <text:p>16.1</text:p>
          </table:table-cell>
          <table:table-cell office:value-type="float" office:value="-351.576893018683">
            <text:p>-351.5768930187</text:p>
          </table:table-cell>
          <table:table-cell office:value-type="float" office:value="-466.554447432203">
            <text:p>-466.5544474322</text:p>
          </table:table-cell>
          <table:table-cell office:value-type="float" office:value="114.97755441352">
            <text:p>114.9775544135</text:p>
          </table:table-cell>
          <table:table-cell office:value-type="float" office:value="73.7922531334264">
            <text:p>73.792253133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6.2">
            <text:p>16.2</text:p>
          </table:table-cell>
          <table:table-cell office:value-type="float" office:value="-351.576923756888">
            <text:p>-351.5769237569</text:p>
          </table:table-cell>
          <table:table-cell office:value-type="float" office:value="-471.716417572349">
            <text:p>-471.7164175723</text:p>
          </table:table-cell>
          <table:table-cell office:value-type="float" office:value="120.139493815461">
            <text:p>120.1394938155</text:p>
          </table:table-cell>
          <table:table-cell office:value-type="float" office:value="77.1051705193489">
            <text:p>77.105170519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6.3">
            <text:p>16.3</text:p>
          </table:table-cell>
          <table:table-cell office:value-type="float" office:value="-351.576966125284">
            <text:p>-351.5769661253</text:p>
          </table:table-cell>
          <table:table-cell office:value-type="float" office:value="-471.080789986304">
            <text:p>-471.0807899863</text:p>
          </table:table-cell>
          <table:table-cell office:value-type="float" office:value="119.50382386102">
            <text:p>119.503823861</text:p>
          </table:table-cell>
          <table:table-cell office:value-type="float" office:value="76.6971994294555">
            <text:p>76.697199429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6.4">
            <text:p>16.4</text:p>
          </table:table-cell>
          <table:table-cell office:value-type="float" office:value="-351.576880514696">
            <text:p>-351.5768805147</text:p>
          </table:table-cell>
          <table:table-cell office:value-type="float" office:value="-473.338751841834">
            <text:p>-473.3387518418</text:p>
          </table:table-cell>
          <table:table-cell office:value-type="float" office:value="121.761871327138">
            <text:p>121.7618713271</text:p>
          </table:table-cell>
          <table:table-cell office:value-type="float" office:value="78.146407590622">
            <text:p>78.146407590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6.5">
            <text:p>16.5</text:p>
          </table:table-cell>
          <table:table-cell office:value-type="float" office:value="-351.576955766896">
            <text:p>-351.5769557669</text:p>
          </table:table-cell>
          <table:table-cell office:value-type="float" office:value="-475.767190964978">
            <text:p>-475.767190965</text:p>
          </table:table-cell>
          <table:table-cell office:value-type="float" office:value="124.190235198082">
            <text:p>124.1902351981</text:p>
          </table:table-cell>
          <table:table-cell office:value-type="float" office:value="79.7049243148543">
            <text:p>79.704924314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6.6">
            <text:p>16.6</text:p>
          </table:table-cell>
          <table:table-cell office:value-type="float" office:value="-351.576856318762">
            <text:p>-351.5768563188</text:p>
          </table:table-cell>
          <table:table-cell office:value-type="float" office:value="-468.860646894657">
            <text:p>-468.8606468947</text:p>
          </table:table-cell>
          <table:table-cell office:value-type="float" office:value="117.283790575894">
            <text:p>117.2837905759</text:p>
          </table:table-cell>
          <table:table-cell office:value-type="float" office:value="75.2723886568114">
            <text:p>75.272388656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6.7">
            <text:p>16.7</text:p>
          </table:table-cell>
          <table:table-cell office:value-type="float" office:value="-351.576798481605">
            <text:p>-351.5767984816</text:p>
          </table:table-cell>
          <table:table-cell office:value-type="float" office:value="-463.557316780307">
            <text:p>-463.5573167803</text:p>
          </table:table-cell>
          <table:table-cell office:value-type="float" office:value="111.980518298702">
            <text:p>111.9805182987</text:p>
          </table:table-cell>
          <table:table-cell office:value-type="float" office:value="71.8687642510722">
            <text:p>71.868764251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6.8">
            <text:p>16.8</text:p>
          </table:table-cell>
          <table:table-cell office:value-type="float" office:value="-351.576998995029">
            <text:p>-351.576998995</text:p>
          </table:table-cell>
          <table:table-cell office:value-type="float" office:value="-462.340336631117">
            <text:p>-462.3403366311</text:p>
          </table:table-cell>
          <table:table-cell office:value-type="float" office:value="110.763337636088">
            <text:p>110.7633376361</text:p>
          </table:table-cell>
          <table:table-cell office:value-type="float" office:value="71.0875813147776">
            <text:p>71.087581314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6.9">
            <text:p>16.9</text:p>
          </table:table-cell>
          <table:table-cell office:value-type="float" office:value="-351.576705726446">
            <text:p>-351.5767057264</text:p>
          </table:table-cell>
          <table:table-cell office:value-type="float" office:value="-455.802405723673">
            <text:p>-455.8024057237</text:p>
          </table:table-cell>
          <table:table-cell office:value-type="float" office:value="104.225699997227">
            <text:p>104.2256999972</text:p>
          </table:table-cell>
          <table:table-cell office:value-type="float" office:value="66.8917448838999">
            <text:p>66.891744883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-351.57684620991">
            <text:p>-351.5768462099</text:p>
          </table:table-cell>
          <table:table-cell office:value-type="float" office:value="-459.314878725411">
            <text:p>-459.3148787254</text:p>
          </table:table-cell>
          <table:table-cell office:value-type="float" office:value="107.7380325155">
            <text:p>107.7380325155</text:p>
          </table:table-cell>
          <table:table-cell office:value-type="float" office:value="69.1459494684319">
            <text:p>69.145949468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7.1">
            <text:p>17.1</text:p>
          </table:table-cell>
          <table:table-cell office:value-type="float" office:value="-351.576892564809">
            <text:p>-351.5768925648</text:p>
          </table:table-cell>
          <table:table-cell office:value-type="float" office:value="-465.392451913942">
            <text:p>-465.3924519139</text:p>
          </table:table-cell>
          <table:table-cell office:value-type="float" office:value="113.815559349133">
            <text:p>113.8155593491</text:p>
          </table:table-cell>
          <table:table-cell office:value-type="float" office:value="73.0464881502661">
            <text:p>73.046488150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7.2">
            <text:p>17.2</text:p>
          </table:table-cell>
          <table:table-cell office:value-type="float" office:value="-351.576967805254">
            <text:p>-351.5769678053</text:p>
          </table:table-cell>
          <table:table-cell office:value-type="float" office:value="-462.228924869098">
            <text:p>-462.2289248691</text:p>
          </table:table-cell>
          <table:table-cell office:value-type="float" office:value="110.651957063843">
            <text:p>110.6519570638</text:p>
          </table:table-cell>
          <table:table-cell office:value-type="float" office:value="71.0160975941232">
            <text:p>71.016097594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7.3">
            <text:p>17.3</text:p>
          </table:table-cell>
          <table:table-cell office:value-type="float" office:value="-351.576714256349">
            <text:p>-351.5767142563</text:p>
          </table:table-cell>
          <table:table-cell office:value-type="float" office:value="-453.029911581453">
            <text:p>-453.0299115815</text:p>
          </table:table-cell>
          <table:table-cell office:value-type="float" office:value="101.453197325104">
            <text:p>101.4531973251</text:p>
          </table:table-cell>
          <table:table-cell office:value-type="float" office:value="65.1123608985825">
            <text:p>65.112360898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7.4">
            <text:p>17.4</text:p>
          </table:table-cell>
          <table:table-cell office:value-type="float" office:value="-351.577090208648">
            <text:p>-351.5770902086</text:p>
          </table:table-cell>
          <table:table-cell office:value-type="float" office:value="-457.241393234667">
            <text:p>-457.2413932347</text:p>
          </table:table-cell>
          <table:table-cell office:value-type="float" office:value="105.664303026018">
            <text:p>105.664303026</text:p>
          </table:table-cell>
          <table:table-cell office:value-type="float" office:value="67.8150360375568">
            <text:p>67.815036037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7.5">
            <text:p>17.5</text:p>
          </table:table-cell>
          <table:table-cell office:value-type="float" office:value="-351.576938958171">
            <text:p>-351.5769389582</text:p>
          </table:table-cell>
          <table:table-cell office:value-type="float" office:value="-457.620115442774">
            <text:p>-457.6201154428</text:p>
          </table:table-cell>
          <table:table-cell office:value-type="float" office:value="106.043176484603">
            <text:p>106.0431764846</text:p>
          </table:table-cell>
          <table:table-cell office:value-type="float" office:value="68.058195898662">
            <text:p>68.058195898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7.6">
            <text:p>17.6</text:p>
          </table:table-cell>
          <table:table-cell office:value-type="float" office:value="-351.576893742088">
            <text:p>-351.5768937421</text:p>
          </table:table-cell>
          <table:table-cell office:value-type="float" office:value="-464.619022568528">
            <text:p>-464.6190225685</text:p>
          </table:table-cell>
          <table:table-cell office:value-type="float" office:value="113.04212882644">
            <text:p>113.0421288264</text:p>
          </table:table-cell>
          <table:table-cell office:value-type="float" office:value="72.5501027365838">
            <text:p>72.550102736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7.7">
            <text:p>17.7</text:p>
          </table:table-cell>
          <table:table-cell office:value-type="float" office:value="-351.576865353966">
            <text:p>-351.576865354</text:p>
          </table:table-cell>
          <table:table-cell office:value-type="float" office:value="-458.491619344669">
            <text:p>-458.4916193447</text:p>
          </table:table-cell>
          <table:table-cell office:value-type="float" office:value="106.914753990703">
            <text:p>106.9147539907</text:p>
          </table:table-cell>
          <table:table-cell office:value-type="float" office:value="68.6175717549641">
            <text:p>68.61757175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7.8">
            <text:p>17.8</text:p>
          </table:table-cell>
          <table:table-cell office:value-type="float" office:value="-351.576829288835">
            <text:p>-351.5768292888</text:p>
          </table:table-cell>
          <table:table-cell office:value-type="float" office:value="-457.376788346106">
            <text:p>-457.3767883461</text:p>
          </table:table-cell>
          <table:table-cell office:value-type="float" office:value="105.799959057271">
            <text:p>105.7999590573</text:p>
          </table:table-cell>
          <table:table-cell office:value-type="float" office:value="67.9020996757453">
            <text:p>67.902099675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7.9">
            <text:p>17.9</text:p>
          </table:table-cell>
          <table:table-cell office:value-type="float" office:value="-351.576927692362">
            <text:p>-351.5769276924</text:p>
          </table:table-cell>
          <table:table-cell office:value-type="float" office:value="-462.344549369721">
            <text:p>-462.3445493697</text:p>
          </table:table-cell>
          <table:table-cell office:value-type="float" office:value="110.767621677359">
            <text:p>110.7676216774</text:p>
          </table:table-cell>
          <table:table-cell office:value-type="float" office:value="71.0903307997488">
            <text:p>71.090330799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-351.57676751061">
            <text:p>-351.5767675106</text:p>
          </table:table-cell>
          <table:table-cell office:value-type="float" office:value="-456.232823264294">
            <text:p>-456.2328232643</text:p>
          </table:table-cell>
          <table:table-cell office:value-type="float" office:value="104.656055753685">
            <text:p>104.6560557537</text:p>
          </table:table-cell>
          <table:table-cell office:value-type="float" office:value="67.1679459309648">
            <text:p>67.16794593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8.1">
            <text:p>18.1</text:p>
          </table:table-cell>
          <table:table-cell office:value-type="float" office:value="-351.576872277004">
            <text:p>-351.576872277</text:p>
          </table:table-cell>
          <table:table-cell office:value-type="float" office:value="-457.087145267649">
            <text:p>-457.0871452676</text:p>
          </table:table-cell>
          <table:table-cell office:value-type="float" office:value="105.510272990644">
            <text:p>105.5102729906</text:p>
          </table:table-cell>
          <table:table-cell office:value-type="float" office:value="67.7161800180629">
            <text:p>67.716180018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8.2">
            <text:p>18.2</text:p>
          </table:table-cell>
          <table:table-cell office:value-type="float" office:value="-351.576955290789">
            <text:p>-351.5769552908</text:p>
          </table:table-cell>
          <table:table-cell office:value-type="float" office:value="-454.123743234823">
            <text:p>-454.1237432348</text:p>
          </table:table-cell>
          <table:table-cell office:value-type="float" office:value="102.546787944034">
            <text:p>102.546787944</text:p>
          </table:table-cell>
          <table:table-cell office:value-type="float" office:value="65.8142241116946">
            <text:p>65.814224111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8.3">
            <text:p>18.3</text:p>
          </table:table-cell>
          <table:table-cell office:value-type="float" office:value="-351.576951572255">
            <text:p>-351.5769515723</text:p>
          </table:table-cell>
          <table:table-cell office:value-type="float" office:value="-454.279573141575">
            <text:p>-454.2795731416</text:p>
          </table:table-cell>
          <table:table-cell office:value-type="float" office:value="102.70262156932">
            <text:p>102.7026215693</text:p>
          </table:table-cell>
          <table:table-cell office:value-type="float" office:value="65.9142376698404">
            <text:p>65.914237669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8.4">
            <text:p>18.4</text:p>
          </table:table-cell>
          <table:table-cell office:value-type="float" office:value="-351.57693597636">
            <text:p>-351.5769359764</text:p>
          </table:table-cell>
          <table:table-cell office:value-type="float" office:value="-459.024528117556">
            <text:p>-459.0245281176</text:p>
          </table:table-cell>
          <table:table-cell office:value-type="float" office:value="107.447592141195">
            <text:p>107.4475921412</text:p>
          </table:table-cell>
          <table:table-cell office:value-type="float" office:value="68.9595456983203">
            <text:p>68.959545698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8.5">
            <text:p>18.5</text:p>
          </table:table-cell>
          <table:table-cell office:value-type="float" office:value="-351.5767994493">
            <text:p>-351.5767994493</text:p>
          </table:table-cell>
          <table:table-cell office:value-type="float" office:value="-460.463818572052">
            <text:p>-460.4638185721</text:p>
          </table:table-cell>
          <table:table-cell office:value-type="float" office:value="108.887019122752">
            <text:p>108.8870191228</text:p>
          </table:table-cell>
          <table:table-cell office:value-type="float" office:value="69.8833656624159">
            <text:p>69.883365662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8.6">
            <text:p>18.6</text:p>
          </table:table-cell>
          <table:table-cell office:value-type="float" office:value="-351.576979529834">
            <text:p>-351.5769795298</text:p>
          </table:table-cell>
          <table:table-cell office:value-type="float" office:value="-462.531532962641">
            <text:p>-462.5315329626</text:p>
          </table:table-cell>
          <table:table-cell office:value-type="float" office:value="110.954553432806">
            <text:p>110.9545534328</text:p>
          </table:table-cell>
          <table:table-cell office:value-type="float" office:value="71.2103030455234">
            <text:p>71.210303045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8.7">
            <text:p>18.7</text:p>
          </table:table-cell>
          <table:table-cell office:value-type="float" office:value="-351.5766788699">
            <text:p>-351.5766788699</text:p>
          </table:table-cell>
          <table:table-cell office:value-type="float" office:value="-453.199339711334">
            <text:p>-453.1993397113</text:p>
          </table:table-cell>
          <table:table-cell office:value-type="float" office:value="101.622660841435">
            <text:p>101.6226608414</text:p>
          </table:table-cell>
          <table:table-cell office:value-type="float" office:value="65.2211220803431">
            <text:p>65.221122080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8.8">
            <text:p>18.8</text:p>
          </table:table-cell>
          <table:table-cell office:value-type="float" office:value="-351.576994498598">
            <text:p>-351.5769944986</text:p>
          </table:table-cell>
          <table:table-cell office:value-type="float" office:value="-460.610641185917">
            <text:p>-460.6106411859</text:p>
          </table:table-cell>
          <table:table-cell office:value-type="float" office:value="109.033646687319">
            <text:p>109.0336466873</text:p>
          </table:table-cell>
          <table:table-cell office:value-type="float" office:value="69.9774707981186">
            <text:p>69.977470798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8.9">
            <text:p>18.9</text:p>
          </table:table-cell>
          <table:table-cell office:value-type="float" office:value="-351.576932379779">
            <text:p>-351.5769323798</text:p>
          </table:table-cell>
          <table:table-cell office:value-type="float" office:value="-455.901917702907">
            <text:p>-455.9019177029</text:p>
          </table:table-cell>
          <table:table-cell office:value-type="float" office:value="104.324985323127">
            <text:p>104.3249853231</text:p>
          </table:table-cell>
          <table:table-cell office:value-type="float" office:value="66.9554659113534">
            <text:p>66.955465911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9">
            <text:p>19</text:p>
          </table:table-cell>
          <table:table-cell office:value-type="float" office:value="-351.576926597441">
            <text:p>-351.5769265974</text:p>
          </table:table-cell>
          <table:table-cell office:value-type="float" office:value="-453.806729654803">
            <text:p>-453.8067296548</text:p>
          </table:table-cell>
          <table:table-cell office:value-type="float" office:value="102.229803057362">
            <text:p>102.2298030574</text:p>
          </table:table-cell>
          <table:table-cell office:value-type="float" office:value="65.6107841523382">
            <text:p>65.610784152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9.1">
            <text:p>19.1</text:p>
          </table:table-cell>
          <table:table-cell office:value-type="float" office:value="-351.57688460875">
            <text:p>-351.5768846088</text:p>
          </table:table-cell>
          <table:table-cell office:value-type="float" office:value="-461.997054519081">
            <text:p>-461.9970545191</text:p>
          </table:table-cell>
          <table:table-cell office:value-type="float" office:value="110.42016991033">
            <text:p>110.4201699103</text:p>
          </table:table-cell>
          <table:table-cell office:value-type="float" office:value="70.8673372870151">
            <text:p>70.86733728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9.2">
            <text:p>19.2</text:p>
          </table:table-cell>
          <table:table-cell office:value-type="float" office:value="-351.576968291944">
            <text:p>-351.5769682919</text:p>
          </table:table-cell>
          <table:table-cell office:value-type="float" office:value="-467.983083110686">
            <text:p>-467.9830831107</text:p>
          </table:table-cell>
          <table:table-cell office:value-type="float" office:value="116.406114818743">
            <text:p>116.4061148187</text:p>
          </table:table-cell>
          <table:table-cell office:value-type="float" office:value="74.7090989610863">
            <text:p>74.709098961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9.3">
            <text:p>19.3</text:p>
          </table:table-cell>
          <table:table-cell office:value-type="float" office:value="-351.576864297195">
            <text:p>-351.5768642972</text:p>
          </table:table-cell>
          <table:table-cell office:value-type="float" office:value="-460.646477686875">
            <text:p>-460.6464776869</text:p>
          </table:table-cell>
          <table:table-cell office:value-type="float" office:value="109.06961338968">
            <text:p>109.0696133897</text:p>
          </table:table-cell>
          <table:table-cell office:value-type="float" office:value="70.0005541209338">
            <text:p>70.0005541209</text:p>
          </table:table-cell>
          <table:table-cell office:value-type="float" office:value="1.59128114764994">
            <text:p>1.5912811476</text:p>
          </table:table-cell>
        </table:table-row>
        <table:table-row table:style-name="ro3">
          <table:table-cell office:value-type="float" office:value="19.4">
            <text:p>19.4</text:p>
          </table:table-cell>
          <table:table-cell office:value-type="float" office:value="-351.576836491068">
            <text:p>-351.5768364911</text:p>
          </table:table-cell>
          <table:table-cell office:value-type="float" office:value="-456.719269166718">
            <text:p>-456.7192691667</text:p>
          </table:table-cell>
          <table:table-cell office:value-type="float" office:value="105.14243267565">
            <text:p>105.1424326757</text:p>
          </table:table-cell>
          <table:table-cell office:value-type="float" office:value="67.4801011957641">
            <text:p>67.4801011958</text:p>
          </table:table-cell>
          <table:table-cell office:value-type="float" office:value="0.599055013625374">
            <text:p>0.5990550136</text:p>
          </table:table-cell>
        </table:table-row>
        <table:table-row table:style-name="ro3">
          <table:table-cell office:value-type="float" office:value="19.5">
            <text:p>19.5</text:p>
          </table:table-cell>
          <table:table-cell office:value-type="float" office:value="-351.576930053502">
            <text:p>-351.5769300535</text:p>
          </table:table-cell>
          <table:table-cell office:value-type="float" office:value="-462.052252176469">
            <text:p>-462.0522521765</text:p>
          </table:table-cell>
          <table:table-cell office:value-type="float" office:value="110.475322122967">
            <text:p>110.475322123</text:p>
          </table:table-cell>
          <table:table-cell office:value-type="float" office:value="70.9027338133762">
            <text:p>70.902733813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9.6">
            <text:p>19.6</text:p>
          </table:table-cell>
          <table:table-cell office:value-type="float" office:value="-351.57691364517">
            <text:p>-351.5769136452</text:p>
          </table:table-cell>
          <table:table-cell office:value-type="float" office:value="-458.673438170534">
            <text:p>-458.6734381705</text:p>
          </table:table-cell>
          <table:table-cell office:value-type="float" office:value="107.096524525364">
            <text:p>107.0965245254</text:p>
          </table:table-cell>
          <table:table-cell office:value-type="float" office:value="68.7342315445576">
            <text:p>68.734231544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9.7">
            <text:p>19.7</text:p>
          </table:table-cell>
          <table:table-cell office:value-type="float" office:value="-351.57684119923">
            <text:p>-351.5768411992</text:p>
          </table:table-cell>
          <table:table-cell office:value-type="float" office:value="-451.538237048353">
            <text:p>-451.5382370484</text:p>
          </table:table-cell>
          <table:table-cell office:value-type="float" office:value="99.9613958491229">
            <text:p>99.9613958491</text:p>
          </table:table-cell>
          <table:table-cell office:value-type="float" office:value="64.1549271394291">
            <text:p>64.154927139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9.8">
            <text:p>19.8</text:p>
          </table:table-cell>
          <table:table-cell office:value-type="float" office:value="-351.57695253177">
            <text:p>-351.5769525318</text:p>
          </table:table-cell>
          <table:table-cell office:value-type="float" office:value="-456.422787010785">
            <text:p>-456.4227870108</text:p>
          </table:table-cell>
          <table:table-cell office:value-type="float" office:value="104.845834479016">
            <text:p>104.845834479</text:p>
          </table:table-cell>
          <table:table-cell office:value-type="float" office:value="67.28974535356">
            <text:p>67.289745353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19.9">
            <text:p>19.9</text:p>
          </table:table-cell>
          <table:table-cell office:value-type="float" office:value="-351.576856950162">
            <text:p>-351.5768569502</text:p>
          </table:table-cell>
          <table:table-cell office:value-type="float" office:value="-462.20564127144">
            <text:p>-462.2056412714</text:p>
          </table:table-cell>
          <table:table-cell office:value-type="float" office:value="110.628784321278">
            <text:p>110.6287843213</text:p>
          </table:table-cell>
          <table:table-cell office:value-type="float" office:value="71.0012253967288">
            <text:p>71.001225396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-351.576879211951">
            <text:p>-351.576879212</text:p>
          </table:table-cell>
          <table:table-cell office:value-type="float" office:value="-466.689263700637">
            <text:p>-466.6892637006</text:p>
          </table:table-cell>
          <table:table-cell office:value-type="float" office:value="115.112384488686">
            <text:p>115.1123844887</text:p>
          </table:table-cell>
          <table:table-cell office:value-type="float" office:value="73.8787866754505">
            <text:p>73.878786675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0.1">
            <text:p>20.1</text:p>
          </table:table-cell>
          <table:table-cell office:value-type="float" office:value="-351.576970870015">
            <text:p>-351.57697087</text:p>
          </table:table-cell>
          <table:table-cell office:value-type="float" office:value="-462.574453006773">
            <text:p>-462.5744530068</text:p>
          </table:table-cell>
          <table:table-cell office:value-type="float" office:value="110.997482136757">
            <text:p>110.9974821368</text:p>
          </table:table-cell>
          <table:table-cell office:value-type="float" office:value="71.2378545602936">
            <text:p>71.237854560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0.2">
            <text:p>20.2</text:p>
          </table:table-cell>
          <table:table-cell office:value-type="float" office:value="-351.57698952919">
            <text:p>-351.5769895292</text:p>
          </table:table-cell>
          <table:table-cell office:value-type="float" office:value="-457.978148844751">
            <text:p>-457.9781488448</text:p>
          </table:table-cell>
          <table:table-cell office:value-type="float" office:value="106.40115931556">
            <text:p>106.4011593156</text:p>
          </table:table-cell>
          <table:table-cell office:value-type="float" office:value="68.2879482169659">
            <text:p>68.28794821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0.3">
            <text:p>20.3</text:p>
          </table:table-cell>
          <table:table-cell office:value-type="float" office:value="-351.576877231836">
            <text:p>-351.5768772318</text:p>
          </table:table-cell>
          <table:table-cell office:value-type="float" office:value="-459.035406303507">
            <text:p>-459.0354063035</text:p>
          </table:table-cell>
          <table:table-cell office:value-type="float" office:value="107.458529071671">
            <text:p>107.4585290717</text:p>
          </table:table-cell>
          <table:table-cell office:value-type="float" office:value="68.9665649878353">
            <text:p>68.966564987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0.4">
            <text:p>20.4</text:p>
          </table:table-cell>
          <table:table-cell office:value-type="float" office:value="-351.576932664833">
            <text:p>-351.5769326648</text:p>
          </table:table-cell>
          <table:table-cell office:value-type="float" office:value="-461.17963578152">
            <text:p>-461.1796357815</text:p>
          </table:table-cell>
          <table:table-cell office:value-type="float" office:value="109.602703116687">
            <text:p>109.6027031167</text:p>
          </table:table-cell>
          <table:table-cell office:value-type="float" office:value="70.3426895253507">
            <text:p>70.342689525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0.5">
            <text:p>20.5</text:p>
          </table:table-cell>
          <table:table-cell office:value-type="float" office:value="-351.576898936532">
            <text:p>-351.5768989365</text:p>
          </table:table-cell>
          <table:table-cell office:value-type="float" office:value="-461.835054927404">
            <text:p>-461.8350549274</text:p>
          </table:table-cell>
          <table:table-cell office:value-type="float" office:value="110.258155990872">
            <text:p>110.2581559909</text:p>
          </table:table-cell>
          <table:table-cell office:value-type="float" office:value="70.7633572344142">
            <text:p>70.763357234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0.6">
            <text:p>20.6</text:p>
          </table:table-cell>
          <table:table-cell office:value-type="float" office:value="-351.576892259251">
            <text:p>-351.5768922593</text:p>
          </table:table-cell>
          <table:table-cell office:value-type="float" office:value="-463.840190058531">
            <text:p>-463.8401900585</text:p>
          </table:table-cell>
          <table:table-cell office:value-type="float" office:value="112.26329779928">
            <text:p>112.2632977993</text:p>
          </table:table-cell>
          <table:table-cell office:value-type="float" office:value="72.0502512951656">
            <text:p>72.050251295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0.7">
            <text:p>20.7</text:p>
          </table:table-cell>
          <table:table-cell office:value-type="float" office:value="-351.577037918321">
            <text:p>-351.5770379183</text:p>
          </table:table-cell>
          <table:table-cell office:value-type="float" office:value="-465.568164880379">
            <text:p>-465.5681648804</text:p>
          </table:table-cell>
          <table:table-cell office:value-type="float" office:value="113.991126962058">
            <text:p>113.9911269621</text:p>
          </table:table-cell>
          <table:table-cell office:value-type="float" office:value="73.1591669231019">
            <text:p>73.159166923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0.8">
            <text:p>20.8</text:p>
          </table:table-cell>
          <table:table-cell office:value-type="float" office:value="-351.576877018113">
            <text:p>-351.5768770181</text:p>
          </table:table-cell>
          <table:table-cell office:value-type="float" office:value="-459.401322010672">
            <text:p>-459.4013220107</text:p>
          </table:table-cell>
          <table:table-cell office:value-type="float" office:value="107.824444992559">
            <text:p>107.8244449926</text:p>
          </table:table-cell>
          <table:table-cell office:value-type="float" office:value="69.2014087397092">
            <text:p>69.201408739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0.9">
            <text:p>20.9</text:p>
          </table:table-cell>
          <table:table-cell office:value-type="float" office:value="-351.576864522851">
            <text:p>-351.5768645229</text:p>
          </table:table-cell>
          <table:table-cell office:value-type="float" office:value="-462.420339127028">
            <text:p>-462.420339127</text:p>
          </table:table-cell>
          <table:table-cell office:value-type="float" office:value="110.843474604177">
            <text:p>110.8434746042</text:p>
          </table:table-cell>
          <table:table-cell office:value-type="float" office:value="71.1390129830259">
            <text:p>71.13901298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float" office:value="-351.576987485599">
            <text:p>-351.5769874856</text:p>
          </table:table-cell>
          <table:table-cell office:value-type="float" office:value="-473.615773357813">
            <text:p>-473.6157733578</text:p>
          </table:table-cell>
          <table:table-cell office:value-type="float" office:value="122.038785872214">
            <text:p>122.0387858722</text:p>
          </table:table-cell>
          <table:table-cell office:value-type="float" office:value="78.3241305236835">
            <text:p>78.324130523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1.1">
            <text:p>21.1</text:p>
          </table:table-cell>
          <table:table-cell office:value-type="float" office:value="-351.576861968818">
            <text:p>-351.5768619688</text:p>
          </table:table-cell>
          <table:table-cell office:value-type="float" office:value="-470.03058479498">
            <text:p>-470.030584795</text:p>
          </table:table-cell>
          <table:table-cell office:value-type="float" office:value="118.453722826161">
            <text:p>118.4537228262</text:p>
          </table:table-cell>
          <table:table-cell office:value-type="float" office:value="76.0232477023095">
            <text:p>76.023247702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1.2">
            <text:p>21.2</text:p>
          </table:table-cell>
          <table:table-cell office:value-type="float" office:value="-351.576940856006">
            <text:p>-351.576940856</text:p>
          </table:table-cell>
          <table:table-cell office:value-type="float" office:value="-467.037375349589">
            <text:p>-467.0373753496</text:p>
          </table:table-cell>
          <table:table-cell office:value-type="float" office:value="115.460434493582">
            <text:p>115.4604344936</text:p>
          </table:table-cell>
          <table:table-cell office:value-type="float" office:value="74.1021641354719">
            <text:p>74.102164135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1.3">
            <text:p>21.3</text:p>
          </table:table-cell>
          <table:table-cell office:value-type="float" office:value="-351.576911115519">
            <text:p>-351.5769111155</text:p>
          </table:table-cell>
          <table:table-cell office:value-type="float" office:value="-463.298361905612">
            <text:p>-463.2983619056</text:p>
          </table:table-cell>
          <table:table-cell office:value-type="float" office:value="111.721450790092">
            <text:p>111.7214507901</text:p>
          </table:table-cell>
          <table:table-cell office:value-type="float" office:value="71.7024954930396">
            <text:p>71.70249549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1.4">
            <text:p>21.4</text:p>
          </table:table-cell>
          <table:table-cell office:value-type="float" office:value="-351.576845435073">
            <text:p>-351.5768454351</text:p>
          </table:table-cell>
          <table:table-cell office:value-type="float" office:value="-458.411700659189">
            <text:p>-458.4117006592</text:p>
          </table:table-cell>
          <table:table-cell office:value-type="float" office:value="106.834855224116">
            <text:p>106.8348552241</text:p>
          </table:table-cell>
          <table:table-cell office:value-type="float" office:value="68.5662929637328">
            <text:p>68.566292963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1.5">
            <text:p>21.5</text:p>
          </table:table-cell>
          <table:table-cell office:value-type="float" office:value="-351.576898599412">
            <text:p>-351.5768985994</text:p>
          </table:table-cell>
          <table:table-cell office:value-type="float" office:value="-458.304596350576">
            <text:p>-458.3045963506</text:p>
          </table:table-cell>
          <table:table-cell office:value-type="float" office:value="106.727697751165">
            <text:p>106.7276977512</text:p>
          </table:table-cell>
          <table:table-cell office:value-type="float" office:value="68.4975196156694">
            <text:p>68.497519615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1.6">
            <text:p>21.6</text:p>
          </table:table-cell>
          <table:table-cell office:value-type="float" office:value="-351.576955136336">
            <text:p>-351.5769551363</text:p>
          </table:table-cell>
          <table:table-cell office:value-type="float" office:value="-460.610120273956">
            <text:p>-460.610120274</text:p>
          </table:table-cell>
          <table:table-cell office:value-type="float" office:value="109.033165137619">
            <text:p>109.0331651376</text:p>
          </table:table-cell>
          <table:table-cell office:value-type="float" office:value="69.9771617409509">
            <text:p>69.97716174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1.7">
            <text:p>21.7</text:p>
          </table:table-cell>
          <table:table-cell office:value-type="float" office:value="-351.576759123074">
            <text:p>-351.5767591231</text:p>
          </table:table-cell>
          <table:table-cell office:value-type="float" office:value="-457.279442649064">
            <text:p>-457.2794426491</text:p>
          </table:table-cell>
          <table:table-cell office:value-type="float" office:value="105.702683525989">
            <text:p>105.702683526</text:p>
          </table:table-cell>
          <table:table-cell office:value-type="float" office:value="67.839668528513">
            <text:p>67.839668528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1.8">
            <text:p>21.8</text:p>
          </table:table-cell>
          <table:table-cell office:value-type="float" office:value="-351.577015086224">
            <text:p>-351.5770150862</text:p>
          </table:table-cell>
          <table:table-cell office:value-type="float" office:value="-456.953489285652">
            <text:p>-456.9534892857</text:p>
          </table:table-cell>
          <table:table-cell office:value-type="float" office:value="105.376474199428">
            <text:p>105.3764741994</text:p>
          </table:table-cell>
          <table:table-cell office:value-type="float" office:value="67.6303083510165">
            <text:p>67.63030835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1.9">
            <text:p>21.9</text:p>
          </table:table-cell>
          <table:table-cell office:value-type="float" office:value="-351.576977081188">
            <text:p>-351.5769770812</text:p>
          </table:table-cell>
          <table:table-cell office:value-type="float" office:value="-457.452315950511">
            <text:p>-457.4523159505</text:p>
          </table:table-cell>
          <table:table-cell office:value-type="float" office:value="105.875338869323">
            <text:p>105.8753388693</text:p>
          </table:table-cell>
          <table:table-cell office:value-type="float" office:value="67.9504782153697">
            <text:p>67.950478215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2">
            <text:p>22</text:p>
          </table:table-cell>
          <table:table-cell office:value-type="float" office:value="-351.576864446127">
            <text:p>-351.5768644461</text:p>
          </table:table-cell>
          <table:table-cell office:value-type="float" office:value="-453.751756633974">
            <text:p>-453.751756634</text:p>
          </table:table-cell>
          <table:table-cell office:value-type="float" office:value="102.174892187848">
            <text:p>102.1748921878</text:p>
          </table:table-cell>
          <table:table-cell office:value-type="float" office:value="65.5755425192766">
            <text:p>65.575542519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2.1">
            <text:p>22.1</text:p>
          </table:table-cell>
          <table:table-cell office:value-type="float" office:value="-351.576735548367">
            <text:p>-351.5767355484</text:p>
          </table:table-cell>
          <table:table-cell office:value-type="float" office:value="-446.31641145273">
            <text:p>-446.3164114527</text:p>
          </table:table-cell>
          <table:table-cell office:value-type="float" office:value="94.739675904363">
            <text:p>94.7396759044</text:p>
          </table:table-cell>
          <table:table-cell office:value-type="float" office:value="60.8036427785723">
            <text:p>60.803642778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2.2">
            <text:p>22.2</text:p>
          </table:table-cell>
          <table:table-cell office:value-type="float" office:value="-351.576872229345">
            <text:p>-351.5768722293</text:p>
          </table:table-cell>
          <table:table-cell office:value-type="float" office:value="-454.761708209684">
            <text:p>-454.7617082097</text:p>
          </table:table-cell>
          <table:table-cell office:value-type="float" office:value="103.184835980339">
            <text:p>103.1848359803</text:p>
          </table:table-cell>
          <table:table-cell office:value-type="float" office:value="66.2237214474698">
            <text:p>66.223721447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2.3">
            <text:p>22.3</text:p>
          </table:table-cell>
          <table:table-cell office:value-type="float" office:value="-351.576849134272">
            <text:p>-351.5768491343</text:p>
          </table:table-cell>
          <table:table-cell office:value-type="float" office:value="-461.483287186212">
            <text:p>-461.4832871862</text:p>
          </table:table-cell>
          <table:table-cell office:value-type="float" office:value="109.90643805194">
            <text:p>109.9064380519</text:p>
          </table:table-cell>
          <table:table-cell office:value-type="float" office:value="70.537625705216">
            <text:p>70.537625705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2.4">
            <text:p>22.4</text:p>
          </table:table-cell>
          <table:table-cell office:value-type="float" office:value="-351.576906462651">
            <text:p>-351.5769064627</text:p>
          </table:table-cell>
          <table:table-cell office:value-type="float" office:value="-460.081613326258">
            <text:p>-460.0816133263</text:p>
          </table:table-cell>
          <table:table-cell office:value-type="float" office:value="108.504706863607">
            <text:p>108.5047068636</text:p>
          </table:table-cell>
          <table:table-cell office:value-type="float" office:value="69.6379987893183">
            <text:p>69.637998789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2.5">
            <text:p>22.5</text:p>
          </table:table-cell>
          <table:table-cell office:value-type="float" office:value="-351.576788412455">
            <text:p>-351.5767884125</text:p>
          </table:table-cell>
          <table:table-cell office:value-type="float" office:value="-452.943792443164">
            <text:p>-452.9437924432</text:p>
          </table:table-cell>
          <table:table-cell office:value-type="float" office:value="101.367004030709">
            <text:p>101.3670040307</text:p>
          </table:table-cell>
          <table:table-cell office:value-type="float" office:value="65.0570422980884">
            <text:p>65.057042298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2.6">
            <text:p>22.6</text:p>
          </table:table-cell>
          <table:table-cell office:value-type="float" office:value="-351.576963327671">
            <text:p>-351.5769633277</text:p>
          </table:table-cell>
          <table:table-cell office:value-type="float" office:value="-455.669790680903">
            <text:p>-455.6697906809</text:p>
          </table:table-cell>
          <table:table-cell office:value-type="float" office:value="104.092827353232">
            <text:p>104.0928273532</text:p>
          </table:table-cell>
          <table:table-cell office:value-type="float" office:value="66.8064676153914">
            <text:p>66.806467615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2.7">
            <text:p>22.7</text:p>
          </table:table-cell>
          <table:table-cell office:value-type="float" office:value="-351.576854945726">
            <text:p>-351.5768549457</text:p>
          </table:table-cell>
          <table:table-cell office:value-type="float" office:value="-457.861858207719">
            <text:p>-457.8618582077</text:p>
          </table:table-cell>
          <table:table-cell office:value-type="float" office:value="106.285003261993">
            <text:p>106.285003262</text:p>
          </table:table-cell>
          <table:table-cell office:value-type="float" office:value="68.2133996065739">
            <text:p>68.213399606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2.8">
            <text:p>22.8</text:p>
          </table:table-cell>
          <table:table-cell office:value-type="float" office:value="-351.57696141087">
            <text:p>-351.5769614109</text:p>
          </table:table-cell>
          <table:table-cell office:value-type="float" office:value="-457.437386793593">
            <text:p>-457.4373867936</text:p>
          </table:table-cell>
          <table:table-cell office:value-type="float" office:value="105.860425382722">
            <text:p>105.8604253827</text:p>
          </table:table-cell>
          <table:table-cell office:value-type="float" office:value="67.9409067839374">
            <text:p>67.940906783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2.9">
            <text:p>22.9</text:p>
          </table:table-cell>
          <table:table-cell office:value-type="float" office:value="-351.57688491638">
            <text:p>-351.5768849164</text:p>
          </table:table-cell>
          <table:table-cell office:value-type="float" office:value="-453.355333489767">
            <text:p>-453.3553334898</text:p>
          </table:table-cell>
          <table:table-cell office:value-type="float" office:value="101.778448573388">
            <text:p>101.7784485734</text:p>
          </table:table-cell>
          <table:table-cell office:value-type="float" office:value="65.3211061842841">
            <text:p>65.321106184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float" office:value="-351.576851138127">
            <text:p>-351.5768511381</text:p>
          </table:table-cell>
          <table:table-cell office:value-type="float" office:value="-452.980310025128">
            <text:p>-452.9803100251</text:p>
          </table:table-cell>
          <table:table-cell office:value-type="float" office:value="101.403458887001">
            <text:p>101.403458887</text:p>
          </table:table-cell>
          <table:table-cell office:value-type="float" office:value="65.080438916647">
            <text:p>65.080438916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3.1">
            <text:p>23.1</text:p>
          </table:table-cell>
          <table:table-cell office:value-type="float" office:value="-351.577015090402">
            <text:p>-351.5770150904</text:p>
          </table:table-cell>
          <table:table-cell office:value-type="float" office:value="-461.55350337697">
            <text:p>-461.553503377</text:p>
          </table:table-cell>
          <table:table-cell office:value-type="float" office:value="109.976488286568">
            <text:p>109.9764882866</text:p>
          </table:table-cell>
          <table:table-cell office:value-type="float" office:value="70.5825837378697">
            <text:p>70.582583737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3.2">
            <text:p>23.2</text:p>
          </table:table-cell>
          <table:table-cell office:value-type="float" office:value="-351.576840687607">
            <text:p>-351.5768406876</text:p>
          </table:table-cell>
          <table:table-cell office:value-type="float" office:value="-462.459279336132">
            <text:p>-462.4592793361</text:p>
          </table:table-cell>
          <table:table-cell office:value-type="float" office:value="110.882438648525">
            <text:p>110.8824386485</text:p>
          </table:table-cell>
          <table:table-cell office:value-type="float" office:value="71.1640199910309">
            <text:p>71.16401999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3.3">
            <text:p>23.3</text:p>
          </table:table-cell>
          <table:table-cell office:value-type="float" office:value="-351.577006252338">
            <text:p>-351.5770062523</text:p>
          </table:table-cell>
          <table:table-cell office:value-type="float" office:value="-465.216963425308">
            <text:p>-465.2169634253</text:p>
          </table:table-cell>
          <table:table-cell office:value-type="float" office:value="113.63995717297">
            <text:p>113.639957173</text:p>
          </table:table-cell>
          <table:table-cell office:value-type="float" office:value="72.9337871948464">
            <text:p>72.933787194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3.4">
            <text:p>23.4</text:p>
          </table:table-cell>
          <table:table-cell office:value-type="float" office:value="-351.576840394629">
            <text:p>-351.5768403946</text:p>
          </table:table-cell>
          <table:table-cell office:value-type="float" office:value="-464.042532273401">
            <text:p>-464.0425322734</text:p>
          </table:table-cell>
          <table:table-cell office:value-type="float" office:value="112.465691878771">
            <text:p>112.4656918788</text:p>
          </table:table-cell>
          <table:table-cell office:value-type="float" office:value="72.1801472146146">
            <text:p>72.180147214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3.5">
            <text:p>23.5</text:p>
          </table:table-cell>
          <table:table-cell office:value-type="float" office:value="-351.576844915544">
            <text:p>-351.5768449155</text:p>
          </table:table-cell>
          <table:table-cell office:value-type="float" office:value="-462.987277000023">
            <text:p>-462.987277</text:p>
          </table:table-cell>
          <table:table-cell office:value-type="float" office:value="111.410432084478">
            <text:p>111.4104320845</text:p>
          </table:table-cell>
          <table:table-cell office:value-type="float" office:value="71.5028846109769">
            <text:p>71.50288461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3.6">
            <text:p>23.6</text:p>
          </table:table-cell>
          <table:table-cell office:value-type="float" office:value="-351.576844924159">
            <text:p>-351.5768449242</text:p>
          </table:table-cell>
          <table:table-cell office:value-type="float" office:value="-467.642802513058">
            <text:p>-467.6428025131</text:p>
          </table:table-cell>
          <table:table-cell office:value-type="float" office:value="116.065957588899">
            <text:p>116.0659575889</text:p>
          </table:table-cell>
          <table:table-cell office:value-type="float" office:value="74.490787060665">
            <text:p>74.490787060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3.7">
            <text:p>23.7</text:p>
          </table:table-cell>
          <table:table-cell office:value-type="float" office:value="-351.576894377428">
            <text:p>-351.5768943774</text:p>
          </table:table-cell>
          <table:table-cell office:value-type="float" office:value="-474.473246570246">
            <text:p>-474.4732465702</text:p>
          </table:table-cell>
          <table:table-cell office:value-type="float" office:value="122.896352192818">
            <text:p>122.8963521928</text:p>
          </table:table-cell>
          <table:table-cell office:value-type="float" office:value="78.8745140427231">
            <text:p>78.874514042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3.8">
            <text:p>23.8</text:p>
          </table:table-cell>
          <table:table-cell office:value-type="float" office:value="-351.576880417955">
            <text:p>-351.576880418</text:p>
          </table:table-cell>
          <table:table-cell office:value-type="float" office:value="-472.477594398092">
            <text:p>-472.4775943981</text:p>
          </table:table-cell>
          <table:table-cell office:value-type="float" office:value="120.900713980137">
            <text:p>120.9007139801</text:p>
          </table:table-cell>
          <table:table-cell office:value-type="float" office:value="77.5937193614998">
            <text:p>77.593719361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3.9">
            <text:p>23.9</text:p>
          </table:table-cell>
          <table:table-cell office:value-type="float" office:value="-351.576940171965">
            <text:p>-351.576940172</text:p>
          </table:table-cell>
          <table:table-cell office:value-type="float" office:value="-472.90120297629">
            <text:p>-472.9012029763</text:p>
          </table:table-cell>
          <table:table-cell office:value-type="float" office:value="121.324262804325">
            <text:p>121.3242628043</text:p>
          </table:table-cell>
          <table:table-cell office:value-type="float" office:value="77.8655517396389">
            <text:p>77.865551739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4">
            <text:p>24</text:p>
          </table:table-cell>
          <table:table-cell office:value-type="float" office:value="-351.576938327033">
            <text:p>-351.576938327</text:p>
          </table:table-cell>
          <table:table-cell office:value-type="float" office:value="-473.531477122507">
            <text:p>-473.5314771225</text:p>
          </table:table-cell>
          <table:table-cell office:value-type="float" office:value="121.954538795473">
            <text:p>121.9545387955</text:p>
          </table:table-cell>
          <table:table-cell office:value-type="float" office:value="78.2700609999026">
            <text:p>78.270060999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4.1">
            <text:p>24.1</text:p>
          </table:table-cell>
          <table:table-cell office:value-type="float" office:value="-351.576910245265">
            <text:p>-351.5769102453</text:p>
          </table:table-cell>
          <table:table-cell office:value-type="float" office:value="-473.270439475683">
            <text:p>-473.2704394757</text:p>
          </table:table-cell>
          <table:table-cell office:value-type="float" office:value="121.693529230419">
            <text:p>121.6935292304</text:p>
          </table:table-cell>
          <table:table-cell office:value-type="float" office:value="78.1025458358081">
            <text:p>78.102545835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4.2">
            <text:p>24.2</text:p>
          </table:table-cell>
          <table:table-cell office:value-type="float" office:value="-351.577042261273">
            <text:p>-351.5770422613</text:p>
          </table:table-cell>
          <table:table-cell office:value-type="float" office:value="-468.147116268399">
            <text:p>-468.1471162684</text:p>
          </table:table-cell>
          <table:table-cell office:value-type="float" office:value="116.570074007126">
            <text:p>116.5700740071</text:p>
          </table:table-cell>
          <table:table-cell office:value-type="float" office:value="74.814327481509">
            <text:p>74.814327481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4.3">
            <text:p>24.3</text:p>
          </table:table-cell>
          <table:table-cell office:value-type="float" office:value="-351.576920719241">
            <text:p>-351.5769207192</text:p>
          </table:table-cell>
          <table:table-cell office:value-type="float" office:value="-463.712327000916">
            <text:p>-463.7123270009</text:p>
          </table:table-cell>
          <table:table-cell office:value-type="float" office:value="112.135406281675">
            <text:p>112.1354062817</text:p>
          </table:table-cell>
          <table:table-cell office:value-type="float" office:value="71.9681708987888">
            <text:p>71.968170898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4.4">
            <text:p>24.4</text:p>
          </table:table-cell>
          <table:table-cell office:value-type="float" office:value="-351.577005897762">
            <text:p>-351.5770058978</text:p>
          </table:table-cell>
          <table:table-cell office:value-type="float" office:value="-468.616103683331">
            <text:p>-468.6161036833</text:p>
          </table:table-cell>
          <table:table-cell office:value-type="float" office:value="117.039097785568">
            <text:p>117.0390977856</text:p>
          </table:table-cell>
          <table:table-cell office:value-type="float" office:value="75.1153455503046">
            <text:p>75.115345550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4.5">
            <text:p>24.5</text:p>
          </table:table-cell>
          <table:table-cell office:value-type="float" office:value="-351.57693812543">
            <text:p>-351.5769381254</text:p>
          </table:table-cell>
          <table:table-cell office:value-type="float" office:value="-468.090014285427">
            <text:p>-468.0900142854</text:p>
          </table:table-cell>
          <table:table-cell office:value-type="float" office:value="116.513076159997">
            <text:p>116.51307616</text:p>
          </table:table-cell>
          <table:table-cell office:value-type="float" office:value="74.7777464324091">
            <text:p>74.777746432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4.6">
            <text:p>24.6</text:p>
          </table:table-cell>
          <table:table-cell office:value-type="float" office:value="-351.57705807302">
            <text:p>-351.577058073</text:p>
          </table:table-cell>
          <table:table-cell office:value-type="float" office:value="-469.972725553462">
            <text:p>-469.9727255535</text:p>
          </table:table-cell>
          <table:table-cell office:value-type="float" office:value="118.395667480442">
            <text:p>118.3956674804</text:p>
          </table:table-cell>
          <table:table-cell office:value-type="float" office:value="75.9859879537533">
            <text:p>75.9859879538</text:p>
          </table:table-cell>
          <table:table-cell office:value-type="float" office:value="0.924168719469529">
            <text:p>0.9241687195</text:p>
          </table:table-cell>
        </table:table-row>
        <table:table-row table:style-name="ro3">
          <table:table-cell office:value-type="float" office:value="24.7">
            <text:p>24.7</text:p>
          </table:table-cell>
          <table:table-cell office:value-type="float" office:value="-351.577108345155">
            <text:p>-351.5771083452</text:p>
          </table:table-cell>
          <table:table-cell office:value-type="float" office:value="-471.830492625447">
            <text:p>-471.8304926254</text:p>
          </table:table-cell>
          <table:table-cell office:value-type="float" office:value="120.253384280292">
            <text:p>120.2533842803</text:p>
          </table:table-cell>
          <table:table-cell office:value-type="float" office:value="77.1782650816154">
            <text:p>77.1782650816</text:p>
          </table:table-cell>
          <table:table-cell office:value-type="float" office:value="3.99072585707844">
            <text:p>3.9907258571</text:p>
          </table:table-cell>
        </table:table-row>
        <table:table-row table:style-name="ro3">
          <table:table-cell office:value-type="float" office:value="24.8">
            <text:p>24.8</text:p>
          </table:table-cell>
          <table:table-cell office:value-type="float" office:value="-351.576769537764">
            <text:p>-351.5767695378</text:p>
          </table:table-cell>
          <table:table-cell office:value-type="float" office:value="-465.655933278409">
            <text:p>-465.6559332784</text:p>
          </table:table-cell>
          <table:table-cell office:value-type="float" office:value="114.079163740645">
            <text:p>114.0791637406</text:p>
          </table:table-cell>
          <table:table-cell office:value-type="float" office:value="73.2156686662783">
            <text:p>73.215668666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4.9">
            <text:p>24.9</text:p>
          </table:table-cell>
          <table:table-cell office:value-type="float" office:value="-351.576853669324">
            <text:p>-351.5768536693</text:p>
          </table:table-cell>
          <table:table-cell office:value-type="float" office:value="-469.193535922275">
            <text:p>-469.1935359223</text:p>
          </table:table-cell>
          <table:table-cell office:value-type="float" office:value="117.616682252952">
            <text:p>117.616682253</text:p>
          </table:table-cell>
          <table:table-cell office:value-type="float" office:value="75.4860375470208">
            <text:p>75.48603754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5">
            <text:p>25</text:p>
          </table:table-cell>
          <table:table-cell office:value-type="float" office:value="-351.576927946958">
            <text:p>-351.576927947</text:p>
          </table:table-cell>
          <table:table-cell office:value-type="float" office:value="-474.516478290575">
            <text:p>-474.5164782906</text:p>
          </table:table-cell>
          <table:table-cell office:value-type="float" office:value="122.939550343617">
            <text:p>122.9395503436</text:p>
          </table:table-cell>
          <table:table-cell office:value-type="float" office:value="78.9022384876804">
            <text:p>78.902238487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5.1">
            <text:p>25.1</text:p>
          </table:table-cell>
          <table:table-cell office:value-type="float" office:value="-351.576842649521">
            <text:p>-351.5768426495</text:p>
          </table:table-cell>
          <table:table-cell office:value-type="float" office:value="-471.201904579147">
            <text:p>-471.2019045791</text:p>
          </table:table-cell>
          <table:table-cell office:value-type="float" office:value="119.625061929626">
            <text:p>119.6250619296</text:p>
          </table:table-cell>
          <table:table-cell office:value-type="float" office:value="76.7750096620144">
            <text:p>76.77500966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5.2">
            <text:p>25.2</text:p>
          </table:table-cell>
          <table:table-cell office:value-type="float" office:value="-351.576981700523">
            <text:p>-351.5769817005</text:p>
          </table:table-cell>
          <table:table-cell office:value-type="float" office:value="-471.889365839917">
            <text:p>-471.8893658399</text:p>
          </table:table-cell>
          <table:table-cell office:value-type="float" office:value="120.312384139394">
            <text:p>120.3123841394</text:p>
          </table:table-cell>
          <table:table-cell office:value-type="float" office:value="77.216131016057">
            <text:p>77.2161310161</text:p>
          </table:table-cell>
          <table:table-cell office:value-type="float" office:value="0.538574996111848">
            <text:p>0.5385749961</text:p>
          </table:table-cell>
        </table:table-row>
        <table:table-row table:style-name="ro3">
          <table:table-cell office:value-type="float" office:value="25.3">
            <text:p>25.3</text:p>
          </table:table-cell>
          <table:table-cell office:value-type="float" office:value="-351.576797508661">
            <text:p>-351.5767975087</text:p>
          </table:table-cell>
          <table:table-cell office:value-type="float" office:value="-470.418787814386">
            <text:p>-470.4187878144</text:p>
          </table:table-cell>
          <table:table-cell office:value-type="float" office:value="118.841990305724">
            <text:p>118.8419903057</text:p>
          </table:table-cell>
          <table:table-cell office:value-type="float" office:value="76.2724366181946">
            <text:p>76.2724366182</text:p>
          </table:table-cell>
          <table:table-cell office:value-type="float" office:value="0.196835606380946">
            <text:p>0.1968356064</text:p>
          </table:table-cell>
        </table:table-row>
        <table:table-row table:style-name="ro3">
          <table:table-cell office:value-type="float" office:value="25.4">
            <text:p>25.4</text:p>
          </table:table-cell>
          <table:table-cell office:value-type="float" office:value="-351.576995757753">
            <text:p>-351.5769957578</text:p>
          </table:table-cell>
          <table:table-cell office:value-type="float" office:value="-467.937857247252">
            <text:p>-467.9378572473</text:p>
          </table:table-cell>
          <table:table-cell office:value-type="float" office:value="116.360861489498">
            <text:p>116.3608614895</text:p>
          </table:table-cell>
          <table:table-cell office:value-type="float" office:value="74.6800555087031">
            <text:p>74.680055508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5.5">
            <text:p>25.5</text:p>
          </table:table-cell>
          <table:table-cell office:value-type="float" office:value="-351.576983157364">
            <text:p>-351.5769831574</text:p>
          </table:table-cell>
          <table:table-cell office:value-type="float" office:value="-469.610462950773">
            <text:p>-469.6104629508</text:p>
          </table:table-cell>
          <table:table-cell office:value-type="float" office:value="118.03347979341">
            <text:p>118.0334797934</text:p>
          </table:table-cell>
          <table:table-cell office:value-type="float" office:value="75.7535369713017">
            <text:p>75.753536971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5.6">
            <text:p>25.6</text:p>
          </table:table-cell>
          <table:table-cell office:value-type="float" office:value="-351.576940918862">
            <text:p>-351.5769409189</text:p>
          </table:table-cell>
          <table:table-cell office:value-type="float" office:value="-470.494641756484">
            <text:p>-470.4946417565</text:p>
          </table:table-cell>
          <table:table-cell office:value-type="float" office:value="118.917700837622">
            <text:p>118.9177008376</text:p>
          </table:table-cell>
          <table:table-cell office:value-type="float" office:value="76.3210274128341">
            <text:p>76.321027412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5.7">
            <text:p>25.7</text:p>
          </table:table-cell>
          <table:table-cell office:value-type="float" office:value="-351.576656714829">
            <text:p>-351.5766567148</text:p>
          </table:table-cell>
          <table:table-cell office:value-type="float" office:value="-460.216006529976">
            <text:p>-460.21600653</text:p>
          </table:table-cell>
          <table:table-cell office:value-type="float" office:value="108.639349815147">
            <text:p>108.6393498151</text:p>
          </table:table-cell>
          <table:table-cell office:value-type="float" office:value="69.7244122359544">
            <text:p>69.72441223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5.8">
            <text:p>25.8</text:p>
          </table:table-cell>
          <table:table-cell office:value-type="float" office:value="-351.576857529606">
            <text:p>-351.5768575296</text:p>
          </table:table-cell>
          <table:table-cell office:value-type="float" office:value="-468.672164194653">
            <text:p>-468.6721641947</text:p>
          </table:table-cell>
          <table:table-cell office:value-type="float" office:value="117.095306665047">
            <text:p>117.095306665</text:p>
          </table:table-cell>
          <table:table-cell office:value-type="float" office:value="75.1514202423085">
            <text:p>75.151420242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5.9">
            <text:p>25.9</text:p>
          </table:table-cell>
          <table:table-cell office:value-type="float" office:value="-351.576917459277">
            <text:p>-351.5769174593</text:p>
          </table:table-cell>
          <table:table-cell office:value-type="float" office:value="-471.660572171035">
            <text:p>-471.660572171</text:p>
          </table:table-cell>
          <table:table-cell office:value-type="float" office:value="120.083654711758">
            <text:p>120.0836547118</text:p>
          </table:table-cell>
          <table:table-cell office:value-type="float" office:value="77.0693331483403">
            <text:p>77.069333148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float" office:value="-351.57688557389">
            <text:p>-351.5768855739</text:p>
          </table:table-cell>
          <table:table-cell office:value-type="float" office:value="-471.318787236057">
            <text:p>-471.3187872361</text:p>
          </table:table-cell>
          <table:table-cell office:value-type="float" office:value="119.741901662167">
            <text:p>119.7419016622</text:p>
          </table:table-cell>
          <table:table-cell office:value-type="float" office:value="76.8499970555423">
            <text:p>76.849997055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6.1">
            <text:p>26.1</text:p>
          </table:table-cell>
          <table:table-cell office:value-type="float" office:value="-351.57690437982">
            <text:p>-351.5769043798</text:p>
          </table:table-cell>
          <table:table-cell office:value-type="float" office:value="-468.82330201319">
            <text:p>-468.8233020132</text:p>
          </table:table-cell>
          <table:table-cell office:value-type="float" office:value="117.24639763337">
            <text:p>117.2463976334</text:p>
          </table:table-cell>
          <table:table-cell office:value-type="float" office:value="75.2483899772933">
            <text:p>75.248389977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6.2">
            <text:p>26.2</text:p>
          </table:table-cell>
          <table:table-cell office:value-type="float" office:value="-351.576872651906">
            <text:p>-351.5768726519</text:p>
          </table:table-cell>
          <table:table-cell office:value-type="float" office:value="-465.550607495622">
            <text:p>-465.5506074956</text:p>
          </table:table-cell>
          <table:table-cell office:value-type="float" office:value="113.973734843716">
            <text:p>113.9737348437</text:p>
          </table:table-cell>
          <table:table-cell office:value-type="float" office:value="73.1480047131754">
            <text:p>73.148004713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6.3">
            <text:p>26.3</text:p>
          </table:table-cell>
          <table:table-cell office:value-type="float" office:value="-351.576942614806">
            <text:p>-351.5769426148</text:p>
          </table:table-cell>
          <table:table-cell office:value-type="float" office:value="-469.277481765527">
            <text:p>-469.2774817655</text:p>
          </table:table-cell>
          <table:table-cell office:value-type="float" office:value="117.700539150721">
            <text:p>117.7005391507</text:p>
          </table:table-cell>
          <table:table-cell office:value-type="float" office:value="75.5398566550957">
            <text:p>75.539856655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6.4">
            <text:p>26.4</text:p>
          </table:table-cell>
          <table:table-cell office:value-type="float" office:value="-351.57698528142">
            <text:p>-351.5769852814</text:p>
          </table:table-cell>
          <table:table-cell office:value-type="float" office:value="-471.870268943968">
            <text:p>-471.870268944</text:p>
          </table:table-cell>
          <table:table-cell office:value-type="float" office:value="120.293283662548">
            <text:p>120.2932836625</text:p>
          </table:table-cell>
          <table:table-cell office:value-type="float" office:value="77.2038723867134">
            <text:p>77.203872386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6.5">
            <text:p>26.5</text:p>
          </table:table-cell>
          <table:table-cell office:value-type="float" office:value="-351.576866054363">
            <text:p>-351.5768660544</text:p>
          </table:table-cell>
          <table:table-cell office:value-type="float" office:value="-470.340073978041">
            <text:p>-470.340073978</text:p>
          </table:table-cell>
          <table:table-cell office:value-type="float" office:value="118.763207923678">
            <text:p>118.7632079237</text:p>
          </table:table-cell>
          <table:table-cell office:value-type="float" office:value="76.2218743192476">
            <text:p>76.221874319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6.6">
            <text:p>26.6</text:p>
          </table:table-cell>
          <table:table-cell office:value-type="float" office:value="-351.576833196437">
            <text:p>-351.5768331964</text:p>
          </table:table-cell>
          <table:table-cell office:value-type="float" office:value="-470.591196013976">
            <text:p>-470.591196014</text:p>
          </table:table-cell>
          <table:table-cell office:value-type="float" office:value="119.014362817539">
            <text:p>119.0143628175</text:p>
          </table:table-cell>
          <table:table-cell office:value-type="float" office:value="76.3830647846217">
            <text:p>76.383064784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6.7">
            <text:p>26.7</text:p>
          </table:table-cell>
          <table:table-cell office:value-type="float" office:value="-351.576981133758">
            <text:p>-351.5769811338</text:p>
          </table:table-cell>
          <table:table-cell office:value-type="float" office:value="-471.731731762863">
            <text:p>-471.7317317629</text:p>
          </table:table-cell>
          <table:table-cell office:value-type="float" office:value="120.154750629105">
            <text:p>120.1547506291</text:p>
          </table:table-cell>
          <table:table-cell office:value-type="float" office:value="77.1149622970589">
            <text:p>77.114962297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6.8">
            <text:p>26.8</text:p>
          </table:table-cell>
          <table:table-cell office:value-type="float" office:value="-351.576789916713">
            <text:p>-351.5767899167</text:p>
          </table:table-cell>
          <table:table-cell office:value-type="float" office:value="-465.228440430652">
            <text:p>-465.2284404307</text:p>
          </table:table-cell>
          <table:table-cell office:value-type="float" office:value="113.65165051394">
            <text:p>113.6516505139</text:p>
          </table:table-cell>
          <table:table-cell office:value-type="float" office:value="72.9412919463712">
            <text:p>72.941291946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6.9">
            <text:p>26.9</text:p>
          </table:table-cell>
          <table:table-cell office:value-type="float" office:value="-351.576820149319">
            <text:p>-351.5768201493</text:p>
          </table:table-cell>
          <table:table-cell office:value-type="float" office:value="-466.839320125139">
            <text:p>-466.8393201251</text:p>
          </table:table-cell>
          <table:table-cell office:value-type="float" office:value="115.262499975821">
            <text:p>115.2624999758</text:p>
          </table:table-cell>
          <table:table-cell office:value-type="float" office:value="73.975130349504">
            <text:p>73.975130349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float" office:value="-351.576885484753">
            <text:p>-351.5768854848</text:p>
          </table:table-cell>
          <table:table-cell office:value-type="float" office:value="-471.955465714041">
            <text:p>-471.955465714</text:p>
          </table:table-cell>
          <table:table-cell office:value-type="float" office:value="120.378580229288">
            <text:p>120.3785802293</text:p>
          </table:table-cell>
          <table:table-cell office:value-type="float" office:value="77.2586154700604">
            <text:p>77.258615470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7.1">
            <text:p>27.1</text:p>
          </table:table-cell>
          <table:table-cell office:value-type="float" office:value="-351.576999269298">
            <text:p>-351.5769992693</text:p>
          </table:table-cell>
          <table:table-cell office:value-type="float" office:value="-470.255851494338">
            <text:p>-470.2558514943</text:p>
          </table:table-cell>
          <table:table-cell office:value-type="float" office:value="118.67885222504">
            <text:p>118.678852225</text:p>
          </table:table-cell>
          <table:table-cell office:value-type="float" office:value="76.1677350822562">
            <text:p>76.167735082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7.2">
            <text:p>27.2</text:p>
          </table:table-cell>
          <table:table-cell office:value-type="float" office:value="-351.576755584296">
            <text:p>-351.5767555843</text:p>
          </table:table-cell>
          <table:table-cell office:value-type="float" office:value="-464.584379821152">
            <text:p>-464.5843798212</text:p>
          </table:table-cell>
          <table:table-cell office:value-type="float" office:value="113.007624236856">
            <text:p>113.0076242369</text:p>
          </table:table-cell>
          <table:table-cell office:value-type="float" office:value="72.5279577934094">
            <text:p>72.527957793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7.3">
            <text:p>27.3</text:p>
          </table:table-cell>
          <table:table-cell office:value-type="float" office:value="-351.577011448303">
            <text:p>-351.5770114483</text:p>
          </table:table-cell>
          <table:table-cell office:value-type="float" office:value="-471.795493162471">
            <text:p>-471.7954931625</text:p>
          </table:table-cell>
          <table:table-cell office:value-type="float" office:value="120.218481714168">
            <text:p>120.2184817142</text:p>
          </table:table-cell>
          <table:table-cell office:value-type="float" office:value="77.1558647182788">
            <text:p>77.155864718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7.4">
            <text:p>27.4</text:p>
          </table:table-cell>
          <table:table-cell office:value-type="float" office:value="-351.576891246409">
            <text:p>-351.5768912464</text:p>
          </table:table-cell>
          <table:table-cell office:value-type="float" office:value="-467.707206513491">
            <text:p>-467.7072065135</text:p>
          </table:table-cell>
          <table:table-cell office:value-type="float" office:value="116.130315267081">
            <text:p>116.1303152671</text:p>
          </table:table-cell>
          <table:table-cell office:value-type="float" office:value="74.5320916274891">
            <text:p>74.532091627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7.5">
            <text:p>27.5</text:p>
          </table:table-cell>
          <table:table-cell office:value-type="float" office:value="-351.576888788009">
            <text:p>-351.576888788</text:p>
          </table:table-cell>
          <table:table-cell office:value-type="float" office:value="-467.39046222075">
            <text:p>-467.3904622208</text:p>
          </table:table-cell>
          <table:table-cell office:value-type="float" office:value="115.813573432742">
            <text:p>115.8135734327</text:p>
          </table:table-cell>
          <table:table-cell office:value-type="float" office:value="74.3288076583981">
            <text:p>74.328807658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7.6">
            <text:p>27.6</text:p>
          </table:table-cell>
          <table:table-cell office:value-type="float" office:value="-351.576865059752">
            <text:p>-351.5768650598</text:p>
          </table:table-cell>
          <table:table-cell office:value-type="float" office:value="-467.254449668552">
            <text:p>-467.2544496686</text:p>
          </table:table-cell>
          <table:table-cell office:value-type="float" office:value="115.6775846088">
            <text:p>115.6775846088</text:p>
          </table:table-cell>
          <table:table-cell office:value-type="float" office:value="74.2415304348495">
            <text:p>74.241530434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7.7">
            <text:p>27.7</text:p>
          </table:table-cell>
          <table:table-cell office:value-type="float" office:value="-351.577047675726">
            <text:p>-351.5770476757</text:p>
          </table:table-cell>
          <table:table-cell office:value-type="float" office:value="-469.712020470645">
            <text:p>-469.7120204706</text:p>
          </table:table-cell>
          <table:table-cell office:value-type="float" office:value="118.134972794918">
            <text:p>118.1349727949</text:p>
          </table:table-cell>
          <table:table-cell office:value-type="float" office:value="75.8186748784071">
            <text:p>75.818674878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7.8">
            <text:p>27.8</text:p>
          </table:table-cell>
          <table:table-cell office:value-type="float" office:value="-351.576850986246">
            <text:p>-351.5768509862</text:p>
          </table:table-cell>
          <table:table-cell office:value-type="float" office:value="-466.702716934533">
            <text:p>-466.7027169345</text:p>
          </table:table-cell>
          <table:table-cell office:value-type="float" office:value="115.125865948287">
            <text:p>115.1258659483</text:p>
          </table:table-cell>
          <table:table-cell office:value-type="float" office:value="73.8874390362051">
            <text:p>73.887439036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7.9">
            <text:p>27.9</text:p>
          </table:table-cell>
          <table:table-cell office:value-type="float" office:value="-351.577018676144">
            <text:p>-351.5770186761</text:p>
          </table:table-cell>
          <table:table-cell office:value-type="float" office:value="-471.828189658142">
            <text:p>-471.8281896581</text:p>
          </table:table-cell>
          <table:table-cell office:value-type="float" office:value="120.251170981997">
            <text:p>120.251170982</text:p>
          </table:table-cell>
          <table:table-cell office:value-type="float" office:value="77.1768445933396">
            <text:p>77.176844593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8">
            <text:p>28</text:p>
          </table:table-cell>
          <table:table-cell office:value-type="float" office:value="-351.576808406674">
            <text:p>-351.5768084067</text:p>
          </table:table-cell>
          <table:table-cell office:value-type="float" office:value="-469.995965074714">
            <text:p>-469.9959650747</text:p>
          </table:table-cell>
          <table:table-cell office:value-type="float" office:value="118.41915666804">
            <text:p>118.419156668</text:p>
          </table:table-cell>
          <table:table-cell office:value-type="float" office:value="76.0010632446306">
            <text:p>76.001063244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8.1">
            <text:p>28.1</text:p>
          </table:table-cell>
          <table:table-cell office:value-type="float" office:value="-351.576984777385">
            <text:p>-351.5769847774</text:p>
          </table:table-cell>
          <table:table-cell office:value-type="float" office:value="-476.684925105335">
            <text:p>-476.6849251053</text:p>
          </table:table-cell>
          <table:table-cell office:value-type="float" office:value="125.10794032795">
            <text:p>125.107940328</text:p>
          </table:table-cell>
          <table:table-cell office:value-type="float" office:value="80.2939047431691">
            <text:p>80.293904743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8.2">
            <text:p>28.2</text:p>
          </table:table-cell>
          <table:table-cell office:value-type="float" office:value="-351.57700587275">
            <text:p>-351.5770058728</text:p>
          </table:table-cell>
          <table:table-cell office:value-type="float" office:value="-476.778682160109">
            <text:p>-476.7786821601</text:p>
          </table:table-cell>
          <table:table-cell office:value-type="float" office:value="125.201676287359">
            <text:p>125.2016762874</text:p>
          </table:table-cell>
          <table:table-cell office:value-type="float" office:value="80.3540642036803">
            <text:p>80.354064203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8.3">
            <text:p>28.3</text:p>
          </table:table-cell>
          <table:table-cell office:value-type="float" office:value="-351.576840921191">
            <text:p>-351.5768409212</text:p>
          </table:table-cell>
          <table:table-cell office:value-type="float" office:value="-473.653613228605">
            <text:p>-473.6536132286</text:p>
          </table:table-cell>
          <table:table-cell office:value-type="float" office:value="122.076772307414">
            <text:p>122.0767723074</text:p>
          </table:table-cell>
          <table:table-cell office:value-type="float" office:value="78.3485101050392">
            <text:p>78.34851010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8.4">
            <text:p>28.4</text:p>
          </table:table-cell>
          <table:table-cell office:value-type="float" office:value="-351.577228637039">
            <text:p>-351.577228637</text:p>
          </table:table-cell>
          <table:table-cell office:value-type="float" office:value="-477.993840040126">
            <text:p>-477.9938400401</text:p>
          </table:table-cell>
          <table:table-cell office:value-type="float" office:value="126.416611403087">
            <text:p>126.4166114031</text:p>
          </table:table-cell>
          <table:table-cell office:value-type="float" office:value="81.1338059546485">
            <text:p>81.133805954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8.5">
            <text:p>28.5</text:p>
          </table:table-cell>
          <table:table-cell office:value-type="float" office:value="-351.57683649745">
            <text:p>-351.5768364975</text:p>
          </table:table-cell>
          <table:table-cell office:value-type="float" office:value="-467.851517307884">
            <text:p>-467.8515173079</text:p>
          </table:table-cell>
          <table:table-cell office:value-type="float" office:value="116.274680810435">
            <text:p>116.2746808104</text:p>
          </table:table-cell>
          <table:table-cell office:value-type="float" office:value="74.6247450046914">
            <text:p>74.624745004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8.6">
            <text:p>28.6</text:p>
          </table:table-cell>
          <table:table-cell office:value-type="float" office:value="-351.577041629933">
            <text:p>-351.5770416299</text:p>
          </table:table-cell>
          <table:table-cell office:value-type="float" office:value="-477.770234494088">
            <text:p>-477.7702344941</text:p>
          </table:table-cell>
          <table:table-cell office:value-type="float" office:value="126.193192864155">
            <text:p>126.1931928642</text:p>
          </table:table-cell>
          <table:table-cell office:value-type="float" office:value="80.990416599538">
            <text:p>80.990416599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8.7">
            <text:p>28.7</text:p>
          </table:table-cell>
          <table:table-cell office:value-type="float" office:value="-351.576945904506">
            <text:p>-351.5769459045</text:p>
          </table:table-cell>
          <table:table-cell office:value-type="float" office:value="-474.652156831022">
            <text:p>-474.652156831</text:p>
          </table:table-cell>
          <table:table-cell office:value-type="float" office:value="123.075210926517">
            <text:p>123.0752109265</text:p>
          </table:table-cell>
          <table:table-cell office:value-type="float" office:value="78.9893050471026">
            <text:p>78.989305047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8.8">
            <text:p>28.8</text:p>
          </table:table-cell>
          <table:table-cell office:value-type="float" office:value="-351.576887212722">
            <text:p>-351.5768872127</text:p>
          </table:table-cell>
          <table:table-cell office:value-type="float" office:value="-471.528427987438">
            <text:p>-471.5284279874</text:p>
          </table:table-cell>
          <table:table-cell office:value-type="float" office:value="119.951540774716">
            <text:p>119.9515407747</text:p>
          </table:table-cell>
          <table:table-cell office:value-type="float" office:value="76.9845428157021">
            <text:p>76.984542815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8.9">
            <text:p>28.9</text:p>
          </table:table-cell>
          <table:table-cell office:value-type="float" office:value="-351.576990169415">
            <text:p>-351.5769901694</text:p>
          </table:table-cell>
          <table:table-cell office:value-type="float" office:value="-473.928429129364">
            <text:p>-473.9284291294</text:p>
          </table:table-cell>
          <table:table-cell office:value-type="float" office:value="122.351438959949">
            <text:p>122.35143896</text:p>
          </table:table-cell>
          <table:table-cell office:value-type="float" office:value="78.52479034734">
            <text:p>78.524790347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9">
            <text:p>29</text:p>
          </table:table-cell>
          <table:table-cell office:value-type="float" office:value="-351.576825062298">
            <text:p>-351.5768250623</text:p>
          </table:table-cell>
          <table:table-cell office:value-type="float" office:value="-467.05021535277">
            <text:p>-467.0502153528</text:p>
          </table:table-cell>
          <table:table-cell office:value-type="float" office:value="115.473390290471">
            <text:p>115.4733902905</text:p>
          </table:table-cell>
          <table:table-cell office:value-type="float" office:value="74.1104791274586">
            <text:p>74.110479127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9.1">
            <text:p>29.1</text:p>
          </table:table-cell>
          <table:table-cell office:value-type="float" office:value="-351.576975591293">
            <text:p>-351.5769755913</text:p>
          </table:table-cell>
          <table:table-cell office:value-type="float" office:value="-465.815665207046">
            <text:p>-465.815665207</text:p>
          </table:table-cell>
          <table:table-cell office:value-type="float" office:value="114.238689615753">
            <text:p>114.2386896158</text:p>
          </table:table-cell>
          <table:table-cell office:value-type="float" office:value="73.3180518994005">
            <text:p>73.318051899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9.2">
            <text:p>29.2</text:p>
          </table:table-cell>
          <table:table-cell office:value-type="float" office:value="-351.576948809715">
            <text:p>-351.5769488097</text:p>
          </table:table-cell>
          <table:table-cell office:value-type="float" office:value="-468.400424881274">
            <text:p>-468.4004248813</text:p>
          </table:table-cell>
          <table:table-cell office:value-type="float" office:value="116.823476071559">
            <text:p>116.8234760716</text:p>
          </table:table-cell>
          <table:table-cell office:value-type="float" office:value="74.9769601742856">
            <text:p>74.976960174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9.3">
            <text:p>29.3</text:p>
          </table:table-cell>
          <table:table-cell office:value-type="float" office:value="-351.576829298046">
            <text:p>-351.576829298</text:p>
          </table:table-cell>
          <table:table-cell office:value-type="float" office:value="-463.797936946859">
            <text:p>-463.7979369469</text:p>
          </table:table-cell>
          <table:table-cell office:value-type="float" office:value="112.221107648813">
            <text:p>112.2211076488</text:p>
          </table:table-cell>
          <table:table-cell office:value-type="float" office:value="72.0231737818293">
            <text:p>72.023173781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9.4">
            <text:p>29.4</text:p>
          </table:table-cell>
          <table:table-cell office:value-type="float" office:value="-351.577019633541">
            <text:p>-351.5770196335</text:p>
          </table:table-cell>
          <table:table-cell office:value-type="float" office:value="-464.992530217289">
            <text:p>-464.9925302173</text:p>
          </table:table-cell>
          <table:table-cell office:value-type="float" office:value="113.415510583748">
            <text:p>113.4155105837</text:p>
          </table:table-cell>
          <table:table-cell office:value-type="float" office:value="72.7897380401112">
            <text:p>72.789738040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9.5">
            <text:p>29.5</text:p>
          </table:table-cell>
          <table:table-cell office:value-type="float" office:value="-351.576928284418">
            <text:p>-351.5769282844</text:p>
          </table:table-cell>
          <table:table-cell office:value-type="float" office:value="-465.727428670215">
            <text:p>-465.7274286702</text:p>
          </table:table-cell>
          <table:table-cell office:value-type="float" office:value="114.150500385797">
            <text:p>114.1505003858</text:p>
          </table:table-cell>
          <table:table-cell office:value-type="float" office:value="73.2614523133875">
            <text:p>73.261452313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9.6">
            <text:p>29.6</text:p>
          </table:table-cell>
          <table:table-cell office:value-type="float" office:value="-351.576894861863">
            <text:p>-351.5768948619</text:p>
          </table:table-cell>
          <table:table-cell office:value-type="float" office:value="-465.216259224519">
            <text:p>-465.2162592245</text:p>
          </table:table-cell>
          <table:table-cell office:value-type="float" office:value="113.639364362656">
            <text:p>113.6393643627</text:p>
          </table:table-cell>
          <table:table-cell office:value-type="float" office:value="72.9334067309467">
            <text:p>72.933406730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9.7">
            <text:p>29.7</text:p>
          </table:table-cell>
          <table:table-cell office:value-type="float" office:value="-351.577002606794">
            <text:p>-351.5770026068</text:p>
          </table:table-cell>
          <table:table-cell office:value-type="float" office:value="-464.703435487389">
            <text:p>-464.7034354874</text:p>
          </table:table-cell>
          <table:table-cell office:value-type="float" office:value="113.126432880595">
            <text:p>113.1264328806</text:p>
          </table:table-cell>
          <table:table-cell office:value-type="float" office:value="72.6042088282997">
            <text:p>72.604208828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29.8">
            <text:p>29.8</text:p>
          </table:table-cell>
          <table:table-cell office:value-type="float" office:value="-351.576698609381">
            <text:p>-351.5766986094</text:p>
          </table:table-cell>
          <table:table-cell office:value-type="float" office:value="-460.394084615786">
            <text:p>-460.3940846158</text:p>
          </table:table-cell>
          <table:table-cell office:value-type="float" office:value="108.817386006405">
            <text:p>108.8173860064</text:p>
          </table:table-cell>
          <table:table-cell office:value-type="float" office:value="69.8386753350371">
            <text:p>69.838675335</text:p>
          </table:table-cell>
          <table:table-cell office:value-type="float" office:value="0.57868095941178">
            <text:p>0.5786809594</text:p>
          </table:table-cell>
        </table:table-row>
        <table:table-row table:style-name="ro3">
          <table:table-cell office:value-type="float" office:value="29.9">
            <text:p>29.9</text:p>
          </table:table-cell>
          <table:table-cell office:value-type="float" office:value="-351.577004411802">
            <text:p>-351.5770044118</text:p>
          </table:table-cell>
          <table:table-cell office:value-type="float" office:value="-473.464790889564">
            <text:p>-473.4647908896</text:p>
          </table:table-cell>
          <table:table-cell office:value-type="float" office:value="121.887786477763">
            <text:p>121.8877864778</text:p>
          </table:table-cell>
          <table:table-cell office:value-type="float" office:value="78.2272195605375">
            <text:p>78.2272195605</text:p>
          </table:table-cell>
          <table:table-cell office:value-type="float" office:value="1.11695293015156">
            <text:p>1.1169529302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-351.576924201164">
            <text:p>-351.5769242012</text:p>
          </table:table-cell>
          <table:table-cell office:value-type="float" office:value="-471.780911344452">
            <text:p>-471.7809113445</text:p>
          </table:table-cell>
          <table:table-cell office:value-type="float" office:value="120.203987143288">
            <text:p>120.2039871433</text:p>
          </table:table-cell>
          <table:table-cell office:value-type="float" office:value="77.1465621457125">
            <text:p>77.146562145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0.1">
            <text:p>30.1</text:p>
          </table:table-cell>
          <table:table-cell office:value-type="float" office:value="-351.576785239972">
            <text:p>-351.57678524</text:p>
          </table:table-cell>
          <table:table-cell office:value-type="float" office:value="-462.722763837858">
            <text:p>-462.7227638379</text:p>
          </table:table-cell>
          <table:table-cell office:value-type="float" office:value="111.145978597886">
            <text:p>111.1459785979</text:p>
          </table:table-cell>
          <table:table-cell office:value-type="float" office:value="71.3331591482619">
            <text:p>71.333159148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0.2">
            <text:p>30.2</text:p>
          </table:table-cell>
          <table:table-cell office:value-type="float" office:value="-351.576851013543">
            <text:p>-351.5768510135</text:p>
          </table:table-cell>
          <table:table-cell office:value-type="float" office:value="-462.02876366862">
            <text:p>-462.0287636686</text:p>
          </table:table-cell>
          <table:table-cell office:value-type="float" office:value="110.451912655077">
            <text:p>110.4519126551</text:p>
          </table:table-cell>
          <table:table-cell office:value-type="float" office:value="70.8877096863711">
            <text:p>70.887709686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0.3">
            <text:p>30.3</text:p>
          </table:table-cell>
          <table:table-cell office:value-type="float" office:value="-351.576942768912">
            <text:p>-351.5769427689</text:p>
          </table:table-cell>
          <table:table-cell office:value-type="float" office:value="-467.073262114769">
            <text:p>-467.0732621148</text:p>
          </table:table-cell>
          <table:table-cell office:value-type="float" office:value="115.496319345856">
            <text:p>115.4963193459</text:p>
          </table:table-cell>
          <table:table-cell office:value-type="float" office:value="74.1251949271441">
            <text:p>74.125194927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0.4">
            <text:p>30.4</text:p>
          </table:table-cell>
          <table:table-cell office:value-type="float" office:value="-351.576908546317">
            <text:p>-351.5769085463</text:p>
          </table:table-cell>
          <table:table-cell office:value-type="float" office:value="-468.114836588216">
            <text:p>-468.1148365882</text:p>
          </table:table-cell>
          <table:table-cell office:value-type="float" office:value="116.537928041899">
            <text:p>116.5379280419</text:p>
          </table:table-cell>
          <table:table-cell office:value-type="float" office:value="74.7936962964455">
            <text:p>74.793696296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0.5">
            <text:p>30.5</text:p>
          </table:table-cell>
          <table:table-cell office:value-type="float" office:value="-351.576849977448">
            <text:p>-351.5768499774</text:p>
          </table:table-cell>
          <table:table-cell office:value-type="float" office:value="-464.189122246242">
            <text:p>-464.1891222462</text:p>
          </table:table-cell>
          <table:table-cell office:value-type="float" office:value="112.612272268794">
            <text:p>112.6122722688</text:p>
          </table:table-cell>
          <table:table-cell office:value-type="float" office:value="72.2742220738352">
            <text:p>72.274222073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0.6">
            <text:p>30.6</text:p>
          </table:table-cell>
          <table:table-cell office:value-type="float" office:value="-351.576798244182">
            <text:p>-351.5767982442</text:p>
          </table:table-cell>
          <table:table-cell office:value-type="float" office:value="-461.544807733456">
            <text:p>-461.5448077335</text:p>
          </table:table-cell>
          <table:table-cell office:value-type="float" office:value="109.968009489274">
            <text:p>109.9680094893</text:p>
          </table:table-cell>
          <table:table-cell office:value-type="float" office:value="70.5771420709339">
            <text:p>70.577142070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0.7">
            <text:p>30.7</text:p>
          </table:table-cell>
          <table:table-cell office:value-type="float" office:value="-351.576948479403">
            <text:p>-351.5769484794</text:p>
          </table:table-cell>
          <table:table-cell office:value-type="float" office:value="-464.616162049416">
            <text:p>-464.6161620494</text:p>
          </table:table-cell>
          <table:table-cell office:value-type="float" office:value="113.039213570012">
            <text:p>113.03921357</text:p>
          </table:table-cell>
          <table:table-cell office:value-type="float" office:value="72.5482317336622">
            <text:p>72.548231733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0.8">
            <text:p>30.8</text:p>
          </table:table-cell>
          <table:table-cell office:value-type="float" office:value="-351.576806429167">
            <text:p>-351.5768064292</text:p>
          </table:table-cell>
          <table:table-cell office:value-type="float" office:value="-459.712593279457">
            <text:p>-459.7125932795</text:p>
          </table:table-cell>
          <table:table-cell office:value-type="float" office:value="108.135786850291">
            <text:p>108.1357868503</text:p>
          </table:table-cell>
          <table:table-cell office:value-type="float" office:value="69.4012270198415">
            <text:p>69.401227019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0.9">
            <text:p>30.9</text:p>
          </table:table-cell>
          <table:table-cell office:value-type="float" office:value="-351.576943115937">
            <text:p>-351.5769431159</text:p>
          </table:table-cell>
          <table:table-cell office:value-type="float" office:value="-462.105929589194">
            <text:p>-462.1059295892</text:p>
          </table:table-cell>
          <table:table-cell office:value-type="float" office:value="110.528986473257">
            <text:p>110.5289864733</text:p>
          </table:table-cell>
          <table:table-cell office:value-type="float" office:value="70.9371754340999">
            <text:p>70.937175434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float" office:value="-351.576902902866">
            <text:p>-351.5769029029</text:p>
          </table:table-cell>
          <table:table-cell office:value-type="float" office:value="-463.258635840395">
            <text:p>-463.2586358404</text:p>
          </table:table-cell>
          <table:table-cell office:value-type="float" office:value="111.681732937528">
            <text:p>111.6817329375</text:p>
          </table:table-cell>
          <table:table-cell office:value-type="float" office:value="71.6770046931591">
            <text:p>71.677004693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1.1">
            <text:p>31.1</text:p>
          </table:table-cell>
          <table:table-cell office:value-type="float" office:value="-351.576939412782">
            <text:p>-351.5769394128</text:p>
          </table:table-cell>
          <table:table-cell office:value-type="float" office:value="-462.972759999279">
            <text:p>-462.9727599993</text:p>
          </table:table-cell>
          <table:table-cell office:value-type="float" office:value="111.395820586496">
            <text:p>111.3958205865</text:p>
          </table:table-cell>
          <table:table-cell office:value-type="float" office:value="71.4935069949435">
            <text:p>71.493506994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1.2">
            <text:p>31.2</text:p>
          </table:table-cell>
          <table:table-cell office:value-type="float" office:value="-351.576809422694">
            <text:p>-351.5768094227</text:p>
          </table:table-cell>
          <table:table-cell office:value-type="float" office:value="-456.640884340028">
            <text:p>-456.64088434</text:p>
          </table:table-cell>
          <table:table-cell office:value-type="float" office:value="105.064074917334">
            <text:p>105.0640749173</text:p>
          </table:table-cell>
          <table:table-cell office:value-type="float" office:value="67.4298114190669">
            <text:p>67.429811419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1.3">
            <text:p>31.3</text:p>
          </table:table-cell>
          <table:table-cell office:value-type="float" office:value="-351.576900732269">
            <text:p>-351.5769007323</text:p>
          </table:table-cell>
          <table:table-cell office:value-type="float" office:value="-459.353045241186">
            <text:p>-459.3530452412</text:p>
          </table:table-cell>
          <table:table-cell office:value-type="float" office:value="107.776144508917">
            <text:p>107.7761445089</text:p>
          </table:table-cell>
          <table:table-cell office:value-type="float" office:value="69.1704096326787">
            <text:p>69.170409632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1.4">
            <text:p>31.4</text:p>
          </table:table-cell>
          <table:table-cell office:value-type="float" office:value="-351.57694374062">
            <text:p>-351.5769437406</text:p>
          </table:table-cell>
          <table:table-cell office:value-type="float" office:value="-464.000381808397">
            <text:p>-464.0003818084</text:p>
          </table:table-cell>
          <table:table-cell office:value-type="float" office:value="112.423438067777">
            <text:p>112.4234380678</text:p>
          </table:table-cell>
          <table:table-cell office:value-type="float" office:value="72.1530288441407">
            <text:p>72.153028844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1.5">
            <text:p>31.5</text:p>
          </table:table-cell>
          <table:table-cell office:value-type="float" office:value="-351.57681983876">
            <text:p>-351.5768198388</text:p>
          </table:table-cell>
          <table:table-cell office:value-type="float" office:value="-463.875636289331">
            <text:p>-463.8756362893</text:p>
          </table:table-cell>
          <table:table-cell office:value-type="float" office:value="112.29881645057">
            <text:p>112.2988164506</text:p>
          </table:table-cell>
          <table:table-cell office:value-type="float" office:value="72.0730470601334">
            <text:p>72.073047060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1.6">
            <text:p>31.6</text:p>
          </table:table-cell>
          <table:table-cell office:value-type="float" office:value="-351.576756671442">
            <text:p>-351.5767566714</text:p>
          </table:table-cell>
          <table:table-cell office:value-type="float" office:value="-468.85284593142">
            <text:p>-468.8528459314</text:p>
          </table:table-cell>
          <table:table-cell office:value-type="float" office:value="117.276089259979">
            <text:p>117.27608926</text:p>
          </table:table-cell>
          <table:table-cell office:value-type="float" office:value="75.2674459751167">
            <text:p>75.267445975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1.7">
            <text:p>31.7</text:p>
          </table:table-cell>
          <table:table-cell office:value-type="float" office:value="-351.577011530178">
            <text:p>-351.5770115302</text:p>
          </table:table-cell>
          <table:table-cell office:value-type="float" office:value="-473.593068058171">
            <text:p>-473.5930680582</text:p>
          </table:table-cell>
          <table:table-cell office:value-type="float" office:value="122.016056527993">
            <text:p>122.016056528</text:p>
          </table:table-cell>
          <table:table-cell office:value-type="float" office:value="78.3095428980303">
            <text:p>78.30954289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1.8">
            <text:p>31.8</text:p>
          </table:table-cell>
          <table:table-cell office:value-type="float" office:value="-351.576729266623">
            <text:p>-351.5767292666</text:p>
          </table:table-cell>
          <table:table-cell office:value-type="float" office:value="-468.756456544554">
            <text:p>-468.7564565446</text:p>
          </table:table-cell>
          <table:table-cell office:value-type="float" office:value="117.179727277931">
            <text:p>117.1797272779</text:p>
          </table:table-cell>
          <table:table-cell office:value-type="float" office:value="75.2056011410705">
            <text:p>75.205601141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1.9">
            <text:p>31.9</text:p>
          </table:table-cell>
          <table:table-cell office:value-type="float" office:value="-351.577126997658">
            <text:p>-351.5771269977</text:p>
          </table:table-cell>
          <table:table-cell office:value-type="float" office:value="-479.246323109896">
            <text:p>-479.2463231099</text:p>
          </table:table-cell>
          <table:table-cell office:value-type="float" office:value="127.669196112237">
            <text:p>127.6691961122</text:p>
          </table:table-cell>
          <table:table-cell office:value-type="float" office:value="81.9377111029199">
            <text:p>81.937711102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2">
            <text:p>32</text:p>
          </table:table-cell>
          <table:table-cell office:value-type="float" office:value="-351.576850952958">
            <text:p>-351.576850953</text:p>
          </table:table-cell>
          <table:table-cell office:value-type="float" office:value="-473.492961193445">
            <text:p>-473.4929611934</text:p>
          </table:table-cell>
          <table:table-cell office:value-type="float" office:value="121.916110240487">
            <text:p>121.9161102405</text:p>
          </table:table-cell>
          <table:table-cell office:value-type="float" office:value="78.2453976673803">
            <text:p>78.245397667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2.1">
            <text:p>32.1</text:p>
          </table:table-cell>
          <table:table-cell office:value-type="float" office:value="-351.576994990766">
            <text:p>-351.5769949908</text:p>
          </table:table-cell>
          <table:table-cell office:value-type="float" office:value="-476.957689910468">
            <text:p>-476.9576899105</text:p>
          </table:table-cell>
          <table:table-cell office:value-type="float" office:value="125.380694919701">
            <text:p>125.3806949197</text:p>
          </table:table-cell>
          <table:table-cell office:value-type="float" office:value="80.4689578305343">
            <text:p>80.468957830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2.2">
            <text:p>32.2</text:p>
          </table:table-cell>
          <table:table-cell office:value-type="float" office:value="-351.576922386154">
            <text:p>-351.5769223862</text:p>
          </table:table-cell>
          <table:table-cell office:value-type="float" office:value="-473.194703854671">
            <text:p>-473.1947038547</text:p>
          </table:table-cell>
          <table:table-cell office:value-type="float" office:value="121.617781468517">
            <text:p>121.6177814685</text:p>
          </table:table-cell>
          <table:table-cell office:value-type="float" office:value="78.0539311470625">
            <text:p>78.053931147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2.3">
            <text:p>32.3</text:p>
          </table:table-cell>
          <table:table-cell office:value-type="float" office:value="-351.577172092969">
            <text:p>-351.577172093</text:p>
          </table:table-cell>
          <table:table-cell office:value-type="float" office:value="-475.702657841497">
            <text:p>-475.7026578415</text:p>
          </table:table-cell>
          <table:table-cell office:value-type="float" office:value="124.125485748528">
            <text:p>124.1254857485</text:p>
          </table:table-cell>
          <table:table-cell office:value-type="float" office:value="79.6633683103268">
            <text:p>79.663368310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2.4">
            <text:p>32.4</text:p>
          </table:table-cell>
          <table:table-cell office:value-type="float" office:value="-351.576922544771">
            <text:p>-351.5769225448</text:p>
          </table:table-cell>
          <table:table-cell office:value-type="float" office:value="-475.539279707395">
            <text:p>-475.5392797074</text:p>
          </table:table-cell>
          <table:table-cell office:value-type="float" office:value="123.962357162624">
            <text:p>123.9623571626</text:p>
          </table:table-cell>
          <table:table-cell office:value-type="float" office:value="79.5586728681098">
            <text:p>79.558672868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2.5">
            <text:p>32.5</text:p>
          </table:table-cell>
          <table:table-cell office:value-type="float" office:value="-351.577105957763">
            <text:p>-351.5771059578</text:p>
          </table:table-cell>
          <table:table-cell office:value-type="float" office:value="-478.23947761133">
            <text:p>-478.2394776113</text:p>
          </table:table-cell>
          <table:table-cell office:value-type="float" office:value="126.662371653567">
            <text:p>126.6623716536</text:p>
          </table:table-cell>
          <table:table-cell office:value-type="float" office:value="81.2915341539141">
            <text:p>81.291534153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2.6">
            <text:p>32.6</text:p>
          </table:table-cell>
          <table:table-cell office:value-type="float" office:value="-351.576873206602">
            <text:p>-351.5768732066</text:p>
          </table:table-cell>
          <table:table-cell office:value-type="float" office:value="-478.036545263477">
            <text:p>-478.0365452635</text:p>
          </table:table-cell>
          <table:table-cell office:value-type="float" office:value="126.459672056875">
            <text:p>126.4596720569</text:p>
          </table:table-cell>
          <table:table-cell office:value-type="float" office:value="81.1614421544325">
            <text:p>81.161442154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2.7">
            <text:p>32.7</text:p>
          </table:table-cell>
          <table:table-cell office:value-type="float" office:value="-351.577008476816">
            <text:p>-351.5770084768</text:p>
          </table:table-cell>
          <table:table-cell office:value-type="float" office:value="-480.086129705245">
            <text:p>-480.0861297052</text:p>
          </table:table-cell>
          <table:table-cell office:value-type="float" office:value="128.509121228428">
            <text:p>128.5091212284</text:p>
          </table:table-cell>
          <table:table-cell office:value-type="float" office:value="82.4767725493322">
            <text:p>82.476772549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2.8">
            <text:p>32.8</text:p>
          </table:table-cell>
          <table:table-cell office:value-type="float" office:value="-351.576883793441">
            <text:p>-351.5768837934</text:p>
          </table:table-cell>
          <table:table-cell office:value-type="float" office:value="-473.294572969505">
            <text:p>-473.2945729695</text:p>
          </table:table-cell>
          <table:table-cell office:value-type="float" office:value="121.717689176064">
            <text:p>121.7176891761</text:p>
          </table:table-cell>
          <table:table-cell office:value-type="float" office:value="78.118051617209">
            <text:p>78.118051617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2.9">
            <text:p>32.9</text:p>
          </table:table-cell>
          <table:table-cell office:value-type="float" office:value="-351.576932076185">
            <text:p>-351.5769320762</text:p>
          </table:table-cell>
          <table:table-cell office:value-type="float" office:value="-475.197013013954">
            <text:p>-475.197013014</text:p>
          </table:table-cell>
          <table:table-cell office:value-type="float" office:value="123.620080937769">
            <text:p>123.6200809378</text:p>
          </table:table-cell>
          <table:table-cell office:value-type="float" office:value="79.3390010029803">
            <text:p>79.33900100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3">
            <text:p>33</text:p>
          </table:table-cell>
          <table:table-cell office:value-type="float" office:value="-351.576891826081">
            <text:p>-351.5768918261</text:p>
          </table:table-cell>
          <table:table-cell office:value-type="float" office:value="-474.895413805402">
            <text:p>-474.8954138054</text:p>
          </table:table-cell>
          <table:table-cell office:value-type="float" office:value="123.318521979321">
            <text:p>123.3185219793</text:p>
          </table:table-cell>
          <table:table-cell office:value-type="float" office:value="79.1454613585696">
            <text:p>79.145461358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3.1">
            <text:p>33.1</text:p>
          </table:table-cell>
          <table:table-cell office:value-type="float" office:value="-351.57685443541">
            <text:p>-351.5768544354</text:p>
          </table:table-cell>
          <table:table-cell office:value-type="float" office:value="-476.917687923877">
            <text:p>-476.9176879239</text:p>
          </table:table-cell>
          <table:table-cell office:value-type="float" office:value="125.340833488468">
            <text:p>125.3408334885</text:p>
          </table:table-cell>
          <table:table-cell office:value-type="float" office:value="80.4433748822897">
            <text:p>80.443374882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3.2">
            <text:p>33.2</text:p>
          </table:table-cell>
          <table:table-cell office:value-type="float" office:value="-351.57686362986">
            <text:p>-351.5768636299</text:p>
          </table:table-cell>
          <table:table-cell office:value-type="float" office:value="-477.781165745025">
            <text:p>-477.781165745</text:p>
          </table:table-cell>
          <table:table-cell office:value-type="float" office:value="126.204302115166">
            <text:p>126.2043021152</text:p>
          </table:table-cell>
          <table:table-cell office:value-type="float" office:value="80.9975464838608">
            <text:p>80.997546483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3.3">
            <text:p>33.3</text:p>
          </table:table-cell>
          <table:table-cell office:value-type="float" office:value="-351.576918944203">
            <text:p>-351.5769189442</text:p>
          </table:table-cell>
          <table:table-cell office:value-type="float" office:value="-473.86276804678">
            <text:p>-473.8627680468</text:p>
          </table:table-cell>
          <table:table-cell office:value-type="float" office:value="122.285849102577">
            <text:p>122.2858491026</text:p>
          </table:table-cell>
          <table:table-cell office:value-type="float" office:value="78.4826949715696">
            <text:p>78.482694971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3.4">
            <text:p>33.4</text:p>
          </table:table-cell>
          <table:table-cell office:value-type="float" office:value="-351.576873003556">
            <text:p>-351.5768730036</text:p>
          </table:table-cell>
          <table:table-cell office:value-type="float" office:value="-474.639596569984">
            <text:p>-474.63959657</text:p>
          </table:table-cell>
          <table:table-cell office:value-type="float" office:value="123.062723566428">
            <text:p>123.0627235664</text:p>
          </table:table-cell>
          <table:table-cell office:value-type="float" office:value="78.9812906964638">
            <text:p>78.981290696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3.5">
            <text:p>33.5</text:p>
          </table:table-cell>
          <table:table-cell office:value-type="float" office:value="-351.576863057396">
            <text:p>-351.5768630574</text:p>
          </table:table-cell>
          <table:table-cell office:value-type="float" office:value="-473.620776321573">
            <text:p>-473.6207763216</text:p>
          </table:table-cell>
          <table:table-cell office:value-type="float" office:value="122.043913264177">
            <text:p>122.0439132642</text:p>
          </table:table-cell>
          <table:table-cell office:value-type="float" office:value="78.3274212686254">
            <text:p>78.327421268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3.6">
            <text:p>33.6</text:p>
          </table:table-cell>
          <table:table-cell office:value-type="float" office:value="-351.576927304575">
            <text:p>-351.5769273046</text:p>
          </table:table-cell>
          <table:table-cell office:value-type="float" office:value="-471.264148615622">
            <text:p>-471.2641486156</text:p>
          </table:table-cell>
          <table:table-cell office:value-type="float" office:value="119.687221311047">
            <text:p>119.687221311</text:p>
          </table:table-cell>
          <table:table-cell office:value-type="float" office:value="76.8149033685018">
            <text:p>76.814903368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3.7">
            <text:p>33.7</text:p>
          </table:table-cell>
          <table:table-cell office:value-type="float" office:value="-351.576835723789">
            <text:p>-351.5768357238</text:p>
          </table:table-cell>
          <table:table-cell office:value-type="float" office:value="-468.008705873322">
            <text:p>-468.0087058733</text:p>
          </table:table-cell>
          <table:table-cell office:value-type="float" office:value="116.431870149533">
            <text:p>116.4318701495</text:p>
          </table:table-cell>
          <table:table-cell office:value-type="float" office:value="74.7256286559378">
            <text:p>74.725628655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3.8">
            <text:p>33.8</text:p>
          </table:table-cell>
          <table:table-cell office:value-type="float" office:value="-351.577002451837">
            <text:p>-351.5770024518</text:p>
          </table:table-cell>
          <table:table-cell office:value-type="float" office:value="-464.97840319846">
            <text:p>-464.9784031985</text:p>
          </table:table-cell>
          <table:table-cell office:value-type="float" office:value="113.401400746623">
            <text:p>113.4014007466</text:p>
          </table:table-cell>
          <table:table-cell office:value-type="float" office:value="72.7806823885266">
            <text:p>72.780682388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3.9">
            <text:p>33.9</text:p>
          </table:table-cell>
          <table:table-cell office:value-type="float" office:value="-351.577038475607">
            <text:p>-351.5770384756</text:p>
          </table:table-cell>
          <table:table-cell office:value-type="float" office:value="-463.550127809909">
            <text:p>-463.5501278099</text:p>
          </table:table-cell>
          <table:table-cell office:value-type="float" office:value="111.973089334302">
            <text:p>111.9730893343</text:p>
          </table:table-cell>
          <table:table-cell office:value-type="float" office:value="71.8639963637717">
            <text:p>71.863996363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4">
            <text:p>34</text:p>
          </table:table-cell>
          <table:table-cell office:value-type="float" office:value="-351.576834065985">
            <text:p>-351.576834066</text:p>
          </table:table-cell>
          <table:table-cell office:value-type="float" office:value="-459.669316533791">
            <text:p>-459.6693165338</text:p>
          </table:table-cell>
          <table:table-cell office:value-type="float" office:value="108.092482467806">
            <text:p>108.0924824678</text:p>
          </table:table-cell>
          <table:table-cell office:value-type="float" office:value="69.3734343957038">
            <text:p>69.373434395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4.1">
            <text:p>34.1</text:p>
          </table:table-cell>
          <table:table-cell office:value-type="float" office:value="-351.577144148525">
            <text:p>-351.5771441485</text:p>
          </table:table-cell>
          <table:table-cell office:value-type="float" office:value="-467.07942986796">
            <text:p>-467.079429868</text:p>
          </table:table-cell>
          <table:table-cell office:value-type="float" office:value="115.502285719435">
            <text:p>115.5022857194</text:p>
          </table:table-cell>
          <table:table-cell office:value-type="float" office:value="74.1290241279969">
            <text:p>74.129024128</text:p>
          </table:table-cell>
          <table:table-cell office:value-type="float" office:value="0.680153798149781">
            <text:p>0.6801537981</text:p>
          </table:table-cell>
        </table:table-row>
        <table:table-row table:style-name="ro3">
          <table:table-cell office:value-type="float" office:value="34.2">
            <text:p>34.2</text:p>
          </table:table-cell>
          <table:table-cell office:value-type="float" office:value="-351.576851033882">
            <text:p>-351.5768510339</text:p>
          </table:table-cell>
          <table:table-cell office:value-type="float" office:value="-467.540933142473">
            <text:p>-467.5409331425</text:p>
          </table:table-cell>
          <table:table-cell office:value-type="float" office:value="115.964082108591">
            <text:p>115.9640821086</text:p>
          </table:table-cell>
          <table:table-cell office:value-type="float" office:value="74.4254036798016">
            <text:p>74.4254036798</text:p>
          </table:table-cell>
          <table:table-cell office:value-type="float" office:value="1.36047514911317">
            <text:p>1.3604751491</text:p>
          </table:table-cell>
        </table:table-row>
        <table:table-row table:style-name="ro3">
          <table:table-cell office:value-type="float" office:value="34.3">
            <text:p>34.3</text:p>
          </table:table-cell>
          <table:table-cell office:value-type="float" office:value="-351.576996030306">
            <text:p>-351.5769960303</text:p>
          </table:table-cell>
          <table:table-cell office:value-type="float" office:value="-475.125802264164">
            <text:p>-475.1258022642</text:p>
          </table:table-cell>
          <table:table-cell office:value-type="float" office:value="123.548806233858">
            <text:p>123.5488062339</text:p>
          </table:table-cell>
          <table:table-cell office:value-type="float" office:value="79.2932571095757">
            <text:p>79.293257109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4.4">
            <text:p>34.4</text:p>
          </table:table-cell>
          <table:table-cell office:value-type="float" office:value="-351.576855038673">
            <text:p>-351.5768550387</text:p>
          </table:table-cell>
          <table:table-cell office:value-type="float" office:value="-471.206633636395">
            <text:p>-471.2066336364</text:p>
          </table:table-cell>
          <table:table-cell office:value-type="float" office:value="119.629778597722">
            <text:p>119.6297785977</text:p>
          </table:table-cell>
          <table:table-cell office:value-type="float" office:value="76.778036805598">
            <text:p>76.778036805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4.5">
            <text:p>34.5</text:p>
          </table:table-cell>
          <table:table-cell office:value-type="float" office:value="-351.576983709085">
            <text:p>-351.5769837091</text:p>
          </table:table-cell>
          <table:table-cell office:value-type="float" office:value="-469.418309021956">
            <text:p>-469.418309022</text:p>
          </table:table-cell>
          <table:table-cell office:value-type="float" office:value="117.841325312871">
            <text:p>117.8413253129</text:p>
          </table:table-cell>
          <table:table-cell office:value-type="float" office:value="75.6302127960662">
            <text:p>75.630212796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4.6">
            <text:p>34.6</text:p>
          </table:table-cell>
          <table:table-cell office:value-type="float" office:value="-351.576998915952">
            <text:p>-351.576998916</text:p>
          </table:table-cell>
          <table:table-cell office:value-type="float" office:value="-466.986884026769">
            <text:p>-466.9868840268</text:p>
          </table:table-cell>
          <table:table-cell office:value-type="float" office:value="115.409885110817">
            <text:p>115.4098851108</text:p>
          </table:table-cell>
          <table:table-cell office:value-type="float" office:value="74.0697216916596">
            <text:p>74.069721691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4.7">
            <text:p>34.7</text:p>
          </table:table-cell>
          <table:table-cell office:value-type="float" office:value="-351.576765758166">
            <text:p>-351.5767657582</text:p>
          </table:table-cell>
          <table:table-cell office:value-type="float" office:value="-458.969758125986">
            <text:p>-458.969758126</text:p>
          </table:table-cell>
          <table:table-cell office:value-type="float" office:value="107.39299236782">
            <text:p>107.3929923678</text:p>
          </table:table-cell>
          <table:table-cell office:value-type="float" office:value="68.9245037258371">
            <text:p>68.924503725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4.8">
            <text:p>34.8</text:p>
          </table:table-cell>
          <table:table-cell office:value-type="float" office:value="-351.576933438238">
            <text:p>-351.5769334382</text:p>
          </table:table-cell>
          <table:table-cell office:value-type="float" office:value="-460.265415928313">
            <text:p>-460.2654159283</text:p>
          </table:table-cell>
          <table:table-cell office:value-type="float" office:value="108.688482490076">
            <text:p>108.6884824901</text:p>
          </table:table-cell>
          <table:table-cell office:value-type="float" office:value="69.755945440883">
            <text:p>69.755945440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4.9">
            <text:p>34.9</text:p>
          </table:table-cell>
          <table:table-cell office:value-type="float" office:value="-351.576846557637">
            <text:p>-351.5768465576</text:p>
          </table:table-cell>
          <table:table-cell office:value-type="float" office:value="-462.272658672974">
            <text:p>-462.272658673</text:p>
          </table:table-cell>
          <table:table-cell office:value-type="float" office:value="110.695812115337">
            <text:p>110.6958121153</text:p>
          </table:table-cell>
          <table:table-cell office:value-type="float" office:value="71.0442436359963">
            <text:p>71.04424363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float" office:value="-351.576966339825">
            <text:p>-351.5769663398</text:p>
          </table:table-cell>
          <table:table-cell office:value-type="float" office:value="-470.352153008895">
            <text:p>-470.3521530089</text:p>
          </table:table-cell>
          <table:table-cell office:value-type="float" office:value="118.77518666907">
            <text:p>118.7751866691</text:p>
          </table:table-cell>
          <table:table-cell office:value-type="float" office:value="76.2295622424835">
            <text:p>76.229562242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5.1">
            <text:p>35.1</text:p>
          </table:table-cell>
          <table:table-cell office:value-type="float" office:value="-351.576807715509">
            <text:p>-351.5768077155</text:p>
          </table:table-cell>
          <table:table-cell office:value-type="float" office:value="-463.639819141723">
            <text:p>-463.6398191417</text:p>
          </table:table-cell>
          <table:table-cell office:value-type="float" office:value="112.063011426214">
            <text:p>112.0630114262</text:p>
          </table:table-cell>
          <table:table-cell office:value-type="float" office:value="71.9217080954439">
            <text:p>71.921708095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5.2">
            <text:p>35.2</text:p>
          </table:table-cell>
          <table:table-cell office:value-type="float" office:value="-351.576851828555">
            <text:p>-351.5768518286</text:p>
          </table:table-cell>
          <table:table-cell office:value-type="float" office:value="-456.814854911038">
            <text:p>-456.814854911</text:p>
          </table:table-cell>
          <table:table-cell office:value-type="float" office:value="105.238003082483">
            <text:p>105.2380030825</text:p>
          </table:table-cell>
          <table:table-cell office:value-type="float" office:value="67.5414379991869">
            <text:p>67.541437999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5.3">
            <text:p>35.3</text:p>
          </table:table-cell>
          <table:table-cell office:value-type="float" office:value="-351.577008608469">
            <text:p>-351.5770086085</text:p>
          </table:table-cell>
          <table:table-cell office:value-type="float" office:value="-456.628643921856">
            <text:p>-456.6286439219</text:p>
          </table:table-cell>
          <table:table-cell office:value-type="float" office:value="105.051635313387">
            <text:p>105.0516353134</text:p>
          </table:table-cell>
          <table:table-cell office:value-type="float" office:value="67.4218277181786">
            <text:p>67.421827718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5.4">
            <text:p>35.4</text:p>
          </table:table-cell>
          <table:table-cell office:value-type="float" office:value="-351.57670434964">
            <text:p>-351.5767043496</text:p>
          </table:table-cell>
          <table:table-cell office:value-type="float" office:value="-452.410411233216">
            <text:p>-452.4104112332</text:p>
          </table:table-cell>
          <table:table-cell office:value-type="float" office:value="100.833706883576">
            <text:p>100.8337068836</text:p>
          </table:table-cell>
          <table:table-cell office:value-type="float" office:value="64.7147737720506">
            <text:p>64.714773772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5.5">
            <text:p>35.5</text:p>
          </table:table-cell>
          <table:table-cell office:value-type="float" office:value="-351.576896209866">
            <text:p>-351.5768962099</text:p>
          </table:table-cell>
          <table:table-cell office:value-type="float" office:value="-458.95615453425">
            <text:p>-458.9561545343</text:p>
          </table:table-cell>
          <table:table-cell office:value-type="float" office:value="107.379258324384">
            <text:p>107.3792583244</text:p>
          </table:table-cell>
          <table:table-cell office:value-type="float" office:value="68.915689257527">
            <text:p>68.915689257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5.6">
            <text:p>35.6</text:p>
          </table:table-cell>
          <table:table-cell office:value-type="float" office:value="-351.57674401313">
            <text:p>-351.5767440131</text:p>
          </table:table-cell>
          <table:table-cell office:value-type="float" office:value="-461.604609090557">
            <text:p>-461.6046090906</text:p>
          </table:table-cell>
          <table:table-cell office:value-type="float" office:value="110.027865077427">
            <text:p>110.0278650774</text:p>
          </table:table-cell>
          <table:table-cell office:value-type="float" office:value="70.6155572097403">
            <text:p>70.615557209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5.7">
            <text:p>35.7</text:p>
          </table:table-cell>
          <table:table-cell office:value-type="float" office:value="-351.576858653975">
            <text:p>-351.576858654</text:p>
          </table:table-cell>
          <table:table-cell office:value-type="float" office:value="-467.733598623684">
            <text:p>-467.7335986237</text:p>
          </table:table-cell>
          <table:table-cell office:value-type="float" office:value="116.156739969709">
            <text:p>116.1567399697</text:p>
          </table:table-cell>
          <table:table-cell office:value-type="float" office:value="74.5490509231986">
            <text:p>74.549050923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5.8">
            <text:p>35.8</text:p>
          </table:table-cell>
          <table:table-cell office:value-type="float" office:value="-351.57688010188">
            <text:p>-351.5768801019</text:p>
          </table:table-cell>
          <table:table-cell office:value-type="float" office:value="-463.307421937171">
            <text:p>-463.3074219372</text:p>
          </table:table-cell>
          <table:table-cell office:value-type="float" office:value="111.73054183529">
            <text:p>111.7305418353</text:p>
          </table:table-cell>
          <table:table-cell office:value-type="float" office:value="71.7083300988626">
            <text:p>71.708330098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5.9">
            <text:p>35.9</text:p>
          </table:table-cell>
          <table:table-cell office:value-type="float" office:value="-351.57674853646">
            <text:p>-351.5767485365</text:p>
          </table:table-cell>
          <table:table-cell office:value-type="float" office:value="-456.444168398108">
            <text:p>-456.4441683981</text:p>
          </table:table-cell>
          <table:table-cell office:value-type="float" office:value="104.867419861648">
            <text:p>104.8674198616</text:p>
          </table:table-cell>
          <table:table-cell office:value-type="float" office:value="67.3035987880614">
            <text:p>67.303598788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6">
            <text:p>36</text:p>
          </table:table-cell>
          <table:table-cell office:value-type="float" office:value="-351.576986898807">
            <text:p>-351.5769868988</text:p>
          </table:table-cell>
          <table:table-cell office:value-type="float" office:value="-463.763314089209">
            <text:p>-463.7633140892</text:p>
          </table:table-cell>
          <table:table-cell office:value-type="float" office:value="112.186327190402">
            <text:p>112.1863271904</text:p>
          </table:table-cell>
          <table:table-cell office:value-type="float" office:value="72.0008517868606">
            <text:p>72.000851786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6.1">
            <text:p>36.1</text:p>
          </table:table-cell>
          <table:table-cell office:value-type="float" office:value="-351.576908396914">
            <text:p>-351.5769083969</text:p>
          </table:table-cell>
          <table:table-cell office:value-type="float" office:value="-463.470853224602">
            <text:p>-463.4708532246</text:p>
          </table:table-cell>
          <table:table-cell office:value-type="float" office:value="111.893944827687">
            <text:p>111.8939448277</text:p>
          </table:table-cell>
          <table:table-cell office:value-type="float" office:value="71.8132016543519">
            <text:p>71.813201654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6.2">
            <text:p>36.2</text:p>
          </table:table-cell>
          <table:table-cell office:value-type="float" office:value="-351.57705291538">
            <text:p>-351.5770529154</text:p>
          </table:table-cell>
          <table:table-cell office:value-type="float" office:value="-468.01765681505">
            <text:p>-468.0176568151</text:p>
          </table:table-cell>
          <table:table-cell office:value-type="float" office:value="116.44060389967">
            <text:p>116.4406038997</text:p>
          </table:table-cell>
          <table:table-cell office:value-type="float" office:value="74.7312339508512">
            <text:p>74.731233950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6.3">
            <text:p>36.3</text:p>
          </table:table-cell>
          <table:table-cell office:value-type="float" office:value="-351.576722902457">
            <text:p>-351.5767229025</text:p>
          </table:table-cell>
          <table:table-cell office:value-type="float" office:value="-461.083212670318">
            <text:p>-461.0832126703</text:p>
          </table:table-cell>
          <table:table-cell office:value-type="float" office:value="109.50648976786">
            <text:p>109.5064897679</text:p>
          </table:table-cell>
          <table:table-cell office:value-type="float" office:value="70.2809400836648">
            <text:p>70.280940083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6.4">
            <text:p>36.4</text:p>
          </table:table-cell>
          <table:table-cell office:value-type="float" office:value="-351.577044079488">
            <text:p>-351.5770440795</text:p>
          </table:table-cell>
          <table:table-cell office:value-type="float" office:value="-470.231605852529">
            <text:p>-470.2316058525</text:p>
          </table:table-cell>
          <table:table-cell office:value-type="float" office:value="118.654561773041">
            <text:p>118.654561773</text:p>
          </table:table-cell>
          <table:table-cell office:value-type="float" office:value="76.1521455422648">
            <text:p>76.152145542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6.5">
            <text:p>36.5</text:p>
          </table:table-cell>
          <table:table-cell office:value-type="float" office:value="-351.57691853475">
            <text:p>-351.5769185348</text:p>
          </table:table-cell>
          <table:table-cell office:value-type="float" office:value="-469.84659794763">
            <text:p>-469.8465979476</text:p>
          </table:table-cell>
          <table:table-cell office:value-type="float" office:value="118.26967941288">
            <text:p>118.2696794129</text:p>
          </table:table-cell>
          <table:table-cell office:value-type="float" office:value="75.905129185964">
            <text:p>75.90512918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6.6">
            <text:p>36.6</text:p>
          </table:table-cell>
          <table:table-cell office:value-type="float" office:value="-351.577027187172">
            <text:p>-351.5770271872</text:p>
          </table:table-cell>
          <table:table-cell office:value-type="float" office:value="-469.046895700456">
            <text:p>-469.0468957005</text:p>
          </table:table-cell>
          <table:table-cell office:value-type="float" office:value="117.469868513284">
            <text:p>117.4698685133</text:p>
          </table:table-cell>
          <table:table-cell office:value-type="float" office:value="75.3918129246911">
            <text:p>75.391812924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6.7">
            <text:p>36.7</text:p>
          </table:table-cell>
          <table:table-cell office:value-type="float" office:value="-351.576826168643">
            <text:p>-351.5768261686</text:p>
          </table:table-cell>
          <table:table-cell office:value-type="float" office:value="-472.055549289777">
            <text:p>-472.0555492898</text:p>
          </table:table-cell>
          <table:table-cell office:value-type="float" office:value="120.478723121134">
            <text:p>120.4787231211</text:p>
          </table:table-cell>
          <table:table-cell office:value-type="float" office:value="77.3228868807921">
            <text:p>77.322886880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6.8">
            <text:p>36.8</text:p>
          </table:table-cell>
          <table:table-cell office:value-type="float" office:value="-351.577052343334">
            <text:p>-351.5770523433</text:p>
          </table:table-cell>
          <table:table-cell office:value-type="float" office:value="-475.384064514564">
            <text:p>-475.3840645146</text:p>
          </table:table-cell>
          <table:table-cell office:value-type="float" office:value="123.80701217123">
            <text:p>123.8070121712</text:p>
          </table:table-cell>
          <table:table-cell office:value-type="float" office:value="79.458972913746">
            <text:p>79.458972913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6.9">
            <text:p>36.9</text:p>
          </table:table-cell>
          <table:table-cell office:value-type="float" office:value="-351.576849041891">
            <text:p>-351.5768490419</text:p>
          </table:table-cell>
          <table:table-cell office:value-type="float" office:value="-465.525451120208">
            <text:p>-465.5254511202</text:p>
          </table:table-cell>
          <table:table-cell office:value-type="float" office:value="113.948602078317">
            <text:p>113.9486020783</text:p>
          </table:table-cell>
          <table:table-cell office:value-type="float" office:value="73.1318745789439">
            <text:p>73.131874578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7">
            <text:p>37</text:p>
          </table:table-cell>
          <table:table-cell office:value-type="float" office:value="-351.577030496453">
            <text:p>-351.5770304965</text:p>
          </table:table-cell>
          <table:table-cell office:value-type="float" office:value="-464.078103719759">
            <text:p>-464.0781037198</text:p>
          </table:table-cell>
          <table:table-cell office:value-type="float" office:value="112.501073223306">
            <text:p>112.5010732233</text:p>
          </table:table-cell>
          <table:table-cell office:value-type="float" office:value="72.2028548565142">
            <text:p>72.202854856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7.1">
            <text:p>37.1</text:p>
          </table:table-cell>
          <table:table-cell office:value-type="float" office:value="-351.576936913855">
            <text:p>-351.5769369139</text:p>
          </table:table-cell>
          <table:table-cell office:value-type="float" office:value="-461.734563237">
            <text:p>-461.734563237</text:p>
          </table:table-cell>
          <table:table-cell office:value-type="float" office:value="110.157626323145">
            <text:p>110.1576263231</text:p>
          </table:table-cell>
          <table:table-cell office:value-type="float" office:value="70.6988375920705">
            <text:p>70.698837592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7.2">
            <text:p>37.2</text:p>
          </table:table-cell>
          <table:table-cell office:value-type="float" office:value="-351.576908405826">
            <text:p>-351.5769084058</text:p>
          </table:table-cell>
          <table:table-cell office:value-type="float" office:value="-467.922751402259">
            <text:p>-467.9227514023</text:p>
          </table:table-cell>
          <table:table-cell office:value-type="float" office:value="116.345842996433">
            <text:p>116.3458429964</text:p>
          </table:table-cell>
          <table:table-cell office:value-type="float" office:value="74.6704166844337">
            <text:p>74.670416684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7.3">
            <text:p>37.3</text:p>
          </table:table-cell>
          <table:table-cell office:value-type="float" office:value="-351.577000544125">
            <text:p>-351.5770005441</text:p>
          </table:table-cell>
          <table:table-cell office:value-type="float" office:value="-477.039902422859">
            <text:p>-477.0399024229</text:p>
          </table:table-cell>
          <table:table-cell office:value-type="float" office:value="125.462901878734">
            <text:p>125.4629018787</text:p>
          </table:table-cell>
          <table:table-cell office:value-type="float" office:value="80.5217180128255">
            <text:p>80.521718012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7.4">
            <text:p>37.4</text:p>
          </table:table-cell>
          <table:table-cell office:value-type="float" office:value="-351.576865959236">
            <text:p>-351.5768659592</text:p>
          </table:table-cell>
          <table:table-cell office:value-type="float" office:value="-477.794102734005">
            <text:p>-477.794102734</text:p>
          </table:table-cell>
          <table:table-cell office:value-type="float" office:value="126.217236774769">
            <text:p>126.2172367748</text:p>
          </table:table-cell>
          <table:table-cell office:value-type="float" office:value="81.00584791">
            <text:p>81.0058479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7.5">
            <text:p>37.5</text:p>
          </table:table-cell>
          <table:table-cell office:value-type="float" office:value="-351.576944676533">
            <text:p>-351.5769446765</text:p>
          </table:table-cell>
          <table:table-cell office:value-type="float" office:value="-474.390166045299">
            <text:p>-474.3901660453</text:p>
          </table:table-cell>
          <table:table-cell office:value-type="float" office:value="122.813221368766">
            <text:p>122.8132213688</text:p>
          </table:table-cell>
          <table:table-cell office:value-type="float" office:value="78.8211609266048">
            <text:p>78.821160926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7.6">
            <text:p>37.6</text:p>
          </table:table-cell>
          <table:table-cell office:value-type="float" office:value="-351.576882981491">
            <text:p>-351.5768829815</text:p>
          </table:table-cell>
          <table:table-cell office:value-type="float" office:value="-471.079257571468">
            <text:p>-471.0792575715</text:p>
          </table:table-cell>
          <table:table-cell office:value-type="float" office:value="119.502374589977">
            <text:p>119.50237459</text:p>
          </table:table-cell>
          <table:table-cell office:value-type="float" office:value="76.6962692916019">
            <text:p>76.696269291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7.7">
            <text:p>37.7</text:p>
          </table:table-cell>
          <table:table-cell office:value-type="float" office:value="-351.577094672403">
            <text:p>-351.5770946724</text:p>
          </table:table-cell>
          <table:table-cell office:value-type="float" office:value="-481.012749290596">
            <text:p>-481.0127492906</text:p>
          </table:table-cell>
          <table:table-cell office:value-type="float" office:value="129.435654618193">
            <text:p>129.4356546182</text:p>
          </table:table-cell>
          <table:table-cell office:value-type="float" office:value="83.071418928644">
            <text:p>83.071418928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7.8">
            <text:p>37.8</text:p>
          </table:table-cell>
          <table:table-cell office:value-type="float" office:value="-351.576920039582">
            <text:p>-351.5769200396</text:p>
          </table:table-cell>
          <table:table-cell office:value-type="float" office:value="-471.57479479522">
            <text:p>-471.5747947952</text:p>
          </table:table-cell>
          <table:table-cell office:value-type="float" office:value="119.997874755639">
            <text:p>119.9978747556</text:p>
          </table:table-cell>
          <table:table-cell office:value-type="float" office:value="77.0142798271246">
            <text:p>77.014279827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7.9">
            <text:p>37.9</text:p>
          </table:table-cell>
          <table:table-cell office:value-type="float" office:value="-351.576887746531">
            <text:p>-351.5768877465</text:p>
          </table:table-cell>
          <table:table-cell office:value-type="float" office:value="-460.610170876966">
            <text:p>-460.610170877</text:p>
          </table:table-cell>
          <table:table-cell office:value-type="float" office:value="109.033283130434">
            <text:p>109.0332831304</text:p>
          </table:table-cell>
          <table:table-cell office:value-type="float" office:value="69.9772374683894">
            <text:p>69.977237468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8">
            <text:p>38</text:p>
          </table:table-cell>
          <table:table-cell office:value-type="float" office:value="-351.576859894921">
            <text:p>-351.5768598949</text:p>
          </table:table-cell>
          <table:table-cell office:value-type="float" office:value="-463.81745446088">
            <text:p>-463.8174544609</text:p>
          </table:table-cell>
          <table:table-cell office:value-type="float" office:value="112.240594565959">
            <text:p>112.240594566</text:p>
          </table:table-cell>
          <table:table-cell office:value-type="float" office:value="72.0356804274103">
            <text:p>72.035680427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8.1">
            <text:p>38.1</text:p>
          </table:table-cell>
          <table:table-cell office:value-type="float" office:value="-351.57718369612">
            <text:p>-351.5771836961</text:p>
          </table:table-cell>
          <table:table-cell office:value-type="float" office:value="-473.338268533713">
            <text:p>-473.3382685337</text:p>
          </table:table-cell>
          <table:table-cell office:value-type="float" office:value="121.761084837593">
            <text:p>121.7610848376</text:p>
          </table:table-cell>
          <table:table-cell office:value-type="float" office:value="78.1459028239665">
            <text:p>78.14590282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8.2">
            <text:p>38.2</text:p>
          </table:table-cell>
          <table:table-cell office:value-type="float" office:value="-351.577001726363">
            <text:p>-351.5770017264</text:p>
          </table:table-cell>
          <table:table-cell office:value-type="float" office:value="-469.009226290814">
            <text:p>-469.0092262908</text:p>
          </table:table-cell>
          <table:table-cell office:value-type="float" office:value="117.43222456445">
            <text:p>117.4322245645</text:p>
          </table:table-cell>
          <table:table-cell office:value-type="float" office:value="75.3676531500683">
            <text:p>75.367653150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8.3">
            <text:p>38.3</text:p>
          </table:table-cell>
          <table:table-cell office:value-type="float" office:value="-351.576910796056">
            <text:p>-351.5769107961</text:p>
          </table:table-cell>
          <table:table-cell office:value-type="float" office:value="-468.02901758615">
            <text:p>-468.0290175862</text:p>
          </table:table-cell>
          <table:table-cell office:value-type="float" office:value="116.452106790094">
            <text:p>116.4521067901</text:p>
          </table:table-cell>
          <table:table-cell office:value-type="float" office:value="74.738616471781">
            <text:p>74.738616471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8.4">
            <text:p>38.4</text:p>
          </table:table-cell>
          <table:table-cell office:value-type="float" office:value="-351.576791370417">
            <text:p>-351.5767913704</text:p>
          </table:table-cell>
          <table:table-cell office:value-type="float" office:value="-466.500357017876">
            <text:p>-466.5003570179</text:p>
          </table:table-cell>
          <table:table-cell office:value-type="float" office:value="114.923565647459">
            <text:p>114.9235656475</text:p>
          </table:table-cell>
          <table:table-cell office:value-type="float" office:value="73.7576033036236">
            <text:p>73.757603303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8.5">
            <text:p>38.5</text:p>
          </table:table-cell>
          <table:table-cell office:value-type="float" office:value="-351.576986661102">
            <text:p>-351.5769866611</text:p>
          </table:table-cell>
          <table:table-cell office:value-type="float" office:value="-470.05310483708">
            <text:p>-470.0531048371</text:p>
          </table:table-cell>
          <table:table-cell office:value-type="float" office:value="118.476118175977">
            <text:p>118.476118176</text:p>
          </table:table-cell>
          <table:table-cell office:value-type="float" office:value="76.0376209713453">
            <text:p>76.037620971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8.6">
            <text:p>38.6</text:p>
          </table:table-cell>
          <table:table-cell office:value-type="float" office:value="-351.576885051172">
            <text:p>-351.5768850512</text:p>
          </table:table-cell>
          <table:table-cell office:value-type="float" office:value="-465.491179406252">
            <text:p>-465.4911794063</text:p>
          </table:table-cell>
          <table:table-cell office:value-type="float" office:value="113.91429435508">
            <text:p>113.9142943551</text:p>
          </table:table-cell>
          <table:table-cell office:value-type="float" office:value="73.1098559840064">
            <text:p>73.10985598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8.7">
            <text:p>38.7</text:p>
          </table:table-cell>
          <table:table-cell office:value-type="float" office:value="-351.576878324131">
            <text:p>-351.5768783241</text:p>
          </table:table-cell>
          <table:table-cell office:value-type="float" office:value="-462.865952618252">
            <text:p>-462.8659526183</text:p>
          </table:table-cell>
          <table:table-cell office:value-type="float" office:value="111.28907429412">
            <text:p>111.2890742941</text:p>
          </table:table-cell>
          <table:table-cell office:value-type="float" office:value="71.4249975413528">
            <text:p>71.424997541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8.8">
            <text:p>38.8</text:p>
          </table:table-cell>
          <table:table-cell office:value-type="float" office:value="-351.576966699463">
            <text:p>-351.5769666995</text:p>
          </table:table-cell>
          <table:table-cell office:value-type="float" office:value="-465.802737022679">
            <text:p>-465.8027370227</text:p>
          </table:table-cell>
          <table:table-cell office:value-type="float" office:value="114.225770323216">
            <text:p>114.2257703232</text:p>
          </table:table-cell>
          <table:table-cell office:value-type="float" office:value="73.3097603357986">
            <text:p>73.309760335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8.9">
            <text:p>38.9</text:p>
          </table:table-cell>
          <table:table-cell office:value-type="float" office:value="-351.576963372384">
            <text:p>-351.5769633724</text:p>
          </table:table-cell>
          <table:table-cell office:value-type="float" office:value="-462.718264795031">
            <text:p>-462.718264795</text:p>
          </table:table-cell>
          <table:table-cell office:value-type="float" office:value="111.141301422647">
            <text:p>111.1413014226</text:p>
          </table:table-cell>
          <table:table-cell office:value-type="float" office:value="71.3301573510772">
            <text:p>71.330157351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9">
            <text:p>39</text:p>
          </table:table-cell>
          <table:table-cell office:value-type="float" office:value="-351.576827656617">
            <text:p>-351.5768276566</text:p>
          </table:table-cell>
          <table:table-cell office:value-type="float" office:value="-457.761606153452">
            <text:p>-457.7616061535</text:p>
          </table:table-cell>
          <table:table-cell office:value-type="float" office:value="106.184778496835">
            <text:p>106.1847784968</text:p>
          </table:table-cell>
          <table:table-cell office:value-type="float" office:value="68.149075649794">
            <text:p>68.149075649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9.1">
            <text:p>39.1</text:p>
          </table:table-cell>
          <table:table-cell office:value-type="float" office:value="-351.576937958275">
            <text:p>-351.5769379583</text:p>
          </table:table-cell>
          <table:table-cell office:value-type="float" office:value="-462.362919200434">
            <text:p>-462.3629192004</text:p>
          </table:table-cell>
          <table:table-cell office:value-type="float" office:value="110.785981242159">
            <text:p>110.7859812422</text:p>
          </table:table-cell>
          <table:table-cell office:value-type="float" office:value="71.1021139139409">
            <text:p>71.102113913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9.2">
            <text:p>39.2</text:p>
          </table:table-cell>
          <table:table-cell office:value-type="float" office:value="-351.576888778214">
            <text:p>-351.5768887782</text:p>
          </table:table-cell>
          <table:table-cell office:value-type="float" office:value="-465.042131896453">
            <text:p>-465.0421318965</text:p>
          </table:table-cell>
          <table:table-cell office:value-type="float" office:value="113.465243118239">
            <text:p>113.4652431182</text:p>
          </table:table-cell>
          <table:table-cell office:value-type="float" office:value="72.8216562331256">
            <text:p>72.821656233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9.3">
            <text:p>39.3</text:p>
          </table:table-cell>
          <table:table-cell office:value-type="float" office:value="-351.576699923072">
            <text:p>-351.5766999231</text:p>
          </table:table-cell>
          <table:table-cell office:value-type="float" office:value="-464.035951958133">
            <text:p>-464.0359519581</text:p>
          </table:table-cell>
          <table:table-cell office:value-type="float" office:value="112.459252035061">
            <text:p>112.4592520351</text:p>
          </table:table-cell>
          <table:table-cell office:value-type="float" office:value="72.1760141420369">
            <text:p>72.17601414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9.4">
            <text:p>39.4</text:p>
          </table:table-cell>
          <table:table-cell office:value-type="float" office:value="-351.576998264847">
            <text:p>-351.5769982648</text:p>
          </table:table-cell>
          <table:table-cell office:value-type="float" office:value="-473.475040373848">
            <text:p>-473.4750403738</text:p>
          </table:table-cell>
          <table:table-cell office:value-type="float" office:value="121.898042109001">
            <text:p>121.898042109</text:p>
          </table:table-cell>
          <table:table-cell office:value-type="float" office:value="78.2338015942246">
            <text:p>78.233801594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9.5">
            <text:p>39.5</text:p>
          </table:table-cell>
          <table:table-cell office:value-type="float" office:value="-351.576858076722">
            <text:p>-351.5768580767</text:p>
          </table:table-cell>
          <table:table-cell office:value-type="float" office:value="-469.07380371556">
            <text:p>-469.0738037156</text:p>
          </table:table-cell>
          <table:table-cell office:value-type="float" office:value="117.496945638838">
            <text:p>117.4969456388</text:p>
          </table:table-cell>
          <table:table-cell office:value-type="float" office:value="75.4091909434979">
            <text:p>75.409190943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9.6">
            <text:p>39.6</text:p>
          </table:table-cell>
          <table:table-cell office:value-type="float" office:value="-351.576966769248">
            <text:p>-351.5769667692</text:p>
          </table:table-cell>
          <table:table-cell office:value-type="float" office:value="-462.277108052168">
            <text:p>-462.2771080522</text:p>
          </table:table-cell>
          <table:table-cell office:value-type="float" office:value="110.70014128292">
            <text:p>110.7001412829</text:p>
          </table:table-cell>
          <table:table-cell office:value-type="float" office:value="71.047022082901">
            <text:p>71.047022082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9.7">
            <text:p>39.7</text:p>
          </table:table-cell>
          <table:table-cell office:value-type="float" office:value="-351.57684760448">
            <text:p>-351.5768476045</text:p>
          </table:table-cell>
          <table:table-cell office:value-type="float" office:value="-457.908142623601">
            <text:p>-457.9081426236</text:p>
          </table:table-cell>
          <table:table-cell office:value-type="float" office:value="106.33129501912">
            <text:p>106.3312950191</text:p>
          </table:table-cell>
          <table:table-cell office:value-type="float" office:value="68.24310951889">
            <text:p>68.243109518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9.8">
            <text:p>39.8</text:p>
          </table:table-cell>
          <table:table-cell office:value-type="float" office:value="-351.576993526334">
            <text:p>-351.5769935263</text:p>
          </table:table-cell>
          <table:table-cell office:value-type="float" office:value="-464.669682619459">
            <text:p>-464.6696826195</text:p>
          </table:table-cell>
          <table:table-cell office:value-type="float" office:value="113.092689093125">
            <text:p>113.0926890931</text:p>
          </table:table-cell>
          <table:table-cell office:value-type="float" office:value="72.5825521656636">
            <text:p>72.582552165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39.9">
            <text:p>39.9</text:p>
          </table:table-cell>
          <table:table-cell office:value-type="float" office:value="-351.576866647298">
            <text:p>-351.5768666473</text:p>
          </table:table-cell>
          <table:table-cell office:value-type="float" office:value="-467.024227486782">
            <text:p>-467.0242274868</text:p>
          </table:table-cell>
          <table:table-cell office:value-type="float" office:value="115.447360839484">
            <text:p>115.4473608395</text:p>
          </table:table-cell>
          <table:table-cell office:value-type="float" office:value="74.0937735030784">
            <text:p>74.093773503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0">
            <text:p>40</text:p>
          </table:table-cell>
          <table:table-cell office:value-type="float" office:value="-351.576920146686">
            <text:p>-351.5769201467</text:p>
          </table:table-cell>
          <table:table-cell office:value-type="float" office:value="-464.808079127709">
            <text:p>-464.8080791277</text:p>
          </table:table-cell>
          <table:table-cell office:value-type="float" office:value="113.231158981023">
            <text:p>113.231158981</text:p>
          </table:table-cell>
          <table:table-cell office:value-type="float" office:value="72.6714217286949">
            <text:p>72.671421728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0.1">
            <text:p>40.1</text:p>
          </table:table-cell>
          <table:table-cell office:value-type="float" office:value="-351.576910541561">
            <text:p>-351.5769105416</text:p>
          </table:table-cell>
          <table:table-cell office:value-type="float" office:value="-465.06819803042">
            <text:p>-465.0681980304</text:p>
          </table:table-cell>
          <table:table-cell office:value-type="float" office:value="113.491287488859">
            <text:p>113.4912874889</text:p>
          </table:table-cell>
          <table:table-cell office:value-type="float" office:value="72.838371432882">
            <text:p>72.838371432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0.2">
            <text:p>40.2</text:p>
          </table:table-cell>
          <table:table-cell office:value-type="float" office:value="-351.576881260264">
            <text:p>-351.5768812603</text:p>
          </table:table-cell>
          <table:table-cell office:value-type="float" office:value="-466.93894929397">
            <text:p>-466.938949294</text:p>
          </table:table-cell>
          <table:table-cell office:value-type="float" office:value="115.362068033706">
            <text:p>115.3620680337</text:p>
          </table:table-cell>
          <table:table-cell office:value-type="float" office:value="74.0390328335054">
            <text:p>74.039032833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0.3">
            <text:p>40.3</text:p>
          </table:table-cell>
          <table:table-cell office:value-type="float" office:value="-351.576867499346">
            <text:p>-351.5768674993</text:p>
          </table:table-cell>
          <table:table-cell office:value-type="float" office:value="-461.185632342774">
            <text:p>-461.1856323428</text:p>
          </table:table-cell>
          <table:table-cell office:value-type="float" office:value="109.608764843429">
            <text:p>109.6087648434</text:p>
          </table:table-cell>
          <table:table-cell office:value-type="float" office:value="70.3465799235803">
            <text:p>70.346579923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0.4">
            <text:p>40.4</text:p>
          </table:table-cell>
          <table:table-cell office:value-type="float" office:value="-351.577094241757">
            <text:p>-351.5770942418</text:p>
          </table:table-cell>
          <table:table-cell office:value-type="float" office:value="-461.652372004937">
            <text:p>-461.6523720049</text:p>
          </table:table-cell>
          <table:table-cell office:value-type="float" office:value="110.07527776318">
            <text:p>110.0752777632</text:p>
          </table:table-cell>
          <table:table-cell office:value-type="float" office:value="70.6459865307215">
            <text:p>70.645986530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0.5">
            <text:p>40.5</text:p>
          </table:table-cell>
          <table:table-cell office:value-type="float" office:value="-351.576887844482">
            <text:p>-351.5768878445</text:p>
          </table:table-cell>
          <table:table-cell office:value-type="float" office:value="-460.237205805713">
            <text:p>-460.2372058057</text:p>
          </table:table-cell>
          <table:table-cell office:value-type="float" office:value="108.660317961232">
            <text:p>108.6603179612</text:p>
          </table:table-cell>
          <table:table-cell office:value-type="float" office:value="69.737869529872">
            <text:p>69.737869529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0.6">
            <text:p>40.6</text:p>
          </table:table-cell>
          <table:table-cell office:value-type="float" office:value="-351.576951261093">
            <text:p>-351.5769512611</text:p>
          </table:table-cell>
          <table:table-cell office:value-type="float" office:value="-469.276510303194">
            <text:p>-469.2765103032</text:p>
          </table:table-cell>
          <table:table-cell office:value-type="float" office:value="117.699559042101">
            <text:p>117.6995590421</text:p>
          </table:table-cell>
          <table:table-cell office:value-type="float" office:value="75.5392276242926">
            <text:p>75.539227624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0.7">
            <text:p>40.7</text:p>
          </table:table-cell>
          <table:table-cell office:value-type="float" office:value="-351.57684574742">
            <text:p>-351.5768457474</text:p>
          </table:table-cell>
          <table:table-cell office:value-type="float" office:value="-467.630189489558">
            <text:p>-467.6301894896</text:p>
          </table:table-cell>
          <table:table-cell office:value-type="float" office:value="116.053343742138">
            <text:p>116.0533437421</text:p>
          </table:table-cell>
          <table:table-cell office:value-type="float" office:value="74.4826915312561">
            <text:p>74.482691531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0.8">
            <text:p>40.8</text:p>
          </table:table-cell>
          <table:table-cell office:value-type="float" office:value="-351.57698983041">
            <text:p>-351.5769898304</text:p>
          </table:table-cell>
          <table:table-cell office:value-type="float" office:value="-465.547987725987">
            <text:p>-465.547987726</text:p>
          </table:table-cell>
          <table:table-cell office:value-type="float" office:value="113.970997895577">
            <text:p>113.9709978956</text:p>
          </table:table-cell>
          <table:table-cell office:value-type="float" office:value="73.1462481479836">
            <text:p>73.14624814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0.9">
            <text:p>40.9</text:p>
          </table:table-cell>
          <table:table-cell office:value-type="float" office:value="-351.576804984799">
            <text:p>-351.5768049848</text:p>
          </table:table-cell>
          <table:table-cell office:value-type="float" office:value="-464.281418569364">
            <text:p>-464.2814185694</text:p>
          </table:table-cell>
          <table:table-cell office:value-type="float" office:value="112.704613584565">
            <text:p>112.7046135846</text:p>
          </table:table-cell>
          <table:table-cell office:value-type="float" office:value="72.3334864561988">
            <text:p>72.333486456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1">
            <text:p>41</text:p>
          </table:table-cell>
          <table:table-cell office:value-type="float" office:value="-351.576979630709">
            <text:p>-351.5769796307</text:p>
          </table:table-cell>
          <table:table-cell office:value-type="float" office:value="-473.309915084262">
            <text:p>-473.3099150843</text:p>
          </table:table-cell>
          <table:table-cell office:value-type="float" office:value="121.732935453553">
            <text:p>121.7329354536</text:p>
          </table:table-cell>
          <table:table-cell office:value-type="float" office:value="78.1278366328458">
            <text:p>78.127836632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1.1">
            <text:p>41.1</text:p>
          </table:table-cell>
          <table:table-cell office:value-type="float" office:value="-351.576995987511">
            <text:p>-351.5769959875</text:p>
          </table:table-cell>
          <table:table-cell office:value-type="float" office:value="-471.578145267751">
            <text:p>-471.5781452678</text:p>
          </table:table-cell>
          <table:table-cell office:value-type="float" office:value="120.001149280239">
            <text:p>120.0011492802</text:p>
          </table:table-cell>
          <table:table-cell office:value-type="float" office:value="77.0163814072936">
            <text:p>77.016381407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1.2">
            <text:p>41.2</text:p>
          </table:table-cell>
          <table:table-cell office:value-type="float" office:value="-351.576914690031">
            <text:p>-351.57691469</text:p>
          </table:table-cell>
          <table:table-cell office:value-type="float" office:value="-467.352725337433">
            <text:p>-467.3527253374</text:p>
          </table:table-cell>
          <table:table-cell office:value-type="float" office:value="115.775810647402">
            <text:p>115.7758106474</text:p>
          </table:table-cell>
          <table:table-cell office:value-type="float" office:value="74.3045716148586">
            <text:p>74.304571614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1.3">
            <text:p>41.3</text:p>
          </table:table-cell>
          <table:table-cell office:value-type="float" office:value="-351.576791539671">
            <text:p>-351.5767915397</text:p>
          </table:table-cell>
          <table:table-cell office:value-type="float" office:value="-471.289215738597">
            <text:p>-471.2892157386</text:p>
          </table:table-cell>
          <table:table-cell office:value-type="float" office:value="119.712424198927">
            <text:p>119.7124241989</text:p>
          </table:table-cell>
          <table:table-cell office:value-type="float" office:value="76.8310785071331">
            <text:p>76.831078507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1.4">
            <text:p>41.4</text:p>
          </table:table-cell>
          <table:table-cell office:value-type="float" office:value="-351.57725113539">
            <text:p>-351.5772511354</text:p>
          </table:table-cell>
          <table:table-cell office:value-type="float" office:value="-477.110142618755">
            <text:p>-477.1101426188</text:p>
          </table:table-cell>
          <table:table-cell office:value-type="float" office:value="125.532891483365">
            <text:p>125.5328914834</text:p>
          </table:table-cell>
          <table:table-cell office:value-type="float" office:value="80.5666371333268">
            <text:p>80.566637133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1.5">
            <text:p>41.5</text:p>
          </table:table-cell>
          <table:table-cell office:value-type="float" office:value="-351.576863369623">
            <text:p>-351.5768633696</text:p>
          </table:table-cell>
          <table:table-cell office:value-type="float" office:value="-467.806635841462">
            <text:p>-467.8066358415</text:p>
          </table:table-cell>
          <table:table-cell office:value-type="float" office:value="116.22977247184">
            <text:p>116.2297724718</text:p>
          </table:table-cell>
          <table:table-cell office:value-type="float" office:value="74.595922966283">
            <text:p>74.595922966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1.6">
            <text:p>41.6</text:p>
          </table:table-cell>
          <table:table-cell office:value-type="float" office:value="-351.577105657923">
            <text:p>-351.5771056579</text:p>
          </table:table-cell>
          <table:table-cell office:value-type="float" office:value="-473.544551171467">
            <text:p>-473.5445511715</text:p>
          </table:table-cell>
          <table:table-cell office:value-type="float" office:value="121.967445513543">
            <text:p>121.9674455135</text:p>
          </table:table-cell>
          <table:table-cell office:value-type="float" office:value="78.2783444932489">
            <text:p>78.278344493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1.7">
            <text:p>41.7</text:p>
          </table:table-cell>
          <table:table-cell office:value-type="float" office:value="-351.576987675226">
            <text:p>-351.5769876752</text:p>
          </table:table-cell>
          <table:table-cell office:value-type="float" office:value="-471.967825048634">
            <text:p>-471.9678250486</text:p>
          </table:table-cell>
          <table:table-cell office:value-type="float" office:value="120.390837373408">
            <text:p>120.3908373734</text:p>
          </table:table-cell>
          <table:table-cell office:value-type="float" office:value="77.2664820687735">
            <text:p>77.266482068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1.8">
            <text:p>41.8</text:p>
          </table:table-cell>
          <table:table-cell office:value-type="float" office:value="-351.576929095817">
            <text:p>-351.5769290958</text:p>
          </table:table-cell>
          <table:table-cell office:value-type="float" office:value="-471.192311406792">
            <text:p>-471.1923114068</text:p>
          </table:table-cell>
          <table:table-cell office:value-type="float" office:value="119.615382310975">
            <text:p>119.615382311</text:p>
          </table:table-cell>
          <table:table-cell office:value-type="float" office:value="76.7687973114961">
            <text:p>76.768797311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1.9">
            <text:p>41.9</text:p>
          </table:table-cell>
          <table:table-cell office:value-type="float" office:value="-351.577076800593">
            <text:p>-351.5770768006</text:p>
          </table:table-cell>
          <table:table-cell office:value-type="float" office:value="-476.07296929885">
            <text:p>-476.0729692989</text:p>
          </table:table-cell>
          <table:table-cell office:value-type="float" office:value="124.495892498257">
            <text:p>124.4958924983</text:p>
          </table:table-cell>
          <table:table-cell office:value-type="float" office:value="79.9010942628202">
            <text:p>79.901094262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2">
            <text:p>42</text:p>
          </table:table-cell>
          <table:table-cell office:value-type="float" office:value="-351.576839124207">
            <text:p>-351.5768391242</text:p>
          </table:table-cell>
          <table:table-cell office:value-type="float" office:value="-465.22212470172">
            <text:p>-465.2221247017</text:p>
          </table:table-cell>
          <table:table-cell office:value-type="float" office:value="113.645285577513">
            <text:p>113.6452855775</text:p>
          </table:table-cell>
          <table:table-cell office:value-type="float" office:value="72.9372069490656">
            <text:p>72.937206949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2.1">
            <text:p>42.1</text:p>
          </table:table-cell>
          <table:table-cell office:value-type="float" office:value="-351.576986881613">
            <text:p>-351.5769868816</text:p>
          </table:table-cell>
          <table:table-cell office:value-type="float" office:value="-458.295038415998">
            <text:p>-458.295038416</text:p>
          </table:table-cell>
          <table:table-cell office:value-type="float" office:value="106.718051534386">
            <text:p>106.7180515344</text:p>
          </table:table-cell>
          <table:table-cell office:value-type="float" office:value="68.4913287023734">
            <text:p>68.491328702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2.2">
            <text:p>42.2</text:p>
          </table:table-cell>
          <table:table-cell office:value-type="float" office:value="-351.576726263936">
            <text:p>-351.5767262639</text:p>
          </table:table-cell>
          <table:table-cell office:value-type="float" office:value="-455.660745281545">
            <text:p>-455.6607452815</text:p>
          </table:table-cell>
          <table:table-cell office:value-type="float" office:value="104.084019017609">
            <text:p>104.0840190176</text:p>
          </table:table-cell>
          <table:table-cell office:value-type="float" office:value="66.8008144517344">
            <text:p>66.800814451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2.3">
            <text:p>42.3</text:p>
          </table:table-cell>
          <table:table-cell office:value-type="float" office:value="-351.577029706579">
            <text:p>-351.5770297066</text:p>
          </table:table-cell>
          <table:table-cell office:value-type="float" office:value="-467.682593307457">
            <text:p>-467.6825933075</text:p>
          </table:table-cell>
          <table:table-cell office:value-type="float" office:value="116.105563600878">
            <text:p>116.1055636009</text:p>
          </table:table-cell>
          <table:table-cell office:value-type="float" office:value="74.5162060815905">
            <text:p>74.516206081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2.4">
            <text:p>42.4</text:p>
          </table:table-cell>
          <table:table-cell office:value-type="float" office:value="-351.576872383171">
            <text:p>-351.5768723832</text:p>
          </table:table-cell>
          <table:table-cell office:value-type="float" office:value="-469.170068936552">
            <text:p>-469.1700689366</text:p>
          </table:table-cell>
          <table:table-cell office:value-type="float" office:value="117.593196553381">
            <text:p>117.5931965534</text:p>
          </table:table-cell>
          <table:table-cell office:value-type="float" office:value="75.4709644947489">
            <text:p>75.470964494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2.5">
            <text:p>42.5</text:p>
          </table:table-cell>
          <table:table-cell office:value-type="float" office:value="-351.576850766964">
            <text:p>-351.576850767</text:p>
          </table:table-cell>
          <table:table-cell office:value-type="float" office:value="-464.982559264469">
            <text:p>-464.9825592645</text:p>
          </table:table-cell>
          <table:table-cell office:value-type="float" office:value="113.405708497504">
            <text:p>113.4057084975</text:p>
          </table:table-cell>
          <table:table-cell office:value-type="float" office:value="72.7834470902556">
            <text:p>72.783447090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2.6">
            <text:p>42.6</text:p>
          </table:table-cell>
          <table:table-cell office:value-type="float" office:value="-351.576890134864">
            <text:p>-351.5768901349</text:p>
          </table:table-cell>
          <table:table-cell office:value-type="float" office:value="-456.493177183926">
            <text:p>-456.4931771839</text:p>
          </table:table-cell>
          <table:table-cell office:value-type="float" office:value="104.916287049062">
            <text:p>104.9162870491</text:p>
          </table:table-cell>
          <table:table-cell office:value-type="float" office:value="67.3349616038906">
            <text:p>67.3349616039</text:p>
          </table:table-cell>
          <table:table-cell office:value-type="float" office:value="0.403324091033425">
            <text:p>0.403324091</text:p>
          </table:table-cell>
        </table:table-row>
        <table:table-row table:style-name="ro3">
          <table:table-cell office:value-type="float" office:value="42.7">
            <text:p>42.7</text:p>
          </table:table-cell>
          <table:table-cell office:value-type="float" office:value="-351.576855822042">
            <text:p>-351.576855822</text:p>
          </table:table-cell>
          <table:table-cell office:value-type="float" office:value="-453.447278785487">
            <text:p>-453.4472787855</text:p>
          </table:table-cell>
          <table:table-cell office:value-type="float" office:value="101.870422963444">
            <text:p>101.8704229634</text:p>
          </table:table-cell>
          <table:table-cell office:value-type="float" office:value="65.3801350748138">
            <text:p>65.3801350748</text:p>
          </table:table-cell>
          <table:table-cell office:value-type="float" office:value="1.45131671094247">
            <text:p>1.4513167109</text:p>
          </table:table-cell>
        </table:table-row>
        <table:table-row table:style-name="ro3">
          <table:table-cell office:value-type="float" office:value="42.8">
            <text:p>42.8</text:p>
          </table:table-cell>
          <table:table-cell office:value-type="float" office:value="-351.577004318885">
            <text:p>-351.5770043189</text:p>
          </table:table-cell>
          <table:table-cell office:value-type="float" office:value="-464.294191454907">
            <text:p>-464.2941914549</text:p>
          </table:table-cell>
          <table:table-cell office:value-type="float" office:value="112.717187136021">
            <text:p>112.717187136</text:p>
          </table:table-cell>
          <table:table-cell office:value-type="float" office:value="72.3415561242014">
            <text:p>72.341556124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2.9">
            <text:p>42.9</text:p>
          </table:table-cell>
          <table:table-cell office:value-type="float" office:value="-351.576832887776">
            <text:p>-351.5768328878</text:p>
          </table:table-cell>
          <table:table-cell office:value-type="float" office:value="-467.807708882721">
            <text:p>-467.8077088827</text:p>
          </table:table-cell>
          <table:table-cell office:value-type="float" office:value="116.230875994945">
            <text:p>116.2308759949</text:p>
          </table:table-cell>
          <table:table-cell office:value-type="float" office:value="74.5966312041364">
            <text:p>74.596631204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3">
            <text:p>43</text:p>
          </table:table-cell>
          <table:table-cell office:value-type="float" office:value="-351.576761071492">
            <text:p>-351.5767610715</text:p>
          </table:table-cell>
          <table:table-cell office:value-type="float" office:value="-465.541502124861">
            <text:p>-465.5415021249</text:p>
          </table:table-cell>
          <table:table-cell office:value-type="float" office:value="113.964741053369">
            <text:p>113.9647410534</text:p>
          </table:table-cell>
          <table:table-cell office:value-type="float" office:value="73.1422325252271">
            <text:p>73.142232525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3.1">
            <text:p>43.1</text:p>
          </table:table-cell>
          <table:table-cell office:value-type="float" office:value="-351.576972590643">
            <text:p>-351.5769725906</text:p>
          </table:table-cell>
          <table:table-cell office:value-type="float" office:value="-467.588128653764">
            <text:p>-467.5881286538</text:p>
          </table:table-cell>
          <table:table-cell office:value-type="float" office:value="116.01115606312">
            <text:p>116.0111560631</text:p>
          </table:table-cell>
          <table:table-cell office:value-type="float" office:value="74.4556156040885">
            <text:p>74.455615604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3.2">
            <text:p>43.2</text:p>
          </table:table-cell>
          <table:table-cell office:value-type="float" office:value="-351.576824862326">
            <text:p>-351.5768248623</text:p>
          </table:table-cell>
          <table:table-cell office:value-type="float" office:value="-464.640821871297">
            <text:p>-464.6408218713</text:p>
          </table:table-cell>
          <table:table-cell office:value-type="float" office:value="113.063997008971">
            <text:p>113.063997009</text:p>
          </table:table-cell>
          <table:table-cell office:value-type="float" office:value="72.5641376712206">
            <text:p>72.564137671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3.3">
            <text:p>43.3</text:p>
          </table:table-cell>
          <table:table-cell office:value-type="float" office:value="-351.57680462492">
            <text:p>-351.5768046249</text:p>
          </table:table-cell>
          <table:table-cell office:value-type="float" office:value="-465.088616327558">
            <text:p>-465.0886163276</text:p>
          </table:table-cell>
          <table:table-cell office:value-type="float" office:value="113.511811702638">
            <text:p>113.5118117026</text:p>
          </table:table-cell>
          <table:table-cell office:value-type="float" office:value="72.8515438123629">
            <text:p>72.851543812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3.4">
            <text:p>43.4</text:p>
          </table:table-cell>
          <table:table-cell office:value-type="float" office:value="-351.576847933353">
            <text:p>-351.5768479334</text:p>
          </table:table-cell>
          <table:table-cell office:value-type="float" office:value="-470.050058944311">
            <text:p>-470.0500589443</text:p>
          </table:table-cell>
          <table:table-cell office:value-type="float" office:value="118.473211010957">
            <text:p>118.473211011</text:p>
          </table:table-cell>
          <table:table-cell office:value-type="float" office:value="76.0357551614648">
            <text:p>76.035755161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3.5">
            <text:p>43.5</text:p>
          </table:table-cell>
          <table:table-cell office:value-type="float" office:value="-351.576943718361">
            <text:p>-351.5769437184</text:p>
          </table:table-cell>
          <table:table-cell office:value-type="float" office:value="-475.252247983092">
            <text:p>-475.2522479831</text:p>
          </table:table-cell>
          <table:table-cell office:value-type="float" office:value="123.675304264732">
            <text:p>123.6753042647</text:p>
          </table:table-cell>
          <table:table-cell office:value-type="float" office:value="79.3744431703052">
            <text:p>79.374443170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3.6">
            <text:p>43.6</text:p>
          </table:table-cell>
          <table:table-cell office:value-type="float" office:value="-351.576894352559">
            <text:p>-351.5768943526</text:p>
          </table:table-cell>
          <table:table-cell office:value-type="float" office:value="-472.536413909477">
            <text:p>-472.5364139095</text:p>
          </table:table-cell>
          <table:table-cell office:value-type="float" office:value="120.959519556918">
            <text:p>120.9595195569</text:p>
          </table:table-cell>
          <table:table-cell office:value-type="float" office:value="77.6314606061249">
            <text:p>77.631460606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3.7">
            <text:p>43.7</text:p>
          </table:table-cell>
          <table:table-cell office:value-type="float" office:value="-351.576986407002">
            <text:p>-351.576986407</text:p>
          </table:table-cell>
          <table:table-cell office:value-type="float" office:value="-472.993029316421">
            <text:p>-472.9930293164</text:p>
          </table:table-cell>
          <table:table-cell office:value-type="float" office:value="121.416042909419">
            <text:p>121.4160429094</text:p>
          </table:table-cell>
          <table:table-cell office:value-type="float" office:value="77.9244559386565">
            <text:p>77.924455938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3.8">
            <text:p>43.8</text:p>
          </table:table-cell>
          <table:table-cell office:value-type="float" office:value="-351.576780101485">
            <text:p>-351.5767801015</text:p>
          </table:table-cell>
          <table:table-cell office:value-type="float" office:value="-474.164413518782">
            <text:p>-474.1644135188</text:p>
          </table:table-cell>
          <table:table-cell office:value-type="float" office:value="122.587633417297">
            <text:p>122.5876334173</text:p>
          </table:table-cell>
          <table:table-cell office:value-type="float" office:value="78.6763792489674">
            <text:p>78.67637924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3.9">
            <text:p>43.9</text:p>
          </table:table-cell>
          <table:table-cell office:value-type="float" office:value="-351.577143419318">
            <text:p>-351.5771434193</text:p>
          </table:table-cell>
          <table:table-cell office:value-type="float" office:value="-485.229823891431">
            <text:p>-485.2298238914</text:p>
          </table:table-cell>
          <table:table-cell office:value-type="float" office:value="133.652680472114">
            <text:p>133.6526804721</text:p>
          </table:table-cell>
          <table:table-cell office:value-type="float" office:value="85.7778936042446">
            <text:p>85.777893604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float" office:value="-351.57714628605">
            <text:p>-351.5771462861</text:p>
          </table:table-cell>
          <table:table-cell office:value-type="float" office:value="-489.675242783426">
            <text:p>-489.6752427834</text:p>
          </table:table-cell>
          <table:table-cell office:value-type="float" office:value="138.098096497377">
            <text:p>138.0980964974</text:p>
          </table:table-cell>
          <table:table-cell office:value-type="float" office:value="88.6309484138799">
            <text:p>88.630948413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4.1">
            <text:p>44.1</text:p>
          </table:table-cell>
          <table:table-cell office:value-type="float" office:value="-351.576886584631">
            <text:p>-351.5768865846</text:p>
          </table:table-cell>
          <table:table-cell office:value-type="float" office:value="-479.689018710745">
            <text:p>-479.6890187107</text:p>
          </table:table-cell>
          <table:table-cell office:value-type="float" office:value="128.112132126114">
            <text:p>128.1121321261</text:p>
          </table:table-cell>
          <table:table-cell office:value-type="float" office:value="82.221986121854">
            <text:p>82.221986121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4.2">
            <text:p>44.2</text:p>
          </table:table-cell>
          <table:table-cell office:value-type="float" office:value="-351.577019763271">
            <text:p>-351.5770197633</text:p>
          </table:table-cell>
          <table:table-cell office:value-type="float" office:value="-481.065974862603">
            <text:p>-481.0659748626</text:p>
          </table:table-cell>
          <table:table-cell office:value-type="float" office:value="129.488955099332">
            <text:p>129.4889550993</text:p>
          </table:table-cell>
          <table:table-cell office:value-type="float" office:value="83.1056270192265">
            <text:p>83.105627019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4.3">
            <text:p>44.3</text:p>
          </table:table-cell>
          <table:table-cell office:value-type="float" office:value="-351.57701011925">
            <text:p>-351.5770101193</text:p>
          </table:table-cell>
          <table:table-cell office:value-type="float" office:value="-485.351579210315">
            <text:p>-485.3515792103</text:p>
          </table:table-cell>
          <table:table-cell office:value-type="float" office:value="133.774569091065">
            <text:p>133.7745690911</text:p>
          </table:table-cell>
          <table:table-cell office:value-type="float" office:value="85.8561213580845">
            <text:p>85.856121358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4.4">
            <text:p>44.4</text:p>
          </table:table-cell>
          <table:table-cell office:value-type="float" office:value="-351.5769377115">
            <text:p>-351.5769377115</text:p>
          </table:table-cell>
          <table:table-cell office:value-type="float" office:value="-481.441767134421">
            <text:p>-481.4417671344</text:p>
          </table:table-cell>
          <table:table-cell office:value-type="float" office:value="129.86482942292">
            <text:p>129.8648294229</text:p>
          </table:table-cell>
          <table:table-cell office:value-type="float" office:value="83.3468620443932">
            <text:p>83.346862044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4.5">
            <text:p>44.5</text:p>
          </table:table-cell>
          <table:table-cell office:value-type="float" office:value="-351.576960820162">
            <text:p>-351.5769608202</text:p>
          </table:table-cell>
          <table:table-cell office:value-type="float" office:value="-482.066084408">
            <text:p>-482.066084408</text:p>
          </table:table-cell>
          <table:table-cell office:value-type="float" office:value="130.489123587838">
            <text:p>130.4891235878</text:p>
          </table:table-cell>
          <table:table-cell office:value-type="float" office:value="83.7475321863378">
            <text:p>83.747532186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4.6">
            <text:p>44.6</text:p>
          </table:table-cell>
          <table:table-cell office:value-type="float" office:value="-351.576833552137">
            <text:p>-351.5768335521</text:p>
          </table:table-cell>
          <table:table-cell office:value-type="float" office:value="-478.472524676081">
            <text:p>-478.4725246761</text:p>
          </table:table-cell>
          <table:table-cell office:value-type="float" office:value="126.895691123944">
            <text:p>126.8956911239</text:p>
          </table:table-cell>
          <table:table-cell office:value-type="float" office:value="81.4412778974368">
            <text:p>81.441277897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4.7">
            <text:p>44.7</text:p>
          </table:table-cell>
          <table:table-cell office:value-type="float" office:value="-351.577018242658">
            <text:p>-351.5770182427</text:p>
          </table:table-cell>
          <table:table-cell office:value-type="float" office:value="-478.62967670597">
            <text:p>-478.629676706</text:p>
          </table:table-cell>
          <table:table-cell office:value-type="float" office:value="127.052658463313">
            <text:p>127.0526584633</text:p>
          </table:table-cell>
          <table:table-cell office:value-type="float" office:value="81.5420190699159">
            <text:p>81.542019069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4.8">
            <text:p>44.8</text:p>
          </table:table-cell>
          <table:table-cell office:value-type="float" office:value="-351.576788742757">
            <text:p>-351.5767887428</text:p>
          </table:table-cell>
          <table:table-cell office:value-type="float" office:value="-473.744671739586">
            <text:p>-473.7446717396</text:p>
          </table:table-cell>
          <table:table-cell office:value-type="float" office:value="122.167882996829">
            <text:p>122.1678829968</text:p>
          </table:table-cell>
          <table:table-cell office:value-type="float" office:value="78.4069846750609">
            <text:p>78.406984675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4.9">
            <text:p>44.9</text:p>
          </table:table-cell>
          <table:table-cell office:value-type="float" office:value="-351.576914464031">
            <text:p>-351.576914464</text:p>
          </table:table-cell>
          <table:table-cell office:value-type="float" office:value="-475.654093107291">
            <text:p>-475.6540931073</text:p>
          </table:table-cell>
          <table:table-cell office:value-type="float" office:value="124.07717864326">
            <text:p>124.0771786433</text:p>
          </table:table-cell>
          <table:table-cell office:value-type="float" office:value="79.6323649535565">
            <text:p>79.632364953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5">
            <text:p>45</text:p>
          </table:table-cell>
          <table:table-cell office:value-type="float" office:value="-351.576929593148">
            <text:p>-351.5769295931</text:p>
          </table:table-cell>
          <table:table-cell office:value-type="float" office:value="-474.18393346264">
            <text:p>-474.1839334626</text:p>
          </table:table-cell>
          <table:table-cell office:value-type="float" office:value="122.607003869492">
            <text:p>122.6070038695</text:p>
          </table:table-cell>
          <table:table-cell office:value-type="float" office:value="78.6888111476883">
            <text:p>78.688811147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5.1">
            <text:p>45.1</text:p>
          </table:table-cell>
          <table:table-cell office:value-type="float" office:value="-351.576987823267">
            <text:p>-351.5769878233</text:p>
          </table:table-cell>
          <table:table-cell office:value-type="float" office:value="-470.180691110834">
            <text:p>-470.1806911108</text:p>
          </table:table-cell>
          <table:table-cell office:value-type="float" office:value="118.603703287567">
            <text:p>118.6037032876</text:p>
          </table:table-cell>
          <table:table-cell office:value-type="float" office:value="76.1195047172512">
            <text:p>76.119504717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5.2">
            <text:p>45.2</text:p>
          </table:table-cell>
          <table:table-cell office:value-type="float" office:value="-351.576843930075">
            <text:p>-351.5768439301</text:p>
          </table:table-cell>
          <table:table-cell office:value-type="float" office:value="-462.149920475937">
            <text:p>-462.1499204759</text:p>
          </table:table-cell>
          <table:table-cell office:value-type="float" office:value="110.573076545863">
            <text:p>110.5730765459</text:p>
          </table:table-cell>
          <table:table-cell office:value-type="float" office:value="70.9654723118251">
            <text:p>70.965472311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5.3">
            <text:p>45.3</text:p>
          </table:table-cell>
          <table:table-cell office:value-type="float" office:value="-351.576851133012">
            <text:p>-351.576851133</text:p>
          </table:table-cell>
          <table:table-cell office:value-type="float" office:value="-466.409724167632">
            <text:p>-466.4097241676</text:p>
          </table:table-cell>
          <table:table-cell office:value-type="float" office:value="114.83287303462">
            <text:p>114.8328730346</text:p>
          </table:table-cell>
          <table:table-cell office:value-type="float" office:value="73.6993970539077">
            <text:p>73.699397053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5.4">
            <text:p>45.4</text:p>
          </table:table-cell>
          <table:table-cell office:value-type="float" office:value="-351.576954926598">
            <text:p>-351.5769549266</text:p>
          </table:table-cell>
          <table:table-cell office:value-type="float" office:value="-470.069876670629">
            <text:p>-470.0698766706</text:p>
          </table:table-cell>
          <table:table-cell office:value-type="float" office:value="118.49292174403">
            <text:p>118.492921744</text:p>
          </table:table-cell>
          <table:table-cell office:value-type="float" office:value="76.0484054514434">
            <text:p>76.048405451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5.5">
            <text:p>45.5</text:p>
          </table:table-cell>
          <table:table-cell office:value-type="float" office:value="-351.576794027541">
            <text:p>-351.5767940275</text:p>
          </table:table-cell>
          <table:table-cell office:value-type="float" office:value="-464.327430080349">
            <text:p>-464.3274300803</text:p>
          </table:table-cell>
          <table:table-cell office:value-type="float" office:value="112.750636052808">
            <text:p>112.7506360528</text:p>
          </table:table-cell>
          <table:table-cell office:value-type="float" office:value="72.3630235397083">
            <text:p>72.363023539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5.6">
            <text:p>45.6</text:p>
          </table:table-cell>
          <table:table-cell office:value-type="float" office:value="-351.57691509615">
            <text:p>-351.5769150962</text:p>
          </table:table-cell>
          <table:table-cell office:value-type="float" office:value="-466.803547367115">
            <text:p>-466.8035473671</text:p>
          </table:table-cell>
          <table:table-cell office:value-type="float" office:value="115.226632270965">
            <text:p>115.226632271</text:p>
          </table:table-cell>
          <table:table-cell office:value-type="float" office:value="73.9521105629939">
            <text:p>73.95211056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5.7">
            <text:p>45.7</text:p>
          </table:table-cell>
          <table:table-cell office:value-type="float" office:value="-351.57680436319">
            <text:p>-351.5768043632</text:p>
          </table:table-cell>
          <table:table-cell office:value-type="float" office:value="-461.875486084404">
            <text:p>-461.8754860844</text:p>
          </table:table-cell>
          <table:table-cell office:value-type="float" office:value="110.298681721214">
            <text:p>110.2986817212</text:p>
          </table:table-cell>
          <table:table-cell office:value-type="float" office:value="70.7893665278546">
            <text:p>70.789366527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5.8">
            <text:p>45.8</text:p>
          </table:table-cell>
          <table:table-cell office:value-type="float" office:value="-351.576826042657">
            <text:p>-351.5768260427</text:p>
          </table:table-cell>
          <table:table-cell office:value-type="float" office:value="-463.118387802695">
            <text:p>-463.1183878027</text:p>
          </table:table-cell>
          <table:table-cell office:value-type="float" office:value="111.541561760038">
            <text:p>111.54156176</text:p>
          </table:table-cell>
          <table:table-cell office:value-type="float" office:value="71.5870432475173">
            <text:p>71.587043247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5.9">
            <text:p>45.9</text:p>
          </table:table-cell>
          <table:table-cell office:value-type="float" office:value="-351.57682582927">
            <text:p>-351.5768258293</text:p>
          </table:table-cell>
          <table:table-cell office:value-type="float" office:value="-466.281687624328">
            <text:p>-466.2816876243</text:p>
          </table:table-cell>
          <table:table-cell office:value-type="float" office:value="114.704861795058">
            <text:p>114.7048617951</text:p>
          </table:table-cell>
          <table:table-cell office:value-type="float" office:value="73.6172398203342">
            <text:p>73.617239820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6">
            <text:p>46</text:p>
          </table:table-cell>
          <table:table-cell office:value-type="float" office:value="-351.576824993267">
            <text:p>-351.5768249933</text:p>
          </table:table-cell>
          <table:table-cell office:value-type="float" office:value="-465.044895054086">
            <text:p>-465.0448950541</text:p>
          </table:table-cell>
          <table:table-cell office:value-type="float" office:value="113.468070060819">
            <text:p>113.4680700608</text:p>
          </table:table-cell>
          <table:table-cell office:value-type="float" office:value="72.8234705564822">
            <text:p>72.823470556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6.1">
            <text:p>46.1</text:p>
          </table:table-cell>
          <table:table-cell office:value-type="float" office:value="-351.576934040563">
            <text:p>-351.5769340406</text:p>
          </table:table-cell>
          <table:table-cell office:value-type="float" office:value="-462.367294056345">
            <text:p>-462.3672940563</text:p>
          </table:table-cell>
          <table:table-cell office:value-type="float" office:value="110.790360015783">
            <text:p>110.7903600158</text:p>
          </table:table-cell>
          <table:table-cell office:value-type="float" office:value="71.1049241978548">
            <text:p>71.104924197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6.2">
            <text:p>46.2</text:p>
          </table:table-cell>
          <table:table-cell office:value-type="float" office:value="-351.576806602838">
            <text:p>-351.5768066028</text:p>
          </table:table-cell>
          <table:table-cell office:value-type="float" office:value="-456.235507618244">
            <text:p>-456.2355076182</text:p>
          </table:table-cell>
          <table:table-cell office:value-type="float" office:value="104.658701015406">
            <text:p>104.6587010154</text:p>
          </table:table-cell>
          <table:table-cell office:value-type="float" office:value="67.1696436520856">
            <text:p>67.169643652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6.3">
            <text:p>46.3</text:p>
          </table:table-cell>
          <table:table-cell office:value-type="float" office:value="-351.577027888634">
            <text:p>-351.5770278886</text:p>
          </table:table-cell>
          <table:table-cell office:value-type="float" office:value="-456.097131691727">
            <text:p>-456.0971316917</text:p>
          </table:table-cell>
          <table:table-cell office:value-type="float" office:value="104.520103803093">
            <text:p>104.5201038031</text:p>
          </table:table-cell>
          <table:table-cell office:value-type="float" office:value="67.0806923726229">
            <text:p>67.080692372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6.4">
            <text:p>46.4</text:p>
          </table:table-cell>
          <table:table-cell office:value-type="float" office:value="-351.577068695908">
            <text:p>-351.5770686959</text:p>
          </table:table-cell>
          <table:table-cell office:value-type="float" office:value="-457.998319174112">
            <text:p>-457.9983191741</text:p>
          </table:table-cell>
          <table:table-cell office:value-type="float" office:value="106.421250478205">
            <text:p>106.4212504782</text:p>
          </table:table-cell>
          <table:table-cell office:value-type="float" office:value="68.3008426655144">
            <text:p>68.300842665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6.5">
            <text:p>46.5</text:p>
          </table:table-cell>
          <table:table-cell office:value-type="float" office:value="-351.577015706707">
            <text:p>-351.5770157067</text:p>
          </table:table-cell>
          <table:table-cell office:value-type="float" office:value="-455.490924924086">
            <text:p>-455.4909249241</text:p>
          </table:table-cell>
          <table:table-cell office:value-type="float" office:value="103.913909217378">
            <text:p>103.9139092174</text:p>
          </table:table-cell>
          <table:table-cell office:value-type="float" office:value="66.6916384868853">
            <text:p>66.691638486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6.6">
            <text:p>46.6</text:p>
          </table:table-cell>
          <table:table-cell office:value-type="float" office:value="-351.576892990518">
            <text:p>-351.5768929905</text:p>
          </table:table-cell>
          <table:table-cell office:value-type="float" office:value="-457.718761807755">
            <text:p>-457.7187618078</text:p>
          </table:table-cell>
          <table:table-cell office:value-type="float" office:value="106.141868817237">
            <text:p>106.1418688172</text:p>
          </table:table-cell>
          <table:table-cell office:value-type="float" office:value="68.1215363447971">
            <text:p>68.121536344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6.7">
            <text:p>46.7</text:p>
          </table:table-cell>
          <table:table-cell office:value-type="float" office:value="-351.576891500056">
            <text:p>-351.5768915001</text:p>
          </table:table-cell>
          <table:table-cell office:value-type="float" office:value="-464.754707575035">
            <text:p>-464.754707575</text:p>
          </table:table-cell>
          <table:table-cell office:value-type="float" office:value="113.177816074979">
            <text:p>113.177816075</text:p>
          </table:table-cell>
          <table:table-cell office:value-type="float" office:value="72.6371864099345">
            <text:p>72.637186409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6.8">
            <text:p>46.8</text:p>
          </table:table-cell>
          <table:table-cell office:value-type="float" office:value="-351.576978048702">
            <text:p>-351.5769780487</text:p>
          </table:table-cell>
          <table:table-cell office:value-type="float" office:value="-464.990091258068">
            <text:p>-464.9900912581</text:p>
          </table:table-cell>
          <table:table-cell office:value-type="float" office:value="113.413113209366">
            <text:p>113.4131132094</text:p>
          </table:table-cell>
          <table:table-cell office:value-type="float" office:value="72.7881994123488">
            <text:p>72.788199412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6.9">
            <text:p>46.9</text:p>
          </table:table-cell>
          <table:table-cell office:value-type="float" office:value="-351.576876101509">
            <text:p>-351.5768761015</text:p>
          </table:table-cell>
          <table:table-cell office:value-type="float" office:value="-461.170596970375">
            <text:p>-461.1705969704</text:p>
          </table:table-cell>
          <table:table-cell office:value-type="float" office:value="109.593720868866">
            <text:p>109.5937208689</text:p>
          </table:table-cell>
          <table:table-cell office:value-type="float" office:value="70.3369247453613">
            <text:p>70.336924745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float" office:value="-351.576831836533">
            <text:p>-351.5768318365</text:p>
          </table:table-cell>
          <table:table-cell office:value-type="float" office:value="-460.839918409079">
            <text:p>-460.8399184091</text:p>
          </table:table-cell>
          <table:table-cell office:value-type="float" office:value="109.263086572546">
            <text:p>109.2630865725</text:p>
          </table:table-cell>
          <table:table-cell office:value-type="float" office:value="70.1247246354085">
            <text:p>70.124724635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7.1">
            <text:p>47.1</text:p>
          </table:table-cell>
          <table:table-cell office:value-type="float" office:value="-351.577041120093">
            <text:p>-351.5770411201</text:p>
          </table:table-cell>
          <table:table-cell office:value-type="float" office:value="-465.047194934257">
            <text:p>-465.0471949343</text:p>
          </table:table-cell>
          <table:table-cell office:value-type="float" office:value="113.470153814164">
            <text:p>113.4701538142</text:p>
          </table:table-cell>
          <table:table-cell office:value-type="float" office:value="72.824807903194">
            <text:p>72.824807903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7.2">
            <text:p>47.2</text:p>
          </table:table-cell>
          <table:table-cell office:value-type="float" office:value="-351.576864138479">
            <text:p>-351.5768641385</text:p>
          </table:table-cell>
          <table:table-cell office:value-type="float" office:value="-465.328102075199">
            <text:p>-465.3281020752</text:p>
          </table:table-cell>
          <table:table-cell office:value-type="float" office:value="113.75123793672">
            <text:p>113.7512379367</text:p>
          </table:table-cell>
          <table:table-cell office:value-type="float" office:value="73.0052068587055">
            <text:p>73.005206858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7.3">
            <text:p>47.3</text:p>
          </table:table-cell>
          <table:table-cell office:value-type="float" office:value="-351.576988708422">
            <text:p>-351.5769887084</text:p>
          </table:table-cell>
          <table:table-cell office:value-type="float" office:value="-469.88432341237">
            <text:p>-469.8843234124</text:p>
          </table:table-cell>
          <table:table-cell office:value-type="float" office:value="118.307334703947">
            <text:p>118.3073347039</text:p>
          </table:table-cell>
          <table:table-cell office:value-type="float" office:value="75.9292962399983">
            <text:p>75.92929624</text:p>
          </table:table-cell>
          <table:table-cell office:value-type="float" office:value="1.25406986766413">
            <text:p>1.2540698677</text:p>
          </table:table-cell>
        </table:table-row>
        <table:table-row table:style-name="ro3">
          <table:table-cell office:value-type="float" office:value="47.4">
            <text:p>47.4</text:p>
          </table:table-cell>
          <table:table-cell office:value-type="float" office:value="-351.576853496322">
            <text:p>-351.5768534963</text:p>
          </table:table-cell>
          <table:table-cell office:value-type="float" office:value="-470.393163182235">
            <text:p>-470.3931631822</text:p>
          </table:table-cell>
          <table:table-cell office:value-type="float" office:value="118.816309685913">
            <text:p>118.8163096859</text:p>
          </table:table-cell>
          <table:table-cell office:value-type="float" office:value="76.2559548726276">
            <text:p>76.2559548726</text:p>
          </table:table-cell>
          <table:table-cell office:value-type="float" office:value="0.00458398302202333">
            <text:p>0.004583983</text:p>
          </table:table-cell>
        </table:table-row>
        <table:table-row table:style-name="ro3">
          <table:table-cell office:value-type="float" office:value="47.5">
            <text:p>47.5</text:p>
          </table:table-cell>
          <table:table-cell office:value-type="float" office:value="-351.577060252255">
            <text:p>-351.5770602523</text:p>
          </table:table-cell>
          <table:table-cell office:value-type="float" office:value="-475.405891841118">
            <text:p>-475.4058918411</text:p>
          </table:table-cell>
          <table:table-cell office:value-type="float" office:value="123.828831588863">
            <text:p>123.8288315889</text:p>
          </table:table-cell>
          <table:table-cell office:value-type="float" office:value="79.4729765512158">
            <text:p>79.472976551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7.6">
            <text:p>47.6</text:p>
          </table:table-cell>
          <table:table-cell office:value-type="float" office:value="-351.57656726247">
            <text:p>-351.5765672625</text:p>
          </table:table-cell>
          <table:table-cell office:value-type="float" office:value="-464.694148357286">
            <text:p>-464.6941483573</text:p>
          </table:table-cell>
          <table:table-cell office:value-type="float" office:value="113.117581094816">
            <text:p>113.1175810948</text:p>
          </table:table-cell>
          <table:table-cell office:value-type="float" office:value="72.5985277784621">
            <text:p>72.598527778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7.7">
            <text:p>47.7</text:p>
          </table:table-cell>
          <table:table-cell office:value-type="float" office:value="-351.577118561147">
            <text:p>-351.5771185611</text:p>
          </table:table-cell>
          <table:table-cell office:value-type="float" office:value="-477.536077667877">
            <text:p>-477.5360776679</text:p>
          </table:table-cell>
          <table:table-cell office:value-type="float" office:value="125.95895910673">
            <text:p>125.9589591067</text:p>
          </table:table-cell>
          <table:table-cell office:value-type="float" office:value="80.8400860693011">
            <text:p>80.840086069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7.8">
            <text:p>47.8</text:p>
          </table:table-cell>
          <table:table-cell office:value-type="float" office:value="-351.576937353013">
            <text:p>-351.576937353</text:p>
          </table:table-cell>
          <table:table-cell office:value-type="float" office:value="-471.305402003099">
            <text:p>-471.3054020031</text:p>
          </table:table-cell>
          <table:table-cell office:value-type="float" office:value="119.728464650087">
            <text:p>119.7284646501</text:p>
          </table:table-cell>
          <table:table-cell office:value-type="float" office:value="76.8413732210744">
            <text:p>76.841373221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7.9">
            <text:p>47.9</text:p>
          </table:table-cell>
          <table:table-cell office:value-type="float" office:value="-351.576896108775">
            <text:p>-351.5768961088</text:p>
          </table:table-cell>
          <table:table-cell office:value-type="float" office:value="-464.701210442773">
            <text:p>-464.7012104428</text:p>
          </table:table-cell>
          <table:table-cell office:value-type="float" office:value="113.124314333998">
            <text:p>113.124314334</text:p>
          </table:table-cell>
          <table:table-cell office:value-type="float" office:value="72.6028491513823">
            <text:p>72.6028491514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8">
            <text:p>48</text:p>
          </table:table-cell>
          <table:table-cell office:value-type="float" office:value="-351.576987632431">
            <text:p>-351.5769876324</text:p>
          </table:table-cell>
          <table:table-cell office:value-type="float" office:value="-466.092846079811">
            <text:p>-466.0928460798</text:p>
          </table:table-cell>
          <table:table-cell office:value-type="float" office:value="114.51585844738">
            <text:p>114.5158584474</text:p>
          </table:table-cell>
          <table:table-cell office:value-type="float" office:value="73.4959380328149">
            <text:p>73.495938032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8.1">
            <text:p>48.1</text:p>
          </table:table-cell>
          <table:table-cell office:value-type="float" office:value="-351.57674256322">
            <text:p>-351.5767425632</text:p>
          </table:table-cell>
          <table:table-cell office:value-type="float" office:value="-465.512070956542">
            <text:p>-465.5120709565</text:p>
          </table:table-cell>
          <table:table-cell office:value-type="float" office:value="113.935328393322">
            <text:p>113.9353283933</text:p>
          </table:table-cell>
          <table:table-cell office:value-type="float" office:value="73.1233555673142">
            <text:p>73.123355567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8.2">
            <text:p>48.2</text:p>
          </table:table-cell>
          <table:table-cell office:value-type="float" office:value="-351.576972929764">
            <text:p>-351.5769729298</text:p>
          </table:table-cell>
          <table:table-cell office:value-type="float" office:value="-474.555801370885">
            <text:p>-474.5558013709</text:p>
          </table:table-cell>
          <table:table-cell office:value-type="float" office:value="122.978828441122">
            <text:p>122.9788284411</text:p>
          </table:table-cell>
          <table:table-cell office:value-type="float" office:value="78.9274470540691">
            <text:p>78.927447054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8.3">
            <text:p>48.3</text:p>
          </table:table-cell>
          <table:table-cell office:value-type="float" office:value="-351.576809689962">
            <text:p>-351.57680969</text:p>
          </table:table-cell>
          <table:table-cell office:value-type="float" office:value="-469.074995621388">
            <text:p>-469.0749956214</text:p>
          </table:table-cell>
          <table:table-cell office:value-type="float" office:value="117.498185931426">
            <text:p>117.4981859314</text:p>
          </table:table-cell>
          <table:table-cell office:value-type="float" office:value="75.4099869595996">
            <text:p>75.4099869596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8.4">
            <text:p>48.4</text:p>
          </table:table-cell>
          <table:table-cell office:value-type="float" office:value="-351.576853185107">
            <text:p>-351.5768531851</text:p>
          </table:table-cell>
          <table:table-cell office:value-type="float" office:value="-472.599706909868">
            <text:p>-472.5997069099</text:p>
          </table:table-cell>
          <table:table-cell office:value-type="float" office:value="121.022853724761">
            <text:p>121.0228537248</text:p>
          </table:table-cell>
          <table:table-cell office:value-type="float" office:value="77.6721082870507">
            <text:p>77.6721082871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8.5">
            <text:p>48.5</text:p>
          </table:table-cell>
          <table:table-cell office:value-type="float" office:value="-351.577040963927">
            <text:p>-351.5770409639</text:p>
          </table:table-cell>
          <table:table-cell office:value-type="float" office:value="-478.3579136032">
            <text:p>-478.3579136032</text:p>
          </table:table-cell>
          <table:table-cell office:value-type="float" office:value="126.780872639273">
            <text:p>126.7808726393</text:p>
          </table:table-cell>
          <table:table-cell office:value-type="float" office:value="81.3675877347922">
            <text:p>81.367587734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8.6">
            <text:p>48.6</text:p>
          </table:table-cell>
          <table:table-cell office:value-type="float" office:value="-351.576799174963">
            <text:p>-351.576799175</text:p>
          </table:table-cell>
          <table:table-cell office:value-type="float" office:value="-468.903346622743">
            <text:p>-468.9033466227</text:p>
          </table:table-cell>
          <table:table-cell office:value-type="float" office:value="117.32654744778">
            <text:p>117.3265474478</text:p>
          </table:table-cell>
          <table:table-cell office:value-type="float" office:value="75.2998298902717">
            <text:p>75.299829890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8.7">
            <text:p>48.7</text:p>
          </table:table-cell>
          <table:table-cell office:value-type="float" office:value="-351.576962973003">
            <text:p>-351.576962973</text:p>
          </table:table-cell>
          <table:table-cell office:value-type="float" office:value="-467.636424582369">
            <text:p>-467.6364245824</text:p>
          </table:table-cell>
          <table:table-cell office:value-type="float" office:value="116.059461609365">
            <text:p>116.0594616094</text:p>
          </table:table-cell>
          <table:table-cell office:value-type="float" office:value="74.4866179602827">
            <text:p>74.486617960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8.8">
            <text:p>48.8</text:p>
          </table:table-cell>
          <table:table-cell office:value-type="float" office:value="-351.576985520977">
            <text:p>-351.576985521</text:p>
          </table:table-cell>
          <table:table-cell office:value-type="float" office:value="-471.138740292623">
            <text:p>-471.1387402926</text:p>
          </table:table-cell>
          <table:table-cell office:value-type="float" office:value="119.561754771646">
            <text:p>119.5617547716</text:p>
          </table:table-cell>
          <table:table-cell office:value-type="float" office:value="76.7343793159378">
            <text:p>76.734379315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8.9">
            <text:p>48.9</text:p>
          </table:table-cell>
          <table:table-cell office:value-type="float" office:value="-351.577056886177">
            <text:p>-351.5770568862</text:p>
          </table:table-cell>
          <table:table-cell office:value-type="float" office:value="-478.650692381663">
            <text:p>-478.6506923817</text:p>
          </table:table-cell>
          <table:table-cell office:value-type="float" office:value="127.073635495486">
            <text:p>127.0736354955</text:p>
          </table:table-cell>
          <table:table-cell office:value-type="float" office:value="81.5554820668983">
            <text:p>81.555482066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9">
            <text:p>49</text:p>
          </table:table-cell>
          <table:table-cell office:value-type="float" office:value="-351.57676926782">
            <text:p>-351.5767692678</text:p>
          </table:table-cell>
          <table:table-cell office:value-type="float" office:value="-465.639630749006">
            <text:p>-465.639630749</text:p>
          </table:table-cell>
          <table:table-cell office:value-type="float" office:value="114.062861481186">
            <text:p>114.0628614812</text:p>
          </table:table-cell>
          <table:table-cell office:value-type="float" office:value="73.2052059245477">
            <text:p>73.2052059245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9.1">
            <text:p>49.1</text:p>
          </table:table-cell>
          <table:table-cell office:value-type="float" office:value="-351.577013681175">
            <text:p>-351.5770136812</text:p>
          </table:table-cell>
          <table:table-cell office:value-type="float" office:value="-465.985433718062">
            <text:p>-465.9854337181</text:p>
          </table:table-cell>
          <table:table-cell office:value-type="float" office:value="114.408420036887">
            <text:p>114.4084200369</text:p>
          </table:table-cell>
          <table:table-cell office:value-type="float" office:value="73.4269843798712">
            <text:p>73.4269843799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9.2">
            <text:p>49.2</text:p>
          </table:table-cell>
          <table:table-cell office:value-type="float" office:value="-351.577084690573">
            <text:p>-351.5770846906</text:p>
          </table:table-cell>
          <table:table-cell office:value-type="float" office:value="-473.894765353219">
            <text:p>-473.8947653532</text:p>
          </table:table-cell>
          <table:table-cell office:value-type="float" office:value="122.317680662645">
            <text:p>122.3176806626</text:p>
          </table:table-cell>
          <table:table-cell office:value-type="float" office:value="78.5031243723356">
            <text:p>78.503124372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9.3">
            <text:p>49.3</text:p>
          </table:table-cell>
          <table:table-cell office:value-type="float" office:value="-351.576987679151">
            <text:p>-351.5769876792</text:p>
          </table:table-cell>
          <table:table-cell office:value-type="float" office:value="-476.066587940326">
            <text:p>-476.0665879403</text:p>
          </table:table-cell>
          <table:table-cell office:value-type="float" office:value="124.489600261174">
            <text:p>124.4896002612</text:p>
          </table:table-cell>
          <table:table-cell office:value-type="float" office:value="79.8970559237379">
            <text:p>79.8970559237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9.4">
            <text:p>49.4</text:p>
          </table:table-cell>
          <table:table-cell office:value-type="float" office:value="-351.576956649678">
            <text:p>-351.5769566497</text:p>
          </table:table-cell>
          <table:table-cell office:value-type="float" office:value="-479.792528066069">
            <text:p>-479.7925280661</text:p>
          </table:table-cell>
          <table:table-cell office:value-type="float" office:value="128.215571416391">
            <text:p>128.2155714164</text:p>
          </table:table-cell>
          <table:table-cell office:value-type="float" office:value="82.2883731513141">
            <text:p>82.288373151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9.5">
            <text:p>49.5</text:p>
          </table:table-cell>
          <table:table-cell office:value-type="float" office:value="-351.576958857542">
            <text:p>-351.5769588575</text:p>
          </table:table-cell>
          <table:table-cell office:value-type="float" office:value="-474.598064275448">
            <text:p>-474.5980642754</text:p>
          </table:table-cell>
          <table:table-cell office:value-type="float" office:value="123.021105417906">
            <text:p>123.0211054179</text:p>
          </table:table-cell>
          <table:table-cell office:value-type="float" office:value="78.9545802922783">
            <text:p>78.954580292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9.6">
            <text:p>49.6</text:p>
          </table:table-cell>
          <table:table-cell office:value-type="float" office:value="-351.576841355117">
            <text:p>-351.5768413551</text:p>
          </table:table-cell>
          <table:table-cell office:value-type="float" office:value="-466.423415551408">
            <text:p>-466.4234155514</text:p>
          </table:table-cell>
          <table:table-cell office:value-type="float" office:value="114.846574196291">
            <text:p>114.8465741963</text:p>
          </table:table-cell>
          <table:table-cell office:value-type="float" office:value="73.708190418799">
            <text:p>73.708190418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9.7">
            <text:p>49.7</text:p>
          </table:table-cell>
          <table:table-cell office:value-type="float" office:value="-351.576886133958">
            <text:p>-351.576886134</text:p>
          </table:table-cell>
          <table:table-cell office:value-type="float" office:value="-469.172099564211">
            <text:p>-469.1720995642</text:p>
          </table:table-cell>
          <table:table-cell office:value-type="float" office:value="117.595213430253">
            <text:p>117.5952134303</text:p>
          </table:table-cell>
          <table:table-cell office:value-type="float" office:value="75.4722589203388">
            <text:p>75.4722589203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9.8">
            <text:p>49.8</text:p>
          </table:table-cell>
          <table:table-cell office:value-type="float" office:value="-351.577075380015">
            <text:p>-351.57707538</text:p>
          </table:table-cell>
          <table:table-cell office:value-type="float" office:value="-471.316472980503">
            <text:p>-471.3164729805</text:p>
          </table:table-cell>
          <table:table-cell office:value-type="float" office:value="119.739397600488">
            <text:p>119.7393976005</text:p>
          </table:table-cell>
          <table:table-cell office:value-type="float" office:value="76.8483899561894">
            <text:p>76.8483899562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49.9">
            <text:p>49.9</text:p>
          </table:table-cell>
          <table:table-cell office:value-type="float" office:value="-351.576593036488">
            <text:p>-351.5765930365</text:p>
          </table:table-cell>
          <table:table-cell office:value-type="float" office:value="-461.864107278358">
            <text:p>-461.8641072784</text:p>
          </table:table-cell>
          <table:table-cell office:value-type="float" office:value="110.28751424187">
            <text:p>110.2875142419</text:p>
          </table:table-cell>
          <table:table-cell office:value-type="float" office:value="70.7821992727602">
            <text:p>70.7821992728</text:p>
          </table:table-cell>
          <table:table-cell office:value-type="float" office:value="0">
            <text:p>0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-351.577129285402">
            <text:p>-351.5771292854</text:p>
          </table:table-cell>
          <table:table-cell office:value-type="float" office:value="-473.627808409509">
            <text:p>-473.6278084095</text:p>
          </table:table-cell>
          <table:table-cell office:value-type="float" office:value="122.050679124107">
            <text:p>122.0506791241</text:p>
          </table:table-cell>
          <table:table-cell office:value-type="float" office:value="78.3317635774454">
            <text:p>78.3317635774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7T10:12:07</dc:date>
    <dc:creator>Adam Szczepanski</dc:creator>
    <meta:editing-duration>PT11M36S</meta:editing-duration>
    <meta:editing-cycles>5</meta:editing-cycles>
    <meta:generator>LibreOffice/3.5$Linux_X86_64 LibreOffice_project/350m1$Build-2</meta:generator>
    <meta:document-statistic meta:table-count="2" meta:cell-count="30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10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726cm" svg:height="12.326cm" xlink:href=".." xlink:type="simple" chart:class="chart:line" chart:style-name="ch1">
        <chart:legend chart:legend-position="end" svg:x="18.733cm" svg:y="5.117cm" style:legend-expansion="high" chart:style-name="ch2"/>
        <chart:plot-area chart:style-name="ch3" table:cell-range-address="argon_wyniki_200K.A2:argon_wyniki_200K.E502 argon_wyniki_200K.B1:argon_wyniki_200K.E1" chart:data-source-has-labels="both" svg:x="0.844cm" svg:y="1.119cm" svg:width="17.101cm" svg:height="10.541cm">
          <chartooo:coordinate-region svg:x="1.756cm" svg:y="1.318cm" svg:width="16.002cm" svg:height="10.143cm"/>
          <chart:axis chart:dimension="x" chart:name="primary-x" chart:style-name="ch4" chartooo:axis-type="auto">
            <chartooo:date-scale/>
            <chart:categories table:cell-range-address="argon_wyniki_200K.A2:argon_wyniki_200K.A5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rgon_wyniki_200K.B2:argon_wyniki_200K.B502" chart:label-cell-address="argon_wyniki_200K.B1:argon_wyniki_200K.B1" chart:class="chart:line">
            <chart:data-point chart:repeated="501"/>
          </chart:series>
          <chart:series chart:style-name="ch7" chart:values-cell-range-address="argon_wyniki_200K.C2:argon_wyniki_200K.C502" chart:label-cell-address="argon_wyniki_200K.C1:argon_wyniki_200K.C1" chart:class="chart:line">
            <chart:data-point chart:repeated="501"/>
          </chart:series>
          <chart:series chart:style-name="ch8" chart:values-cell-range-address="argon_wyniki_200K.D2:argon_wyniki_200K.D502" chart:label-cell-address="argon_wyniki_200K.D1:argon_wyniki_200K.D1" chart:class="chart:line">
            <chart:data-point chart:repeated="501"/>
          </chart:series>
          <chart:series chart:style-name="ch9" chart:values-cell-range-address="argon_wyniki_200K.E2:argon_wyniki_200K.E502" chart:label-cell-address="argon_wyniki_200K.E1:argon_wyniki_200K.E1" chart:class="chart:line">
            <chart:data-point chart:repeated="5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</text:p>
                <draw:g>
                  <svg:desc>argon_wyniki_200K.B1:argon_wyniki_200K.B1</svg:desc>
                </draw:g>
              </table:table-cell>
              <table:table-cell office:value-type="string">
                <text:p>V</text:p>
                <draw:g>
                  <svg:desc>argon_wyniki_200K.C1:argon_wyniki_200K.C1</svg:desc>
                </draw:g>
              </table:table-cell>
              <table:table-cell office:value-type="string">
                <text:p>T</text:p>
                <draw:g>
                  <svg:desc>argon_wyniki_200K.D1:argon_wyniki_200K.D1</svg:desc>
                </draw:g>
              </table:table-cell>
              <table:table-cell office:value-type="string">
                <text:p>P</text:p>
                <draw:g>
                  <svg:desc>argon_wyniki_200K.E1:argon_wyniki_200K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argon_wyniki_200K.A2:argon_wyniki_200K.A502</svg:desc>
                </draw:g>
              </table:table-cell>
              <table:table-cell office:value-type="float" office:value="-351.578493347703">
                <text:p>-351.578493347703</text:p>
                <draw:g>
                  <svg:desc>argon_wyniki_200K.B2:argon_wyniki_200K.B502</svg:desc>
                </draw:g>
              </table:table-cell>
              <table:table-cell office:value-type="float" office:value="-669.246551784719">
                <text:p>-669.246551784719</text:p>
                <draw:g>
                  <svg:desc>argon_wyniki_200K.C2:argon_wyniki_200K.C502</svg:desc>
                </draw:g>
              </table:table-cell>
              <table:table-cell office:value-type="float" office:value="317.668058437015">
                <text:p>317.668058437015</text:p>
                <draw:g>
                  <svg:desc>argon_wyniki_200K.D2:argon_wyniki_200K.D502</svg:desc>
                </draw:g>
              </table:table-cell>
              <table:table-cell office:value-type="float" office:value="203.878416967198">
                <text:p>203.878416967198</text:p>
                <draw:g>
                  <svg:desc>argon_wyniki_200K.E2:argon_wyniki_200K.E502</svg:desc>
                </draw:g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-351.57681666255">
                <text:p>-351.57681666255</text:p>
              </table:table-cell>
              <table:table-cell office:value-type="float" office:value="-549.539826363724">
                <text:p>-549.539826363724</text:p>
              </table:table-cell>
              <table:table-cell office:value-type="float" office:value="197.963009701174">
                <text:p>197.963009701174</text:p>
              </table:table-cell>
              <table:table-cell office:value-type="float" office:value="127.05207201038">
                <text:p>127.05207201038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-351.578003531327">
                <text:p>-351.578003531327</text:p>
              </table:table-cell>
              <table:table-cell office:value-type="float" office:value="-516.766739027196">
                <text:p>-516.766739027196</text:p>
              </table:table-cell>
              <table:table-cell office:value-type="float" office:value="165.188735495869">
                <text:p>165.188735495869</text:p>
              </table:table-cell>
              <table:table-cell office:value-type="float" office:value="106.017640109663">
                <text:p>106.017640109663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-351.57734563914">
                <text:p>-351.57734563914</text:p>
              </table:table-cell>
              <table:table-cell office:value-type="float" office:value="-522.872777347814">
                <text:p>-522.872777347814</text:p>
              </table:table-cell>
              <table:table-cell office:value-type="float" office:value="171.295431708674">
                <text:p>171.295431708674</text:p>
              </table:table-cell>
              <table:table-cell office:value-type="float" office:value="109.936899612466">
                <text:p>109.936899612466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-351.577230526664">
                <text:p>-351.577230526664</text:p>
              </table:table-cell>
              <table:table-cell office:value-type="float" office:value="-512.006089797575">
                <text:p>-512.006089797575</text:p>
              </table:table-cell>
              <table:table-cell office:value-type="float" office:value="160.42885927091">
                <text:p>160.42885927091</text:p>
              </table:table-cell>
              <table:table-cell office:value-type="float" office:value="102.962765677279">
                <text:p>102.962765677279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-351.576950936418">
                <text:p>-351.576950936418</text:p>
              </table:table-cell>
              <table:table-cell office:value-type="float" office:value="-502.694198772423">
                <text:p>-502.694198772423</text:p>
              </table:table-cell>
              <table:table-cell office:value-type="float" office:value="151.117247836005">
                <text:p>151.117247836005</text:p>
              </table:table-cell>
              <table:table-cell office:value-type="float" office:value="96.9866010981179">
                <text:p>96.9866010981179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-351.576868729784">
                <text:p>-351.576868729784</text:p>
              </table:table-cell>
              <table:table-cell office:value-type="float" office:value="-491.110694892527">
                <text:p>-491.110694892527</text:p>
              </table:table-cell>
              <table:table-cell office:value-type="float" office:value="139.533826162743">
                <text:p>139.533826162743</text:p>
              </table:table-cell>
              <table:table-cell office:value-type="float" office:value="89.5523954514193">
                <text:p>89.5523954514193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-351.576746044167">
                <text:p>-351.576746044167</text:p>
              </table:table-cell>
              <table:table-cell office:value-type="float" office:value="-477.271500410337">
                <text:p>-477.271500410337</text:p>
              </table:table-cell>
              <table:table-cell office:value-type="float" office:value="125.69475436617">
                <text:p>125.69475436617</text:p>
              </table:table-cell>
              <table:table-cell office:value-type="float" office:value="80.6705202510516">
                <text:p>80.6705202510516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-351.576802222514">
                <text:p>-351.576802222514</text:p>
              </table:table-cell>
              <table:table-cell office:value-type="float" office:value="-466.657341500345">
                <text:p>-466.657341500345</text:p>
              </table:table-cell>
              <table:table-cell office:value-type="float" office:value="115.08053927783">
                <text:p>115.08053927783</text:p>
              </table:table-cell>
              <table:table-cell office:value-type="float" office:value="73.8583485136497">
                <text:p>73.8583485136497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-351.576562544027">
                <text:p>-351.576562544027</text:p>
              </table:table-cell>
              <table:table-cell office:value-type="float" office:value="-449.012826187694">
                <text:p>-449.012826187694</text:p>
              </table:table-cell>
              <table:table-cell office:value-type="float" office:value="97.4362636436668">
                <text:p>97.4362636436668</text:p>
              </table:table-cell>
              <table:table-cell office:value-type="float" office:value="62.5343047853457">
                <text:p>62.534304785345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-351.576687320855">
                <text:p>-351.576687320855</text:p>
              </table:table-cell>
              <table:table-cell office:value-type="float" office:value="-441.100377866029">
                <text:p>-441.100377866029</text:p>
              </table:table-cell>
              <table:table-cell office:value-type="float" office:value="89.5236905451744">
                <text:p>89.5236905451744</text:p>
              </table:table-cell>
              <table:table-cell office:value-type="float" office:value="57.4560388577132">
                <text:p>57.4560388577132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-351.57673089701">
                <text:p>-351.57673089701</text:p>
              </table:table-cell>
              <table:table-cell office:value-type="float" office:value="-437.130718648357">
                <text:p>-437.130718648357</text:p>
              </table:table-cell>
              <table:table-cell office:value-type="float" office:value="85.5539877513475">
                <text:p>85.5539877513475</text:p>
              </table:table-cell>
              <table:table-cell office:value-type="float" office:value="54.9082953879487">
                <text:p>54.9082953879487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-351.576655476609">
                <text:p>-351.576655476609</text:p>
              </table:table-cell>
              <table:table-cell office:value-type="float" office:value="-434.147028018377">
                <text:p>-434.147028018377</text:p>
              </table:table-cell>
              <table:table-cell office:value-type="float" office:value="82.5703725417688">
                <text:p>82.5703725417688</text:p>
              </table:table-cell>
              <table:table-cell office:value-type="float" office:value="52.9934200027397">
                <text:p>52.9934200027397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-351.576769353463">
                <text:p>-351.576769353463</text:p>
              </table:table-cell>
              <table:table-cell office:value-type="float" office:value="-434.931601288552">
                <text:p>-434.931601288552</text:p>
              </table:table-cell>
              <table:table-cell office:value-type="float" office:value="83.3548319350899">
                <text:p>83.3548319350899</text:p>
              </table:table-cell>
              <table:table-cell office:value-type="float" office:value="53.4968837128535">
                <text:p>53.4968837128535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-351.576713212274">
                <text:p>-351.576713212274</text:p>
              </table:table-cell>
              <table:table-cell office:value-type="float" office:value="-432.635250007677">
                <text:p>-432.635250007677</text:p>
              </table:table-cell>
              <table:table-cell office:value-type="float" office:value="81.0585367954032">
                <text:p>81.0585367954032</text:p>
              </table:table-cell>
              <table:table-cell office:value-type="float" office:value="52.0231283083214">
                <text:p>52.0231283083214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-351.57672055476">
                <text:p>-351.57672055476</text:p>
              </table:table-cell>
              <table:table-cell office:value-type="float" office:value="-434.623731262747">
                <text:p>-434.623731262747</text:p>
              </table:table-cell>
              <table:table-cell office:value-type="float" office:value="83.0470107079874">
                <text:p>83.0470107079874</text:p>
              </table:table-cell>
              <table:table-cell office:value-type="float" office:value="53.2993249630083">
                <text:p>53.2993249630083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-351.576831497934">
                <text:p>-351.576831497934</text:p>
              </table:table-cell>
              <table:table-cell office:value-type="float" office:value="-443.457509846515">
                <text:p>-443.457509846515</text:p>
              </table:table-cell>
              <table:table-cell office:value-type="float" office:value="91.8806783485816">
                <text:p>91.8806783485816</text:p>
              </table:table-cell>
              <table:table-cell office:value-type="float" office:value="58.9687466336665">
                <text:p>58.9687466336665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-351.576752989407">
                <text:p>-351.576752989407</text:p>
              </table:table-cell>
              <table:table-cell office:value-type="float" office:value="-447.82707393586">
                <text:p>-447.82707393586</text:p>
              </table:table-cell>
              <table:table-cell office:value-type="float" office:value="96.2503209464527">
                <text:p>96.2503209464527</text:p>
              </table:table-cell>
              <table:table-cell office:value-type="float" office:value="61.7731702825208">
                <text:p>61.7731702825208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-351.576839439787">
                <text:p>-351.576839439787</text:p>
              </table:table-cell>
              <table:table-cell office:value-type="float" office:value="-453.958352358249">
                <text:p>-453.958352358249</text:p>
              </table:table-cell>
              <table:table-cell office:value-type="float" office:value="102.381512918462">
                <text:p>102.381512918462</text:p>
              </table:table-cell>
              <table:table-cell office:value-type="float" office:value="65.7081510908702">
                <text:p>65.7081510908702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-351.576880017952">
                <text:p>-351.576880017952</text:p>
              </table:table-cell>
              <table:table-cell office:value-type="float" office:value="-457.080133874769">
                <text:p>-457.080133874769</text:p>
              </table:table-cell>
              <table:table-cell office:value-type="float" office:value="105.503253856816">
                <text:p>105.503253856816</text:p>
              </table:table-cell>
              <table:table-cell office:value-type="float" office:value="67.7116751588072">
                <text:p>67.711675158807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351.576815378827">
                <text:p>-351.576815378827</text:p>
              </table:table-cell>
              <table:table-cell office:value-type="float" office:value="-452.428399914542">
                <text:p>-452.428399914542</text:p>
              </table:table-cell>
              <table:table-cell office:value-type="float" office:value="100.851584535715">
                <text:p>100.851584535715</text:p>
              </table:table-cell>
              <table:table-cell office:value-type="float" office:value="64.7262475961268">
                <text:p>64.7262475961268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-351.577010562428">
                <text:p>-351.577010562428</text:p>
              </table:table-cell>
              <table:table-cell office:value-type="float" office:value="-455.273741223297">
                <text:p>-455.273741223297</text:p>
              </table:table-cell>
              <table:table-cell office:value-type="float" office:value="103.696730660869">
                <text:p>103.696730660869</text:p>
              </table:table-cell>
              <table:table-cell office:value-type="float" office:value="66.5522539339711">
                <text:p>66.5522539339711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-351.576832461327">
                <text:p>-351.576832461327</text:p>
              </table:table-cell>
              <table:table-cell office:value-type="float" office:value="-453.556303031646">
                <text:p>-453.556303031646</text:p>
              </table:table-cell>
              <table:table-cell office:value-type="float" office:value="101.979470570319">
                <text:p>101.979470570319</text:p>
              </table:table-cell>
              <table:table-cell office:value-type="float" office:value="65.4501215052187">
                <text:p>65.4501215052187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-351.5770026755">
                <text:p>-351.5770026755</text:p>
              </table:table-cell>
              <table:table-cell office:value-type="float" office:value="-453.419241201871">
                <text:p>-453.419241201871</text:p>
              </table:table-cell>
              <table:table-cell office:value-type="float" office:value="101.842238526371">
                <text:p>101.842238526371</text:p>
              </table:table-cell>
              <table:table-cell office:value-type="float" office:value="65.3620463867605">
                <text:p>65.3620463867605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-351.576971486581">
                <text:p>-351.576971486581</text:p>
              </table:table-cell>
              <table:table-cell office:value-type="float" office:value="-453.964258660696">
                <text:p>-453.964258660696</text:p>
              </table:table-cell>
              <table:table-cell office:value-type="float" office:value="102.387287174115">
                <text:p>102.387287174115</text:p>
              </table:table-cell>
              <table:table-cell office:value-type="float" office:value="65.7118569910081">
                <text:p>65.7118569910081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-351.576833866078">
                <text:p>-351.576833866078</text:p>
              </table:table-cell>
              <table:table-cell office:value-type="float" office:value="-458.704842356115">
                <text:p>-458.704842356115</text:p>
              </table:table-cell>
              <table:table-cell office:value-type="float" office:value="107.128008490037">
                <text:p>107.128008490037</text:p>
              </table:table-cell>
              <table:table-cell office:value-type="float" office:value="68.7544378596306">
                <text:p>68.7544378596306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-351.577121320405">
                <text:p>-351.577121320405</text:p>
              </table:table-cell>
              <table:table-cell office:value-type="float" office:value="-464.841143939598">
                <text:p>-464.841143939598</text:p>
              </table:table-cell>
              <table:table-cell office:value-type="float" office:value="113.264022619193">
                <text:p>113.264022619193</text:p>
              </table:table-cell>
              <table:table-cell office:value-type="float" office:value="72.6925135141233">
                <text:p>72.6925135141233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-351.5767527104">
                <text:p>-351.5767527104</text:p>
              </table:table-cell>
              <table:table-cell office:value-type="float" office:value="-455.309316015643">
                <text:p>-455.309316015643</text:p>
              </table:table-cell>
              <table:table-cell office:value-type="float" office:value="103.732563305244">
                <text:p>103.732563305244</text:p>
              </table:table-cell>
              <table:table-cell office:value-type="float" office:value="66.5752512187684">
                <text:p>66.5752512187684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-351.576953490471">
                <text:p>-351.576953490471</text:p>
              </table:table-cell>
              <table:table-cell office:value-type="float" office:value="-461.051836248501">
                <text:p>-461.051836248501</text:p>
              </table:table-cell>
              <table:table-cell office:value-type="float" office:value="109.474882758029">
                <text:p>109.474882758029</text:p>
              </table:table-cell>
              <table:table-cell office:value-type="float" office:value="70.2606547985748">
                <text:p>70.2606547985748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-351.576883737924">
                <text:p>-351.576883737924</text:p>
              </table:table-cell>
              <table:table-cell office:value-type="float" office:value="-465.926672439177">
                <text:p>-465.926672439177</text:p>
              </table:table-cell>
              <table:table-cell office:value-type="float" office:value="114.349788701254">
                <text:p>114.349788701254</text:p>
              </table:table-cell>
              <table:table-cell office:value-type="float" office:value="73.389354962698">
                <text:p>73.38935496269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351.576933391146">
                <text:p>-351.576933391146</text:p>
              </table:table-cell>
              <table:table-cell office:value-type="float" office:value="-461.205683749934">
                <text:p>-461.205683749934</text:p>
              </table:table-cell>
              <table:table-cell office:value-type="float" office:value="109.628750358788">
                <text:p>109.628750358788</text:p>
              </table:table-cell>
              <table:table-cell office:value-type="float" office:value="70.359406568015">
                <text:p>70.359406568015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-351.577020247991">
                <text:p>-351.577020247991</text:p>
              </table:table-cell>
              <table:table-cell office:value-type="float" office:value="-456.157873230456">
                <text:p>-456.157873230456</text:p>
              </table:table-cell>
              <table:table-cell office:value-type="float" office:value="104.580852982465">
                <text:p>104.580852982465</text:p>
              </table:table-cell>
              <table:table-cell office:value-type="float" office:value="67.1196810156212">
                <text:p>67.1196810156212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-351.576729429873">
                <text:p>-351.576729429873</text:p>
              </table:table-cell>
              <table:table-cell office:value-type="float" office:value="-452.873544956776">
                <text:p>-452.873544956776</text:p>
              </table:table-cell>
              <table:table-cell office:value-type="float" office:value="101.296815526903">
                <text:p>101.296815526903</text:p>
              </table:table-cell>
              <table:table-cell office:value-type="float" office:value="65.0119955246871">
                <text:p>65.0119955246871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-351.576832540583">
                <text:p>-351.576832540583</text:p>
              </table:table-cell>
              <table:table-cell office:value-type="float" office:value="-457.573541233937">
                <text:p>-457.573541233937</text:p>
              </table:table-cell>
              <table:table-cell office:value-type="float" office:value="105.996708693354">
                <text:p>105.996708693354</text:p>
              </table:table-cell>
              <table:table-cell office:value-type="float" office:value="68.0283730081697">
                <text:p>68.0283730081697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-351.576893702785">
                <text:p>-351.576893702785</text:p>
              </table:table-cell>
              <table:table-cell office:value-type="float" office:value="-458.13664299662">
                <text:p>-458.13664299662</text:p>
              </table:table-cell>
              <table:table-cell office:value-type="float" office:value="106.559749293835">
                <text:p>106.559749293835</text:p>
              </table:table-cell>
              <table:table-cell office:value-type="float" office:value="68.3897307942783">
                <text:p>68.3897307942783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-351.576690739992">
                <text:p>-351.576690739992</text:p>
              </table:table-cell>
              <table:table-cell office:value-type="float" office:value="-450.914125024199">
                <text:p>-450.914125024199</text:p>
              </table:table-cell>
              <table:table-cell office:value-type="float" office:value="99.3374342842071">
                <text:p>99.3374342842071</text:p>
              </table:table-cell>
              <table:table-cell office:value-type="float" office:value="63.7544704591782">
                <text:p>63.7544704591782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-351.576914125308">
                <text:p>-351.576914125308</text:p>
              </table:table-cell>
              <table:table-cell office:value-type="float" office:value="-454.256629282434">
                <text:p>-454.256629282434</text:p>
              </table:table-cell>
              <table:table-cell office:value-type="float" office:value="102.679715157127">
                <text:p>102.679715157127</text:p>
              </table:table-cell>
              <table:table-cell office:value-type="float" office:value="65.899536402488">
                <text:p>65.899536402488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-351.576780634422">
                <text:p>-351.576780634422</text:p>
              </table:table-cell>
              <table:table-cell office:value-type="float" office:value="-450.880216054449">
                <text:p>-450.880216054449</text:p>
              </table:table-cell>
              <table:table-cell office:value-type="float" office:value="99.3034354200268">
                <text:p>99.3034354200268</text:p>
              </table:table-cell>
              <table:table-cell office:value-type="float" office:value="63.7326500890665">
                <text:p>63.7326500890665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-351.576839121456">
                <text:p>-351.576839121456</text:p>
              </table:table-cell>
              <table:table-cell office:value-type="float" office:value="-454.404474248502">
                <text:p>-454.404474248502</text:p>
              </table:table-cell>
              <table:table-cell office:value-type="float" office:value="102.827635127047">
                <text:p>102.827635127047</text:p>
              </table:table-cell>
              <table:table-cell office:value-type="float" office:value="65.9944710001103">
                <text:p>65.9944710001103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-351.576960712151">
                <text:p>-351.576960712151</text:p>
              </table:table-cell>
              <table:table-cell office:value-type="float" office:value="-461.790671954179">
                <text:p>-461.790671954179</text:p>
              </table:table-cell>
              <table:table-cell office:value-type="float" office:value="110.213711242028">
                <text:p>110.213711242028</text:p>
              </table:table-cell>
              <table:table-cell office:value-type="float" office:value="70.7348327265324">
                <text:p>70.734832726532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351.576835083012">
                <text:p>-351.576835083012</text:p>
              </table:table-cell>
              <table:table-cell office:value-type="float" office:value="-457.518581487657">
                <text:p>-457.518581487657</text:p>
              </table:table-cell>
              <table:table-cell office:value-type="float" office:value="105.941746404646">
                <text:p>105.941746404646</text:p>
              </table:table-cell>
              <table:table-cell office:value-type="float" office:value="67.9930983744217">
                <text:p>67.9930983744217</text:p>
              </table:table-cell>
            </table:table-row>
            <table:table-row>
              <table:table-cell office:value-type="float" office:value="4.1">
                <text:p/>
              </table:table-cell>
              <table:table-cell office:value-type="float" office:value="-351.576811890336">
                <text:p>-351.576811890336</text:p>
              </table:table-cell>
              <table:table-cell office:value-type="float" office:value="-456.216540810449">
                <text:p>-456.216540810449</text:p>
              </table:table-cell>
              <table:table-cell office:value-type="float" office:value="104.639728920113">
                <text:p>104.639728920113</text:p>
              </table:table-cell>
              <table:table-cell office:value-type="float" office:value="67.1574674176415">
                <text:p>67.1574674176415</text:p>
              </table:table-cell>
            </table:table-row>
            <table:table-row>
              <table:table-cell office:value-type="float" office:value="4.2">
                <text:p/>
              </table:table-cell>
              <table:table-cell office:value-type="float" office:value="-351.576917817552">
                <text:p>-351.576917817552</text:p>
              </table:table-cell>
              <table:table-cell office:value-type="float" office:value="-464.909295926961">
                <text:p>-464.909295926961</text:p>
              </table:table-cell>
              <table:table-cell office:value-type="float" office:value="113.332378109409">
                <text:p>113.332378109409</text:p>
              </table:table-cell>
              <table:table-cell office:value-type="float" office:value="72.7363838648434">
                <text:p>72.7363838648434</text:p>
              </table:table-cell>
            </table:table-row>
            <table:table-row>
              <table:table-cell office:value-type="float" office:value="4.3">
                <text:p/>
              </table:table-cell>
              <table:table-cell office:value-type="float" office:value="-351.576803348033">
                <text:p>-351.576803348033</text:p>
              </table:table-cell>
              <table:table-cell office:value-type="float" office:value="-461.516812714738">
                <text:p>-461.516812714738</text:p>
              </table:table-cell>
              <table:table-cell office:value-type="float" office:value="109.940009366705">
                <text:p>109.940009366705</text:p>
              </table:table-cell>
              <table:table-cell office:value-type="float" office:value="70.5591716753825">
                <text:p>70.5591716753825</text:p>
              </table:table-cell>
            </table:table-row>
            <table:table-row>
              <table:table-cell office:value-type="float" office:value="4.4">
                <text:p/>
              </table:table-cell>
              <table:table-cell office:value-type="float" office:value="-351.57689121523">
                <text:p>-351.57689121523</text:p>
              </table:table-cell>
              <table:table-cell office:value-type="float" office:value="-460.728845177766">
                <text:p>-460.728845177766</text:p>
              </table:table-cell>
              <table:table-cell office:value-type="float" office:value="109.151953962536">
                <text:p>109.151953962536</text:p>
              </table:table-cell>
              <table:table-cell office:value-type="float" office:value="70.0534000561804">
                <text:p>70.0534000561804</text:p>
              </table:table-cell>
            </table:table-row>
            <table:table-row>
              <table:table-cell office:value-type="float" office:value="4.5">
                <text:p/>
              </table:table-cell>
              <table:table-cell office:value-type="float" office:value="-351.577128195082">
                <text:p>-351.577128195082</text:p>
              </table:table-cell>
              <table:table-cell office:value-type="float" office:value="-463.509939936005">
                <text:p>-463.509939936005</text:p>
              </table:table-cell>
              <table:table-cell office:value-type="float" office:value="111.932811740923">
                <text:p>111.932811740923</text:p>
              </table:table-cell>
              <table:table-cell office:value-type="float" office:value="71.8381463238977">
                <text:p>71.8381463238977</text:p>
              </table:table-cell>
            </table:table-row>
            <table:table-row>
              <table:table-cell office:value-type="float" office:value="4.6">
                <text:p/>
              </table:table-cell>
              <table:table-cell office:value-type="float" office:value="-351.576756866692">
                <text:p>-351.576756866692</text:p>
              </table:table-cell>
              <table:table-cell office:value-type="float" office:value="-451.454997520993">
                <text:p>-451.454997520993</text:p>
              </table:table-cell>
              <table:table-cell office:value-type="float" office:value="99.8782406543018">
                <text:p>99.8782406543018</text:p>
              </table:table-cell>
              <table:table-cell office:value-type="float" office:value="64.1015583822234">
                <text:p>64.1015583822234</text:p>
              </table:table-cell>
            </table:table-row>
            <table:table-row>
              <table:table-cell office:value-type="float" office:value="4.7">
                <text:p/>
              </table:table-cell>
              <table:table-cell office:value-type="float" office:value="-351.576991647942">
                <text:p>-351.576991647942</text:p>
              </table:table-cell>
              <table:table-cell office:value-type="float" office:value="-459.052980106543">
                <text:p>-459.052980106543</text:p>
              </table:table-cell>
              <table:table-cell office:value-type="float" office:value="107.475988458601">
                <text:p>107.475988458601</text:p>
              </table:table-cell>
              <table:table-cell office:value-type="float" office:value="68.9777703705422">
                <text:p>68.9777703705422</text:p>
              </table:table-cell>
            </table:table-row>
            <table:table-row>
              <table:table-cell office:value-type="float" office:value="4.8">
                <text:p/>
              </table:table-cell>
              <table:table-cell office:value-type="float" office:value="-351.576765520697">
                <text:p>-351.576765520697</text:p>
              </table:table-cell>
              <table:table-cell office:value-type="float" office:value="-458.884705353106">
                <text:p>-458.884705353106</text:p>
              </table:table-cell>
              <table:table-cell office:value-type="float" office:value="107.307939832409">
                <text:p>107.307939832409</text:p>
              </table:table-cell>
              <table:table-cell office:value-type="float" office:value="68.8699172610726">
                <text:p>68.8699172610726</text:p>
              </table:table-cell>
            </table:table-row>
            <table:table-row>
              <table:table-cell office:value-type="float" office:value="4.9">
                <text:p/>
              </table:table-cell>
              <table:table-cell office:value-type="float" office:value="-351.576888406119">
                <text:p>-351.576888406119</text:p>
              </table:table-cell>
              <table:table-cell office:value-type="float" office:value="-461.839173318821">
                <text:p>-461.839173318821</text:p>
              </table:table-cell>
              <table:table-cell office:value-type="float" office:value="110.262284912702">
                <text:p>110.262284912702</text:p>
              </table:table-cell>
              <table:table-cell office:value-type="float" office:value="70.7660071641892">
                <text:p>70.7660071641892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351.576853094976">
                <text:p>-351.576853094976</text:p>
              </table:table-cell>
              <table:table-cell office:value-type="float" office:value="-461.813864741801">
                <text:p>-461.813864741801</text:p>
              </table:table-cell>
              <table:table-cell office:value-type="float" office:value="110.237011646825">
                <text:p>110.237011646825</text:p>
              </table:table-cell>
              <table:table-cell office:value-type="float" office:value="70.7497868571678">
                <text:p>70.7497868571678</text:p>
              </table:table-cell>
            </table:table-row>
            <table:table-row>
              <table:table-cell office:value-type="float" office:value="5.1">
                <text:p>10</text:p>
              </table:table-cell>
              <table:table-cell office:value-type="float" office:value="-351.576761862735">
                <text:p>-351.576761862735</text:p>
              </table:table-cell>
              <table:table-cell office:value-type="float" office:value="-456.348649882592">
                <text:p>-456.348649882592</text:p>
              </table:table-cell>
              <table:table-cell office:value-type="float" office:value="104.771888019857">
                <text:p>104.771888019857</text:p>
              </table:table-cell>
              <table:table-cell office:value-type="float" office:value="67.2422867355682">
                <text:p>67.2422867355682</text:p>
              </table:table-cell>
            </table:table-row>
            <table:table-row>
              <table:table-cell office:value-type="float" office:value="5.2">
                <text:p>10</text:p>
              </table:table-cell>
              <table:table-cell office:value-type="float" office:value="-351.576768033023">
                <text:p>-351.576768033023</text:p>
              </table:table-cell>
              <table:table-cell office:value-type="float" office:value="-454.414308306853">
                <text:p>-454.414308306853</text:p>
              </table:table-cell>
              <table:table-cell office:value-type="float" office:value="102.83754027383">
                <text:p>102.83754027383</text:p>
              </table:table-cell>
              <table:table-cell office:value-type="float" office:value="66.0008280939141">
                <text:p>66.0008280939141</text:p>
              </table:table-cell>
            </table:table-row>
            <table:table-row>
              <table:table-cell office:value-type="float" office:value="5.3">
                <text:p>10</text:p>
              </table:table-cell>
              <table:table-cell office:value-type="float" office:value="-351.576910523904">
                <text:p>-351.576910523904</text:p>
              </table:table-cell>
              <table:table-cell office:value-type="float" office:value="-457.124374311205">
                <text:p>-457.124374311205</text:p>
              </table:table-cell>
              <table:table-cell office:value-type="float" office:value="105.547463787301">
                <text:p>105.547463787301</text:p>
              </table:table-cell>
              <table:table-cell office:value-type="float" office:value="67.7400489609633">
                <text:p>67.7400489609633</text:p>
              </table:table-cell>
            </table:table-row>
            <table:table-row>
              <table:table-cell office:value-type="float" office:value="5.4">
                <text:p>10</text:p>
              </table:table-cell>
              <table:table-cell office:value-type="float" office:value="-351.576705088782">
                <text:p>-351.576705088782</text:p>
              </table:table-cell>
              <table:table-cell office:value-type="float" office:value="-454.418691946203">
                <text:p>-454.418691946203</text:p>
              </table:table-cell>
              <table:table-cell office:value-type="float" office:value="102.841986857421">
                <text:p>102.841986857421</text:p>
              </table:table-cell>
              <table:table-cell office:value-type="float" office:value="66.0036818980641">
                <text:p>66.0036818980641</text:p>
              </table:table-cell>
            </table:table-row>
            <table:table-row>
              <table:table-cell office:value-type="float" office:value="5.5">
                <text:p>10</text:p>
              </table:table-cell>
              <table:table-cell office:value-type="float" office:value="-351.576901137858">
                <text:p>-351.576901137858</text:p>
              </table:table-cell>
              <table:table-cell office:value-type="float" office:value="-456.940388386601">
                <text:p>-456.940388386601</text:p>
              </table:table-cell>
              <table:table-cell office:value-type="float" office:value="105.363487248744">
                <text:p>105.363487248744</text:p>
              </table:table-cell>
              <table:table-cell office:value-type="float" office:value="67.6219733646168">
                <text:p>67.6219733646168</text:p>
              </table:table-cell>
            </table:table-row>
            <table:table-row>
              <table:table-cell office:value-type="float" office:value="5.6">
                <text:p>10</text:p>
              </table:table-cell>
              <table:table-cell office:value-type="float" office:value="-351.576694294847">
                <text:p>-351.576694294847</text:p>
              </table:table-cell>
              <table:table-cell office:value-type="float" office:value="-454.355514726799">
                <text:p>-454.355514726799</text:p>
              </table:table-cell>
              <table:table-cell office:value-type="float" office:value="102.778820431952">
                <text:p>102.778820431952</text:p>
              </table:table-cell>
              <table:table-cell office:value-type="float" office:value="65.9631418736958">
                <text:p>65.9631418736958</text:p>
              </table:table-cell>
            </table:table-row>
            <table:table-row>
              <table:table-cell office:value-type="float" office:value="5.7">
                <text:p>10</text:p>
              </table:table-cell>
              <table:table-cell office:value-type="float" office:value="-351.576895100433">
                <text:p>-351.576895100433</text:p>
              </table:table-cell>
              <table:table-cell office:value-type="float" office:value="-463.352754386375">
                <text:p>-463.352754386375</text:p>
              </table:table-cell>
              <table:table-cell office:value-type="float" office:value="111.775859285941">
                <text:p>111.775859285941</text:p>
              </table:table-cell>
              <table:table-cell office:value-type="float" office:value="71.7374147041741">
                <text:p>71.7374147041741</text:p>
              </table:table-cell>
            </table:table-row>
            <table:table-row>
              <table:table-cell office:value-type="float" office:value="5.8">
                <text:p>10</text:p>
              </table:table-cell>
              <table:table-cell office:value-type="float" office:value="-351.576870722895">
                <text:p>-351.576870722895</text:p>
              </table:table-cell>
              <table:table-cell office:value-type="float" office:value="-461.829801940028">
                <text:p>-461.829801940028</text:p>
              </table:table-cell>
              <table:table-cell office:value-type="float" office:value="110.252931217133">
                <text:p>110.252931217133</text:p>
              </table:table-cell>
              <table:table-cell office:value-type="float" office:value="70.7600039901374">
                <text:p>70.7600039901374</text:p>
              </table:table-cell>
            </table:table-row>
            <table:table-row>
              <table:table-cell office:value-type="float" office:value="5.9">
                <text:p>10</text:p>
              </table:table-cell>
              <table:table-cell office:value-type="float" office:value="-351.576880764027">
                <text:p>-351.576880764027</text:p>
              </table:table-cell>
              <table:table-cell office:value-type="float" office:value="-457.668175246698">
                <text:p>-457.668175246698</text:p>
              </table:table-cell>
              <table:table-cell office:value-type="float" office:value="106.091294482671">
                <text:p>106.091294482671</text:p>
              </table:table-cell>
              <table:table-cell office:value-type="float" office:value="68.0890778869931">
                <text:p>68.089077886993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351.57679684025">
                <text:p>-351.57679684025</text:p>
              </table:table-cell>
              <table:table-cell office:value-type="float" office:value="-460.309729009501">
                <text:p>-460.309729009501</text:p>
              </table:table-cell>
              <table:table-cell office:value-type="float" office:value="108.732932169251">
                <text:p>108.732932169251</text:p>
              </table:table-cell>
              <table:table-cell office:value-type="float" office:value="69.7844731130372">
                <text:p>69.7844731130372</text:p>
              </table:table-cell>
            </table:table-row>
            <table:table-row>
              <table:table-cell office:value-type="float" office:value="6.1">
                <text:p>10</text:p>
              </table:table-cell>
              <table:table-cell office:value-type="float" office:value="-351.576904533094">
                <text:p>-351.576904533094</text:p>
              </table:table-cell>
              <table:table-cell office:value-type="float" office:value="-470.292316858753">
                <text:p>-470.292316858753</text:p>
              </table:table-cell>
              <table:table-cell office:value-type="float" office:value="118.715412325659">
                <text:p>118.715412325659</text:p>
              </table:table-cell>
              <table:table-cell office:value-type="float" office:value="76.1911992463115">
                <text:p>76.1911992463115</text:p>
              </table:table-cell>
            </table:table-row>
            <table:table-row>
              <table:table-cell office:value-type="float" office:value="6.2">
                <text:p>10</text:p>
              </table:table-cell>
              <table:table-cell office:value-type="float" office:value="-351.577014682214">
                <text:p>-351.577014682214</text:p>
              </table:table-cell>
              <table:table-cell office:value-type="float" office:value="-470.543094181404">
                <text:p>-470.543094181404</text:p>
              </table:table-cell>
              <table:table-cell office:value-type="float" office:value="118.966079499189">
                <text:p>118.966079499189</text:p>
              </table:table-cell>
              <table:table-cell office:value-type="float" office:value="76.3520766942249">
                <text:p>76.3520766942249</text:p>
              </table:table-cell>
            </table:table-row>
            <table:table-row>
              <table:table-cell office:value-type="float" office:value="6.3">
                <text:p>10</text:p>
              </table:table-cell>
              <table:table-cell office:value-type="float" office:value="-351.57674008317">
                <text:p>-351.57674008317</text:p>
              </table:table-cell>
              <table:table-cell office:value-type="float" office:value="-460.798388007673">
                <text:p>-460.798388007673</text:p>
              </table:table-cell>
              <table:table-cell office:value-type="float" office:value="109.221647924503">
                <text:p>109.221647924503</text:p>
              </table:table-cell>
              <table:table-cell office:value-type="float" office:value="70.0981294340974">
                <text:p>70.0981294340974</text:p>
              </table:table-cell>
            </table:table-row>
            <table:table-row>
              <table:table-cell office:value-type="float" office:value="6.4">
                <text:p>10</text:p>
              </table:table-cell>
              <table:table-cell office:value-type="float" office:value="-351.576876002156">
                <text:p>-351.576876002156</text:p>
              </table:table-cell>
              <table:table-cell office:value-type="float" office:value="-467.127515315775">
                <text:p>-467.127515315775</text:p>
              </table:table-cell>
              <table:table-cell office:value-type="float" office:value="115.55063931362">
                <text:p>115.55063931362</text:p>
              </table:table-cell>
              <table:table-cell office:value-type="float" office:value="74.160057321216">
                <text:p>74.160057321216</text:p>
              </table:table-cell>
            </table:table-row>
            <table:table-row>
              <table:table-cell office:value-type="float" office:value="6.5">
                <text:p>10</text:p>
              </table:table-cell>
              <table:table-cell office:value-type="float" office:value="-351.57702092786">
                <text:p>-351.57702092786</text:p>
              </table:table-cell>
              <table:table-cell office:value-type="float" office:value="-472.461881360008">
                <text:p>-472.461881360008</text:p>
              </table:table-cell>
              <table:table-cell office:value-type="float" office:value="120.884860432148">
                <text:p>120.884860432148</text:p>
              </table:table-cell>
              <table:table-cell office:value-type="float" office:value="77.5835446014589">
                <text:p>77.5835446014589</text:p>
              </table:table-cell>
            </table:table-row>
            <table:table-row>
              <table:table-cell office:value-type="float" office:value="6.6">
                <text:p>10</text:p>
              </table:table-cell>
              <table:table-cell office:value-type="float" office:value="-351.576812223693">
                <text:p>-351.576812223693</text:p>
              </table:table-cell>
              <table:table-cell office:value-type="float" office:value="-462.714819765309">
                <text:p>-462.714819765309</text:p>
              </table:table-cell>
              <table:table-cell office:value-type="float" office:value="111.138007541616">
                <text:p>111.138007541616</text:p>
              </table:table-cell>
              <table:table-cell office:value-type="float" office:value="71.3280433480083">
                <text:p>71.3280433480083</text:p>
              </table:table-cell>
            </table:table-row>
            <table:table-row>
              <table:table-cell office:value-type="float" office:value="6.7">
                <text:p>10</text:p>
              </table:table-cell>
              <table:table-cell office:value-type="float" office:value="-351.576863883524">
                <text:p>-351.576863883524</text:p>
              </table:table-cell>
              <table:table-cell office:value-type="float" office:value="-453.259596522091">
                <text:p>-453.259596522091</text:p>
              </table:table-cell>
              <table:table-cell office:value-type="float" office:value="101.682732638566">
                <text:p>101.682732638566</text:p>
              </table:table-cell>
              <table:table-cell office:value-type="float" office:value="65.2596759814304">
                <text:p>65.2596759814304</text:p>
              </table:table-cell>
            </table:table-row>
            <table:table-row>
              <table:table-cell office:value-type="float" office:value="6.8">
                <text:p>10</text:p>
              </table:table-cell>
              <table:table-cell office:value-type="float" office:value="-351.57701241139">
                <text:p>-351.57701241139</text:p>
              </table:table-cell>
              <table:table-cell office:value-type="float" office:value="-456.710826592565">
                <text:p>-456.710826592565</text:p>
              </table:table-cell>
              <table:table-cell office:value-type="float" office:value="105.133814181175">
                <text:p>105.133814181175</text:p>
              </table:table-cell>
              <table:table-cell office:value-type="float" office:value="67.4745698715923">
                <text:p>67.4745698715923</text:p>
              </table:table-cell>
            </table:table-row>
            <table:table-row>
              <table:table-cell office:value-type="float" office:value="6.9">
                <text:p>10</text:p>
              </table:table-cell>
              <table:table-cell office:value-type="float" office:value="-351.576799802619">
                <text:p>-351.576799802619</text:p>
              </table:table-cell>
              <table:table-cell office:value-type="float" office:value="-452.456745580368">
                <text:p>-452.456745580368</text:p>
              </table:table-cell>
              <table:table-cell office:value-type="float" office:value="100.879945777749">
                <text:p>100.879945777749</text:p>
              </table:table-cell>
              <table:table-cell office:value-type="float" office:value="64.7444497570789">
                <text:p>64.744449757078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-351.576981192457">
                <text:p>-351.576981192457</text:p>
              </table:table-cell>
              <table:table-cell office:value-type="float" office:value="-454.60447472684">
                <text:p>-454.60447472684</text:p>
              </table:table-cell>
              <table:table-cell office:value-type="float" office:value="103.027493534383">
                <text:p>103.027493534383</text:p>
              </table:table-cell>
              <table:table-cell office:value-type="float" office:value="66.1227395326967">
                <text:p>66.1227395326967</text:p>
              </table:table-cell>
            </table:table-row>
            <table:table-row>
              <table:table-cell office:value-type="float" office:value="7.1">
                <text:p>10</text:p>
              </table:table-cell>
              <table:table-cell office:value-type="float" office:value="-351.576794402016">
                <text:p>-351.576794402016</text:p>
              </table:table-cell>
              <table:table-cell office:value-type="float" office:value="-453.195274392591">
                <text:p>-453.195274392591</text:p>
              </table:table-cell>
              <table:table-cell office:value-type="float" office:value="101.618479990576">
                <text:p>101.618479990576</text:p>
              </table:table-cell>
              <table:table-cell office:value-type="float" office:value="65.2184388226719">
                <text:p>65.2184388226719</text:p>
              </table:table-cell>
            </table:table-row>
            <table:table-row>
              <table:table-cell office:value-type="float" office:value="7.2">
                <text:p>10</text:p>
              </table:table-cell>
              <table:table-cell office:value-type="float" office:value="-351.576861828379">
                <text:p>-351.576861828379</text:p>
              </table:table-cell>
              <table:table-cell office:value-type="float" office:value="-452.309181707795">
                <text:p>-452.309181707795</text:p>
              </table:table-cell>
              <table:table-cell office:value-type="float" office:value="100.732319879416">
                <text:p>100.732319879416</text:p>
              </table:table-cell>
              <table:table-cell office:value-type="float" office:value="64.6497038937287">
                <text:p>64.6497038937287</text:p>
              </table:table-cell>
            </table:table-row>
            <table:table-row>
              <table:table-cell office:value-type="float" office:value="7.3">
                <text:p>10</text:p>
              </table:table-cell>
              <table:table-cell office:value-type="float" office:value="-351.576821789364">
                <text:p>-351.576821789364</text:p>
              </table:table-cell>
              <table:table-cell office:value-type="float" office:value="-448.041457153932">
                <text:p>-448.041457153932</text:p>
              </table:table-cell>
              <table:table-cell office:value-type="float" office:value="96.4646353645681">
                <text:p>96.4646353645681</text:p>
              </table:table-cell>
              <table:table-cell office:value-type="float" office:value="61.9107166399153">
                <text:p>61.9107166399153</text:p>
              </table:table-cell>
            </table:table-row>
            <table:table-row>
              <table:table-cell office:value-type="float" office:value="7.4">
                <text:p>10</text:p>
              </table:table-cell>
              <table:table-cell office:value-type="float" office:value="-351.57678188809">
                <text:p>-351.57678188809</text:p>
              </table:table-cell>
              <table:table-cell office:value-type="float" office:value="-444.6020821746">
                <text:p>-444.6020821746</text:p>
              </table:table-cell>
              <table:table-cell office:value-type="float" office:value="93.0253002865095">
                <text:p>93.0253002865095</text:p>
              </table:table-cell>
              <table:table-cell office:value-type="float" office:value="59.7033615958344">
                <text:p>59.7033615958344</text:p>
              </table:table-cell>
            </table:table-row>
            <table:table-row>
              <table:table-cell office:value-type="float" office:value="7.5">
                <text:p>10</text:p>
              </table:table-cell>
              <table:table-cell office:value-type="float" office:value="-351.576842382233">
                <text:p>-351.576842382233</text:p>
              </table:table-cell>
              <table:table-cell office:value-type="float" office:value="-445.11338594106">
                <text:p>-445.11338594106</text:p>
              </table:table-cell>
              <table:table-cell office:value-type="float" office:value="93.5365435588265">
                <text:p>93.5365435588265</text:p>
              </table:table-cell>
              <table:table-cell office:value-type="float" office:value="60.0314760104783">
                <text:p>60.0314760104783</text:p>
              </table:table-cell>
            </table:table-row>
            <table:table-row>
              <table:table-cell office:value-type="float" office:value="7.6">
                <text:p>10</text:p>
              </table:table-cell>
              <table:table-cell office:value-type="float" office:value="-351.576722349196">
                <text:p>-351.576722349196</text:p>
              </table:table-cell>
              <table:table-cell office:value-type="float" office:value="-445.424395669552">
                <text:p>-445.424395669552</text:p>
              </table:table-cell>
              <table:table-cell office:value-type="float" office:value="93.847673320356">
                <text:p>93.847673320356</text:p>
              </table:table-cell>
              <table:table-cell office:value-type="float" office:value="60.2311581678979">
                <text:p>60.2311581678979</text:p>
              </table:table-cell>
            </table:table-row>
            <table:table-row>
              <table:table-cell office:value-type="float" office:value="7.7">
                <text:p>10</text:p>
              </table:table-cell>
              <table:table-cell office:value-type="float" office:value="-351.576874997872">
                <text:p>-351.576874997872</text:p>
              </table:table-cell>
              <table:table-cell office:value-type="float" office:value="-453.174090280241">
                <text:p>-453.174090280241</text:p>
              </table:table-cell>
              <table:table-cell office:value-type="float" office:value="101.59721528237">
                <text:p>101.59721528237</text:p>
              </table:table-cell>
              <table:table-cell office:value-type="float" office:value="65.2047911960657">
                <text:p>65.2047911960657</text:p>
              </table:table-cell>
            </table:table-row>
            <table:table-row>
              <table:table-cell office:value-type="float" office:value="7.8">
                <text:p>10</text:p>
              </table:table-cell>
              <table:table-cell office:value-type="float" office:value="-351.576908695744">
                <text:p>-351.576908695744</text:p>
              </table:table-cell>
              <table:table-cell office:value-type="float" office:value="-455.366834443656">
                <text:p>-455.366834443656</text:p>
              </table:table-cell>
              <table:table-cell office:value-type="float" office:value="103.789925747911">
                <text:p>103.789925747911</text:p>
              </table:table-cell>
              <table:table-cell office:value-type="float" office:value="66.6120662642031">
                <text:p>66.6120662642031</text:p>
              </table:table-cell>
            </table:table-row>
            <table:table-row>
              <table:table-cell office:value-type="float" office:value="7.9">
                <text:p>10</text:p>
              </table:table-cell>
              <table:table-cell office:value-type="float" office:value="-351.576791778802">
                <text:p>-351.576791778802</text:p>
              </table:table-cell>
              <table:table-cell office:value-type="float" office:value="-454.583312419912">
                <text:p>-454.583312419912</text:p>
              </table:table-cell>
              <table:table-cell office:value-type="float" office:value="103.00652064111">
                <text:p>103.00652064111</text:p>
              </table:table-cell>
              <table:table-cell office:value-type="float" office:value="66.109279192048">
                <text:p>66.109279192048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-351.576921743062">
                <text:p>-351.576921743062</text:p>
              </table:table-cell>
              <table:table-cell office:value-type="float" office:value="-457.105188542243">
                <text:p>-457.105188542243</text:p>
              </table:table-cell>
              <table:table-cell office:value-type="float" office:value="105.528266799181">
                <text:p>105.528266799181</text:p>
              </table:table-cell>
              <table:table-cell office:value-type="float" office:value="67.7277283909703">
                <text:p>67.7277283909703</text:p>
              </table:table-cell>
            </table:table-row>
            <table:table-row>
              <table:table-cell office:value-type="float" office:value="8.1">
                <text:p>10</text:p>
              </table:table-cell>
              <table:table-cell office:value-type="float" office:value="-351.577146726809">
                <text:p>-351.577146726809</text:p>
              </table:table-cell>
              <table:table-cell office:value-type="float" office:value="-458.666375810718">
                <text:p>-458.666375810718</text:p>
              </table:table-cell>
              <table:table-cell office:value-type="float" office:value="107.089229083909">
                <text:p>107.089229083909</text:p>
              </table:table-cell>
              <table:table-cell office:value-type="float" office:value="68.729549351887">
                <text:p>68.729549351887</text:p>
              </table:table-cell>
            </table:table-row>
            <table:table-row>
              <table:table-cell office:value-type="float" office:value="8.2">
                <text:p>10</text:p>
              </table:table-cell>
              <table:table-cell office:value-type="float" office:value="-351.576826767818">
                <text:p>-351.576826767818</text:p>
              </table:table-cell>
              <table:table-cell office:value-type="float" office:value="-455.616062787491">
                <text:p>-455.616062787491</text:p>
              </table:table-cell>
              <table:table-cell office:value-type="float" office:value="104.039236019674">
                <text:p>104.039236019674</text:p>
              </table:table-cell>
              <table:table-cell office:value-type="float" office:value="66.7720728565895">
                <text:p>66.7720728565895</text:p>
              </table:table-cell>
            </table:table-row>
            <table:table-row>
              <table:table-cell office:value-type="float" office:value="8.3">
                <text:p>10</text:p>
              </table:table-cell>
              <table:table-cell office:value-type="float" office:value="-351.576971763479">
                <text:p>-351.576971763479</text:p>
              </table:table-cell>
              <table:table-cell office:value-type="float" office:value="-459.851165032954">
                <text:p>-459.851165032954</text:p>
              </table:table-cell>
              <table:table-cell office:value-type="float" office:value="108.274193269475">
                <text:p>108.274193269475</text:p>
              </table:table-cell>
              <table:table-cell office:value-type="float" office:value="69.4900558488408">
                <text:p>69.4900558488408</text:p>
              </table:table-cell>
            </table:table-row>
            <table:table-row>
              <table:table-cell office:value-type="float" office:value="8.4">
                <text:p>10</text:p>
              </table:table-cell>
              <table:table-cell office:value-type="float" office:value="-351.576982535168">
                <text:p>-351.576982535168</text:p>
              </table:table-cell>
              <table:table-cell office:value-type="float" office:value="-460.636806728714">
                <text:p>-460.636806728714</text:p>
              </table:table-cell>
              <table:table-cell office:value-type="float" office:value="109.059824193546">
                <text:p>109.059824193546</text:p>
              </table:table-cell>
              <table:table-cell office:value-type="float" office:value="69.9942714439124">
                <text:p>69.9942714439124</text:p>
              </table:table-cell>
            </table:table-row>
            <table:table-row>
              <table:table-cell office:value-type="float" office:value="8.5">
                <text:p>10</text:p>
              </table:table-cell>
              <table:table-cell office:value-type="float" office:value="-351.576877205753">
                <text:p>-351.576877205753</text:p>
              </table:table-cell>
              <table:table-cell office:value-type="float" office:value="-460.579106792625">
                <text:p>-460.579106792625</text:p>
              </table:table-cell>
              <table:table-cell office:value-type="float" office:value="109.002229586872">
                <text:p>109.002229586872</text:p>
              </table:table-cell>
              <table:table-cell office:value-type="float" office:value="69.9573073963076">
                <text:p>69.9573073963076</text:p>
              </table:table-cell>
            </table:table-row>
            <table:table-row>
              <table:table-cell office:value-type="float" office:value="8.6">
                <text:p>10</text:p>
              </table:table-cell>
              <table:table-cell office:value-type="float" office:value="-351.576982314933">
                <text:p>-351.576982314933</text:p>
              </table:table-cell>
              <table:table-cell office:value-type="float" office:value="-464.442503884118">
                <text:p>-464.442503884118</text:p>
              </table:table-cell>
              <table:table-cell office:value-type="float" office:value="112.865521569185">
                <text:p>112.865521569185</text:p>
              </table:table-cell>
              <table:table-cell office:value-type="float" office:value="72.436756723103">
                <text:p>72.436756723103</text:p>
              </table:table-cell>
            </table:table-row>
            <table:table-row>
              <table:table-cell office:value-type="float" office:value="8.7">
                <text:p>10</text:p>
              </table:table-cell>
              <table:table-cell office:value-type="float" office:value="-351.576858990622">
                <text:p>-351.576858990622</text:p>
              </table:table-cell>
              <table:table-cell office:value-type="float" office:value="-459.996285320943">
                <text:p>-459.996285320943</text:p>
              </table:table-cell>
              <table:table-cell office:value-type="float" office:value="108.419426330321">
                <text:p>108.419426330321</text:p>
              </table:table-cell>
              <table:table-cell office:value-type="float" office:value="69.583265996195">
                <text:p>69.583265996195</text:p>
              </table:table-cell>
            </table:table-row>
            <table:table-row>
              <table:table-cell office:value-type="float" office:value="8.8">
                <text:p>10</text:p>
              </table:table-cell>
              <table:table-cell office:value-type="float" office:value="-351.576800338255">
                <text:p>-351.576800338255</text:p>
              </table:table-cell>
              <table:table-cell office:value-type="float" office:value="-456.106119780341">
                <text:p>-456.106119780341</text:p>
              </table:table-cell>
              <table:table-cell office:value-type="float" office:value="104.529319442087">
                <text:p>104.529319442087</text:p>
              </table:table-cell>
              <table:table-cell office:value-type="float" office:value="67.086606942374">
                <text:p>67.086606942374</text:p>
              </table:table-cell>
            </table:table-row>
            <table:table-row>
              <table:table-cell office:value-type="float" office:value="8.9">
                <text:p>10</text:p>
              </table:table-cell>
              <table:table-cell office:value-type="float" office:value="-351.576822252793">
                <text:p>-351.576822252793</text:p>
              </table:table-cell>
              <table:table-cell office:value-type="float" office:value="-459.549793861904">
                <text:p>-459.549793861904</text:p>
              </table:table-cell>
              <table:table-cell office:value-type="float" office:value="107.972971609111">
                <text:p>107.972971609111</text:p>
              </table:table-cell>
              <table:table-cell office:value-type="float" office:value="69.2967326813388">
                <text:p>69.296732681338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-351.57692024497">
                <text:p>-351.57692024497</text:p>
              </table:table-cell>
              <table:table-cell office:value-type="float" office:value="-465.208873042811">
                <text:p>-465.208873042811</text:p>
              </table:table-cell>
              <table:table-cell office:value-type="float" office:value="113.631952797841">
                <text:p>113.631952797841</text:p>
              </table:table-cell>
              <table:table-cell office:value-type="float" office:value="72.9286500106482">
                <text:p>72.9286500106482</text:p>
              </table:table-cell>
            </table:table-row>
            <table:table-row>
              <table:table-cell office:value-type="float" office:value="9.1">
                <text:p>10</text:p>
              </table:table-cell>
              <table:table-cell office:value-type="float" office:value="-351.576955168117">
                <text:p>-351.576955168117</text:p>
              </table:table-cell>
              <table:table-cell office:value-type="float" office:value="-463.724619096382">
                <text:p>-463.724619096382</text:p>
              </table:table-cell>
              <table:table-cell office:value-type="float" office:value="112.147663928265">
                <text:p>112.147663928265</text:p>
              </table:table-cell>
              <table:table-cell office:value-type="float" office:value="71.9760378199858">
                <text:p>71.9760378199858</text:p>
              </table:table-cell>
            </table:table-row>
            <table:table-row>
              <table:table-cell office:value-type="float" office:value="9.2">
                <text:p>10</text:p>
              </table:table-cell>
              <table:table-cell office:value-type="float" office:value="-351.577062927955">
                <text:p>-351.577062927955</text:p>
              </table:table-cell>
              <table:table-cell office:value-type="float" office:value="-456.683251473484">
                <text:p>-456.683251473484</text:p>
              </table:table-cell>
              <table:table-cell office:value-type="float" office:value="105.106188545529">
                <text:p>105.106188545529</text:p>
              </table:table-cell>
              <table:table-cell office:value-type="float" office:value="67.4568398206361">
                <text:p>67.4568398206361</text:p>
              </table:table-cell>
            </table:table-row>
            <table:table-row>
              <table:table-cell office:value-type="float" office:value="9.3">
                <text:p>10</text:p>
              </table:table-cell>
              <table:table-cell office:value-type="float" office:value="-351.576684627089">
                <text:p>-351.576684627089</text:p>
              </table:table-cell>
              <table:table-cell office:value-type="float" office:value="-451.064690909724">
                <text:p>-451.064690909724</text:p>
              </table:table-cell>
              <table:table-cell office:value-type="float" office:value="99.4880062826354">
                <text:p>99.4880062826354</text:p>
              </table:table-cell>
              <table:table-cell office:value-type="float" office:value="63.8511071208249">
                <text:p>63.8511071208249</text:p>
              </table:table-cell>
            </table:table-row>
            <table:table-row>
              <table:table-cell office:value-type="float" office:value="9.4">
                <text:p>10</text:p>
              </table:table-cell>
              <table:table-cell office:value-type="float" office:value="-351.576985441422">
                <text:p>-351.576985441422</text:p>
              </table:table-cell>
              <table:table-cell office:value-type="float" office:value="-463.084768808741">
                <text:p>-463.084768808741</text:p>
              </table:table-cell>
              <table:table-cell office:value-type="float" office:value="111.507783367319">
                <text:p>111.507783367319</text:p>
              </table:table-cell>
              <table:table-cell office:value-type="float" office:value="71.5653643753351">
                <text:p>71.5653643753351</text:p>
              </table:table-cell>
            </table:table-row>
            <table:table-row>
              <table:table-cell office:value-type="float" office:value="9.5">
                <text:p>10</text:p>
              </table:table-cell>
              <table:table-cell office:value-type="float" office:value="-351.577065487231">
                <text:p>-351.577065487231</text:p>
              </table:table-cell>
              <table:table-cell office:value-type="float" office:value="-467.084475998745">
                <text:p>-467.084475998745</text:p>
              </table:table-cell>
              <table:table-cell office:value-type="float" office:value="115.507410511514">
                <text:p>115.507410511514</text:p>
              </table:table-cell>
              <table:table-cell office:value-type="float" office:value="74.1323132043411">
                <text:p>74.1323132043411</text:p>
              </table:table-cell>
            </table:table-row>
            <table:table-row>
              <table:table-cell office:value-type="float" office:value="9.6">
                <text:p>10</text:p>
              </table:table-cell>
              <table:table-cell office:value-type="float" office:value="-351.576581762056">
                <text:p>-351.576581762056</text:p>
              </table:table-cell>
              <table:table-cell office:value-type="float" office:value="-459.170373383752">
                <text:p>-459.170373383752</text:p>
              </table:table-cell>
              <table:table-cell office:value-type="float" office:value="107.593791621695">
                <text:p>107.593791621695</text:p>
              </table:table-cell>
              <table:table-cell office:value-type="float" office:value="69.0533760909397">
                <text:p>69.0533760909397</text:p>
              </table:table-cell>
            </table:table-row>
            <table:table-row>
              <table:table-cell office:value-type="float" office:value="9.7">
                <text:p>10</text:p>
              </table:table-cell>
              <table:table-cell office:value-type="float" office:value="-351.577216144502">
                <text:p>-351.577216144502</text:p>
              </table:table-cell>
              <table:table-cell office:value-type="float" office:value="-467.80492495406">
                <text:p>-467.80492495406</text:p>
              </table:table-cell>
              <table:table-cell office:value-type="float" office:value="116.227708809558">
                <text:p>116.227708809558</text:p>
              </table:table-cell>
              <table:table-cell office:value-type="float" office:value="74.5945985139563">
                <text:p>74.5945985139563</text:p>
              </table:table-cell>
            </table:table-row>
            <table:table-row>
              <table:table-cell office:value-type="float" office:value="9.8">
                <text:p>10</text:p>
              </table:table-cell>
              <table:table-cell office:value-type="float" office:value="-351.576735007851">
                <text:p>-351.576735007851</text:p>
              </table:table-cell>
              <table:table-cell office:value-type="float" office:value="-452.672126249982">
                <text:p>-452.672126249982</text:p>
              </table:table-cell>
              <table:table-cell office:value-type="float" office:value="101.095391242131">
                <text:p>101.095391242131</text:p>
              </table:table-cell>
              <table:table-cell office:value-type="float" office:value="64.8827220166102">
                <text:p>64.8827220166102</text:p>
              </table:table-cell>
            </table:table-row>
            <table:table-row>
              <table:table-cell office:value-type="float" office:value="9.9">
                <text:p>10</text:p>
              </table:table-cell>
              <table:table-cell office:value-type="float" office:value="-351.577008155053">
                <text:p>-351.577008155053</text:p>
              </table:table-cell>
              <table:table-cell office:value-type="float" office:value="-456.931957430827">
                <text:p>-456.931957430827</text:p>
              </table:table-cell>
              <table:table-cell office:value-type="float" office:value="105.354949275774">
                <text:p>105.354949275774</text:p>
              </table:table-cell>
              <table:table-cell office:value-type="float" office:value="67.6164937189081">
                <text:p>67.61649371890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351.576876678808">
                <text:p>-351.576876678808</text:p>
              </table:table-cell>
              <table:table-cell office:value-type="float" office:value="-459.387988395584">
                <text:p>-459.387988395584</text:p>
              </table:table-cell>
              <table:table-cell office:value-type="float" office:value="107.811111716775">
                <text:p>107.811111716775</text:p>
              </table:table-cell>
              <table:table-cell office:value-type="float" office:value="69.1928514828883">
                <text:p>69.1928514828883</text:p>
              </table:table-cell>
            </table:table-row>
            <table:table-row>
              <table:table-cell office:value-type="float" office:value="10.1">
                <text:p>10</text:p>
              </table:table-cell>
              <table:table-cell office:value-type="float" office:value="-351.576797697365">
                <text:p>-351.576797697365</text:p>
              </table:table-cell>
              <table:table-cell office:value-type="float" office:value="-455.646990082742">
                <text:p>-455.646990082742</text:p>
              </table:table-cell>
              <table:table-cell office:value-type="float" office:value="104.070192385378">
                <text:p>104.070192385378</text:p>
              </table:table-cell>
              <table:table-cell office:value-type="float" office:value="66.7919405602103">
                <text:p>66.7919405602103</text:p>
              </table:table-cell>
            </table:table-row>
            <table:table-row>
              <table:table-cell office:value-type="float" office:value="10.2">
                <text:p>10</text:p>
              </table:table-cell>
              <table:table-cell office:value-type="float" office:value="-351.576807231081">
                <text:p>-351.576807231081</text:p>
              </table:table-cell>
              <table:table-cell office:value-type="float" office:value="-456.496509506634">
                <text:p>-456.496509506634</text:p>
              </table:table-cell>
              <table:table-cell office:value-type="float" office:value="104.919702275553">
                <text:p>104.919702275553</text:p>
              </table:table-cell>
              <table:table-cell office:value-type="float" office:value="67.3371534861153">
                <text:p>67.3371534861153</text:p>
              </table:table-cell>
            </table:table-row>
            <table:table-row>
              <table:table-cell office:value-type="float" office:value="10.3">
                <text:p>10</text:p>
              </table:table-cell>
              <table:table-cell office:value-type="float" office:value="-351.576927052014">
                <text:p>-351.576927052014</text:p>
              </table:table-cell>
              <table:table-cell office:value-type="float" office:value="-459.955433807899">
                <text:p>-459.955433807899</text:p>
              </table:table-cell>
              <table:table-cell office:value-type="float" office:value="108.378506755885">
                <text:p>108.378506755885</text:p>
              </table:table-cell>
              <table:table-cell office:value-type="float" office:value="69.5570039347837">
                <text:p>69.5570039347837</text:p>
              </table:table-cell>
            </table:table-row>
            <table:table-row>
              <table:table-cell office:value-type="float" office:value="10.4">
                <text:p>10</text:p>
              </table:table-cell>
              <table:table-cell office:value-type="float" office:value="-351.576916726729">
                <text:p>-351.576916726729</text:p>
              </table:table-cell>
              <table:table-cell office:value-type="float" office:value="-456.382242175336">
                <text:p>-456.382242175336</text:p>
              </table:table-cell>
              <table:table-cell office:value-type="float" office:value="104.805325448607">
                <text:p>104.805325448607</text:p>
              </table:table-cell>
              <table:table-cell office:value-type="float" office:value="67.2637467780869">
                <text:p>67.2637467780869</text:p>
              </table:table-cell>
            </table:table-row>
            <table:table-row>
              <table:table-cell office:value-type="float" office:value="10.5">
                <text:p>10</text:p>
              </table:table-cell>
              <table:table-cell office:value-type="float" office:value="-351.576780966491">
                <text:p>-351.576780966491</text:p>
              </table:table-cell>
              <table:table-cell office:value-type="float" office:value="-454.726007940758">
                <text:p>-454.726007940758</text:p>
              </table:table-cell>
              <table:table-cell office:value-type="float" office:value="103.149226974266">
                <text:p>103.149226974266</text:p>
              </table:table-cell>
              <table:table-cell office:value-type="float" office:value="66.2008676930711">
                <text:p>66.2008676930711</text:p>
              </table:table-cell>
            </table:table-row>
            <table:table-row>
              <table:table-cell office:value-type="float" office:value="10.6">
                <text:p>10</text:p>
              </table:table-cell>
              <table:table-cell office:value-type="float" office:value="-351.576818299521">
                <text:p>-351.576818299521</text:p>
              </table:table-cell>
              <table:table-cell office:value-type="float" office:value="-459.921809219277">
                <text:p>-459.921809219277</text:p>
              </table:table-cell>
              <table:table-cell office:value-type="float" office:value="108.344990919756">
                <text:p>108.344990919756</text:p>
              </table:table-cell>
              <table:table-cell office:value-type="float" office:value="69.5354935706415">
                <text:p>69.5354935706415</text:p>
              </table:table-cell>
            </table:table-row>
            <table:table-row>
              <table:table-cell office:value-type="float" office:value="10.7">
                <text:p>10</text:p>
              </table:table-cell>
              <table:table-cell office:value-type="float" office:value="-351.576908189169">
                <text:p>-351.576908189169</text:p>
              </table:table-cell>
              <table:table-cell office:value-type="float" office:value="-461.273947888647">
                <text:p>-461.273947888647</text:p>
              </table:table-cell>
              <table:table-cell office:value-type="float" office:value="109.697039699479">
                <text:p>109.697039699479</text:p>
              </table:table-cell>
              <table:table-cell office:value-type="float" office:value="70.403234464166">
                <text:p>70.403234464166</text:p>
              </table:table-cell>
            </table:table-row>
            <table:table-row>
              <table:table-cell office:value-type="float" office:value="10.8">
                <text:p>10</text:p>
              </table:table-cell>
              <table:table-cell office:value-type="float" office:value="-351.576855755085">
                <text:p>-351.576855755085</text:p>
              </table:table-cell>
              <table:table-cell office:value-type="float" office:value="-458.709045486773">
                <text:p>-458.709045486773</text:p>
              </table:table-cell>
              <table:table-cell office:value-type="float" office:value="107.132189731688">
                <text:p>107.132189731688</text:p>
              </table:table-cell>
              <table:table-cell office:value-type="float" office:value="68.7571213681111">
                <text:p>68.7571213681111</text:p>
              </table:table-cell>
            </table:table-row>
            <table:table-row>
              <table:table-cell office:value-type="float" office:value="10.9">
                <text:p>10</text:p>
              </table:table-cell>
              <table:table-cell office:value-type="float" office:value="-351.576820107683">
                <text:p>-351.576820107683</text:p>
              </table:table-cell>
              <table:table-cell office:value-type="float" office:value="-457.002509097086">
                <text:p>-457.002509097086</text:p>
              </table:table-cell>
              <table:table-cell office:value-type="float" office:value="105.425688989403">
                <text:p>105.425688989403</text:p>
              </table:table-cell>
              <table:table-cell office:value-type="float" office:value="67.6618942571376">
                <text:p>67.661894257137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-351.576891578439">
                <text:p>-351.576891578439</text:p>
              </table:table-cell>
              <table:table-cell office:value-type="float" office:value="-461.945735761281">
                <text:p>-461.945735761281</text:p>
              </table:table-cell>
              <table:table-cell office:value-type="float" office:value="110.368844182842">
                <text:p>110.368844182842</text:p>
              </table:table-cell>
              <table:table-cell office:value-type="float" office:value="70.8343965874635">
                <text:p>70.8343965874635</text:p>
              </table:table-cell>
            </table:table-row>
            <table:table-row>
              <table:table-cell office:value-type="float" office:value="11.1">
                <text:p>10</text:p>
              </table:table-cell>
              <table:table-cell office:value-type="float" office:value="-351.57684505671">
                <text:p>-351.57684505671</text:p>
              </table:table-cell>
              <table:table-cell office:value-type="float" office:value="-467.924152297883">
                <text:p>-467.924152297883</text:p>
              </table:table-cell>
              <table:table-cell office:value-type="float" office:value="116.347307241173">
                <text:p>116.347307241173</text:p>
              </table:table-cell>
              <table:table-cell office:value-type="float" office:value="74.6713564323616">
                <text:p>74.6713564323616</text:p>
              </table:table-cell>
            </table:table-row>
            <table:table-row>
              <table:table-cell office:value-type="float" office:value="11.2">
                <text:p>10</text:p>
              </table:table-cell>
              <table:table-cell office:value-type="float" office:value="-351.576907155599">
                <text:p>-351.576907155599</text:p>
              </table:table-cell>
              <table:table-cell office:value-type="float" office:value="-469.418835286172">
                <text:p>-469.418835286172</text:p>
              </table:table-cell>
              <table:table-cell office:value-type="float" office:value="117.841928130573">
                <text:p>117.841928130573</text:p>
              </table:table-cell>
              <table:table-cell office:value-type="float" office:value="75.6305996826781">
                <text:p>75.6305996826781</text:p>
              </table:table-cell>
            </table:table-row>
            <table:table-row>
              <table:table-cell office:value-type="float" office:value="11.3">
                <text:p>10</text:p>
              </table:table-cell>
              <table:table-cell office:value-type="float" office:value="-351.576889750809">
                <text:p>-351.576889750809</text:p>
              </table:table-cell>
              <table:table-cell office:value-type="float" office:value="-465.328189923042">
                <text:p>-465.328189923042</text:p>
              </table:table-cell>
              <table:table-cell office:value-type="float" office:value="113.751300172234">
                <text:p>113.751300172234</text:p>
              </table:table-cell>
              <table:table-cell office:value-type="float" office:value="73.0052468012732">
                <text:p>73.0052468012732</text:p>
              </table:table-cell>
            </table:table-row>
            <table:table-row>
              <table:table-cell office:value-type="float" office:value="11.4">
                <text:p>10</text:p>
              </table:table-cell>
              <table:table-cell office:value-type="float" office:value="-351.576970464056">
                <text:p>-351.576970464056</text:p>
              </table:table-cell>
              <table:table-cell office:value-type="float" office:value="-459.960783384483">
                <text:p>-459.960783384483</text:p>
              </table:table-cell>
              <table:table-cell office:value-type="float" office:value="108.383812920428">
                <text:p>108.383812920428</text:p>
              </table:table-cell>
              <table:table-cell office:value-type="float" office:value="69.5604094154368">
                <text:p>69.5604094154368</text:p>
              </table:table-cell>
            </table:table-row>
            <table:table-row>
              <table:table-cell office:value-type="float" office:value="11.5">
                <text:p>10</text:p>
              </table:table-cell>
              <table:table-cell office:value-type="float" office:value="-351.576923774312">
                <text:p>-351.576923774312</text:p>
              </table:table-cell>
              <table:table-cell office:value-type="float" office:value="-458.606482575232">
                <text:p>-458.606482575232</text:p>
              </table:table-cell>
              <table:table-cell office:value-type="float" office:value="107.02955880092">
                <text:p>107.02955880092</text:p>
              </table:table-cell>
              <table:table-cell office:value-type="float" office:value="68.6912531413848">
                <text:p>68.6912531413848</text:p>
              </table:table-cell>
            </table:table-row>
            <table:table-row>
              <table:table-cell office:value-type="float" office:value="11.6">
                <text:p>10</text:p>
              </table:table-cell>
              <table:table-cell office:value-type="float" office:value="-351.576938389996">
                <text:p>-351.576938389996</text:p>
              </table:table-cell>
              <table:table-cell office:value-type="float" office:value="-461.981761293251">
                <text:p>-461.981761293251</text:p>
              </table:table-cell>
              <table:table-cell office:value-type="float" office:value="110.404822903255">
                <text:p>110.404822903255</text:p>
              </table:table-cell>
              <table:table-cell office:value-type="float" office:value="70.857487623429">
                <text:p>70.857487623429</text:p>
              </table:table-cell>
            </table:table-row>
            <table:table-row>
              <table:table-cell office:value-type="float" office:value="11.7">
                <text:p>10</text:p>
              </table:table-cell>
              <table:table-cell office:value-type="float" office:value="-351.576893820954">
                <text:p>-351.576893820954</text:p>
              </table:table-cell>
              <table:table-cell office:value-type="float" office:value="-463.553852043773">
                <text:p>-463.553852043773</text:p>
              </table:table-cell>
              <table:table-cell office:value-type="float" office:value="111.976958222819">
                <text:p>111.976958222819</text:p>
              </table:table-cell>
              <table:table-cell office:value-type="float" office:value="71.866479404938">
                <text:p>71.866479404938</text:p>
              </table:table-cell>
            </table:table-row>
            <table:table-row>
              <table:table-cell office:value-type="float" office:value="11.8">
                <text:p>10</text:p>
              </table:table-cell>
              <table:table-cell office:value-type="float" office:value="-351.576975013901">
                <text:p>-351.576975013901</text:p>
              </table:table-cell>
              <table:table-cell office:value-type="float" office:value="-467.18893368642">
                <text:p>-467.18893368642</text:p>
              </table:table-cell>
              <table:table-cell office:value-type="float" office:value="115.611958672519">
                <text:p>115.611958672519</text:p>
              </table:table-cell>
              <table:table-cell office:value-type="float" office:value="74.1994119037426">
                <text:p>74.1994119037426</text:p>
              </table:table-cell>
            </table:table-row>
            <table:table-row>
              <table:table-cell office:value-type="float" office:value="11.9">
                <text:p>10</text:p>
              </table:table-cell>
              <table:table-cell office:value-type="float" office:value="-351.576815814313">
                <text:p>-351.576815814313</text:p>
              </table:table-cell>
              <table:table-cell office:value-type="float" office:value="-461.510752947133">
                <text:p>-461.510752947133</text:p>
              </table:table-cell>
              <table:table-cell office:value-type="float" office:value="109.93393713282">
                <text:p>109.93393713282</text:p>
              </table:table-cell>
              <table:table-cell office:value-type="float" office:value="70.5552745336992">
                <text:p>70.555274533699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-351.576916714827">
                <text:p>-351.576916714827</text:p>
              </table:table-cell>
              <table:table-cell office:value-type="float" office:value="-462.386547767063">
                <text:p>-462.386547767063</text:p>
              </table:table-cell>
              <table:table-cell office:value-type="float" office:value="110.809631052237">
                <text:p>110.809631052237</text:p>
              </table:table-cell>
              <table:table-cell office:value-type="float" office:value="71.1172922918486">
                <text:p>71.1172922918486</text:p>
              </table:table-cell>
            </table:table-row>
            <table:table-row>
              <table:table-cell office:value-type="float" office:value="12.1">
                <text:p>10</text:p>
              </table:table-cell>
              <table:table-cell office:value-type="float" office:value="-351.576924939633">
                <text:p>-351.576924939633</text:p>
              </table:table-cell>
              <table:table-cell office:value-type="float" office:value="-462.687496068365">
                <text:p>-462.687496068365</text:p>
              </table:table-cell>
              <table:table-cell office:value-type="float" office:value="111.110571128732">
                <text:p>111.110571128732</text:p>
              </table:table-cell>
              <table:table-cell office:value-type="float" office:value="71.3104347396593">
                <text:p>71.3104347396593</text:p>
              </table:table-cell>
            </table:table-row>
            <table:table-row>
              <table:table-cell office:value-type="float" office:value="12.2">
                <text:p>10</text:p>
              </table:table-cell>
              <table:table-cell office:value-type="float" office:value="-351.576902401661">
                <text:p>-351.576902401661</text:p>
              </table:table-cell>
              <table:table-cell office:value-type="float" office:value="-458.744753710677">
                <text:p>-458.744753710677</text:p>
              </table:table-cell>
              <table:table-cell office:value-type="float" office:value="107.167851309015">
                <text:p>107.167851309015</text:p>
              </table:table-cell>
              <table:table-cell office:value-type="float" office:value="68.7800088625851">
                <text:p>68.7800088625851</text:p>
              </table:table-cell>
            </table:table-row>
            <table:table-row>
              <table:table-cell office:value-type="float" office:value="12.3">
                <text:p>10</text:p>
              </table:table-cell>
              <table:table-cell office:value-type="float" office:value="-351.576755017672">
                <text:p>-351.576755017672</text:p>
              </table:table-cell>
              <table:table-cell office:value-type="float" office:value="-458.697315813999">
                <text:p>-458.697315813999</text:p>
              </table:table-cell>
              <table:table-cell office:value-type="float" office:value="107.120560796326">
                <text:p>107.120560796326</text:p>
              </table:table-cell>
              <table:table-cell office:value-type="float" office:value="68.7496579519142">
                <text:p>68.7496579519142</text:p>
              </table:table-cell>
            </table:table-row>
            <table:table-row>
              <table:table-cell office:value-type="float" office:value="12.4">
                <text:p>10</text:p>
              </table:table-cell>
              <table:table-cell office:value-type="float" office:value="-351.576989068993">
                <text:p>-351.576989068993</text:p>
              </table:table-cell>
              <table:table-cell office:value-type="float" office:value="-464.484132198878">
                <text:p>-464.484132198878</text:p>
              </table:table-cell>
              <table:table-cell office:value-type="float" office:value="112.907143129884">
                <text:p>112.907143129884</text:p>
              </table:table-cell>
              <table:table-cell office:value-type="float" office:value="72.463469317214">
                <text:p>72.463469317214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-351.576898516508">
                <text:p>-351.576898516508</text:p>
              </table:table-cell>
              <table:table-cell office:value-type="float" office:value="-465.097669966767">
                <text:p>-465.097669966767</text:p>
              </table:table-cell>
              <table:table-cell office:value-type="float" office:value="113.52077145026">
                <text:p>113.52077145026</text:p>
              </table:table-cell>
              <table:table-cell office:value-type="float" office:value="72.8572941517911">
                <text:p>72.8572941517911</text:p>
              </table:table-cell>
            </table:table-row>
            <table:table-row>
              <table:table-cell office:value-type="float" office:value="12.6">
                <text:p>10</text:p>
              </table:table-cell>
              <table:table-cell office:value-type="float" office:value="-351.576922066152">
                <text:p>-351.576922066152</text:p>
              </table:table-cell>
              <table:table-cell office:value-type="float" office:value="-463.74368575531">
                <text:p>-463.74368575531</text:p>
              </table:table-cell>
              <table:table-cell office:value-type="float" office:value="112.166763689158">
                <text:p>112.166763689158</text:p>
              </table:table-cell>
              <table:table-cell office:value-type="float" office:value="71.9882959898325">
                <text:p>71.9882959898325</text:p>
              </table:table-cell>
            </table:table-row>
            <table:table-row>
              <table:table-cell office:value-type="float" office:value="12.7">
                <text:p>10</text:p>
              </table:table-cell>
              <table:table-cell office:value-type="float" office:value="-351.576848494687">
                <text:p>-351.576848494687</text:p>
              </table:table-cell>
              <table:table-cell office:value-type="float" office:value="-460.617688018205">
                <text:p>-460.617688018205</text:p>
              </table:table-cell>
              <table:table-cell office:value-type="float" office:value="109.040839523518">
                <text:p>109.040839523518</text:p>
              </table:table-cell>
              <table:table-cell office:value-type="float" office:value="69.9820871390409">
                <text:p>69.9820871390409</text:p>
              </table:table-cell>
            </table:table-row>
            <table:table-row>
              <table:table-cell office:value-type="float" office:value="12.8">
                <text:p>10</text:p>
              </table:table-cell>
              <table:table-cell office:value-type="float" office:value="-351.57701242551">
                <text:p>-351.57701242551</text:p>
              </table:table-cell>
              <table:table-cell office:value-type="float" office:value="-472.57748271738">
                <text:p>-472.57748271738</text:p>
              </table:table-cell>
              <table:table-cell office:value-type="float" office:value="121.00047029187">
                <text:p>121.00047029187</text:p>
              </table:table-cell>
              <table:table-cell office:value-type="float" office:value="77.6577426662626">
                <text:p>77.6577426662626</text:p>
              </table:table-cell>
            </table:table-row>
            <table:table-row>
              <table:table-cell office:value-type="float" office:value="12.9">
                <text:p>10</text:p>
              </table:table-cell>
              <table:table-cell office:value-type="float" office:value="-351.576711334124">
                <text:p>-351.576711334124</text:p>
              </table:table-cell>
              <table:table-cell office:value-type="float" office:value="-468.177110564494">
                <text:p>-468.177110564494</text:p>
              </table:table-cell>
              <table:table-cell office:value-type="float" office:value="116.60039923037">
                <text:p>116.60039923037</text:p>
              </table:table-cell>
              <table:table-cell office:value-type="float" office:value="74.8337901197719">
                <text:p>74.833790119771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-351.577005189297">
                <text:p>-351.577005189297</text:p>
              </table:table-cell>
              <table:table-cell office:value-type="float" office:value="-469.714362227328">
                <text:p>-469.714362227328</text:p>
              </table:table-cell>
              <table:table-cell office:value-type="float" office:value="118.137357038031">
                <text:p>118.137357038031</text:p>
              </table:table-cell>
              <table:table-cell office:value-type="float" office:value="75.8202050785597">
                <text:p>75.8202050785597</text:p>
              </table:table-cell>
            </table:table-row>
            <table:table-row>
              <table:table-cell office:value-type="float" office:value="13.1">
                <text:p>10</text:p>
              </table:table-cell>
              <table:table-cell office:value-type="float" office:value="-351.576877360075">
                <text:p>-351.576877360075</text:p>
              </table:table-cell>
              <table:table-cell office:value-type="float" office:value="-468.119483254243">
                <text:p>-468.119483254243</text:p>
              </table:table-cell>
              <table:table-cell office:value-type="float" office:value="116.542605894168">
                <text:p>116.542605894168</text:p>
              </table:table-cell>
              <table:table-cell office:value-type="float" office:value="74.796698528146">
                <text:p>74.796698528146</text:p>
              </table:table-cell>
            </table:table-row>
            <table:table-row>
              <table:table-cell office:value-type="float" office:value="13.2">
                <text:p>10</text:p>
              </table:table-cell>
              <table:table-cell office:value-type="float" office:value="-351.576962745011">
                <text:p>-351.576962745011</text:p>
              </table:table-cell>
              <table:table-cell office:value-type="float" office:value="-467.521162865514">
                <text:p>-467.521162865514</text:p>
              </table:table-cell>
              <table:table-cell office:value-type="float" office:value="115.944200120503">
                <text:p>115.944200120503</text:p>
              </table:table-cell>
              <table:table-cell office:value-type="float" office:value="74.4126434788627">
                <text:p>74.4126434788627</text:p>
              </table:table-cell>
            </table:table-row>
            <table:table-row>
              <table:table-cell office:value-type="float" office:value="13.3">
                <text:p>10</text:p>
              </table:table-cell>
              <table:table-cell office:value-type="float" office:value="-351.576844404806">
                <text:p>-351.576844404806</text:p>
              </table:table-cell>
              <table:table-cell office:value-type="float" office:value="-465.564526452143">
                <text:p>-465.564526452143</text:p>
              </table:table-cell>
              <table:table-cell office:value-type="float" office:value="113.987682047337">
                <text:p>113.987682047337</text:p>
              </table:table-cell>
              <table:table-cell office:value-type="float" office:value="73.1569559870596">
                <text:p>73.1569559870596</text:p>
              </table:table-cell>
            </table:table-row>
            <table:table-row>
              <table:table-cell office:value-type="float" office:value="13.4">
                <text:p>10</text:p>
              </table:table-cell>
              <table:table-cell office:value-type="float" office:value="-351.577024167659">
                <text:p>-351.577024167659</text:p>
              </table:table-cell>
              <table:table-cell office:value-type="float" office:value="-474.518071268535">
                <text:p>-474.518071268535</text:p>
              </table:table-cell>
              <table:table-cell office:value-type="float" office:value="122.941047100876">
                <text:p>122.941047100876</text:p>
              </table:table-cell>
              <table:table-cell office:value-type="float" office:value="78.9031991020462">
                <text:p>78.9031991020462</text:p>
              </table:table-cell>
            </table:table-row>
            <table:table-row>
              <table:table-cell office:value-type="float" office:value="13.5">
                <text:p>10</text:p>
              </table:table-cell>
              <table:table-cell office:value-type="float" office:value="-351.576878240904">
                <text:p>-351.576878240904</text:p>
              </table:table-cell>
              <table:table-cell office:value-type="float" office:value="-473.72532198467">
                <text:p>-473.72532198467</text:p>
              </table:table-cell>
              <table:table-cell office:value-type="float" office:value="122.148443743766">
                <text:p>122.148443743766</text:p>
              </table:table-cell>
              <table:table-cell office:value-type="float" office:value="78.3945086201467">
                <text:p>78.3945086201467</text:p>
              </table:table-cell>
            </table:table-row>
            <table:table-row>
              <table:table-cell office:value-type="float" office:value="13.6">
                <text:p>10</text:p>
              </table:table-cell>
              <table:table-cell office:value-type="float" office:value="-351.576855093856">
                <text:p>-351.576855093856</text:p>
              </table:table-cell>
              <table:table-cell office:value-type="float" office:value="-466.296479463694">
                <text:p>-466.296479463694</text:p>
              </table:table-cell>
              <table:table-cell office:value-type="float" office:value="114.719624369838">
                <text:p>114.719624369838</text:p>
              </table:table-cell>
              <table:table-cell office:value-type="float" office:value="73.6267143970078">
                <text:p>73.6267143970078</text:p>
              </table:table-cell>
            </table:table-row>
            <table:table-row>
              <table:table-cell office:value-type="float" office:value="13.7">
                <text:p>10</text:p>
              </table:table-cell>
              <table:table-cell office:value-type="float" office:value="-351.577062488217">
                <text:p>-351.577062488217</text:p>
              </table:table-cell>
              <table:table-cell office:value-type="float" office:value="-463.819544487891">
                <text:p>-463.819544487891</text:p>
              </table:table-cell>
              <table:table-cell office:value-type="float" office:value="112.242481999673">
                <text:p>112.242481999673</text:p>
              </table:table-cell>
              <table:table-cell office:value-type="float" office:value="72.0368917767658">
                <text:p>72.0368917767658</text:p>
              </table:table-cell>
            </table:table-row>
            <table:table-row>
              <table:table-cell office:value-type="float" office:value="13.8">
                <text:p>10</text:p>
              </table:table-cell>
              <table:table-cell office:value-type="float" office:value="-351.576763590459">
                <text:p>-351.576763590459</text:p>
              </table:table-cell>
              <table:table-cell office:value-type="float" office:value="-461.93175951003">
                <text:p>-461.93175951003</text:p>
              </table:table-cell>
              <table:table-cell office:value-type="float" office:value="110.354995919571">
                <text:p>110.354995919571</text:p>
              </table:table-cell>
              <table:table-cell office:value-type="float" office:value="70.8255088132023">
                <text:p>70.8255088132023</text:p>
              </table:table-cell>
            </table:table-row>
            <table:table-row>
              <table:table-cell office:value-type="float" office:value="13.9">
                <text:p>10</text:p>
              </table:table-cell>
              <table:table-cell office:value-type="float" office:value="-351.576990929812">
                <text:p>-351.576990929812</text:p>
              </table:table-cell>
              <table:table-cell office:value-type="float" office:value="-471.128292637533">
                <text:p>-471.128292637533</text:p>
              </table:table-cell>
              <table:table-cell office:value-type="float" office:value="119.551301707721">
                <text:p>119.551301707721</text:p>
              </table:table-cell>
              <table:table-cell office:value-type="float" office:value="76.727670570539">
                <text:p>76.727670570539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-351.576756146801">
                <text:p>-351.576756146801</text:p>
              </table:table-cell>
              <table:table-cell office:value-type="float" office:value="-463.42665357785">
                <text:p>-463.42665357785</text:p>
              </table:table-cell>
              <table:table-cell office:value-type="float" office:value="111.849897431049">
                <text:p>111.849897431049</text:p>
              </table:table-cell>
              <table:table-cell office:value-type="float" office:value="71.7849321659358">
                <text:p>71.7849321659358</text:p>
              </table:table-cell>
            </table:table-row>
            <table:table-row>
              <table:table-cell office:value-type="float" office:value="14.1">
                <text:p>10</text:p>
              </table:table-cell>
              <table:table-cell office:value-type="float" office:value="-351.576868444904">
                <text:p>-351.576868444904</text:p>
              </table:table-cell>
              <table:table-cell office:value-type="float" office:value="-459.480028439819">
                <text:p>-459.480028439819</text:p>
              </table:table-cell>
              <table:table-cell office:value-type="float" office:value="107.903159994915">
                <text:p>107.903159994915</text:p>
              </table:table-cell>
              <table:table-cell office:value-type="float" office:value="69.2519277945706">
                <text:p>69.2519277945706</text:p>
              </table:table-cell>
            </table:table-row>
            <table:table-row>
              <table:table-cell office:value-type="float" office:value="14.2">
                <text:p>10</text:p>
              </table:table-cell>
              <table:table-cell office:value-type="float" office:value="-351.576786516988">
                <text:p>-351.576786516988</text:p>
              </table:table-cell>
              <table:table-cell office:value-type="float" office:value="-454.841544662103">
                <text:p>-454.841544662103</text:p>
              </table:table-cell>
              <table:table-cell office:value-type="float" office:value="103.264758145114">
                <text:p>103.264758145114</text:p>
              </table:table-cell>
              <table:table-cell office:value-type="float" office:value="66.2750152555889">
                <text:p>66.2750152555889</text:p>
              </table:table-cell>
            </table:table-row>
            <table:table-row>
              <table:table-cell office:value-type="float" office:value="14.3">
                <text:p>10</text:p>
              </table:table-cell>
              <table:table-cell office:value-type="float" office:value="-351.576875012753">
                <text:p>-351.576875012753</text:p>
              </table:table-cell>
              <table:table-cell office:value-type="float" office:value="-455.288262888283">
                <text:p>-455.288262888283</text:p>
              </table:table-cell>
              <table:table-cell office:value-type="float" office:value="103.71138787553">
                <text:p>103.71138787553</text:p>
              </table:table-cell>
              <table:table-cell office:value-type="float" office:value="66.5616608908336">
                <text:p>66.5616608908336</text:p>
              </table:table-cell>
            </table:table-row>
            <table:table-row>
              <table:table-cell office:value-type="float" office:value="14.4">
                <text:p>10</text:p>
              </table:table-cell>
              <table:table-cell office:value-type="float" office:value="-351.576784722288">
                <text:p>-351.576784722288</text:p>
              </table:table-cell>
              <table:table-cell office:value-type="float" office:value="-454.69930658109">
                <text:p>-454.69930658109</text:p>
              </table:table-cell>
              <table:table-cell office:value-type="float" office:value="103.122521858802">
                <text:p>103.122521858802</text:p>
              </table:table-cell>
              <table:table-cell office:value-type="float" office:value="66.1837284292351">
                <text:p>66.1837284292351</text:p>
              </table:table-cell>
            </table:table-row>
            <table:table-row>
              <table:table-cell office:value-type="float" office:value="14.5">
                <text:p>10</text:p>
              </table:table-cell>
              <table:table-cell office:value-type="float" office:value="-351.576856543442">
                <text:p>-351.576856543442</text:p>
              </table:table-cell>
              <table:table-cell office:value-type="float" office:value="-454.072337551392">
                <text:p>-454.072337551392</text:p>
              </table:table-cell>
              <table:table-cell office:value-type="float" office:value="102.49548100795">
                <text:p>102.49548100795</text:p>
              </table:table-cell>
              <table:table-cell office:value-type="float" office:value="65.7812954724109">
                <text:p>65.7812954724109</text:p>
              </table:table-cell>
            </table:table-row>
            <table:table-row>
              <table:table-cell office:value-type="float" office:value="14.6">
                <text:p>10</text:p>
              </table:table-cell>
              <table:table-cell office:value-type="float" office:value="-351.576812324458">
                <text:p>-351.576812324458</text:p>
              </table:table-cell>
              <table:table-cell office:value-type="float" office:value="-449.924360216915">
                <text:p>-449.924360216915</text:p>
              </table:table-cell>
              <table:table-cell office:value-type="float" office:value="98.3475478924565">
                <text:p>98.3475478924565</text:p>
              </table:table-cell>
              <table:table-cell office:value-type="float" office:value="63.1191643112436">
                <text:p>63.1191643112436</text:p>
              </table:table-cell>
            </table:table-row>
            <table:table-row>
              <table:table-cell office:value-type="float" office:value="14.7">
                <text:p>10</text:p>
              </table:table-cell>
              <table:table-cell office:value-type="float" office:value="-351.576851229155">
                <text:p>-351.576851229155</text:p>
              </table:table-cell>
              <table:table-cell office:value-type="float" office:value="-447.67538674184">
                <text:p>-447.67538674184</text:p>
              </table:table-cell>
              <table:table-cell office:value-type="float" office:value="96.0985355126853">
                <text:p>96.0985355126853</text:p>
              </table:table-cell>
              <table:table-cell office:value-type="float" office:value="61.6757548416753">
                <text:p>61.6757548416753</text:p>
              </table:table-cell>
            </table:table-row>
            <table:table-row>
              <table:table-cell office:value-type="float" office:value="14.8">
                <text:p>10</text:p>
              </table:table-cell>
              <table:table-cell office:value-type="float" office:value="-351.576830872509">
                <text:p>-351.576830872509</text:p>
              </table:table-cell>
              <table:table-cell office:value-type="float" office:value="-446.856849036092">
                <text:p>-446.856849036092</text:p>
              </table:table-cell>
              <table:table-cell office:value-type="float" office:value="95.2800181635834">
                <text:p>95.2800181635834</text:p>
              </table:table-cell>
              <table:table-cell office:value-type="float" office:value="61.150432836636">
                <text:p>61.150432836636</text:p>
              </table:table-cell>
            </table:table-row>
            <table:table-row>
              <table:table-cell office:value-type="float" office:value="14.9">
                <text:p>10</text:p>
              </table:table-cell>
              <table:table-cell office:value-type="float" office:value="-351.576865787437">
                <text:p>-351.576865787437</text:p>
              </table:table-cell>
              <table:table-cell office:value-type="float" office:value="-452.632848229249">
                <text:p>-452.632848229249</text:p>
              </table:table-cell>
              <table:table-cell office:value-type="float" office:value="101.055982441812">
                <text:p>101.055982441812</text:p>
              </table:table-cell>
              <table:table-cell office:value-type="float" office:value="64.8574295655433">
                <text:p>64.857429565543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-351.576820339013">
                <text:p>-351.576820339013</text:p>
              </table:table-cell>
              <table:table-cell office:value-type="float" office:value="-455.983892370058">
                <text:p>-455.983892370058</text:p>
              </table:table-cell>
              <table:table-cell office:value-type="float" office:value="104.407072031045">
                <text:p>104.407072031045</text:p>
              </table:table-cell>
              <table:table-cell office:value-type="float" office:value="67.008148916836">
                <text:p>67.008148916836</text:p>
              </table:table-cell>
            </table:table-row>
            <table:table-row>
              <table:table-cell office:value-type="float" office:value="15.1">
                <text:p>20</text:p>
              </table:table-cell>
              <table:table-cell office:value-type="float" office:value="-351.576795879395">
                <text:p>-351.576795879395</text:p>
              </table:table-cell>
              <table:table-cell office:value-type="float" office:value="-456.978523657945">
                <text:p>-456.978523657945</text:p>
              </table:table-cell>
              <table:table-cell office:value-type="float" office:value="105.401727778549">
                <text:p>105.401727778549</text:p>
              </table:table-cell>
              <table:table-cell office:value-type="float" office:value="67.6465160231364">
                <text:p>67.6465160231364</text:p>
              </table:table-cell>
            </table:table-row>
            <table:table-row>
              <table:table-cell office:value-type="float" office:value="15.2">
                <text:p>20</text:p>
              </table:table-cell>
              <table:table-cell office:value-type="float" office:value="-351.576846376613">
                <text:p>-351.576846376613</text:p>
              </table:table-cell>
              <table:table-cell office:value-type="float" office:value="-458.169657438532">
                <text:p>-458.169657438532</text:p>
              </table:table-cell>
              <table:table-cell office:value-type="float" office:value="106.592811061919">
                <text:p>106.592811061919</text:p>
              </table:table-cell>
              <table:table-cell office:value-type="float" office:value="68.4109497388973">
                <text:p>68.4109497388973</text:p>
              </table:table-cell>
            </table:table-row>
            <table:table-row>
              <table:table-cell office:value-type="float" office:value="15.3">
                <text:p>20</text:p>
              </table:table-cell>
              <table:table-cell office:value-type="float" office:value="-351.576790685517">
                <text:p>-351.576790685517</text:p>
              </table:table-cell>
              <table:table-cell office:value-type="float" office:value="-457.335653623803">
                <text:p>-457.335653623803</text:p>
              </table:table-cell>
              <table:table-cell office:value-type="float" office:value="105.758862938286">
                <text:p>105.758862938286</text:p>
              </table:table-cell>
              <table:table-cell office:value-type="float" office:value="67.8757243085671">
                <text:p>67.8757243085671</text:p>
              </table:table-cell>
            </table:table-row>
            <table:table-row>
              <table:table-cell office:value-type="float" office:value="15.4">
                <text:p>20</text:p>
              </table:table-cell>
              <table:table-cell office:value-type="float" office:value="-351.576954189531">
                <text:p>-351.576954189531</text:p>
              </table:table-cell>
              <table:table-cell office:value-type="float" office:value="-460.815945919503">
                <text:p>-460.815945919503</text:p>
              </table:table-cell>
              <table:table-cell office:value-type="float" office:value="109.238991729972">
                <text:p>109.238991729972</text:p>
              </table:table-cell>
              <table:table-cell office:value-type="float" office:value="70.1092606369657">
                <text:p>70.1092606369657</text:p>
              </table:table-cell>
            </table:table-row>
            <table:table-row>
              <table:table-cell office:value-type="float" office:value="15.5">
                <text:p>20</text:p>
              </table:table-cell>
              <table:table-cell office:value-type="float" office:value="-351.576946407901">
                <text:p>-351.576946407901</text:p>
              </table:table-cell>
              <table:table-cell office:value-type="float" office:value="-459.809867510311">
                <text:p>-459.809867510311</text:p>
              </table:table-cell>
              <table:table-cell office:value-type="float" office:value="108.23292110241">
                <text:p>108.23292110241</text:p>
              </table:table-cell>
              <table:table-cell office:value-type="float" office:value="69.4635674945271">
                <text:p>69.4635674945271</text:p>
              </table:table-cell>
            </table:table-row>
            <table:table-row>
              <table:table-cell office:value-type="float" office:value="15.6">
                <text:p>20</text:p>
              </table:table-cell>
              <table:table-cell office:value-type="float" office:value="-351.576721678177">
                <text:p>-351.576721678177</text:p>
              </table:table-cell>
              <table:table-cell office:value-type="float" office:value="-457.189862161973">
                <text:p>-457.189862161973</text:p>
              </table:table-cell>
              <table:table-cell office:value-type="float" office:value="105.613140483796">
                <text:p>105.613140483796</text:p>
              </table:table-cell>
              <table:table-cell office:value-type="float" office:value="67.782200069825">
                <text:p>67.782200069825</text:p>
              </table:table-cell>
            </table:table-row>
            <table:table-row>
              <table:table-cell office:value-type="float" office:value="15.7">
                <text:p>20</text:p>
              </table:table-cell>
              <table:table-cell office:value-type="float" office:value="-351.577120876002">
                <text:p>-351.577120876002</text:p>
              </table:table-cell>
              <table:table-cell office:value-type="float" office:value="-464.673091334656">
                <text:p>-464.673091334656</text:p>
              </table:table-cell>
              <table:table-cell office:value-type="float" office:value="113.095970458654">
                <text:p>113.095970458654</text:p>
              </table:table-cell>
              <table:table-cell office:value-type="float" office:value="72.5846581363202">
                <text:p>72.5846581363202</text:p>
              </table:table-cell>
            </table:table-row>
            <table:table-row>
              <table:table-cell office:value-type="float" office:value="15.8">
                <text:p>20</text:p>
              </table:table-cell>
              <table:table-cell office:value-type="float" office:value="-351.576893422974">
                <text:p>-351.576893422974</text:p>
              </table:table-cell>
              <table:table-cell office:value-type="float" office:value="-464.472045428624">
                <text:p>-464.472045428624</text:p>
              </table:table-cell>
              <table:table-cell office:value-type="float" office:value="112.89515200565">
                <text:p>112.89515200565</text:p>
              </table:table-cell>
              <table:table-cell office:value-type="float" office:value="72.4557734492738">
                <text:p>72.4557734492738</text:p>
              </table:table-cell>
            </table:table-row>
            <table:table-row>
              <table:table-cell office:value-type="float" office:value="15.9">
                <text:p>20</text:p>
              </table:table-cell>
              <table:table-cell office:value-type="float" office:value="-351.577042611908">
                <text:p>-351.577042611908</text:p>
              </table:table-cell>
              <table:table-cell office:value-type="float" office:value="-473.101787860942">
                <text:p>-473.101787860942</text:p>
              </table:table-cell>
              <table:table-cell office:value-type="float" office:value="121.524745249034">
                <text:p>121.524745249034</text:p>
              </table:table-cell>
              <table:table-cell office:value-type="float" office:value="77.9942207775588">
                <text:p>77.994220777558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-351.576968689911">
                <text:p>-351.576968689911</text:p>
              </table:table-cell>
              <table:table-cell office:value-type="float" office:value="-468.478384626304">
                <text:p>-468.478384626304</text:p>
              </table:table-cell>
              <table:table-cell office:value-type="float" office:value="116.901415936393">
                <text:p>116.901415936393</text:p>
              </table:table-cell>
              <table:table-cell office:value-type="float" office:value="75.0269817481867">
                <text:p>75.0269817481867</text:p>
              </table:table-cell>
            </table:table-row>
            <table:table-row>
              <table:table-cell office:value-type="float" office:value="16.1">
                <text:p>20</text:p>
              </table:table-cell>
              <table:table-cell office:value-type="float" office:value="-351.576893018683">
                <text:p>-351.576893018683</text:p>
              </table:table-cell>
              <table:table-cell office:value-type="float" office:value="-466.554447432203">
                <text:p>-466.554447432203</text:p>
              </table:table-cell>
              <table:table-cell office:value-type="float" office:value="114.97755441352">
                <text:p>114.97755441352</text:p>
              </table:table-cell>
              <table:table-cell office:value-type="float" office:value="73.7922531334264">
                <text:p>73.7922531334264</text:p>
              </table:table-cell>
            </table:table-row>
            <table:table-row>
              <table:table-cell office:value-type="float" office:value="16.2">
                <text:p>20</text:p>
              </table:table-cell>
              <table:table-cell office:value-type="float" office:value="-351.576923756888">
                <text:p>-351.576923756888</text:p>
              </table:table-cell>
              <table:table-cell office:value-type="float" office:value="-471.716417572349">
                <text:p>-471.716417572349</text:p>
              </table:table-cell>
              <table:table-cell office:value-type="float" office:value="120.139493815461">
                <text:p>120.139493815461</text:p>
              </table:table-cell>
              <table:table-cell office:value-type="float" office:value="77.1051705193489">
                <text:p>77.1051705193489</text:p>
              </table:table-cell>
            </table:table-row>
            <table:table-row>
              <table:table-cell office:value-type="float" office:value="16.3">
                <text:p>20</text:p>
              </table:table-cell>
              <table:table-cell office:value-type="float" office:value="-351.576966125284">
                <text:p>-351.576966125284</text:p>
              </table:table-cell>
              <table:table-cell office:value-type="float" office:value="-471.080789986304">
                <text:p>-471.080789986304</text:p>
              </table:table-cell>
              <table:table-cell office:value-type="float" office:value="119.50382386102">
                <text:p>119.50382386102</text:p>
              </table:table-cell>
              <table:table-cell office:value-type="float" office:value="76.6971994294555">
                <text:p>76.6971994294555</text:p>
              </table:table-cell>
            </table:table-row>
            <table:table-row>
              <table:table-cell office:value-type="float" office:value="16.4">
                <text:p>20</text:p>
              </table:table-cell>
              <table:table-cell office:value-type="float" office:value="-351.576880514696">
                <text:p>-351.576880514696</text:p>
              </table:table-cell>
              <table:table-cell office:value-type="float" office:value="-473.338751841834">
                <text:p>-473.338751841834</text:p>
              </table:table-cell>
              <table:table-cell office:value-type="float" office:value="121.761871327138">
                <text:p>121.761871327138</text:p>
              </table:table-cell>
              <table:table-cell office:value-type="float" office:value="78.146407590622">
                <text:p>78.146407590622</text:p>
              </table:table-cell>
            </table:table-row>
            <table:table-row>
              <table:table-cell office:value-type="float" office:value="16.5">
                <text:p>20</text:p>
              </table:table-cell>
              <table:table-cell office:value-type="float" office:value="-351.576955766896">
                <text:p>-351.576955766896</text:p>
              </table:table-cell>
              <table:table-cell office:value-type="float" office:value="-475.767190964978">
                <text:p>-475.767190964978</text:p>
              </table:table-cell>
              <table:table-cell office:value-type="float" office:value="124.190235198082">
                <text:p>124.190235198082</text:p>
              </table:table-cell>
              <table:table-cell office:value-type="float" office:value="79.7049243148543">
                <text:p>79.7049243148543</text:p>
              </table:table-cell>
            </table:table-row>
            <table:table-row>
              <table:table-cell office:value-type="float" office:value="16.6">
                <text:p>20</text:p>
              </table:table-cell>
              <table:table-cell office:value-type="float" office:value="-351.576856318762">
                <text:p>-351.576856318762</text:p>
              </table:table-cell>
              <table:table-cell office:value-type="float" office:value="-468.860646894657">
                <text:p>-468.860646894657</text:p>
              </table:table-cell>
              <table:table-cell office:value-type="float" office:value="117.283790575894">
                <text:p>117.283790575894</text:p>
              </table:table-cell>
              <table:table-cell office:value-type="float" office:value="75.2723886568114">
                <text:p>75.2723886568114</text:p>
              </table:table-cell>
            </table:table-row>
            <table:table-row>
              <table:table-cell office:value-type="float" office:value="16.7">
                <text:p>20</text:p>
              </table:table-cell>
              <table:table-cell office:value-type="float" office:value="-351.576798481605">
                <text:p>-351.576798481605</text:p>
              </table:table-cell>
              <table:table-cell office:value-type="float" office:value="-463.557316780307">
                <text:p>-463.557316780307</text:p>
              </table:table-cell>
              <table:table-cell office:value-type="float" office:value="111.980518298702">
                <text:p>111.980518298702</text:p>
              </table:table-cell>
              <table:table-cell office:value-type="float" office:value="71.8687642510722">
                <text:p>71.8687642510722</text:p>
              </table:table-cell>
            </table:table-row>
            <table:table-row>
              <table:table-cell office:value-type="float" office:value="16.8">
                <text:p>20</text:p>
              </table:table-cell>
              <table:table-cell office:value-type="float" office:value="-351.576998995029">
                <text:p>-351.576998995029</text:p>
              </table:table-cell>
              <table:table-cell office:value-type="float" office:value="-462.340336631117">
                <text:p>-462.340336631117</text:p>
              </table:table-cell>
              <table:table-cell office:value-type="float" office:value="110.763337636088">
                <text:p>110.763337636088</text:p>
              </table:table-cell>
              <table:table-cell office:value-type="float" office:value="71.0875813147776">
                <text:p>71.0875813147776</text:p>
              </table:table-cell>
            </table:table-row>
            <table:table-row>
              <table:table-cell office:value-type="float" office:value="16.9">
                <text:p>20</text:p>
              </table:table-cell>
              <table:table-cell office:value-type="float" office:value="-351.576705726446">
                <text:p>-351.576705726446</text:p>
              </table:table-cell>
              <table:table-cell office:value-type="float" office:value="-455.802405723673">
                <text:p>-455.802405723673</text:p>
              </table:table-cell>
              <table:table-cell office:value-type="float" office:value="104.225699997227">
                <text:p>104.225699997227</text:p>
              </table:table-cell>
              <table:table-cell office:value-type="float" office:value="66.8917448838999">
                <text:p>66.891744883899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-351.57684620991">
                <text:p>-351.57684620991</text:p>
              </table:table-cell>
              <table:table-cell office:value-type="float" office:value="-459.314878725411">
                <text:p>-459.314878725411</text:p>
              </table:table-cell>
              <table:table-cell office:value-type="float" office:value="107.7380325155">
                <text:p>107.7380325155</text:p>
              </table:table-cell>
              <table:table-cell office:value-type="float" office:value="69.1459494684319">
                <text:p>69.1459494684319</text:p>
              </table:table-cell>
            </table:table-row>
            <table:table-row>
              <table:table-cell office:value-type="float" office:value="17.1">
                <text:p>20</text:p>
              </table:table-cell>
              <table:table-cell office:value-type="float" office:value="-351.576892564809">
                <text:p>-351.576892564809</text:p>
              </table:table-cell>
              <table:table-cell office:value-type="float" office:value="-465.392451913942">
                <text:p>-465.392451913942</text:p>
              </table:table-cell>
              <table:table-cell office:value-type="float" office:value="113.815559349133">
                <text:p>113.815559349133</text:p>
              </table:table-cell>
              <table:table-cell office:value-type="float" office:value="73.0464881502661">
                <text:p>73.0464881502661</text:p>
              </table:table-cell>
            </table:table-row>
            <table:table-row>
              <table:table-cell office:value-type="float" office:value="17.2">
                <text:p>20</text:p>
              </table:table-cell>
              <table:table-cell office:value-type="float" office:value="-351.576967805254">
                <text:p>-351.576967805254</text:p>
              </table:table-cell>
              <table:table-cell office:value-type="float" office:value="-462.228924869098">
                <text:p>-462.228924869098</text:p>
              </table:table-cell>
              <table:table-cell office:value-type="float" office:value="110.651957063843">
                <text:p>110.651957063843</text:p>
              </table:table-cell>
              <table:table-cell office:value-type="float" office:value="71.0160975941232">
                <text:p>71.0160975941232</text:p>
              </table:table-cell>
            </table:table-row>
            <table:table-row>
              <table:table-cell office:value-type="float" office:value="17.3">
                <text:p>20</text:p>
              </table:table-cell>
              <table:table-cell office:value-type="float" office:value="-351.576714256349">
                <text:p>-351.576714256349</text:p>
              </table:table-cell>
              <table:table-cell office:value-type="float" office:value="-453.029911581453">
                <text:p>-453.029911581453</text:p>
              </table:table-cell>
              <table:table-cell office:value-type="float" office:value="101.453197325104">
                <text:p>101.453197325104</text:p>
              </table:table-cell>
              <table:table-cell office:value-type="float" office:value="65.1123608985825">
                <text:p>65.1123608985825</text:p>
              </table:table-cell>
            </table:table-row>
            <table:table-row>
              <table:table-cell office:value-type="float" office:value="17.4">
                <text:p>20</text:p>
              </table:table-cell>
              <table:table-cell office:value-type="float" office:value="-351.577090208648">
                <text:p>-351.577090208648</text:p>
              </table:table-cell>
              <table:table-cell office:value-type="float" office:value="-457.241393234667">
                <text:p>-457.241393234667</text:p>
              </table:table-cell>
              <table:table-cell office:value-type="float" office:value="105.664303026018">
                <text:p>105.664303026018</text:p>
              </table:table-cell>
              <table:table-cell office:value-type="float" office:value="67.8150360375568">
                <text:p>67.8150360375568</text:p>
              </table:table-cell>
            </table:table-row>
            <table:table-row>
              <table:table-cell office:value-type="float" office:value="17.5">
                <text:p>20</text:p>
              </table:table-cell>
              <table:table-cell office:value-type="float" office:value="-351.576938958171">
                <text:p>-351.576938958171</text:p>
              </table:table-cell>
              <table:table-cell office:value-type="float" office:value="-457.620115442774">
                <text:p>-457.620115442774</text:p>
              </table:table-cell>
              <table:table-cell office:value-type="float" office:value="106.043176484603">
                <text:p>106.043176484603</text:p>
              </table:table-cell>
              <table:table-cell office:value-type="float" office:value="68.058195898662">
                <text:p>68.058195898662</text:p>
              </table:table-cell>
            </table:table-row>
            <table:table-row>
              <table:table-cell office:value-type="float" office:value="17.6">
                <text:p>20</text:p>
              </table:table-cell>
              <table:table-cell office:value-type="float" office:value="-351.576893742088">
                <text:p>-351.576893742088</text:p>
              </table:table-cell>
              <table:table-cell office:value-type="float" office:value="-464.619022568528">
                <text:p>-464.619022568528</text:p>
              </table:table-cell>
              <table:table-cell office:value-type="float" office:value="113.04212882644">
                <text:p>113.04212882644</text:p>
              </table:table-cell>
              <table:table-cell office:value-type="float" office:value="72.5501027365838">
                <text:p>72.5501027365838</text:p>
              </table:table-cell>
            </table:table-row>
            <table:table-row>
              <table:table-cell office:value-type="float" office:value="17.7">
                <text:p>20</text:p>
              </table:table-cell>
              <table:table-cell office:value-type="float" office:value="-351.576865353966">
                <text:p>-351.576865353966</text:p>
              </table:table-cell>
              <table:table-cell office:value-type="float" office:value="-458.491619344669">
                <text:p>-458.491619344669</text:p>
              </table:table-cell>
              <table:table-cell office:value-type="float" office:value="106.914753990703">
                <text:p>106.914753990703</text:p>
              </table:table-cell>
              <table:table-cell office:value-type="float" office:value="68.6175717549641">
                <text:p>68.6175717549641</text:p>
              </table:table-cell>
            </table:table-row>
            <table:table-row>
              <table:table-cell office:value-type="float" office:value="17.8">
                <text:p>20</text:p>
              </table:table-cell>
              <table:table-cell office:value-type="float" office:value="-351.576829288835">
                <text:p>-351.576829288835</text:p>
              </table:table-cell>
              <table:table-cell office:value-type="float" office:value="-457.376788346106">
                <text:p>-457.376788346106</text:p>
              </table:table-cell>
              <table:table-cell office:value-type="float" office:value="105.799959057271">
                <text:p>105.799959057271</text:p>
              </table:table-cell>
              <table:table-cell office:value-type="float" office:value="67.9020996757453">
                <text:p>67.9020996757453</text:p>
              </table:table-cell>
            </table:table-row>
            <table:table-row>
              <table:table-cell office:value-type="float" office:value="17.9">
                <text:p>20</text:p>
              </table:table-cell>
              <table:table-cell office:value-type="float" office:value="-351.576927692362">
                <text:p>-351.576927692362</text:p>
              </table:table-cell>
              <table:table-cell office:value-type="float" office:value="-462.344549369721">
                <text:p>-462.344549369721</text:p>
              </table:table-cell>
              <table:table-cell office:value-type="float" office:value="110.767621677359">
                <text:p>110.767621677359</text:p>
              </table:table-cell>
              <table:table-cell office:value-type="float" office:value="71.0903307997488">
                <text:p>71.090330799748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-351.57676751061">
                <text:p>-351.57676751061</text:p>
              </table:table-cell>
              <table:table-cell office:value-type="float" office:value="-456.232823264294">
                <text:p>-456.232823264294</text:p>
              </table:table-cell>
              <table:table-cell office:value-type="float" office:value="104.656055753685">
                <text:p>104.656055753685</text:p>
              </table:table-cell>
              <table:table-cell office:value-type="float" office:value="67.1679459309648">
                <text:p>67.1679459309648</text:p>
              </table:table-cell>
            </table:table-row>
            <table:table-row>
              <table:table-cell office:value-type="float" office:value="18.1">
                <text:p>20</text:p>
              </table:table-cell>
              <table:table-cell office:value-type="float" office:value="-351.576872277004">
                <text:p>-351.576872277004</text:p>
              </table:table-cell>
              <table:table-cell office:value-type="float" office:value="-457.087145267649">
                <text:p>-457.087145267649</text:p>
              </table:table-cell>
              <table:table-cell office:value-type="float" office:value="105.510272990644">
                <text:p>105.510272990644</text:p>
              </table:table-cell>
              <table:table-cell office:value-type="float" office:value="67.7161800180629">
                <text:p>67.7161800180629</text:p>
              </table:table-cell>
            </table:table-row>
            <table:table-row>
              <table:table-cell office:value-type="float" office:value="18.2">
                <text:p>20</text:p>
              </table:table-cell>
              <table:table-cell office:value-type="float" office:value="-351.576955290789">
                <text:p>-351.576955290789</text:p>
              </table:table-cell>
              <table:table-cell office:value-type="float" office:value="-454.123743234823">
                <text:p>-454.123743234823</text:p>
              </table:table-cell>
              <table:table-cell office:value-type="float" office:value="102.546787944034">
                <text:p>102.546787944034</text:p>
              </table:table-cell>
              <table:table-cell office:value-type="float" office:value="65.8142241116946">
                <text:p>65.8142241116946</text:p>
              </table:table-cell>
            </table:table-row>
            <table:table-row>
              <table:table-cell office:value-type="float" office:value="18.3">
                <text:p>20</text:p>
              </table:table-cell>
              <table:table-cell office:value-type="float" office:value="-351.576951572255">
                <text:p>-351.576951572255</text:p>
              </table:table-cell>
              <table:table-cell office:value-type="float" office:value="-454.279573141575">
                <text:p>-454.279573141575</text:p>
              </table:table-cell>
              <table:table-cell office:value-type="float" office:value="102.70262156932">
                <text:p>102.70262156932</text:p>
              </table:table-cell>
              <table:table-cell office:value-type="float" office:value="65.9142376698404">
                <text:p>65.9142376698404</text:p>
              </table:table-cell>
            </table:table-row>
            <table:table-row>
              <table:table-cell office:value-type="float" office:value="18.4">
                <text:p>20</text:p>
              </table:table-cell>
              <table:table-cell office:value-type="float" office:value="-351.57693597636">
                <text:p>-351.57693597636</text:p>
              </table:table-cell>
              <table:table-cell office:value-type="float" office:value="-459.024528117556">
                <text:p>-459.024528117556</text:p>
              </table:table-cell>
              <table:table-cell office:value-type="float" office:value="107.447592141195">
                <text:p>107.447592141195</text:p>
              </table:table-cell>
              <table:table-cell office:value-type="float" office:value="68.9595456983203">
                <text:p>68.9595456983203</text:p>
              </table:table-cell>
            </table:table-row>
            <table:table-row>
              <table:table-cell office:value-type="float" office:value="18.5">
                <text:p>20</text:p>
              </table:table-cell>
              <table:table-cell office:value-type="float" office:value="-351.5767994493">
                <text:p>-351.5767994493</text:p>
              </table:table-cell>
              <table:table-cell office:value-type="float" office:value="-460.463818572052">
                <text:p>-460.463818572052</text:p>
              </table:table-cell>
              <table:table-cell office:value-type="float" office:value="108.887019122752">
                <text:p>108.887019122752</text:p>
              </table:table-cell>
              <table:table-cell office:value-type="float" office:value="69.8833656624159">
                <text:p>69.8833656624159</text:p>
              </table:table-cell>
            </table:table-row>
            <table:table-row>
              <table:table-cell office:value-type="float" office:value="18.6">
                <text:p>20</text:p>
              </table:table-cell>
              <table:table-cell office:value-type="float" office:value="-351.576979529834">
                <text:p>-351.576979529834</text:p>
              </table:table-cell>
              <table:table-cell office:value-type="float" office:value="-462.531532962641">
                <text:p>-462.531532962641</text:p>
              </table:table-cell>
              <table:table-cell office:value-type="float" office:value="110.954553432806">
                <text:p>110.954553432806</text:p>
              </table:table-cell>
              <table:table-cell office:value-type="float" office:value="71.2103030455234">
                <text:p>71.2103030455234</text:p>
              </table:table-cell>
            </table:table-row>
            <table:table-row>
              <table:table-cell office:value-type="float" office:value="18.7">
                <text:p>20</text:p>
              </table:table-cell>
              <table:table-cell office:value-type="float" office:value="-351.5766788699">
                <text:p>-351.5766788699</text:p>
              </table:table-cell>
              <table:table-cell office:value-type="float" office:value="-453.199339711334">
                <text:p>-453.199339711334</text:p>
              </table:table-cell>
              <table:table-cell office:value-type="float" office:value="101.622660841435">
                <text:p>101.622660841435</text:p>
              </table:table-cell>
              <table:table-cell office:value-type="float" office:value="65.2211220803431">
                <text:p>65.2211220803431</text:p>
              </table:table-cell>
            </table:table-row>
            <table:table-row>
              <table:table-cell office:value-type="float" office:value="18.8">
                <text:p>20</text:p>
              </table:table-cell>
              <table:table-cell office:value-type="float" office:value="-351.576994498598">
                <text:p>-351.576994498598</text:p>
              </table:table-cell>
              <table:table-cell office:value-type="float" office:value="-460.610641185917">
                <text:p>-460.610641185917</text:p>
              </table:table-cell>
              <table:table-cell office:value-type="float" office:value="109.033646687319">
                <text:p>109.033646687319</text:p>
              </table:table-cell>
              <table:table-cell office:value-type="float" office:value="69.9774707981186">
                <text:p>69.9774707981186</text:p>
              </table:table-cell>
            </table:table-row>
            <table:table-row>
              <table:table-cell office:value-type="float" office:value="18.9">
                <text:p>20</text:p>
              </table:table-cell>
              <table:table-cell office:value-type="float" office:value="-351.576932379779">
                <text:p>-351.576932379779</text:p>
              </table:table-cell>
              <table:table-cell office:value-type="float" office:value="-455.901917702907">
                <text:p>-455.901917702907</text:p>
              </table:table-cell>
              <table:table-cell office:value-type="float" office:value="104.324985323127">
                <text:p>104.324985323127</text:p>
              </table:table-cell>
              <table:table-cell office:value-type="float" office:value="66.9554659113534">
                <text:p>66.955465911353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-351.576926597441">
                <text:p>-351.576926597441</text:p>
              </table:table-cell>
              <table:table-cell office:value-type="float" office:value="-453.806729654803">
                <text:p>-453.806729654803</text:p>
              </table:table-cell>
              <table:table-cell office:value-type="float" office:value="102.229803057362">
                <text:p>102.229803057362</text:p>
              </table:table-cell>
              <table:table-cell office:value-type="float" office:value="65.6107841523382">
                <text:p>65.6107841523382</text:p>
              </table:table-cell>
            </table:table-row>
            <table:table-row>
              <table:table-cell office:value-type="float" office:value="19.1">
                <text:p>20</text:p>
              </table:table-cell>
              <table:table-cell office:value-type="float" office:value="-351.57688460875">
                <text:p>-351.57688460875</text:p>
              </table:table-cell>
              <table:table-cell office:value-type="float" office:value="-461.997054519081">
                <text:p>-461.997054519081</text:p>
              </table:table-cell>
              <table:table-cell office:value-type="float" office:value="110.42016991033">
                <text:p>110.42016991033</text:p>
              </table:table-cell>
              <table:table-cell office:value-type="float" office:value="70.8673372870151">
                <text:p>70.8673372870151</text:p>
              </table:table-cell>
            </table:table-row>
            <table:table-row>
              <table:table-cell office:value-type="float" office:value="19.2">
                <text:p>20</text:p>
              </table:table-cell>
              <table:table-cell office:value-type="float" office:value="-351.576968291944">
                <text:p>-351.576968291944</text:p>
              </table:table-cell>
              <table:table-cell office:value-type="float" office:value="-467.983083110686">
                <text:p>-467.983083110686</text:p>
              </table:table-cell>
              <table:table-cell office:value-type="float" office:value="116.406114818743">
                <text:p>116.406114818743</text:p>
              </table:table-cell>
              <table:table-cell office:value-type="float" office:value="74.7090989610863">
                <text:p>74.7090989610863</text:p>
              </table:table-cell>
            </table:table-row>
            <table:table-row>
              <table:table-cell office:value-type="float" office:value="19.3">
                <text:p>20</text:p>
              </table:table-cell>
              <table:table-cell office:value-type="float" office:value="-351.576864297195">
                <text:p>-351.576864297195</text:p>
              </table:table-cell>
              <table:table-cell office:value-type="float" office:value="-460.646477686875">
                <text:p>-460.646477686875</text:p>
              </table:table-cell>
              <table:table-cell office:value-type="float" office:value="109.06961338968">
                <text:p>109.06961338968</text:p>
              </table:table-cell>
              <table:table-cell office:value-type="float" office:value="70.0005541209338">
                <text:p>70.0005541209338</text:p>
              </table:table-cell>
            </table:table-row>
            <table:table-row>
              <table:table-cell office:value-type="float" office:value="19.4">
                <text:p>20</text:p>
              </table:table-cell>
              <table:table-cell office:value-type="float" office:value="-351.576836491068">
                <text:p>-351.576836491068</text:p>
              </table:table-cell>
              <table:table-cell office:value-type="float" office:value="-456.719269166718">
                <text:p>-456.719269166718</text:p>
              </table:table-cell>
              <table:table-cell office:value-type="float" office:value="105.14243267565">
                <text:p>105.14243267565</text:p>
              </table:table-cell>
              <table:table-cell office:value-type="float" office:value="67.4801011957641">
                <text:p>67.4801011957641</text:p>
              </table:table-cell>
            </table:table-row>
            <table:table-row>
              <table:table-cell office:value-type="float" office:value="19.5">
                <text:p>20</text:p>
              </table:table-cell>
              <table:table-cell office:value-type="float" office:value="-351.576930053502">
                <text:p>-351.576930053502</text:p>
              </table:table-cell>
              <table:table-cell office:value-type="float" office:value="-462.052252176469">
                <text:p>-462.052252176469</text:p>
              </table:table-cell>
              <table:table-cell office:value-type="float" office:value="110.475322122967">
                <text:p>110.475322122967</text:p>
              </table:table-cell>
              <table:table-cell office:value-type="float" office:value="70.9027338133762">
                <text:p>70.9027338133762</text:p>
              </table:table-cell>
            </table:table-row>
            <table:table-row>
              <table:table-cell office:value-type="float" office:value="19.6">
                <text:p>20</text:p>
              </table:table-cell>
              <table:table-cell office:value-type="float" office:value="-351.57691364517">
                <text:p>-351.57691364517</text:p>
              </table:table-cell>
              <table:table-cell office:value-type="float" office:value="-458.673438170534">
                <text:p>-458.673438170534</text:p>
              </table:table-cell>
              <table:table-cell office:value-type="float" office:value="107.096524525364">
                <text:p>107.096524525364</text:p>
              </table:table-cell>
              <table:table-cell office:value-type="float" office:value="68.7342315445576">
                <text:p>68.7342315445576</text:p>
              </table:table-cell>
            </table:table-row>
            <table:table-row>
              <table:table-cell office:value-type="float" office:value="19.7">
                <text:p>20</text:p>
              </table:table-cell>
              <table:table-cell office:value-type="float" office:value="-351.57684119923">
                <text:p>-351.57684119923</text:p>
              </table:table-cell>
              <table:table-cell office:value-type="float" office:value="-451.538237048353">
                <text:p>-451.538237048353</text:p>
              </table:table-cell>
              <table:table-cell office:value-type="float" office:value="99.9613958491229">
                <text:p>99.9613958491229</text:p>
              </table:table-cell>
              <table:table-cell office:value-type="float" office:value="64.1549271394291">
                <text:p>64.1549271394291</text:p>
              </table:table-cell>
            </table:table-row>
            <table:table-row>
              <table:table-cell office:value-type="float" office:value="19.8">
                <text:p>20</text:p>
              </table:table-cell>
              <table:table-cell office:value-type="float" office:value="-351.57695253177">
                <text:p>-351.57695253177</text:p>
              </table:table-cell>
              <table:table-cell office:value-type="float" office:value="-456.422787010785">
                <text:p>-456.422787010785</text:p>
              </table:table-cell>
              <table:table-cell office:value-type="float" office:value="104.845834479016">
                <text:p>104.845834479016</text:p>
              </table:table-cell>
              <table:table-cell office:value-type="float" office:value="67.28974535356">
                <text:p>67.28974535356</text:p>
              </table:table-cell>
            </table:table-row>
            <table:table-row>
              <table:table-cell office:value-type="float" office:value="19.9">
                <text:p>20</text:p>
              </table:table-cell>
              <table:table-cell office:value-type="float" office:value="-351.576856950162">
                <text:p>-351.576856950162</text:p>
              </table:table-cell>
              <table:table-cell office:value-type="float" office:value="-462.20564127144">
                <text:p>-462.20564127144</text:p>
              </table:table-cell>
              <table:table-cell office:value-type="float" office:value="110.628784321278">
                <text:p>110.628784321278</text:p>
              </table:table-cell>
              <table:table-cell office:value-type="float" office:value="71.0012253967288">
                <text:p>71.001225396728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351.576879211951">
                <text:p>-351.576879211951</text:p>
              </table:table-cell>
              <table:table-cell office:value-type="float" office:value="-466.689263700637">
                <text:p>-466.689263700637</text:p>
              </table:table-cell>
              <table:table-cell office:value-type="float" office:value="115.112384488686">
                <text:p>115.112384488686</text:p>
              </table:table-cell>
              <table:table-cell office:value-type="float" office:value="73.8787866754505">
                <text:p>73.8787866754505</text:p>
              </table:table-cell>
            </table:table-row>
            <table:table-row>
              <table:table-cell office:value-type="float" office:value="20.1">
                <text:p>20</text:p>
              </table:table-cell>
              <table:table-cell office:value-type="float" office:value="-351.576970870015">
                <text:p>-351.576970870015</text:p>
              </table:table-cell>
              <table:table-cell office:value-type="float" office:value="-462.574453006773">
                <text:p>-462.574453006773</text:p>
              </table:table-cell>
              <table:table-cell office:value-type="float" office:value="110.997482136757">
                <text:p>110.997482136757</text:p>
              </table:table-cell>
              <table:table-cell office:value-type="float" office:value="71.2378545602936">
                <text:p>71.2378545602936</text:p>
              </table:table-cell>
            </table:table-row>
            <table:table-row>
              <table:table-cell office:value-type="float" office:value="20.2">
                <text:p>20</text:p>
              </table:table-cell>
              <table:table-cell office:value-type="float" office:value="-351.57698952919">
                <text:p>-351.57698952919</text:p>
              </table:table-cell>
              <table:table-cell office:value-type="float" office:value="-457.978148844751">
                <text:p>-457.978148844751</text:p>
              </table:table-cell>
              <table:table-cell office:value-type="float" office:value="106.40115931556">
                <text:p>106.40115931556</text:p>
              </table:table-cell>
              <table:table-cell office:value-type="float" office:value="68.2879482169659">
                <text:p>68.2879482169659</text:p>
              </table:table-cell>
            </table:table-row>
            <table:table-row>
              <table:table-cell office:value-type="float" office:value="20.3">
                <text:p>20</text:p>
              </table:table-cell>
              <table:table-cell office:value-type="float" office:value="-351.576877231836">
                <text:p>-351.576877231836</text:p>
              </table:table-cell>
              <table:table-cell office:value-type="float" office:value="-459.035406303507">
                <text:p>-459.035406303507</text:p>
              </table:table-cell>
              <table:table-cell office:value-type="float" office:value="107.458529071671">
                <text:p>107.458529071671</text:p>
              </table:table-cell>
              <table:table-cell office:value-type="float" office:value="68.9665649878353">
                <text:p>68.9665649878353</text:p>
              </table:table-cell>
            </table:table-row>
            <table:table-row>
              <table:table-cell office:value-type="float" office:value="20.4">
                <text:p>20</text:p>
              </table:table-cell>
              <table:table-cell office:value-type="float" office:value="-351.576932664833">
                <text:p>-351.576932664833</text:p>
              </table:table-cell>
              <table:table-cell office:value-type="float" office:value="-461.17963578152">
                <text:p>-461.17963578152</text:p>
              </table:table-cell>
              <table:table-cell office:value-type="float" office:value="109.602703116687">
                <text:p>109.602703116687</text:p>
              </table:table-cell>
              <table:table-cell office:value-type="float" office:value="70.3426895253507">
                <text:p>70.3426895253507</text:p>
              </table:table-cell>
            </table:table-row>
            <table:table-row>
              <table:table-cell office:value-type="float" office:value="20.5">
                <text:p>20</text:p>
              </table:table-cell>
              <table:table-cell office:value-type="float" office:value="-351.576898936532">
                <text:p>-351.576898936532</text:p>
              </table:table-cell>
              <table:table-cell office:value-type="float" office:value="-461.835054927404">
                <text:p>-461.835054927404</text:p>
              </table:table-cell>
              <table:table-cell office:value-type="float" office:value="110.258155990872">
                <text:p>110.258155990872</text:p>
              </table:table-cell>
              <table:table-cell office:value-type="float" office:value="70.7633572344142">
                <text:p>70.7633572344142</text:p>
              </table:table-cell>
            </table:table-row>
            <table:table-row>
              <table:table-cell office:value-type="float" office:value="20.6">
                <text:p>20</text:p>
              </table:table-cell>
              <table:table-cell office:value-type="float" office:value="-351.576892259251">
                <text:p>-351.576892259251</text:p>
              </table:table-cell>
              <table:table-cell office:value-type="float" office:value="-463.840190058531">
                <text:p>-463.840190058531</text:p>
              </table:table-cell>
              <table:table-cell office:value-type="float" office:value="112.26329779928">
                <text:p>112.26329779928</text:p>
              </table:table-cell>
              <table:table-cell office:value-type="float" office:value="72.0502512951656">
                <text:p>72.0502512951656</text:p>
              </table:table-cell>
            </table:table-row>
            <table:table-row>
              <table:table-cell office:value-type="float" office:value="20.7">
                <text:p>20</text:p>
              </table:table-cell>
              <table:table-cell office:value-type="float" office:value="-351.577037918321">
                <text:p>-351.577037918321</text:p>
              </table:table-cell>
              <table:table-cell office:value-type="float" office:value="-465.568164880379">
                <text:p>-465.568164880379</text:p>
              </table:table-cell>
              <table:table-cell office:value-type="float" office:value="113.991126962058">
                <text:p>113.991126962058</text:p>
              </table:table-cell>
              <table:table-cell office:value-type="float" office:value="73.1591669231019">
                <text:p>73.1591669231019</text:p>
              </table:table-cell>
            </table:table-row>
            <table:table-row>
              <table:table-cell office:value-type="float" office:value="20.8">
                <text:p>20</text:p>
              </table:table-cell>
              <table:table-cell office:value-type="float" office:value="-351.576877018113">
                <text:p>-351.576877018113</text:p>
              </table:table-cell>
              <table:table-cell office:value-type="float" office:value="-459.401322010672">
                <text:p>-459.401322010672</text:p>
              </table:table-cell>
              <table:table-cell office:value-type="float" office:value="107.824444992559">
                <text:p>107.824444992559</text:p>
              </table:table-cell>
              <table:table-cell office:value-type="float" office:value="69.2014087397092">
                <text:p>69.2014087397092</text:p>
              </table:table-cell>
            </table:table-row>
            <table:table-row>
              <table:table-cell office:value-type="float" office:value="20.9">
                <text:p>20</text:p>
              </table:table-cell>
              <table:table-cell office:value-type="float" office:value="-351.576864522851">
                <text:p>-351.576864522851</text:p>
              </table:table-cell>
              <table:table-cell office:value-type="float" office:value="-462.420339127028">
                <text:p>-462.420339127028</text:p>
              </table:table-cell>
              <table:table-cell office:value-type="float" office:value="110.843474604177">
                <text:p>110.843474604177</text:p>
              </table:table-cell>
              <table:table-cell office:value-type="float" office:value="71.1390129830259">
                <text:p>71.139012983025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-351.576987485599">
                <text:p>-351.576987485599</text:p>
              </table:table-cell>
              <table:table-cell office:value-type="float" office:value="-473.615773357813">
                <text:p>-473.615773357813</text:p>
              </table:table-cell>
              <table:table-cell office:value-type="float" office:value="122.038785872214">
                <text:p>122.038785872214</text:p>
              </table:table-cell>
              <table:table-cell office:value-type="float" office:value="78.3241305236835">
                <text:p>78.3241305236835</text:p>
              </table:table-cell>
            </table:table-row>
            <table:table-row>
              <table:table-cell office:value-type="float" office:value="21.1">
                <text:p>20</text:p>
              </table:table-cell>
              <table:table-cell office:value-type="float" office:value="-351.576861968818">
                <text:p>-351.576861968818</text:p>
              </table:table-cell>
              <table:table-cell office:value-type="float" office:value="-470.03058479498">
                <text:p>-470.03058479498</text:p>
              </table:table-cell>
              <table:table-cell office:value-type="float" office:value="118.453722826161">
                <text:p>118.453722826161</text:p>
              </table:table-cell>
              <table:table-cell office:value-type="float" office:value="76.0232477023095">
                <text:p>76.0232477023095</text:p>
              </table:table-cell>
            </table:table-row>
            <table:table-row>
              <table:table-cell office:value-type="float" office:value="21.2">
                <text:p>20</text:p>
              </table:table-cell>
              <table:table-cell office:value-type="float" office:value="-351.576940856006">
                <text:p>-351.576940856006</text:p>
              </table:table-cell>
              <table:table-cell office:value-type="float" office:value="-467.037375349589">
                <text:p>-467.037375349589</text:p>
              </table:table-cell>
              <table:table-cell office:value-type="float" office:value="115.460434493582">
                <text:p>115.460434493582</text:p>
              </table:table-cell>
              <table:table-cell office:value-type="float" office:value="74.1021641354719">
                <text:p>74.1021641354719</text:p>
              </table:table-cell>
            </table:table-row>
            <table:table-row>
              <table:table-cell office:value-type="float" office:value="21.3">
                <text:p>20</text:p>
              </table:table-cell>
              <table:table-cell office:value-type="float" office:value="-351.576911115519">
                <text:p>-351.576911115519</text:p>
              </table:table-cell>
              <table:table-cell office:value-type="float" office:value="-463.298361905612">
                <text:p>-463.298361905612</text:p>
              </table:table-cell>
              <table:table-cell office:value-type="float" office:value="111.721450790092">
                <text:p>111.721450790092</text:p>
              </table:table-cell>
              <table:table-cell office:value-type="float" office:value="71.7024954930396">
                <text:p>71.7024954930396</text:p>
              </table:table-cell>
            </table:table-row>
            <table:table-row>
              <table:table-cell office:value-type="float" office:value="21.4">
                <text:p>20</text:p>
              </table:table-cell>
              <table:table-cell office:value-type="float" office:value="-351.576845435073">
                <text:p>-351.576845435073</text:p>
              </table:table-cell>
              <table:table-cell office:value-type="float" office:value="-458.411700659189">
                <text:p>-458.411700659189</text:p>
              </table:table-cell>
              <table:table-cell office:value-type="float" office:value="106.834855224116">
                <text:p>106.834855224116</text:p>
              </table:table-cell>
              <table:table-cell office:value-type="float" office:value="68.5662929637328">
                <text:p>68.5662929637328</text:p>
              </table:table-cell>
            </table:table-row>
            <table:table-row>
              <table:table-cell office:value-type="float" office:value="21.5">
                <text:p>20</text:p>
              </table:table-cell>
              <table:table-cell office:value-type="float" office:value="-351.576898599412">
                <text:p>-351.576898599412</text:p>
              </table:table-cell>
              <table:table-cell office:value-type="float" office:value="-458.304596350576">
                <text:p>-458.304596350576</text:p>
              </table:table-cell>
              <table:table-cell office:value-type="float" office:value="106.727697751165">
                <text:p>106.727697751165</text:p>
              </table:table-cell>
              <table:table-cell office:value-type="float" office:value="68.4975196156694">
                <text:p>68.4975196156694</text:p>
              </table:table-cell>
            </table:table-row>
            <table:table-row>
              <table:table-cell office:value-type="float" office:value="21.6">
                <text:p>20</text:p>
              </table:table-cell>
              <table:table-cell office:value-type="float" office:value="-351.576955136336">
                <text:p>-351.576955136336</text:p>
              </table:table-cell>
              <table:table-cell office:value-type="float" office:value="-460.610120273956">
                <text:p>-460.610120273956</text:p>
              </table:table-cell>
              <table:table-cell office:value-type="float" office:value="109.033165137619">
                <text:p>109.033165137619</text:p>
              </table:table-cell>
              <table:table-cell office:value-type="float" office:value="69.9771617409509">
                <text:p>69.9771617409509</text:p>
              </table:table-cell>
            </table:table-row>
            <table:table-row>
              <table:table-cell office:value-type="float" office:value="21.7">
                <text:p>20</text:p>
              </table:table-cell>
              <table:table-cell office:value-type="float" office:value="-351.576759123074">
                <text:p>-351.576759123074</text:p>
              </table:table-cell>
              <table:table-cell office:value-type="float" office:value="-457.279442649064">
                <text:p>-457.279442649064</text:p>
              </table:table-cell>
              <table:table-cell office:value-type="float" office:value="105.702683525989">
                <text:p>105.702683525989</text:p>
              </table:table-cell>
              <table:table-cell office:value-type="float" office:value="67.839668528513">
                <text:p>67.839668528513</text:p>
              </table:table-cell>
            </table:table-row>
            <table:table-row>
              <table:table-cell office:value-type="float" office:value="21.8">
                <text:p>20</text:p>
              </table:table-cell>
              <table:table-cell office:value-type="float" office:value="-351.577015086224">
                <text:p>-351.577015086224</text:p>
              </table:table-cell>
              <table:table-cell office:value-type="float" office:value="-456.953489285652">
                <text:p>-456.953489285652</text:p>
              </table:table-cell>
              <table:table-cell office:value-type="float" office:value="105.376474199428">
                <text:p>105.376474199428</text:p>
              </table:table-cell>
              <table:table-cell office:value-type="float" office:value="67.6303083510165">
                <text:p>67.6303083510165</text:p>
              </table:table-cell>
            </table:table-row>
            <table:table-row>
              <table:table-cell office:value-type="float" office:value="21.9">
                <text:p>20</text:p>
              </table:table-cell>
              <table:table-cell office:value-type="float" office:value="-351.576977081188">
                <text:p>-351.576977081188</text:p>
              </table:table-cell>
              <table:table-cell office:value-type="float" office:value="-457.452315950511">
                <text:p>-457.452315950511</text:p>
              </table:table-cell>
              <table:table-cell office:value-type="float" office:value="105.875338869323">
                <text:p>105.875338869323</text:p>
              </table:table-cell>
              <table:table-cell office:value-type="float" office:value="67.9504782153697">
                <text:p>67.950478215369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-351.576864446127">
                <text:p>-351.576864446127</text:p>
              </table:table-cell>
              <table:table-cell office:value-type="float" office:value="-453.751756633974">
                <text:p>-453.751756633974</text:p>
              </table:table-cell>
              <table:table-cell office:value-type="float" office:value="102.174892187848">
                <text:p>102.174892187848</text:p>
              </table:table-cell>
              <table:table-cell office:value-type="float" office:value="65.5755425192766">
                <text:p>65.5755425192766</text:p>
              </table:table-cell>
            </table:table-row>
            <table:table-row>
              <table:table-cell office:value-type="float" office:value="22.1">
                <text:p>20</text:p>
              </table:table-cell>
              <table:table-cell office:value-type="float" office:value="-351.576735548367">
                <text:p>-351.576735548367</text:p>
              </table:table-cell>
              <table:table-cell office:value-type="float" office:value="-446.31641145273">
                <text:p>-446.31641145273</text:p>
              </table:table-cell>
              <table:table-cell office:value-type="float" office:value="94.739675904363">
                <text:p>94.739675904363</text:p>
              </table:table-cell>
              <table:table-cell office:value-type="float" office:value="60.8036427785723">
                <text:p>60.8036427785723</text:p>
              </table:table-cell>
            </table:table-row>
            <table:table-row>
              <table:table-cell office:value-type="float" office:value="22.2">
                <text:p>20</text:p>
              </table:table-cell>
              <table:table-cell office:value-type="float" office:value="-351.576872229345">
                <text:p>-351.576872229345</text:p>
              </table:table-cell>
              <table:table-cell office:value-type="float" office:value="-454.761708209684">
                <text:p>-454.761708209684</text:p>
              </table:table-cell>
              <table:table-cell office:value-type="float" office:value="103.184835980339">
                <text:p>103.184835980339</text:p>
              </table:table-cell>
              <table:table-cell office:value-type="float" office:value="66.2237214474698">
                <text:p>66.2237214474698</text:p>
              </table:table-cell>
            </table:table-row>
            <table:table-row>
              <table:table-cell office:value-type="float" office:value="22.3">
                <text:p>20</text:p>
              </table:table-cell>
              <table:table-cell office:value-type="float" office:value="-351.576849134272">
                <text:p>-351.576849134272</text:p>
              </table:table-cell>
              <table:table-cell office:value-type="float" office:value="-461.483287186212">
                <text:p>-461.483287186212</text:p>
              </table:table-cell>
              <table:table-cell office:value-type="float" office:value="109.90643805194">
                <text:p>109.90643805194</text:p>
              </table:table-cell>
              <table:table-cell office:value-type="float" office:value="70.537625705216">
                <text:p>70.537625705216</text:p>
              </table:table-cell>
            </table:table-row>
            <table:table-row>
              <table:table-cell office:value-type="float" office:value="22.4">
                <text:p>20</text:p>
              </table:table-cell>
              <table:table-cell office:value-type="float" office:value="-351.576906462651">
                <text:p>-351.576906462651</text:p>
              </table:table-cell>
              <table:table-cell office:value-type="float" office:value="-460.081613326258">
                <text:p>-460.081613326258</text:p>
              </table:table-cell>
              <table:table-cell office:value-type="float" office:value="108.504706863607">
                <text:p>108.504706863607</text:p>
              </table:table-cell>
              <table:table-cell office:value-type="float" office:value="69.6379987893183">
                <text:p>69.6379987893183</text:p>
              </table:table-cell>
            </table:table-row>
            <table:table-row>
              <table:table-cell office:value-type="float" office:value="22.5">
                <text:p>20</text:p>
              </table:table-cell>
              <table:table-cell office:value-type="float" office:value="-351.576788412455">
                <text:p>-351.576788412455</text:p>
              </table:table-cell>
              <table:table-cell office:value-type="float" office:value="-452.943792443164">
                <text:p>-452.943792443164</text:p>
              </table:table-cell>
              <table:table-cell office:value-type="float" office:value="101.367004030709">
                <text:p>101.367004030709</text:p>
              </table:table-cell>
              <table:table-cell office:value-type="float" office:value="65.0570422980884">
                <text:p>65.0570422980884</text:p>
              </table:table-cell>
            </table:table-row>
            <table:table-row>
              <table:table-cell office:value-type="float" office:value="22.6">
                <text:p>20</text:p>
              </table:table-cell>
              <table:table-cell office:value-type="float" office:value="-351.576963327671">
                <text:p>-351.576963327671</text:p>
              </table:table-cell>
              <table:table-cell office:value-type="float" office:value="-455.669790680903">
                <text:p>-455.669790680903</text:p>
              </table:table-cell>
              <table:table-cell office:value-type="float" office:value="104.092827353232">
                <text:p>104.092827353232</text:p>
              </table:table-cell>
              <table:table-cell office:value-type="float" office:value="66.8064676153914">
                <text:p>66.8064676153914</text:p>
              </table:table-cell>
            </table:table-row>
            <table:table-row>
              <table:table-cell office:value-type="float" office:value="22.7">
                <text:p>20</text:p>
              </table:table-cell>
              <table:table-cell office:value-type="float" office:value="-351.576854945726">
                <text:p>-351.576854945726</text:p>
              </table:table-cell>
              <table:table-cell office:value-type="float" office:value="-457.861858207719">
                <text:p>-457.861858207719</text:p>
              </table:table-cell>
              <table:table-cell office:value-type="float" office:value="106.285003261993">
                <text:p>106.285003261993</text:p>
              </table:table-cell>
              <table:table-cell office:value-type="float" office:value="68.2133996065739">
                <text:p>68.2133996065739</text:p>
              </table:table-cell>
            </table:table-row>
            <table:table-row>
              <table:table-cell office:value-type="float" office:value="22.8">
                <text:p>20</text:p>
              </table:table-cell>
              <table:table-cell office:value-type="float" office:value="-351.57696141087">
                <text:p>-351.57696141087</text:p>
              </table:table-cell>
              <table:table-cell office:value-type="float" office:value="-457.437386793593">
                <text:p>-457.437386793593</text:p>
              </table:table-cell>
              <table:table-cell office:value-type="float" office:value="105.860425382722">
                <text:p>105.860425382722</text:p>
              </table:table-cell>
              <table:table-cell office:value-type="float" office:value="67.9409067839374">
                <text:p>67.9409067839374</text:p>
              </table:table-cell>
            </table:table-row>
            <table:table-row>
              <table:table-cell office:value-type="float" office:value="22.9">
                <text:p>20</text:p>
              </table:table-cell>
              <table:table-cell office:value-type="float" office:value="-351.57688491638">
                <text:p>-351.57688491638</text:p>
              </table:table-cell>
              <table:table-cell office:value-type="float" office:value="-453.355333489767">
                <text:p>-453.355333489767</text:p>
              </table:table-cell>
              <table:table-cell office:value-type="float" office:value="101.778448573388">
                <text:p>101.778448573388</text:p>
              </table:table-cell>
              <table:table-cell office:value-type="float" office:value="65.3211061842841">
                <text:p>65.321106184284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-351.576851138127">
                <text:p>-351.576851138127</text:p>
              </table:table-cell>
              <table:table-cell office:value-type="float" office:value="-452.980310025128">
                <text:p>-452.980310025128</text:p>
              </table:table-cell>
              <table:table-cell office:value-type="float" office:value="101.403458887001">
                <text:p>101.403458887001</text:p>
              </table:table-cell>
              <table:table-cell office:value-type="float" office:value="65.080438916647">
                <text:p>65.080438916647</text:p>
              </table:table-cell>
            </table:table-row>
            <table:table-row>
              <table:table-cell office:value-type="float" office:value="23.1">
                <text:p>20</text:p>
              </table:table-cell>
              <table:table-cell office:value-type="float" office:value="-351.577015090402">
                <text:p>-351.577015090402</text:p>
              </table:table-cell>
              <table:table-cell office:value-type="float" office:value="-461.55350337697">
                <text:p>-461.55350337697</text:p>
              </table:table-cell>
              <table:table-cell office:value-type="float" office:value="109.976488286568">
                <text:p>109.976488286568</text:p>
              </table:table-cell>
              <table:table-cell office:value-type="float" office:value="70.5825837378697">
                <text:p>70.5825837378697</text:p>
              </table:table-cell>
            </table:table-row>
            <table:table-row>
              <table:table-cell office:value-type="float" office:value="23.2">
                <text:p>20</text:p>
              </table:table-cell>
              <table:table-cell office:value-type="float" office:value="-351.576840687607">
                <text:p>-351.576840687607</text:p>
              </table:table-cell>
              <table:table-cell office:value-type="float" office:value="-462.459279336132">
                <text:p>-462.459279336132</text:p>
              </table:table-cell>
              <table:table-cell office:value-type="float" office:value="110.882438648525">
                <text:p>110.882438648525</text:p>
              </table:table-cell>
              <table:table-cell office:value-type="float" office:value="71.1640199910309">
                <text:p>71.1640199910309</text:p>
              </table:table-cell>
            </table:table-row>
            <table:table-row>
              <table:table-cell office:value-type="float" office:value="23.3">
                <text:p>20</text:p>
              </table:table-cell>
              <table:table-cell office:value-type="float" office:value="-351.577006252338">
                <text:p>-351.577006252338</text:p>
              </table:table-cell>
              <table:table-cell office:value-type="float" office:value="-465.216963425308">
                <text:p>-465.216963425308</text:p>
              </table:table-cell>
              <table:table-cell office:value-type="float" office:value="113.63995717297">
                <text:p>113.63995717297</text:p>
              </table:table-cell>
              <table:table-cell office:value-type="float" office:value="72.9337871948464">
                <text:p>72.9337871948464</text:p>
              </table:table-cell>
            </table:table-row>
            <table:table-row>
              <table:table-cell office:value-type="float" office:value="23.4">
                <text:p>20</text:p>
              </table:table-cell>
              <table:table-cell office:value-type="float" office:value="-351.576840394629">
                <text:p>-351.576840394629</text:p>
              </table:table-cell>
              <table:table-cell office:value-type="float" office:value="-464.042532273401">
                <text:p>-464.042532273401</text:p>
              </table:table-cell>
              <table:table-cell office:value-type="float" office:value="112.465691878771">
                <text:p>112.465691878771</text:p>
              </table:table-cell>
              <table:table-cell office:value-type="float" office:value="72.1801472146146">
                <text:p>72.1801472146146</text:p>
              </table:table-cell>
            </table:table-row>
            <table:table-row>
              <table:table-cell office:value-type="float" office:value="23.5">
                <text:p>20</text:p>
              </table:table-cell>
              <table:table-cell office:value-type="float" office:value="-351.576844915544">
                <text:p>-351.576844915544</text:p>
              </table:table-cell>
              <table:table-cell office:value-type="float" office:value="-462.987277000023">
                <text:p>-462.987277000023</text:p>
              </table:table-cell>
              <table:table-cell office:value-type="float" office:value="111.410432084478">
                <text:p>111.410432084478</text:p>
              </table:table-cell>
              <table:table-cell office:value-type="float" office:value="71.5028846109769">
                <text:p>71.5028846109769</text:p>
              </table:table-cell>
            </table:table-row>
            <table:table-row>
              <table:table-cell office:value-type="float" office:value="23.6">
                <text:p>20</text:p>
              </table:table-cell>
              <table:table-cell office:value-type="float" office:value="-351.576844924159">
                <text:p>-351.576844924159</text:p>
              </table:table-cell>
              <table:table-cell office:value-type="float" office:value="-467.642802513058">
                <text:p>-467.642802513058</text:p>
              </table:table-cell>
              <table:table-cell office:value-type="float" office:value="116.065957588899">
                <text:p>116.065957588899</text:p>
              </table:table-cell>
              <table:table-cell office:value-type="float" office:value="74.490787060665">
                <text:p>74.490787060665</text:p>
              </table:table-cell>
            </table:table-row>
            <table:table-row>
              <table:table-cell office:value-type="float" office:value="23.7">
                <text:p>20</text:p>
              </table:table-cell>
              <table:table-cell office:value-type="float" office:value="-351.576894377428">
                <text:p>-351.576894377428</text:p>
              </table:table-cell>
              <table:table-cell office:value-type="float" office:value="-474.473246570246">
                <text:p>-474.473246570246</text:p>
              </table:table-cell>
              <table:table-cell office:value-type="float" office:value="122.896352192818">
                <text:p>122.896352192818</text:p>
              </table:table-cell>
              <table:table-cell office:value-type="float" office:value="78.8745140427231">
                <text:p>78.8745140427231</text:p>
              </table:table-cell>
            </table:table-row>
            <table:table-row>
              <table:table-cell office:value-type="float" office:value="23.8">
                <text:p>20</text:p>
              </table:table-cell>
              <table:table-cell office:value-type="float" office:value="-351.576880417955">
                <text:p>-351.576880417955</text:p>
              </table:table-cell>
              <table:table-cell office:value-type="float" office:value="-472.477594398092">
                <text:p>-472.477594398092</text:p>
              </table:table-cell>
              <table:table-cell office:value-type="float" office:value="120.900713980137">
                <text:p>120.900713980137</text:p>
              </table:table-cell>
              <table:table-cell office:value-type="float" office:value="77.5937193614998">
                <text:p>77.5937193614998</text:p>
              </table:table-cell>
            </table:table-row>
            <table:table-row>
              <table:table-cell office:value-type="float" office:value="23.9">
                <text:p>20</text:p>
              </table:table-cell>
              <table:table-cell office:value-type="float" office:value="-351.576940171965">
                <text:p>-351.576940171965</text:p>
              </table:table-cell>
              <table:table-cell office:value-type="float" office:value="-472.90120297629">
                <text:p>-472.90120297629</text:p>
              </table:table-cell>
              <table:table-cell office:value-type="float" office:value="121.324262804325">
                <text:p>121.324262804325</text:p>
              </table:table-cell>
              <table:table-cell office:value-type="float" office:value="77.8655517396389">
                <text:p>77.865551739638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-351.576938327033">
                <text:p>-351.576938327033</text:p>
              </table:table-cell>
              <table:table-cell office:value-type="float" office:value="-473.531477122507">
                <text:p>-473.531477122507</text:p>
              </table:table-cell>
              <table:table-cell office:value-type="float" office:value="121.954538795473">
                <text:p>121.954538795473</text:p>
              </table:table-cell>
              <table:table-cell office:value-type="float" office:value="78.2700609999026">
                <text:p>78.2700609999026</text:p>
              </table:table-cell>
            </table:table-row>
            <table:table-row>
              <table:table-cell office:value-type="float" office:value="24.1">
                <text:p>20</text:p>
              </table:table-cell>
              <table:table-cell office:value-type="float" office:value="-351.576910245265">
                <text:p>-351.576910245265</text:p>
              </table:table-cell>
              <table:table-cell office:value-type="float" office:value="-473.270439475683">
                <text:p>-473.270439475683</text:p>
              </table:table-cell>
              <table:table-cell office:value-type="float" office:value="121.693529230419">
                <text:p>121.693529230419</text:p>
              </table:table-cell>
              <table:table-cell office:value-type="float" office:value="78.1025458358081">
                <text:p>78.1025458358081</text:p>
              </table:table-cell>
            </table:table-row>
            <table:table-row>
              <table:table-cell office:value-type="float" office:value="24.2">
                <text:p>20</text:p>
              </table:table-cell>
              <table:table-cell office:value-type="float" office:value="-351.577042261273">
                <text:p>-351.577042261273</text:p>
              </table:table-cell>
              <table:table-cell office:value-type="float" office:value="-468.147116268399">
                <text:p>-468.147116268399</text:p>
              </table:table-cell>
              <table:table-cell office:value-type="float" office:value="116.570074007126">
                <text:p>116.570074007126</text:p>
              </table:table-cell>
              <table:table-cell office:value-type="float" office:value="74.814327481509">
                <text:p>74.814327481509</text:p>
              </table:table-cell>
            </table:table-row>
            <table:table-row>
              <table:table-cell office:value-type="float" office:value="24.3">
                <text:p>20</text:p>
              </table:table-cell>
              <table:table-cell office:value-type="float" office:value="-351.576920719241">
                <text:p>-351.576920719241</text:p>
              </table:table-cell>
              <table:table-cell office:value-type="float" office:value="-463.712327000916">
                <text:p>-463.712327000916</text:p>
              </table:table-cell>
              <table:table-cell office:value-type="float" office:value="112.135406281675">
                <text:p>112.135406281675</text:p>
              </table:table-cell>
              <table:table-cell office:value-type="float" office:value="71.9681708987888">
                <text:p>71.9681708987888</text:p>
              </table:table-cell>
            </table:table-row>
            <table:table-row>
              <table:table-cell office:value-type="float" office:value="24.4">
                <text:p>20</text:p>
              </table:table-cell>
              <table:table-cell office:value-type="float" office:value="-351.577005897762">
                <text:p>-351.577005897762</text:p>
              </table:table-cell>
              <table:table-cell office:value-type="float" office:value="-468.616103683331">
                <text:p>-468.616103683331</text:p>
              </table:table-cell>
              <table:table-cell office:value-type="float" office:value="117.039097785568">
                <text:p>117.039097785568</text:p>
              </table:table-cell>
              <table:table-cell office:value-type="float" office:value="75.1153455503046">
                <text:p>75.1153455503046</text:p>
              </table:table-cell>
            </table:table-row>
            <table:table-row>
              <table:table-cell office:value-type="float" office:value="24.5">
                <text:p>20</text:p>
              </table:table-cell>
              <table:table-cell office:value-type="float" office:value="-351.57693812543">
                <text:p>-351.57693812543</text:p>
              </table:table-cell>
              <table:table-cell office:value-type="float" office:value="-468.090014285427">
                <text:p>-468.090014285427</text:p>
              </table:table-cell>
              <table:table-cell office:value-type="float" office:value="116.513076159997">
                <text:p>116.513076159997</text:p>
              </table:table-cell>
              <table:table-cell office:value-type="float" office:value="74.7777464324091">
                <text:p>74.7777464324091</text:p>
              </table:table-cell>
            </table:table-row>
            <table:table-row>
              <table:table-cell office:value-type="float" office:value="24.6">
                <text:p>20</text:p>
              </table:table-cell>
              <table:table-cell office:value-type="float" office:value="-351.57705807302">
                <text:p>-351.57705807302</text:p>
              </table:table-cell>
              <table:table-cell office:value-type="float" office:value="-469.972725553462">
                <text:p>-469.972725553462</text:p>
              </table:table-cell>
              <table:table-cell office:value-type="float" office:value="118.395667480442">
                <text:p>118.395667480442</text:p>
              </table:table-cell>
              <table:table-cell office:value-type="float" office:value="75.9859879537533">
                <text:p>75.9859879537533</text:p>
              </table:table-cell>
            </table:table-row>
            <table:table-row>
              <table:table-cell office:value-type="float" office:value="24.7">
                <text:p>20</text:p>
              </table:table-cell>
              <table:table-cell office:value-type="float" office:value="-351.577108345155">
                <text:p>-351.577108345155</text:p>
              </table:table-cell>
              <table:table-cell office:value-type="float" office:value="-471.830492625447">
                <text:p>-471.830492625447</text:p>
              </table:table-cell>
              <table:table-cell office:value-type="float" office:value="120.253384280292">
                <text:p>120.253384280292</text:p>
              </table:table-cell>
              <table:table-cell office:value-type="float" office:value="77.1782650816154">
                <text:p>77.1782650816154</text:p>
              </table:table-cell>
            </table:table-row>
            <table:table-row>
              <table:table-cell office:value-type="float" office:value="24.8">
                <text:p>20</text:p>
              </table:table-cell>
              <table:table-cell office:value-type="float" office:value="-351.576769537764">
                <text:p>-351.576769537764</text:p>
              </table:table-cell>
              <table:table-cell office:value-type="float" office:value="-465.655933278409">
                <text:p>-465.655933278409</text:p>
              </table:table-cell>
              <table:table-cell office:value-type="float" office:value="114.079163740645">
                <text:p>114.079163740645</text:p>
              </table:table-cell>
              <table:table-cell office:value-type="float" office:value="73.2156686662783">
                <text:p>73.2156686662783</text:p>
              </table:table-cell>
            </table:table-row>
            <table:table-row>
              <table:table-cell office:value-type="float" office:value="24.9">
                <text:p>20</text:p>
              </table:table-cell>
              <table:table-cell office:value-type="float" office:value="-351.576853669324">
                <text:p>-351.576853669324</text:p>
              </table:table-cell>
              <table:table-cell office:value-type="float" office:value="-469.193535922275">
                <text:p>-469.193535922275</text:p>
              </table:table-cell>
              <table:table-cell office:value-type="float" office:value="117.616682252952">
                <text:p>117.616682252952</text:p>
              </table:table-cell>
              <table:table-cell office:value-type="float" office:value="75.4860375470208">
                <text:p>75.486037547020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-351.576927946958">
                <text:p>-351.576927946958</text:p>
              </table:table-cell>
              <table:table-cell office:value-type="float" office:value="-474.516478290575">
                <text:p>-474.516478290575</text:p>
              </table:table-cell>
              <table:table-cell office:value-type="float" office:value="122.939550343617">
                <text:p>122.939550343617</text:p>
              </table:table-cell>
              <table:table-cell office:value-type="float" office:value="78.9022384876804">
                <text:p>78.9022384876804</text:p>
              </table:table-cell>
            </table:table-row>
            <table:table-row>
              <table:table-cell office:value-type="float" office:value="25.1">
                <text:p>30</text:p>
              </table:table-cell>
              <table:table-cell office:value-type="float" office:value="-351.576842649521">
                <text:p>-351.576842649521</text:p>
              </table:table-cell>
              <table:table-cell office:value-type="float" office:value="-471.201904579147">
                <text:p>-471.201904579147</text:p>
              </table:table-cell>
              <table:table-cell office:value-type="float" office:value="119.625061929626">
                <text:p>119.625061929626</text:p>
              </table:table-cell>
              <table:table-cell office:value-type="float" office:value="76.7750096620144">
                <text:p>76.7750096620144</text:p>
              </table:table-cell>
            </table:table-row>
            <table:table-row>
              <table:table-cell office:value-type="float" office:value="25.2">
                <text:p>30</text:p>
              </table:table-cell>
              <table:table-cell office:value-type="float" office:value="-351.576981700523">
                <text:p>-351.576981700523</text:p>
              </table:table-cell>
              <table:table-cell office:value-type="float" office:value="-471.889365839917">
                <text:p>-471.889365839917</text:p>
              </table:table-cell>
              <table:table-cell office:value-type="float" office:value="120.312384139394">
                <text:p>120.312384139394</text:p>
              </table:table-cell>
              <table:table-cell office:value-type="float" office:value="77.216131016057">
                <text:p>77.216131016057</text:p>
              </table:table-cell>
            </table:table-row>
            <table:table-row>
              <table:table-cell office:value-type="float" office:value="25.3">
                <text:p>30</text:p>
              </table:table-cell>
              <table:table-cell office:value-type="float" office:value="-351.576797508661">
                <text:p>-351.576797508661</text:p>
              </table:table-cell>
              <table:table-cell office:value-type="float" office:value="-470.418787814386">
                <text:p>-470.418787814386</text:p>
              </table:table-cell>
              <table:table-cell office:value-type="float" office:value="118.841990305724">
                <text:p>118.841990305724</text:p>
              </table:table-cell>
              <table:table-cell office:value-type="float" office:value="76.2724366181946">
                <text:p>76.2724366181946</text:p>
              </table:table-cell>
            </table:table-row>
            <table:table-row>
              <table:table-cell office:value-type="float" office:value="25.4">
                <text:p>30</text:p>
              </table:table-cell>
              <table:table-cell office:value-type="float" office:value="-351.576995757753">
                <text:p>-351.576995757753</text:p>
              </table:table-cell>
              <table:table-cell office:value-type="float" office:value="-467.937857247252">
                <text:p>-467.937857247252</text:p>
              </table:table-cell>
              <table:table-cell office:value-type="float" office:value="116.360861489498">
                <text:p>116.360861489498</text:p>
              </table:table-cell>
              <table:table-cell office:value-type="float" office:value="74.6800555087031">
                <text:p>74.6800555087031</text:p>
              </table:table-cell>
            </table:table-row>
            <table:table-row>
              <table:table-cell office:value-type="float" office:value="25.5">
                <text:p>30</text:p>
              </table:table-cell>
              <table:table-cell office:value-type="float" office:value="-351.576983157364">
                <text:p>-351.576983157364</text:p>
              </table:table-cell>
              <table:table-cell office:value-type="float" office:value="-469.610462950773">
                <text:p>-469.610462950773</text:p>
              </table:table-cell>
              <table:table-cell office:value-type="float" office:value="118.03347979341">
                <text:p>118.03347979341</text:p>
              </table:table-cell>
              <table:table-cell office:value-type="float" office:value="75.7535369713017">
                <text:p>75.7535369713017</text:p>
              </table:table-cell>
            </table:table-row>
            <table:table-row>
              <table:table-cell office:value-type="float" office:value="25.6">
                <text:p>30</text:p>
              </table:table-cell>
              <table:table-cell office:value-type="float" office:value="-351.576940918862">
                <text:p>-351.576940918862</text:p>
              </table:table-cell>
              <table:table-cell office:value-type="float" office:value="-470.494641756484">
                <text:p>-470.494641756484</text:p>
              </table:table-cell>
              <table:table-cell office:value-type="float" office:value="118.917700837622">
                <text:p>118.917700837622</text:p>
              </table:table-cell>
              <table:table-cell office:value-type="float" office:value="76.3210274128341">
                <text:p>76.3210274128341</text:p>
              </table:table-cell>
            </table:table-row>
            <table:table-row>
              <table:table-cell office:value-type="float" office:value="25.7">
                <text:p>30</text:p>
              </table:table-cell>
              <table:table-cell office:value-type="float" office:value="-351.576656714829">
                <text:p>-351.576656714829</text:p>
              </table:table-cell>
              <table:table-cell office:value-type="float" office:value="-460.216006529976">
                <text:p>-460.216006529976</text:p>
              </table:table-cell>
              <table:table-cell office:value-type="float" office:value="108.639349815147">
                <text:p>108.639349815147</text:p>
              </table:table-cell>
              <table:table-cell office:value-type="float" office:value="69.7244122359544">
                <text:p>69.7244122359544</text:p>
              </table:table-cell>
            </table:table-row>
            <table:table-row>
              <table:table-cell office:value-type="float" office:value="25.8">
                <text:p>30</text:p>
              </table:table-cell>
              <table:table-cell office:value-type="float" office:value="-351.576857529606">
                <text:p>-351.576857529606</text:p>
              </table:table-cell>
              <table:table-cell office:value-type="float" office:value="-468.672164194653">
                <text:p>-468.672164194653</text:p>
              </table:table-cell>
              <table:table-cell office:value-type="float" office:value="117.095306665047">
                <text:p>117.095306665047</text:p>
              </table:table-cell>
              <table:table-cell office:value-type="float" office:value="75.1514202423085">
                <text:p>75.1514202423085</text:p>
              </table:table-cell>
            </table:table-row>
            <table:table-row>
              <table:table-cell office:value-type="float" office:value="25.9">
                <text:p>30</text:p>
              </table:table-cell>
              <table:table-cell office:value-type="float" office:value="-351.576917459277">
                <text:p>-351.576917459277</text:p>
              </table:table-cell>
              <table:table-cell office:value-type="float" office:value="-471.660572171035">
                <text:p>-471.660572171035</text:p>
              </table:table-cell>
              <table:table-cell office:value-type="float" office:value="120.083654711758">
                <text:p>120.083654711758</text:p>
              </table:table-cell>
              <table:table-cell office:value-type="float" office:value="77.0693331483403">
                <text:p>77.069333148340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-351.57688557389">
                <text:p>-351.57688557389</text:p>
              </table:table-cell>
              <table:table-cell office:value-type="float" office:value="-471.318787236057">
                <text:p>-471.318787236057</text:p>
              </table:table-cell>
              <table:table-cell office:value-type="float" office:value="119.741901662167">
                <text:p>119.741901662167</text:p>
              </table:table-cell>
              <table:table-cell office:value-type="float" office:value="76.8499970555423">
                <text:p>76.8499970555423</text:p>
              </table:table-cell>
            </table:table-row>
            <table:table-row>
              <table:table-cell office:value-type="float" office:value="26.1">
                <text:p>30</text:p>
              </table:table-cell>
              <table:table-cell office:value-type="float" office:value="-351.57690437982">
                <text:p>-351.57690437982</text:p>
              </table:table-cell>
              <table:table-cell office:value-type="float" office:value="-468.82330201319">
                <text:p>-468.82330201319</text:p>
              </table:table-cell>
              <table:table-cell office:value-type="float" office:value="117.24639763337">
                <text:p>117.24639763337</text:p>
              </table:table-cell>
              <table:table-cell office:value-type="float" office:value="75.2483899772933">
                <text:p>75.2483899772933</text:p>
              </table:table-cell>
            </table:table-row>
            <table:table-row>
              <table:table-cell office:value-type="float" office:value="26.2">
                <text:p>30</text:p>
              </table:table-cell>
              <table:table-cell office:value-type="float" office:value="-351.576872651906">
                <text:p>-351.576872651906</text:p>
              </table:table-cell>
              <table:table-cell office:value-type="float" office:value="-465.550607495622">
                <text:p>-465.550607495622</text:p>
              </table:table-cell>
              <table:table-cell office:value-type="float" office:value="113.973734843716">
                <text:p>113.973734843716</text:p>
              </table:table-cell>
              <table:table-cell office:value-type="float" office:value="73.1480047131754">
                <text:p>73.1480047131754</text:p>
              </table:table-cell>
            </table:table-row>
            <table:table-row>
              <table:table-cell office:value-type="float" office:value="26.3">
                <text:p>30</text:p>
              </table:table-cell>
              <table:table-cell office:value-type="float" office:value="-351.576942614806">
                <text:p>-351.576942614806</text:p>
              </table:table-cell>
              <table:table-cell office:value-type="float" office:value="-469.277481765527">
                <text:p>-469.277481765527</text:p>
              </table:table-cell>
              <table:table-cell office:value-type="float" office:value="117.700539150721">
                <text:p>117.700539150721</text:p>
              </table:table-cell>
              <table:table-cell office:value-type="float" office:value="75.5398566550957">
                <text:p>75.5398566550957</text:p>
              </table:table-cell>
            </table:table-row>
            <table:table-row>
              <table:table-cell office:value-type="float" office:value="26.4">
                <text:p>30</text:p>
              </table:table-cell>
              <table:table-cell office:value-type="float" office:value="-351.57698528142">
                <text:p>-351.57698528142</text:p>
              </table:table-cell>
              <table:table-cell office:value-type="float" office:value="-471.870268943968">
                <text:p>-471.870268943968</text:p>
              </table:table-cell>
              <table:table-cell office:value-type="float" office:value="120.293283662548">
                <text:p>120.293283662548</text:p>
              </table:table-cell>
              <table:table-cell office:value-type="float" office:value="77.2038723867134">
                <text:p>77.2038723867134</text:p>
              </table:table-cell>
            </table:table-row>
            <table:table-row>
              <table:table-cell office:value-type="float" office:value="26.5">
                <text:p>30</text:p>
              </table:table-cell>
              <table:table-cell office:value-type="float" office:value="-351.576866054363">
                <text:p>-351.576866054363</text:p>
              </table:table-cell>
              <table:table-cell office:value-type="float" office:value="-470.340073978041">
                <text:p>-470.340073978041</text:p>
              </table:table-cell>
              <table:table-cell office:value-type="float" office:value="118.763207923678">
                <text:p>118.763207923678</text:p>
              </table:table-cell>
              <table:table-cell office:value-type="float" office:value="76.2218743192476">
                <text:p>76.2218743192476</text:p>
              </table:table-cell>
            </table:table-row>
            <table:table-row>
              <table:table-cell office:value-type="float" office:value="26.6">
                <text:p>30</text:p>
              </table:table-cell>
              <table:table-cell office:value-type="float" office:value="-351.576833196437">
                <text:p>-351.576833196437</text:p>
              </table:table-cell>
              <table:table-cell office:value-type="float" office:value="-470.591196013976">
                <text:p>-470.591196013976</text:p>
              </table:table-cell>
              <table:table-cell office:value-type="float" office:value="119.014362817539">
                <text:p>119.014362817539</text:p>
              </table:table-cell>
              <table:table-cell office:value-type="float" office:value="76.3830647846217">
                <text:p>76.3830647846217</text:p>
              </table:table-cell>
            </table:table-row>
            <table:table-row>
              <table:table-cell office:value-type="float" office:value="26.7">
                <text:p>30</text:p>
              </table:table-cell>
              <table:table-cell office:value-type="float" office:value="-351.576981133758">
                <text:p>-351.576981133758</text:p>
              </table:table-cell>
              <table:table-cell office:value-type="float" office:value="-471.731731762863">
                <text:p>-471.731731762863</text:p>
              </table:table-cell>
              <table:table-cell office:value-type="float" office:value="120.154750629105">
                <text:p>120.154750629105</text:p>
              </table:table-cell>
              <table:table-cell office:value-type="float" office:value="77.1149622970589">
                <text:p>77.1149622970589</text:p>
              </table:table-cell>
            </table:table-row>
            <table:table-row>
              <table:table-cell office:value-type="float" office:value="26.8">
                <text:p>30</text:p>
              </table:table-cell>
              <table:table-cell office:value-type="float" office:value="-351.576789916713">
                <text:p>-351.576789916713</text:p>
              </table:table-cell>
              <table:table-cell office:value-type="float" office:value="-465.228440430652">
                <text:p>-465.228440430652</text:p>
              </table:table-cell>
              <table:table-cell office:value-type="float" office:value="113.65165051394">
                <text:p>113.65165051394</text:p>
              </table:table-cell>
              <table:table-cell office:value-type="float" office:value="72.9412919463712">
                <text:p>72.9412919463712</text:p>
              </table:table-cell>
            </table:table-row>
            <table:table-row>
              <table:table-cell office:value-type="float" office:value="26.9">
                <text:p>30</text:p>
              </table:table-cell>
              <table:table-cell office:value-type="float" office:value="-351.576820149319">
                <text:p>-351.576820149319</text:p>
              </table:table-cell>
              <table:table-cell office:value-type="float" office:value="-466.839320125139">
                <text:p>-466.839320125139</text:p>
              </table:table-cell>
              <table:table-cell office:value-type="float" office:value="115.262499975821">
                <text:p>115.262499975821</text:p>
              </table:table-cell>
              <table:table-cell office:value-type="float" office:value="73.975130349504">
                <text:p>73.97513034950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-351.576885484753">
                <text:p>-351.576885484753</text:p>
              </table:table-cell>
              <table:table-cell office:value-type="float" office:value="-471.955465714041">
                <text:p>-471.955465714041</text:p>
              </table:table-cell>
              <table:table-cell office:value-type="float" office:value="120.378580229288">
                <text:p>120.378580229288</text:p>
              </table:table-cell>
              <table:table-cell office:value-type="float" office:value="77.2586154700604">
                <text:p>77.2586154700604</text:p>
              </table:table-cell>
            </table:table-row>
            <table:table-row>
              <table:table-cell office:value-type="float" office:value="27.1">
                <text:p>30</text:p>
              </table:table-cell>
              <table:table-cell office:value-type="float" office:value="-351.576999269298">
                <text:p>-351.576999269298</text:p>
              </table:table-cell>
              <table:table-cell office:value-type="float" office:value="-470.255851494338">
                <text:p>-470.255851494338</text:p>
              </table:table-cell>
              <table:table-cell office:value-type="float" office:value="118.67885222504">
                <text:p>118.67885222504</text:p>
              </table:table-cell>
              <table:table-cell office:value-type="float" office:value="76.1677350822562">
                <text:p>76.1677350822562</text:p>
              </table:table-cell>
            </table:table-row>
            <table:table-row>
              <table:table-cell office:value-type="float" office:value="27.2">
                <text:p>30</text:p>
              </table:table-cell>
              <table:table-cell office:value-type="float" office:value="-351.576755584296">
                <text:p>-351.576755584296</text:p>
              </table:table-cell>
              <table:table-cell office:value-type="float" office:value="-464.584379821152">
                <text:p>-464.584379821152</text:p>
              </table:table-cell>
              <table:table-cell office:value-type="float" office:value="113.007624236856">
                <text:p>113.007624236856</text:p>
              </table:table-cell>
              <table:table-cell office:value-type="float" office:value="72.5279577934094">
                <text:p>72.5279577934094</text:p>
              </table:table-cell>
            </table:table-row>
            <table:table-row>
              <table:table-cell office:value-type="float" office:value="27.3">
                <text:p>30</text:p>
              </table:table-cell>
              <table:table-cell office:value-type="float" office:value="-351.577011448303">
                <text:p>-351.577011448303</text:p>
              </table:table-cell>
              <table:table-cell office:value-type="float" office:value="-471.795493162471">
                <text:p>-471.795493162471</text:p>
              </table:table-cell>
              <table:table-cell office:value-type="float" office:value="120.218481714168">
                <text:p>120.218481714168</text:p>
              </table:table-cell>
              <table:table-cell office:value-type="float" office:value="77.1558647182788">
                <text:p>77.1558647182788</text:p>
              </table:table-cell>
            </table:table-row>
            <table:table-row>
              <table:table-cell office:value-type="float" office:value="27.4">
                <text:p>30</text:p>
              </table:table-cell>
              <table:table-cell office:value-type="float" office:value="-351.576891246409">
                <text:p>-351.576891246409</text:p>
              </table:table-cell>
              <table:table-cell office:value-type="float" office:value="-467.707206513491">
                <text:p>-467.707206513491</text:p>
              </table:table-cell>
              <table:table-cell office:value-type="float" office:value="116.130315267081">
                <text:p>116.130315267081</text:p>
              </table:table-cell>
              <table:table-cell office:value-type="float" office:value="74.5320916274891">
                <text:p>74.5320916274891</text:p>
              </table:table-cell>
            </table:table-row>
            <table:table-row>
              <table:table-cell office:value-type="float" office:value="27.5">
                <text:p>30</text:p>
              </table:table-cell>
              <table:table-cell office:value-type="float" office:value="-351.576888788009">
                <text:p>-351.576888788009</text:p>
              </table:table-cell>
              <table:table-cell office:value-type="float" office:value="-467.39046222075">
                <text:p>-467.39046222075</text:p>
              </table:table-cell>
              <table:table-cell office:value-type="float" office:value="115.813573432742">
                <text:p>115.813573432742</text:p>
              </table:table-cell>
              <table:table-cell office:value-type="float" office:value="74.3288076583981">
                <text:p>74.3288076583981</text:p>
              </table:table-cell>
            </table:table-row>
            <table:table-row>
              <table:table-cell office:value-type="float" office:value="27.6">
                <text:p>30</text:p>
              </table:table-cell>
              <table:table-cell office:value-type="float" office:value="-351.576865059752">
                <text:p>-351.576865059752</text:p>
              </table:table-cell>
              <table:table-cell office:value-type="float" office:value="-467.254449668552">
                <text:p>-467.254449668552</text:p>
              </table:table-cell>
              <table:table-cell office:value-type="float" office:value="115.6775846088">
                <text:p>115.6775846088</text:p>
              </table:table-cell>
              <table:table-cell office:value-type="float" office:value="74.2415304348495">
                <text:p>74.2415304348495</text:p>
              </table:table-cell>
            </table:table-row>
            <table:table-row>
              <table:table-cell office:value-type="float" office:value="27.7">
                <text:p>30</text:p>
              </table:table-cell>
              <table:table-cell office:value-type="float" office:value="-351.577047675726">
                <text:p>-351.577047675726</text:p>
              </table:table-cell>
              <table:table-cell office:value-type="float" office:value="-469.712020470645">
                <text:p>-469.712020470645</text:p>
              </table:table-cell>
              <table:table-cell office:value-type="float" office:value="118.134972794918">
                <text:p>118.134972794918</text:p>
              </table:table-cell>
              <table:table-cell office:value-type="float" office:value="75.8186748784071">
                <text:p>75.8186748784071</text:p>
              </table:table-cell>
            </table:table-row>
            <table:table-row>
              <table:table-cell office:value-type="float" office:value="27.8">
                <text:p>30</text:p>
              </table:table-cell>
              <table:table-cell office:value-type="float" office:value="-351.576850986246">
                <text:p>-351.576850986246</text:p>
              </table:table-cell>
              <table:table-cell office:value-type="float" office:value="-466.702716934533">
                <text:p>-466.702716934533</text:p>
              </table:table-cell>
              <table:table-cell office:value-type="float" office:value="115.125865948287">
                <text:p>115.125865948287</text:p>
              </table:table-cell>
              <table:table-cell office:value-type="float" office:value="73.8874390362051">
                <text:p>73.8874390362051</text:p>
              </table:table-cell>
            </table:table-row>
            <table:table-row>
              <table:table-cell office:value-type="float" office:value="27.9">
                <text:p>30</text:p>
              </table:table-cell>
              <table:table-cell office:value-type="float" office:value="-351.577018676144">
                <text:p>-351.577018676144</text:p>
              </table:table-cell>
              <table:table-cell office:value-type="float" office:value="-471.828189658142">
                <text:p>-471.828189658142</text:p>
              </table:table-cell>
              <table:table-cell office:value-type="float" office:value="120.251170981997">
                <text:p>120.251170981997</text:p>
              </table:table-cell>
              <table:table-cell office:value-type="float" office:value="77.1768445933396">
                <text:p>77.176844593339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-351.576808406674">
                <text:p>-351.576808406674</text:p>
              </table:table-cell>
              <table:table-cell office:value-type="float" office:value="-469.995965074714">
                <text:p>-469.995965074714</text:p>
              </table:table-cell>
              <table:table-cell office:value-type="float" office:value="118.41915666804">
                <text:p>118.41915666804</text:p>
              </table:table-cell>
              <table:table-cell office:value-type="float" office:value="76.0010632446306">
                <text:p>76.0010632446306</text:p>
              </table:table-cell>
            </table:table-row>
            <table:table-row>
              <table:table-cell office:value-type="float" office:value="28.1">
                <text:p>30</text:p>
              </table:table-cell>
              <table:table-cell office:value-type="float" office:value="-351.576984777385">
                <text:p>-351.576984777385</text:p>
              </table:table-cell>
              <table:table-cell office:value-type="float" office:value="-476.684925105335">
                <text:p>-476.684925105335</text:p>
              </table:table-cell>
              <table:table-cell office:value-type="float" office:value="125.10794032795">
                <text:p>125.10794032795</text:p>
              </table:table-cell>
              <table:table-cell office:value-type="float" office:value="80.2939047431691">
                <text:p>80.2939047431691</text:p>
              </table:table-cell>
            </table:table-row>
            <table:table-row>
              <table:table-cell office:value-type="float" office:value="28.2">
                <text:p>30</text:p>
              </table:table-cell>
              <table:table-cell office:value-type="float" office:value="-351.57700587275">
                <text:p>-351.57700587275</text:p>
              </table:table-cell>
              <table:table-cell office:value-type="float" office:value="-476.778682160109">
                <text:p>-476.778682160109</text:p>
              </table:table-cell>
              <table:table-cell office:value-type="float" office:value="125.201676287359">
                <text:p>125.201676287359</text:p>
              </table:table-cell>
              <table:table-cell office:value-type="float" office:value="80.3540642036803">
                <text:p>80.3540642036803</text:p>
              </table:table-cell>
            </table:table-row>
            <table:table-row>
              <table:table-cell office:value-type="float" office:value="28.3">
                <text:p>30</text:p>
              </table:table-cell>
              <table:table-cell office:value-type="float" office:value="-351.576840921191">
                <text:p>-351.576840921191</text:p>
              </table:table-cell>
              <table:table-cell office:value-type="float" office:value="-473.653613228605">
                <text:p>-473.653613228605</text:p>
              </table:table-cell>
              <table:table-cell office:value-type="float" office:value="122.076772307414">
                <text:p>122.076772307414</text:p>
              </table:table-cell>
              <table:table-cell office:value-type="float" office:value="78.3485101050392">
                <text:p>78.3485101050392</text:p>
              </table:table-cell>
            </table:table-row>
            <table:table-row>
              <table:table-cell office:value-type="float" office:value="28.4">
                <text:p>30</text:p>
              </table:table-cell>
              <table:table-cell office:value-type="float" office:value="-351.577228637039">
                <text:p>-351.577228637039</text:p>
              </table:table-cell>
              <table:table-cell office:value-type="float" office:value="-477.993840040126">
                <text:p>-477.993840040126</text:p>
              </table:table-cell>
              <table:table-cell office:value-type="float" office:value="126.416611403087">
                <text:p>126.416611403087</text:p>
              </table:table-cell>
              <table:table-cell office:value-type="float" office:value="81.1338059546485">
                <text:p>81.1338059546485</text:p>
              </table:table-cell>
            </table:table-row>
            <table:table-row>
              <table:table-cell office:value-type="float" office:value="28.5">
                <text:p>30</text:p>
              </table:table-cell>
              <table:table-cell office:value-type="float" office:value="-351.57683649745">
                <text:p>-351.57683649745</text:p>
              </table:table-cell>
              <table:table-cell office:value-type="float" office:value="-467.851517307884">
                <text:p>-467.851517307884</text:p>
              </table:table-cell>
              <table:table-cell office:value-type="float" office:value="116.274680810435">
                <text:p>116.274680810435</text:p>
              </table:table-cell>
              <table:table-cell office:value-type="float" office:value="74.6247450046914">
                <text:p>74.6247450046914</text:p>
              </table:table-cell>
            </table:table-row>
            <table:table-row>
              <table:table-cell office:value-type="float" office:value="28.6">
                <text:p>30</text:p>
              </table:table-cell>
              <table:table-cell office:value-type="float" office:value="-351.577041629933">
                <text:p>-351.577041629933</text:p>
              </table:table-cell>
              <table:table-cell office:value-type="float" office:value="-477.770234494088">
                <text:p>-477.770234494088</text:p>
              </table:table-cell>
              <table:table-cell office:value-type="float" office:value="126.193192864155">
                <text:p>126.193192864155</text:p>
              </table:table-cell>
              <table:table-cell office:value-type="float" office:value="80.990416599538">
                <text:p>80.990416599538</text:p>
              </table:table-cell>
            </table:table-row>
            <table:table-row>
              <table:table-cell office:value-type="float" office:value="28.7">
                <text:p>30</text:p>
              </table:table-cell>
              <table:table-cell office:value-type="float" office:value="-351.576945904506">
                <text:p>-351.576945904506</text:p>
              </table:table-cell>
              <table:table-cell office:value-type="float" office:value="-474.652156831022">
                <text:p>-474.652156831022</text:p>
              </table:table-cell>
              <table:table-cell office:value-type="float" office:value="123.075210926517">
                <text:p>123.075210926517</text:p>
              </table:table-cell>
              <table:table-cell office:value-type="float" office:value="78.9893050471026">
                <text:p>78.9893050471026</text:p>
              </table:table-cell>
            </table:table-row>
            <table:table-row>
              <table:table-cell office:value-type="float" office:value="28.8">
                <text:p>30</text:p>
              </table:table-cell>
              <table:table-cell office:value-type="float" office:value="-351.576887212722">
                <text:p>-351.576887212722</text:p>
              </table:table-cell>
              <table:table-cell office:value-type="float" office:value="-471.528427987438">
                <text:p>-471.528427987438</text:p>
              </table:table-cell>
              <table:table-cell office:value-type="float" office:value="119.951540774716">
                <text:p>119.951540774716</text:p>
              </table:table-cell>
              <table:table-cell office:value-type="float" office:value="76.9845428157021">
                <text:p>76.9845428157021</text:p>
              </table:table-cell>
            </table:table-row>
            <table:table-row>
              <table:table-cell office:value-type="float" office:value="28.9">
                <text:p>30</text:p>
              </table:table-cell>
              <table:table-cell office:value-type="float" office:value="-351.576990169415">
                <text:p>-351.576990169415</text:p>
              </table:table-cell>
              <table:table-cell office:value-type="float" office:value="-473.928429129364">
                <text:p>-473.928429129364</text:p>
              </table:table-cell>
              <table:table-cell office:value-type="float" office:value="122.351438959949">
                <text:p>122.351438959949</text:p>
              </table:table-cell>
              <table:table-cell office:value-type="float" office:value="78.52479034734">
                <text:p>78.5247903473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-351.576825062298">
                <text:p>-351.576825062298</text:p>
              </table:table-cell>
              <table:table-cell office:value-type="float" office:value="-467.05021535277">
                <text:p>-467.05021535277</text:p>
              </table:table-cell>
              <table:table-cell office:value-type="float" office:value="115.473390290471">
                <text:p>115.473390290471</text:p>
              </table:table-cell>
              <table:table-cell office:value-type="float" office:value="74.1104791274586">
                <text:p>74.1104791274586</text:p>
              </table:table-cell>
            </table:table-row>
            <table:table-row>
              <table:table-cell office:value-type="float" office:value="29.1">
                <text:p>30</text:p>
              </table:table-cell>
              <table:table-cell office:value-type="float" office:value="-351.576975591293">
                <text:p>-351.576975591293</text:p>
              </table:table-cell>
              <table:table-cell office:value-type="float" office:value="-465.815665207046">
                <text:p>-465.815665207046</text:p>
              </table:table-cell>
              <table:table-cell office:value-type="float" office:value="114.238689615753">
                <text:p>114.238689615753</text:p>
              </table:table-cell>
              <table:table-cell office:value-type="float" office:value="73.3180518994005">
                <text:p>73.3180518994005</text:p>
              </table:table-cell>
            </table:table-row>
            <table:table-row>
              <table:table-cell office:value-type="float" office:value="29.2">
                <text:p>30</text:p>
              </table:table-cell>
              <table:table-cell office:value-type="float" office:value="-351.576948809715">
                <text:p>-351.576948809715</text:p>
              </table:table-cell>
              <table:table-cell office:value-type="float" office:value="-468.400424881274">
                <text:p>-468.400424881274</text:p>
              </table:table-cell>
              <table:table-cell office:value-type="float" office:value="116.823476071559">
                <text:p>116.823476071559</text:p>
              </table:table-cell>
              <table:table-cell office:value-type="float" office:value="74.9769601742856">
                <text:p>74.9769601742856</text:p>
              </table:table-cell>
            </table:table-row>
            <table:table-row>
              <table:table-cell office:value-type="float" office:value="29.3">
                <text:p>30</text:p>
              </table:table-cell>
              <table:table-cell office:value-type="float" office:value="-351.576829298046">
                <text:p>-351.576829298046</text:p>
              </table:table-cell>
              <table:table-cell office:value-type="float" office:value="-463.797936946859">
                <text:p>-463.797936946859</text:p>
              </table:table-cell>
              <table:table-cell office:value-type="float" office:value="112.221107648813">
                <text:p>112.221107648813</text:p>
              </table:table-cell>
              <table:table-cell office:value-type="float" office:value="72.0231737818293">
                <text:p>72.0231737818293</text:p>
              </table:table-cell>
            </table:table-row>
            <table:table-row>
              <table:table-cell office:value-type="float" office:value="29.4">
                <text:p>30</text:p>
              </table:table-cell>
              <table:table-cell office:value-type="float" office:value="-351.577019633541">
                <text:p>-351.577019633541</text:p>
              </table:table-cell>
              <table:table-cell office:value-type="float" office:value="-464.992530217289">
                <text:p>-464.992530217289</text:p>
              </table:table-cell>
              <table:table-cell office:value-type="float" office:value="113.415510583748">
                <text:p>113.415510583748</text:p>
              </table:table-cell>
              <table:table-cell office:value-type="float" office:value="72.7897380401112">
                <text:p>72.7897380401112</text:p>
              </table:table-cell>
            </table:table-row>
            <table:table-row>
              <table:table-cell office:value-type="float" office:value="29.5">
                <text:p>30</text:p>
              </table:table-cell>
              <table:table-cell office:value-type="float" office:value="-351.576928284418">
                <text:p>-351.576928284418</text:p>
              </table:table-cell>
              <table:table-cell office:value-type="float" office:value="-465.727428670215">
                <text:p>-465.727428670215</text:p>
              </table:table-cell>
              <table:table-cell office:value-type="float" office:value="114.150500385797">
                <text:p>114.150500385797</text:p>
              </table:table-cell>
              <table:table-cell office:value-type="float" office:value="73.2614523133875">
                <text:p>73.2614523133875</text:p>
              </table:table-cell>
            </table:table-row>
            <table:table-row>
              <table:table-cell office:value-type="float" office:value="29.6">
                <text:p>30</text:p>
              </table:table-cell>
              <table:table-cell office:value-type="float" office:value="-351.576894861863">
                <text:p>-351.576894861863</text:p>
              </table:table-cell>
              <table:table-cell office:value-type="float" office:value="-465.216259224519">
                <text:p>-465.216259224519</text:p>
              </table:table-cell>
              <table:table-cell office:value-type="float" office:value="113.639364362656">
                <text:p>113.639364362656</text:p>
              </table:table-cell>
              <table:table-cell office:value-type="float" office:value="72.9334067309467">
                <text:p>72.9334067309467</text:p>
              </table:table-cell>
            </table:table-row>
            <table:table-row>
              <table:table-cell office:value-type="float" office:value="29.7">
                <text:p>30</text:p>
              </table:table-cell>
              <table:table-cell office:value-type="float" office:value="-351.577002606794">
                <text:p>-351.577002606794</text:p>
              </table:table-cell>
              <table:table-cell office:value-type="float" office:value="-464.703435487389">
                <text:p>-464.703435487389</text:p>
              </table:table-cell>
              <table:table-cell office:value-type="float" office:value="113.126432880595">
                <text:p>113.126432880595</text:p>
              </table:table-cell>
              <table:table-cell office:value-type="float" office:value="72.6042088282997">
                <text:p>72.6042088282997</text:p>
              </table:table-cell>
            </table:table-row>
            <table:table-row>
              <table:table-cell office:value-type="float" office:value="29.8">
                <text:p>30</text:p>
              </table:table-cell>
              <table:table-cell office:value-type="float" office:value="-351.576698609381">
                <text:p>-351.576698609381</text:p>
              </table:table-cell>
              <table:table-cell office:value-type="float" office:value="-460.394084615786">
                <text:p>-460.394084615786</text:p>
              </table:table-cell>
              <table:table-cell office:value-type="float" office:value="108.817386006405">
                <text:p>108.817386006405</text:p>
              </table:table-cell>
              <table:table-cell office:value-type="float" office:value="69.8386753350371">
                <text:p>69.8386753350371</text:p>
              </table:table-cell>
            </table:table-row>
            <table:table-row>
              <table:table-cell office:value-type="float" office:value="29.9">
                <text:p>30</text:p>
              </table:table-cell>
              <table:table-cell office:value-type="float" office:value="-351.577004411802">
                <text:p>-351.577004411802</text:p>
              </table:table-cell>
              <table:table-cell office:value-type="float" office:value="-473.464790889564">
                <text:p>-473.464790889564</text:p>
              </table:table-cell>
              <table:table-cell office:value-type="float" office:value="121.887786477763">
                <text:p>121.887786477763</text:p>
              </table:table-cell>
              <table:table-cell office:value-type="float" office:value="78.2272195605375">
                <text:p>78.227219560537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351.576924201164">
                <text:p>-351.576924201164</text:p>
              </table:table-cell>
              <table:table-cell office:value-type="float" office:value="-471.780911344452">
                <text:p>-471.780911344452</text:p>
              </table:table-cell>
              <table:table-cell office:value-type="float" office:value="120.203987143288">
                <text:p>120.203987143288</text:p>
              </table:table-cell>
              <table:table-cell office:value-type="float" office:value="77.1465621457125">
                <text:p>77.1465621457125</text:p>
              </table:table-cell>
            </table:table-row>
            <table:table-row>
              <table:table-cell office:value-type="float" office:value="30.1">
                <text:p>30</text:p>
              </table:table-cell>
              <table:table-cell office:value-type="float" office:value="-351.576785239972">
                <text:p>-351.576785239972</text:p>
              </table:table-cell>
              <table:table-cell office:value-type="float" office:value="-462.722763837858">
                <text:p>-462.722763837858</text:p>
              </table:table-cell>
              <table:table-cell office:value-type="float" office:value="111.145978597886">
                <text:p>111.145978597886</text:p>
              </table:table-cell>
              <table:table-cell office:value-type="float" office:value="71.3331591482619">
                <text:p>71.3331591482619</text:p>
              </table:table-cell>
            </table:table-row>
            <table:table-row>
              <table:table-cell office:value-type="float" office:value="30.2">
                <text:p>30</text:p>
              </table:table-cell>
              <table:table-cell office:value-type="float" office:value="-351.576851013543">
                <text:p>-351.576851013543</text:p>
              </table:table-cell>
              <table:table-cell office:value-type="float" office:value="-462.02876366862">
                <text:p>-462.02876366862</text:p>
              </table:table-cell>
              <table:table-cell office:value-type="float" office:value="110.451912655077">
                <text:p>110.451912655077</text:p>
              </table:table-cell>
              <table:table-cell office:value-type="float" office:value="70.8877096863711">
                <text:p>70.8877096863711</text:p>
              </table:table-cell>
            </table:table-row>
            <table:table-row>
              <table:table-cell office:value-type="float" office:value="30.3">
                <text:p>30</text:p>
              </table:table-cell>
              <table:table-cell office:value-type="float" office:value="-351.576942768912">
                <text:p>-351.576942768912</text:p>
              </table:table-cell>
              <table:table-cell office:value-type="float" office:value="-467.073262114769">
                <text:p>-467.073262114769</text:p>
              </table:table-cell>
              <table:table-cell office:value-type="float" office:value="115.496319345856">
                <text:p>115.496319345856</text:p>
              </table:table-cell>
              <table:table-cell office:value-type="float" office:value="74.1251949271441">
                <text:p>74.1251949271441</text:p>
              </table:table-cell>
            </table:table-row>
            <table:table-row>
              <table:table-cell office:value-type="float" office:value="30.4">
                <text:p>30</text:p>
              </table:table-cell>
              <table:table-cell office:value-type="float" office:value="-351.576908546317">
                <text:p>-351.576908546317</text:p>
              </table:table-cell>
              <table:table-cell office:value-type="float" office:value="-468.114836588216">
                <text:p>-468.114836588216</text:p>
              </table:table-cell>
              <table:table-cell office:value-type="float" office:value="116.537928041899">
                <text:p>116.537928041899</text:p>
              </table:table-cell>
              <table:table-cell office:value-type="float" office:value="74.7936962964455">
                <text:p>74.7936962964455</text:p>
              </table:table-cell>
            </table:table-row>
            <table:table-row>
              <table:table-cell office:value-type="float" office:value="30.5">
                <text:p>30</text:p>
              </table:table-cell>
              <table:table-cell office:value-type="float" office:value="-351.576849977448">
                <text:p>-351.576849977448</text:p>
              </table:table-cell>
              <table:table-cell office:value-type="float" office:value="-464.189122246242">
                <text:p>-464.189122246242</text:p>
              </table:table-cell>
              <table:table-cell office:value-type="float" office:value="112.612272268794">
                <text:p>112.612272268794</text:p>
              </table:table-cell>
              <table:table-cell office:value-type="float" office:value="72.2742220738352">
                <text:p>72.2742220738352</text:p>
              </table:table-cell>
            </table:table-row>
            <table:table-row>
              <table:table-cell office:value-type="float" office:value="30.6">
                <text:p>30</text:p>
              </table:table-cell>
              <table:table-cell office:value-type="float" office:value="-351.576798244182">
                <text:p>-351.576798244182</text:p>
              </table:table-cell>
              <table:table-cell office:value-type="float" office:value="-461.544807733456">
                <text:p>-461.544807733456</text:p>
              </table:table-cell>
              <table:table-cell office:value-type="float" office:value="109.968009489274">
                <text:p>109.968009489274</text:p>
              </table:table-cell>
              <table:table-cell office:value-type="float" office:value="70.5771420709339">
                <text:p>70.5771420709339</text:p>
              </table:table-cell>
            </table:table-row>
            <table:table-row>
              <table:table-cell office:value-type="float" office:value="30.7">
                <text:p>30</text:p>
              </table:table-cell>
              <table:table-cell office:value-type="float" office:value="-351.576948479403">
                <text:p>-351.576948479403</text:p>
              </table:table-cell>
              <table:table-cell office:value-type="float" office:value="-464.616162049416">
                <text:p>-464.616162049416</text:p>
              </table:table-cell>
              <table:table-cell office:value-type="float" office:value="113.039213570012">
                <text:p>113.039213570012</text:p>
              </table:table-cell>
              <table:table-cell office:value-type="float" office:value="72.5482317336622">
                <text:p>72.5482317336622</text:p>
              </table:table-cell>
            </table:table-row>
            <table:table-row>
              <table:table-cell office:value-type="float" office:value="30.8">
                <text:p>30</text:p>
              </table:table-cell>
              <table:table-cell office:value-type="float" office:value="-351.576806429167">
                <text:p>-351.576806429167</text:p>
              </table:table-cell>
              <table:table-cell office:value-type="float" office:value="-459.712593279457">
                <text:p>-459.712593279457</text:p>
              </table:table-cell>
              <table:table-cell office:value-type="float" office:value="108.135786850291">
                <text:p>108.135786850291</text:p>
              </table:table-cell>
              <table:table-cell office:value-type="float" office:value="69.4012270198415">
                <text:p>69.4012270198415</text:p>
              </table:table-cell>
            </table:table-row>
            <table:table-row>
              <table:table-cell office:value-type="float" office:value="30.9">
                <text:p>30</text:p>
              </table:table-cell>
              <table:table-cell office:value-type="float" office:value="-351.576943115937">
                <text:p>-351.576943115937</text:p>
              </table:table-cell>
              <table:table-cell office:value-type="float" office:value="-462.105929589194">
                <text:p>-462.105929589194</text:p>
              </table:table-cell>
              <table:table-cell office:value-type="float" office:value="110.528986473257">
                <text:p>110.528986473257</text:p>
              </table:table-cell>
              <table:table-cell office:value-type="float" office:value="70.9371754340999">
                <text:p>70.937175434099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-351.576902902866">
                <text:p>-351.576902902866</text:p>
              </table:table-cell>
              <table:table-cell office:value-type="float" office:value="-463.258635840395">
                <text:p>-463.258635840395</text:p>
              </table:table-cell>
              <table:table-cell office:value-type="float" office:value="111.681732937528">
                <text:p>111.681732937528</text:p>
              </table:table-cell>
              <table:table-cell office:value-type="float" office:value="71.6770046931591">
                <text:p>71.6770046931591</text:p>
              </table:table-cell>
            </table:table-row>
            <table:table-row>
              <table:table-cell office:value-type="float" office:value="31.1">
                <text:p>30</text:p>
              </table:table-cell>
              <table:table-cell office:value-type="float" office:value="-351.576939412782">
                <text:p>-351.576939412782</text:p>
              </table:table-cell>
              <table:table-cell office:value-type="float" office:value="-462.972759999279">
                <text:p>-462.972759999279</text:p>
              </table:table-cell>
              <table:table-cell office:value-type="float" office:value="111.395820586496">
                <text:p>111.395820586496</text:p>
              </table:table-cell>
              <table:table-cell office:value-type="float" office:value="71.4935069949435">
                <text:p>71.4935069949435</text:p>
              </table:table-cell>
            </table:table-row>
            <table:table-row>
              <table:table-cell office:value-type="float" office:value="31.2">
                <text:p>30</text:p>
              </table:table-cell>
              <table:table-cell office:value-type="float" office:value="-351.576809422694">
                <text:p>-351.576809422694</text:p>
              </table:table-cell>
              <table:table-cell office:value-type="float" office:value="-456.640884340028">
                <text:p>-456.640884340028</text:p>
              </table:table-cell>
              <table:table-cell office:value-type="float" office:value="105.064074917334">
                <text:p>105.064074917334</text:p>
              </table:table-cell>
              <table:table-cell office:value-type="float" office:value="67.4298114190669">
                <text:p>67.4298114190669</text:p>
              </table:table-cell>
            </table:table-row>
            <table:table-row>
              <table:table-cell office:value-type="float" office:value="31.3">
                <text:p>30</text:p>
              </table:table-cell>
              <table:table-cell office:value-type="float" office:value="-351.576900732269">
                <text:p>-351.576900732269</text:p>
              </table:table-cell>
              <table:table-cell office:value-type="float" office:value="-459.353045241186">
                <text:p>-459.353045241186</text:p>
              </table:table-cell>
              <table:table-cell office:value-type="float" office:value="107.776144508917">
                <text:p>107.776144508917</text:p>
              </table:table-cell>
              <table:table-cell office:value-type="float" office:value="69.1704096326787">
                <text:p>69.1704096326787</text:p>
              </table:table-cell>
            </table:table-row>
            <table:table-row>
              <table:table-cell office:value-type="float" office:value="31.4">
                <text:p>30</text:p>
              </table:table-cell>
              <table:table-cell office:value-type="float" office:value="-351.57694374062">
                <text:p>-351.57694374062</text:p>
              </table:table-cell>
              <table:table-cell office:value-type="float" office:value="-464.000381808397">
                <text:p>-464.000381808397</text:p>
              </table:table-cell>
              <table:table-cell office:value-type="float" office:value="112.423438067777">
                <text:p>112.423438067777</text:p>
              </table:table-cell>
              <table:table-cell office:value-type="float" office:value="72.1530288441407">
                <text:p>72.1530288441407</text:p>
              </table:table-cell>
            </table:table-row>
            <table:table-row>
              <table:table-cell office:value-type="float" office:value="31.5">
                <text:p>30</text:p>
              </table:table-cell>
              <table:table-cell office:value-type="float" office:value="-351.57681983876">
                <text:p>-351.57681983876</text:p>
              </table:table-cell>
              <table:table-cell office:value-type="float" office:value="-463.875636289331">
                <text:p>-463.875636289331</text:p>
              </table:table-cell>
              <table:table-cell office:value-type="float" office:value="112.29881645057">
                <text:p>112.29881645057</text:p>
              </table:table-cell>
              <table:table-cell office:value-type="float" office:value="72.0730470601334">
                <text:p>72.0730470601334</text:p>
              </table:table-cell>
            </table:table-row>
            <table:table-row>
              <table:table-cell office:value-type="float" office:value="31.6">
                <text:p>30</text:p>
              </table:table-cell>
              <table:table-cell office:value-type="float" office:value="-351.576756671442">
                <text:p>-351.576756671442</text:p>
              </table:table-cell>
              <table:table-cell office:value-type="float" office:value="-468.85284593142">
                <text:p>-468.85284593142</text:p>
              </table:table-cell>
              <table:table-cell office:value-type="float" office:value="117.276089259979">
                <text:p>117.276089259979</text:p>
              </table:table-cell>
              <table:table-cell office:value-type="float" office:value="75.2674459751167">
                <text:p>75.2674459751167</text:p>
              </table:table-cell>
            </table:table-row>
            <table:table-row>
              <table:table-cell office:value-type="float" office:value="31.7">
                <text:p>30</text:p>
              </table:table-cell>
              <table:table-cell office:value-type="float" office:value="-351.577011530178">
                <text:p>-351.577011530178</text:p>
              </table:table-cell>
              <table:table-cell office:value-type="float" office:value="-473.593068058171">
                <text:p>-473.593068058171</text:p>
              </table:table-cell>
              <table:table-cell office:value-type="float" office:value="122.016056527993">
                <text:p>122.016056527993</text:p>
              </table:table-cell>
              <table:table-cell office:value-type="float" office:value="78.3095428980303">
                <text:p>78.3095428980303</text:p>
              </table:table-cell>
            </table:table-row>
            <table:table-row>
              <table:table-cell office:value-type="float" office:value="31.8">
                <text:p>30</text:p>
              </table:table-cell>
              <table:table-cell office:value-type="float" office:value="-351.576729266623">
                <text:p>-351.576729266623</text:p>
              </table:table-cell>
              <table:table-cell office:value-type="float" office:value="-468.756456544554">
                <text:p>-468.756456544554</text:p>
              </table:table-cell>
              <table:table-cell office:value-type="float" office:value="117.179727277931">
                <text:p>117.179727277931</text:p>
              </table:table-cell>
              <table:table-cell office:value-type="float" office:value="75.2056011410705">
                <text:p>75.2056011410705</text:p>
              </table:table-cell>
            </table:table-row>
            <table:table-row>
              <table:table-cell office:value-type="float" office:value="31.9">
                <text:p>30</text:p>
              </table:table-cell>
              <table:table-cell office:value-type="float" office:value="-351.577126997658">
                <text:p>-351.577126997658</text:p>
              </table:table-cell>
              <table:table-cell office:value-type="float" office:value="-479.246323109896">
                <text:p>-479.246323109896</text:p>
              </table:table-cell>
              <table:table-cell office:value-type="float" office:value="127.669196112237">
                <text:p>127.669196112237</text:p>
              </table:table-cell>
              <table:table-cell office:value-type="float" office:value="81.9377111029199">
                <text:p>81.937711102919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-351.576850952958">
                <text:p>-351.576850952958</text:p>
              </table:table-cell>
              <table:table-cell office:value-type="float" office:value="-473.492961193445">
                <text:p>-473.492961193445</text:p>
              </table:table-cell>
              <table:table-cell office:value-type="float" office:value="121.916110240487">
                <text:p>121.916110240487</text:p>
              </table:table-cell>
              <table:table-cell office:value-type="float" office:value="78.2453976673803">
                <text:p>78.2453976673803</text:p>
              </table:table-cell>
            </table:table-row>
            <table:table-row>
              <table:table-cell office:value-type="float" office:value="32.1">
                <text:p>30</text:p>
              </table:table-cell>
              <table:table-cell office:value-type="float" office:value="-351.576994990766">
                <text:p>-351.576994990766</text:p>
              </table:table-cell>
              <table:table-cell office:value-type="float" office:value="-476.957689910468">
                <text:p>-476.957689910468</text:p>
              </table:table-cell>
              <table:table-cell office:value-type="float" office:value="125.380694919701">
                <text:p>125.380694919701</text:p>
              </table:table-cell>
              <table:table-cell office:value-type="float" office:value="80.4689578305343">
                <text:p>80.4689578305343</text:p>
              </table:table-cell>
            </table:table-row>
            <table:table-row>
              <table:table-cell office:value-type="float" office:value="32.2">
                <text:p>30</text:p>
              </table:table-cell>
              <table:table-cell office:value-type="float" office:value="-351.576922386154">
                <text:p>-351.576922386154</text:p>
              </table:table-cell>
              <table:table-cell office:value-type="float" office:value="-473.194703854671">
                <text:p>-473.194703854671</text:p>
              </table:table-cell>
              <table:table-cell office:value-type="float" office:value="121.617781468517">
                <text:p>121.617781468517</text:p>
              </table:table-cell>
              <table:table-cell office:value-type="float" office:value="78.0539311470625">
                <text:p>78.0539311470625</text:p>
              </table:table-cell>
            </table:table-row>
            <table:table-row>
              <table:table-cell office:value-type="float" office:value="32.3">
                <text:p>30</text:p>
              </table:table-cell>
              <table:table-cell office:value-type="float" office:value="-351.577172092969">
                <text:p>-351.577172092969</text:p>
              </table:table-cell>
              <table:table-cell office:value-type="float" office:value="-475.702657841497">
                <text:p>-475.702657841497</text:p>
              </table:table-cell>
              <table:table-cell office:value-type="float" office:value="124.125485748528">
                <text:p>124.125485748528</text:p>
              </table:table-cell>
              <table:table-cell office:value-type="float" office:value="79.6633683103268">
                <text:p>79.6633683103268</text:p>
              </table:table-cell>
            </table:table-row>
            <table:table-row>
              <table:table-cell office:value-type="float" office:value="32.4">
                <text:p>30</text:p>
              </table:table-cell>
              <table:table-cell office:value-type="float" office:value="-351.576922544771">
                <text:p>-351.576922544771</text:p>
              </table:table-cell>
              <table:table-cell office:value-type="float" office:value="-475.539279707395">
                <text:p>-475.539279707395</text:p>
              </table:table-cell>
              <table:table-cell office:value-type="float" office:value="123.962357162624">
                <text:p>123.962357162624</text:p>
              </table:table-cell>
              <table:table-cell office:value-type="float" office:value="79.5586728681098">
                <text:p>79.5586728681098</text:p>
              </table:table-cell>
            </table:table-row>
            <table:table-row>
              <table:table-cell office:value-type="float" office:value="32.5">
                <text:p>30</text:p>
              </table:table-cell>
              <table:table-cell office:value-type="float" office:value="-351.577105957763">
                <text:p>-351.577105957763</text:p>
              </table:table-cell>
              <table:table-cell office:value-type="float" office:value="-478.23947761133">
                <text:p>-478.23947761133</text:p>
              </table:table-cell>
              <table:table-cell office:value-type="float" office:value="126.662371653567">
                <text:p>126.662371653567</text:p>
              </table:table-cell>
              <table:table-cell office:value-type="float" office:value="81.2915341539141">
                <text:p>81.2915341539141</text:p>
              </table:table-cell>
            </table:table-row>
            <table:table-row>
              <table:table-cell office:value-type="float" office:value="32.6">
                <text:p>30</text:p>
              </table:table-cell>
              <table:table-cell office:value-type="float" office:value="-351.576873206602">
                <text:p>-351.576873206602</text:p>
              </table:table-cell>
              <table:table-cell office:value-type="float" office:value="-478.036545263477">
                <text:p>-478.036545263477</text:p>
              </table:table-cell>
              <table:table-cell office:value-type="float" office:value="126.459672056875">
                <text:p>126.459672056875</text:p>
              </table:table-cell>
              <table:table-cell office:value-type="float" office:value="81.1614421544325">
                <text:p>81.1614421544325</text:p>
              </table:table-cell>
            </table:table-row>
            <table:table-row>
              <table:table-cell office:value-type="float" office:value="32.7">
                <text:p>30</text:p>
              </table:table-cell>
              <table:table-cell office:value-type="float" office:value="-351.577008476816">
                <text:p>-351.577008476816</text:p>
              </table:table-cell>
              <table:table-cell office:value-type="float" office:value="-480.086129705245">
                <text:p>-480.086129705245</text:p>
              </table:table-cell>
              <table:table-cell office:value-type="float" office:value="128.509121228428">
                <text:p>128.509121228428</text:p>
              </table:table-cell>
              <table:table-cell office:value-type="float" office:value="82.4767725493322">
                <text:p>82.4767725493322</text:p>
              </table:table-cell>
            </table:table-row>
            <table:table-row>
              <table:table-cell office:value-type="float" office:value="32.8">
                <text:p>30</text:p>
              </table:table-cell>
              <table:table-cell office:value-type="float" office:value="-351.576883793441">
                <text:p>-351.576883793441</text:p>
              </table:table-cell>
              <table:table-cell office:value-type="float" office:value="-473.294572969505">
                <text:p>-473.294572969505</text:p>
              </table:table-cell>
              <table:table-cell office:value-type="float" office:value="121.717689176064">
                <text:p>121.717689176064</text:p>
              </table:table-cell>
              <table:table-cell office:value-type="float" office:value="78.118051617209">
                <text:p>78.118051617209</text:p>
              </table:table-cell>
            </table:table-row>
            <table:table-row>
              <table:table-cell office:value-type="float" office:value="32.9">
                <text:p>30</text:p>
              </table:table-cell>
              <table:table-cell office:value-type="float" office:value="-351.576932076185">
                <text:p>-351.576932076185</text:p>
              </table:table-cell>
              <table:table-cell office:value-type="float" office:value="-475.197013013954">
                <text:p>-475.197013013954</text:p>
              </table:table-cell>
              <table:table-cell office:value-type="float" office:value="123.620080937769">
                <text:p>123.620080937769</text:p>
              </table:table-cell>
              <table:table-cell office:value-type="float" office:value="79.3390010029803">
                <text:p>79.339001002980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-351.576891826081">
                <text:p>-351.576891826081</text:p>
              </table:table-cell>
              <table:table-cell office:value-type="float" office:value="-474.895413805402">
                <text:p>-474.895413805402</text:p>
              </table:table-cell>
              <table:table-cell office:value-type="float" office:value="123.318521979321">
                <text:p>123.318521979321</text:p>
              </table:table-cell>
              <table:table-cell office:value-type="float" office:value="79.1454613585696">
                <text:p>79.1454613585696</text:p>
              </table:table-cell>
            </table:table-row>
            <table:table-row>
              <table:table-cell office:value-type="float" office:value="33.1">
                <text:p>30</text:p>
              </table:table-cell>
              <table:table-cell office:value-type="float" office:value="-351.57685443541">
                <text:p>-351.57685443541</text:p>
              </table:table-cell>
              <table:table-cell office:value-type="float" office:value="-476.917687923877">
                <text:p>-476.917687923877</text:p>
              </table:table-cell>
              <table:table-cell office:value-type="float" office:value="125.340833488468">
                <text:p>125.340833488468</text:p>
              </table:table-cell>
              <table:table-cell office:value-type="float" office:value="80.4433748822897">
                <text:p>80.4433748822897</text:p>
              </table:table-cell>
            </table:table-row>
            <table:table-row>
              <table:table-cell office:value-type="float" office:value="33.2">
                <text:p>30</text:p>
              </table:table-cell>
              <table:table-cell office:value-type="float" office:value="-351.57686362986">
                <text:p>-351.57686362986</text:p>
              </table:table-cell>
              <table:table-cell office:value-type="float" office:value="-477.781165745025">
                <text:p>-477.781165745025</text:p>
              </table:table-cell>
              <table:table-cell office:value-type="float" office:value="126.204302115166">
                <text:p>126.204302115166</text:p>
              </table:table-cell>
              <table:table-cell office:value-type="float" office:value="80.9975464838608">
                <text:p>80.9975464838608</text:p>
              </table:table-cell>
            </table:table-row>
            <table:table-row>
              <table:table-cell office:value-type="float" office:value="33.3">
                <text:p>30</text:p>
              </table:table-cell>
              <table:table-cell office:value-type="float" office:value="-351.576918944203">
                <text:p>-351.576918944203</text:p>
              </table:table-cell>
              <table:table-cell office:value-type="float" office:value="-473.86276804678">
                <text:p>-473.86276804678</text:p>
              </table:table-cell>
              <table:table-cell office:value-type="float" office:value="122.285849102577">
                <text:p>122.285849102577</text:p>
              </table:table-cell>
              <table:table-cell office:value-type="float" office:value="78.4826949715696">
                <text:p>78.4826949715696</text:p>
              </table:table-cell>
            </table:table-row>
            <table:table-row>
              <table:table-cell office:value-type="float" office:value="33.4">
                <text:p>30</text:p>
              </table:table-cell>
              <table:table-cell office:value-type="float" office:value="-351.576873003556">
                <text:p>-351.576873003556</text:p>
              </table:table-cell>
              <table:table-cell office:value-type="float" office:value="-474.639596569984">
                <text:p>-474.639596569984</text:p>
              </table:table-cell>
              <table:table-cell office:value-type="float" office:value="123.062723566428">
                <text:p>123.062723566428</text:p>
              </table:table-cell>
              <table:table-cell office:value-type="float" office:value="78.9812906964638">
                <text:p>78.9812906964638</text:p>
              </table:table-cell>
            </table:table-row>
            <table:table-row>
              <table:table-cell office:value-type="float" office:value="33.5">
                <text:p>30</text:p>
              </table:table-cell>
              <table:table-cell office:value-type="float" office:value="-351.576863057396">
                <text:p>-351.576863057396</text:p>
              </table:table-cell>
              <table:table-cell office:value-type="float" office:value="-473.620776321573">
                <text:p>-473.620776321573</text:p>
              </table:table-cell>
              <table:table-cell office:value-type="float" office:value="122.043913264177">
                <text:p>122.043913264177</text:p>
              </table:table-cell>
              <table:table-cell office:value-type="float" office:value="78.3274212686254">
                <text:p>78.3274212686254</text:p>
              </table:table-cell>
            </table:table-row>
            <table:table-row>
              <table:table-cell office:value-type="float" office:value="33.6">
                <text:p>30</text:p>
              </table:table-cell>
              <table:table-cell office:value-type="float" office:value="-351.576927304575">
                <text:p>-351.576927304575</text:p>
              </table:table-cell>
              <table:table-cell office:value-type="float" office:value="-471.264148615622">
                <text:p>-471.264148615622</text:p>
              </table:table-cell>
              <table:table-cell office:value-type="float" office:value="119.687221311047">
                <text:p>119.687221311047</text:p>
              </table:table-cell>
              <table:table-cell office:value-type="float" office:value="76.8149033685018">
                <text:p>76.8149033685018</text:p>
              </table:table-cell>
            </table:table-row>
            <table:table-row>
              <table:table-cell office:value-type="float" office:value="33.7">
                <text:p>30</text:p>
              </table:table-cell>
              <table:table-cell office:value-type="float" office:value="-351.576835723789">
                <text:p>-351.576835723789</text:p>
              </table:table-cell>
              <table:table-cell office:value-type="float" office:value="-468.008705873322">
                <text:p>-468.008705873322</text:p>
              </table:table-cell>
              <table:table-cell office:value-type="float" office:value="116.431870149533">
                <text:p>116.431870149533</text:p>
              </table:table-cell>
              <table:table-cell office:value-type="float" office:value="74.7256286559378">
                <text:p>74.7256286559378</text:p>
              </table:table-cell>
            </table:table-row>
            <table:table-row>
              <table:table-cell office:value-type="float" office:value="33.8">
                <text:p>30</text:p>
              </table:table-cell>
              <table:table-cell office:value-type="float" office:value="-351.577002451837">
                <text:p>-351.577002451837</text:p>
              </table:table-cell>
              <table:table-cell office:value-type="float" office:value="-464.97840319846">
                <text:p>-464.97840319846</text:p>
              </table:table-cell>
              <table:table-cell office:value-type="float" office:value="113.401400746623">
                <text:p>113.401400746623</text:p>
              </table:table-cell>
              <table:table-cell office:value-type="float" office:value="72.7806823885266">
                <text:p>72.7806823885266</text:p>
              </table:table-cell>
            </table:table-row>
            <table:table-row>
              <table:table-cell office:value-type="float" office:value="33.9">
                <text:p>30</text:p>
              </table:table-cell>
              <table:table-cell office:value-type="float" office:value="-351.577038475607">
                <text:p>-351.577038475607</text:p>
              </table:table-cell>
              <table:table-cell office:value-type="float" office:value="-463.550127809909">
                <text:p>-463.550127809909</text:p>
              </table:table-cell>
              <table:table-cell office:value-type="float" office:value="111.973089334302">
                <text:p>111.973089334302</text:p>
              </table:table-cell>
              <table:table-cell office:value-type="float" office:value="71.8639963637717">
                <text:p>71.863996363771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-351.576834065985">
                <text:p>-351.576834065985</text:p>
              </table:table-cell>
              <table:table-cell office:value-type="float" office:value="-459.669316533791">
                <text:p>-459.669316533791</text:p>
              </table:table-cell>
              <table:table-cell office:value-type="float" office:value="108.092482467806">
                <text:p>108.092482467806</text:p>
              </table:table-cell>
              <table:table-cell office:value-type="float" office:value="69.3734343957038">
                <text:p>69.3734343957038</text:p>
              </table:table-cell>
            </table:table-row>
            <table:table-row>
              <table:table-cell office:value-type="float" office:value="34.1">
                <text:p>30</text:p>
              </table:table-cell>
              <table:table-cell office:value-type="float" office:value="-351.577144148525">
                <text:p>-351.577144148525</text:p>
              </table:table-cell>
              <table:table-cell office:value-type="float" office:value="-467.07942986796">
                <text:p>-467.07942986796</text:p>
              </table:table-cell>
              <table:table-cell office:value-type="float" office:value="115.502285719435">
                <text:p>115.502285719435</text:p>
              </table:table-cell>
              <table:table-cell office:value-type="float" office:value="74.1290241279969">
                <text:p>74.1290241279969</text:p>
              </table:table-cell>
            </table:table-row>
            <table:table-row>
              <table:table-cell office:value-type="float" office:value="34.2">
                <text:p>30</text:p>
              </table:table-cell>
              <table:table-cell office:value-type="float" office:value="-351.576851033882">
                <text:p>-351.576851033882</text:p>
              </table:table-cell>
              <table:table-cell office:value-type="float" office:value="-467.540933142473">
                <text:p>-467.540933142473</text:p>
              </table:table-cell>
              <table:table-cell office:value-type="float" office:value="115.964082108591">
                <text:p>115.964082108591</text:p>
              </table:table-cell>
              <table:table-cell office:value-type="float" office:value="74.4254036798016">
                <text:p>74.4254036798016</text:p>
              </table:table-cell>
            </table:table-row>
            <table:table-row>
              <table:table-cell office:value-type="float" office:value="34.3">
                <text:p>30</text:p>
              </table:table-cell>
              <table:table-cell office:value-type="float" office:value="-351.576996030306">
                <text:p>-351.576996030306</text:p>
              </table:table-cell>
              <table:table-cell office:value-type="float" office:value="-475.125802264164">
                <text:p>-475.125802264164</text:p>
              </table:table-cell>
              <table:table-cell office:value-type="float" office:value="123.548806233858">
                <text:p>123.548806233858</text:p>
              </table:table-cell>
              <table:table-cell office:value-type="float" office:value="79.2932571095757">
                <text:p>79.2932571095757</text:p>
              </table:table-cell>
            </table:table-row>
            <table:table-row>
              <table:table-cell office:value-type="float" office:value="34.4">
                <text:p>30</text:p>
              </table:table-cell>
              <table:table-cell office:value-type="float" office:value="-351.576855038673">
                <text:p>-351.576855038673</text:p>
              </table:table-cell>
              <table:table-cell office:value-type="float" office:value="-471.206633636395">
                <text:p>-471.206633636395</text:p>
              </table:table-cell>
              <table:table-cell office:value-type="float" office:value="119.629778597722">
                <text:p>119.629778597722</text:p>
              </table:table-cell>
              <table:table-cell office:value-type="float" office:value="76.778036805598">
                <text:p>76.778036805598</text:p>
              </table:table-cell>
            </table:table-row>
            <table:table-row>
              <table:table-cell office:value-type="float" office:value="34.5">
                <text:p>30</text:p>
              </table:table-cell>
              <table:table-cell office:value-type="float" office:value="-351.576983709085">
                <text:p>-351.576983709085</text:p>
              </table:table-cell>
              <table:table-cell office:value-type="float" office:value="-469.418309021956">
                <text:p>-469.418309021956</text:p>
              </table:table-cell>
              <table:table-cell office:value-type="float" office:value="117.841325312871">
                <text:p>117.841325312871</text:p>
              </table:table-cell>
              <table:table-cell office:value-type="float" office:value="75.6302127960662">
                <text:p>75.6302127960662</text:p>
              </table:table-cell>
            </table:table-row>
            <table:table-row>
              <table:table-cell office:value-type="float" office:value="34.6">
                <text:p>30</text:p>
              </table:table-cell>
              <table:table-cell office:value-type="float" office:value="-351.576998915952">
                <text:p>-351.576998915952</text:p>
              </table:table-cell>
              <table:table-cell office:value-type="float" office:value="-466.986884026769">
                <text:p>-466.986884026769</text:p>
              </table:table-cell>
              <table:table-cell office:value-type="float" office:value="115.409885110817">
                <text:p>115.409885110817</text:p>
              </table:table-cell>
              <table:table-cell office:value-type="float" office:value="74.0697216916596">
                <text:p>74.0697216916596</text:p>
              </table:table-cell>
            </table:table-row>
            <table:table-row>
              <table:table-cell office:value-type="float" office:value="34.7">
                <text:p>30</text:p>
              </table:table-cell>
              <table:table-cell office:value-type="float" office:value="-351.576765758166">
                <text:p>-351.576765758166</text:p>
              </table:table-cell>
              <table:table-cell office:value-type="float" office:value="-458.969758125986">
                <text:p>-458.969758125986</text:p>
              </table:table-cell>
              <table:table-cell office:value-type="float" office:value="107.39299236782">
                <text:p>107.39299236782</text:p>
              </table:table-cell>
              <table:table-cell office:value-type="float" office:value="68.9245037258371">
                <text:p>68.9245037258371</text:p>
              </table:table-cell>
            </table:table-row>
            <table:table-row>
              <table:table-cell office:value-type="float" office:value="34.8">
                <text:p>30</text:p>
              </table:table-cell>
              <table:table-cell office:value-type="float" office:value="-351.576933438238">
                <text:p>-351.576933438238</text:p>
              </table:table-cell>
              <table:table-cell office:value-type="float" office:value="-460.265415928313">
                <text:p>-460.265415928313</text:p>
              </table:table-cell>
              <table:table-cell office:value-type="float" office:value="108.688482490076">
                <text:p>108.688482490076</text:p>
              </table:table-cell>
              <table:table-cell office:value-type="float" office:value="69.755945440883">
                <text:p>69.755945440883</text:p>
              </table:table-cell>
            </table:table-row>
            <table:table-row>
              <table:table-cell office:value-type="float" office:value="34.9">
                <text:p>30</text:p>
              </table:table-cell>
              <table:table-cell office:value-type="float" office:value="-351.576846557637">
                <text:p>-351.576846557637</text:p>
              </table:table-cell>
              <table:table-cell office:value-type="float" office:value="-462.272658672974">
                <text:p>-462.272658672974</text:p>
              </table:table-cell>
              <table:table-cell office:value-type="float" office:value="110.695812115337">
                <text:p>110.695812115337</text:p>
              </table:table-cell>
              <table:table-cell office:value-type="float" office:value="71.0442436359963">
                <text:p>71.0442436359963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-351.576966339825">
                <text:p>-351.576966339825</text:p>
              </table:table-cell>
              <table:table-cell office:value-type="float" office:value="-470.352153008895">
                <text:p>-470.352153008895</text:p>
              </table:table-cell>
              <table:table-cell office:value-type="float" office:value="118.77518666907">
                <text:p>118.77518666907</text:p>
              </table:table-cell>
              <table:table-cell office:value-type="float" office:value="76.2295622424835">
                <text:p>76.2295622424835</text:p>
              </table:table-cell>
            </table:table-row>
            <table:table-row>
              <table:table-cell office:value-type="float" office:value="35.1">
                <text:p>40</text:p>
              </table:table-cell>
              <table:table-cell office:value-type="float" office:value="-351.576807715509">
                <text:p>-351.576807715509</text:p>
              </table:table-cell>
              <table:table-cell office:value-type="float" office:value="-463.639819141723">
                <text:p>-463.639819141723</text:p>
              </table:table-cell>
              <table:table-cell office:value-type="float" office:value="112.063011426214">
                <text:p>112.063011426214</text:p>
              </table:table-cell>
              <table:table-cell office:value-type="float" office:value="71.9217080954439">
                <text:p>71.9217080954439</text:p>
              </table:table-cell>
            </table:table-row>
            <table:table-row>
              <table:table-cell office:value-type="float" office:value="35.2">
                <text:p>40</text:p>
              </table:table-cell>
              <table:table-cell office:value-type="float" office:value="-351.576851828555">
                <text:p>-351.576851828555</text:p>
              </table:table-cell>
              <table:table-cell office:value-type="float" office:value="-456.814854911038">
                <text:p>-456.814854911038</text:p>
              </table:table-cell>
              <table:table-cell office:value-type="float" office:value="105.238003082483">
                <text:p>105.238003082483</text:p>
              </table:table-cell>
              <table:table-cell office:value-type="float" office:value="67.5414379991869">
                <text:p>67.5414379991869</text:p>
              </table:table-cell>
            </table:table-row>
            <table:table-row>
              <table:table-cell office:value-type="float" office:value="35.3">
                <text:p>40</text:p>
              </table:table-cell>
              <table:table-cell office:value-type="float" office:value="-351.577008608469">
                <text:p>-351.577008608469</text:p>
              </table:table-cell>
              <table:table-cell office:value-type="float" office:value="-456.628643921856">
                <text:p>-456.628643921856</text:p>
              </table:table-cell>
              <table:table-cell office:value-type="float" office:value="105.051635313387">
                <text:p>105.051635313387</text:p>
              </table:table-cell>
              <table:table-cell office:value-type="float" office:value="67.4218277181786">
                <text:p>67.4218277181786</text:p>
              </table:table-cell>
            </table:table-row>
            <table:table-row>
              <table:table-cell office:value-type="float" office:value="35.4">
                <text:p>40</text:p>
              </table:table-cell>
              <table:table-cell office:value-type="float" office:value="-351.57670434964">
                <text:p>-351.57670434964</text:p>
              </table:table-cell>
              <table:table-cell office:value-type="float" office:value="-452.410411233216">
                <text:p>-452.410411233216</text:p>
              </table:table-cell>
              <table:table-cell office:value-type="float" office:value="100.833706883576">
                <text:p>100.833706883576</text:p>
              </table:table-cell>
              <table:table-cell office:value-type="float" office:value="64.7147737720506">
                <text:p>64.7147737720506</text:p>
              </table:table-cell>
            </table:table-row>
            <table:table-row>
              <table:table-cell office:value-type="float" office:value="35.5">
                <text:p>40</text:p>
              </table:table-cell>
              <table:table-cell office:value-type="float" office:value="-351.576896209866">
                <text:p>-351.576896209866</text:p>
              </table:table-cell>
              <table:table-cell office:value-type="float" office:value="-458.95615453425">
                <text:p>-458.95615453425</text:p>
              </table:table-cell>
              <table:table-cell office:value-type="float" office:value="107.379258324384">
                <text:p>107.379258324384</text:p>
              </table:table-cell>
              <table:table-cell office:value-type="float" office:value="68.915689257527">
                <text:p>68.915689257527</text:p>
              </table:table-cell>
            </table:table-row>
            <table:table-row>
              <table:table-cell office:value-type="float" office:value="35.6">
                <text:p>40</text:p>
              </table:table-cell>
              <table:table-cell office:value-type="float" office:value="-351.57674401313">
                <text:p>-351.57674401313</text:p>
              </table:table-cell>
              <table:table-cell office:value-type="float" office:value="-461.604609090557">
                <text:p>-461.604609090557</text:p>
              </table:table-cell>
              <table:table-cell office:value-type="float" office:value="110.027865077427">
                <text:p>110.027865077427</text:p>
              </table:table-cell>
              <table:table-cell office:value-type="float" office:value="70.6155572097403">
                <text:p>70.6155572097403</text:p>
              </table:table-cell>
            </table:table-row>
            <table:table-row>
              <table:table-cell office:value-type="float" office:value="35.7">
                <text:p>40</text:p>
              </table:table-cell>
              <table:table-cell office:value-type="float" office:value="-351.576858653975">
                <text:p>-351.576858653975</text:p>
              </table:table-cell>
              <table:table-cell office:value-type="float" office:value="-467.733598623684">
                <text:p>-467.733598623684</text:p>
              </table:table-cell>
              <table:table-cell office:value-type="float" office:value="116.156739969709">
                <text:p>116.156739969709</text:p>
              </table:table-cell>
              <table:table-cell office:value-type="float" office:value="74.5490509231986">
                <text:p>74.5490509231986</text:p>
              </table:table-cell>
            </table:table-row>
            <table:table-row>
              <table:table-cell office:value-type="float" office:value="35.8">
                <text:p>40</text:p>
              </table:table-cell>
              <table:table-cell office:value-type="float" office:value="-351.57688010188">
                <text:p>-351.57688010188</text:p>
              </table:table-cell>
              <table:table-cell office:value-type="float" office:value="-463.307421937171">
                <text:p>-463.307421937171</text:p>
              </table:table-cell>
              <table:table-cell office:value-type="float" office:value="111.73054183529">
                <text:p>111.73054183529</text:p>
              </table:table-cell>
              <table:table-cell office:value-type="float" office:value="71.7083300988626">
                <text:p>71.7083300988626</text:p>
              </table:table-cell>
            </table:table-row>
            <table:table-row>
              <table:table-cell office:value-type="float" office:value="35.9">
                <text:p>40</text:p>
              </table:table-cell>
              <table:table-cell office:value-type="float" office:value="-351.57674853646">
                <text:p>-351.57674853646</text:p>
              </table:table-cell>
              <table:table-cell office:value-type="float" office:value="-456.444168398108">
                <text:p>-456.444168398108</text:p>
              </table:table-cell>
              <table:table-cell office:value-type="float" office:value="104.867419861648">
                <text:p>104.867419861648</text:p>
              </table:table-cell>
              <table:table-cell office:value-type="float" office:value="67.3035987880614">
                <text:p>67.3035987880614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-351.576986898807">
                <text:p>-351.576986898807</text:p>
              </table:table-cell>
              <table:table-cell office:value-type="float" office:value="-463.763314089209">
                <text:p>-463.763314089209</text:p>
              </table:table-cell>
              <table:table-cell office:value-type="float" office:value="112.186327190402">
                <text:p>112.186327190402</text:p>
              </table:table-cell>
              <table:table-cell office:value-type="float" office:value="72.0008517868606">
                <text:p>72.0008517868606</text:p>
              </table:table-cell>
            </table:table-row>
            <table:table-row>
              <table:table-cell office:value-type="float" office:value="36.1">
                <text:p>40</text:p>
              </table:table-cell>
              <table:table-cell office:value-type="float" office:value="-351.576908396914">
                <text:p>-351.576908396914</text:p>
              </table:table-cell>
              <table:table-cell office:value-type="float" office:value="-463.470853224602">
                <text:p>-463.470853224602</text:p>
              </table:table-cell>
              <table:table-cell office:value-type="float" office:value="111.893944827687">
                <text:p>111.893944827687</text:p>
              </table:table-cell>
              <table:table-cell office:value-type="float" office:value="71.8132016543519">
                <text:p>71.8132016543519</text:p>
              </table:table-cell>
            </table:table-row>
            <table:table-row>
              <table:table-cell office:value-type="float" office:value="36.2">
                <text:p>40</text:p>
              </table:table-cell>
              <table:table-cell office:value-type="float" office:value="-351.57705291538">
                <text:p>-351.57705291538</text:p>
              </table:table-cell>
              <table:table-cell office:value-type="float" office:value="-468.01765681505">
                <text:p>-468.01765681505</text:p>
              </table:table-cell>
              <table:table-cell office:value-type="float" office:value="116.44060389967">
                <text:p>116.44060389967</text:p>
              </table:table-cell>
              <table:table-cell office:value-type="float" office:value="74.7312339508512">
                <text:p>74.7312339508512</text:p>
              </table:table-cell>
            </table:table-row>
            <table:table-row>
              <table:table-cell office:value-type="float" office:value="36.3">
                <text:p>40</text:p>
              </table:table-cell>
              <table:table-cell office:value-type="float" office:value="-351.576722902457">
                <text:p>-351.576722902457</text:p>
              </table:table-cell>
              <table:table-cell office:value-type="float" office:value="-461.083212670318">
                <text:p>-461.083212670318</text:p>
              </table:table-cell>
              <table:table-cell office:value-type="float" office:value="109.50648976786">
                <text:p>109.50648976786</text:p>
              </table:table-cell>
              <table:table-cell office:value-type="float" office:value="70.2809400836648">
                <text:p>70.2809400836648</text:p>
              </table:table-cell>
            </table:table-row>
            <table:table-row>
              <table:table-cell office:value-type="float" office:value="36.4">
                <text:p>40</text:p>
              </table:table-cell>
              <table:table-cell office:value-type="float" office:value="-351.577044079488">
                <text:p>-351.577044079488</text:p>
              </table:table-cell>
              <table:table-cell office:value-type="float" office:value="-470.231605852529">
                <text:p>-470.231605852529</text:p>
              </table:table-cell>
              <table:table-cell office:value-type="float" office:value="118.654561773041">
                <text:p>118.654561773041</text:p>
              </table:table-cell>
              <table:table-cell office:value-type="float" office:value="76.1521455422648">
                <text:p>76.1521455422648</text:p>
              </table:table-cell>
            </table:table-row>
            <table:table-row>
              <table:table-cell office:value-type="float" office:value="36.5">
                <text:p>40</text:p>
              </table:table-cell>
              <table:table-cell office:value-type="float" office:value="-351.57691853475">
                <text:p>-351.57691853475</text:p>
              </table:table-cell>
              <table:table-cell office:value-type="float" office:value="-469.84659794763">
                <text:p>-469.84659794763</text:p>
              </table:table-cell>
              <table:table-cell office:value-type="float" office:value="118.26967941288">
                <text:p>118.26967941288</text:p>
              </table:table-cell>
              <table:table-cell office:value-type="float" office:value="75.905129185964">
                <text:p>75.905129185964</text:p>
              </table:table-cell>
            </table:table-row>
            <table:table-row>
              <table:table-cell office:value-type="float" office:value="36.6">
                <text:p>40</text:p>
              </table:table-cell>
              <table:table-cell office:value-type="float" office:value="-351.577027187172">
                <text:p>-351.577027187172</text:p>
              </table:table-cell>
              <table:table-cell office:value-type="float" office:value="-469.046895700456">
                <text:p>-469.046895700456</text:p>
              </table:table-cell>
              <table:table-cell office:value-type="float" office:value="117.469868513284">
                <text:p>117.469868513284</text:p>
              </table:table-cell>
              <table:table-cell office:value-type="float" office:value="75.3918129246911">
                <text:p>75.3918129246911</text:p>
              </table:table-cell>
            </table:table-row>
            <table:table-row>
              <table:table-cell office:value-type="float" office:value="36.7">
                <text:p>40</text:p>
              </table:table-cell>
              <table:table-cell office:value-type="float" office:value="-351.576826168643">
                <text:p>-351.576826168643</text:p>
              </table:table-cell>
              <table:table-cell office:value-type="float" office:value="-472.055549289777">
                <text:p>-472.055549289777</text:p>
              </table:table-cell>
              <table:table-cell office:value-type="float" office:value="120.478723121134">
                <text:p>120.478723121134</text:p>
              </table:table-cell>
              <table:table-cell office:value-type="float" office:value="77.3228868807921">
                <text:p>77.3228868807921</text:p>
              </table:table-cell>
            </table:table-row>
            <table:table-row>
              <table:table-cell office:value-type="float" office:value="36.8">
                <text:p>40</text:p>
              </table:table-cell>
              <table:table-cell office:value-type="float" office:value="-351.577052343334">
                <text:p>-351.577052343334</text:p>
              </table:table-cell>
              <table:table-cell office:value-type="float" office:value="-475.384064514564">
                <text:p>-475.384064514564</text:p>
              </table:table-cell>
              <table:table-cell office:value-type="float" office:value="123.80701217123">
                <text:p>123.80701217123</text:p>
              </table:table-cell>
              <table:table-cell office:value-type="float" office:value="79.458972913746">
                <text:p>79.458972913746</text:p>
              </table:table-cell>
            </table:table-row>
            <table:table-row>
              <table:table-cell office:value-type="float" office:value="36.9">
                <text:p>40</text:p>
              </table:table-cell>
              <table:table-cell office:value-type="float" office:value="-351.576849041891">
                <text:p>-351.576849041891</text:p>
              </table:table-cell>
              <table:table-cell office:value-type="float" office:value="-465.525451120208">
                <text:p>-465.525451120208</text:p>
              </table:table-cell>
              <table:table-cell office:value-type="float" office:value="113.948602078317">
                <text:p>113.948602078317</text:p>
              </table:table-cell>
              <table:table-cell office:value-type="float" office:value="73.1318745789439">
                <text:p>73.131874578943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-351.577030496453">
                <text:p>-351.577030496453</text:p>
              </table:table-cell>
              <table:table-cell office:value-type="float" office:value="-464.078103719759">
                <text:p>-464.078103719759</text:p>
              </table:table-cell>
              <table:table-cell office:value-type="float" office:value="112.501073223306">
                <text:p>112.501073223306</text:p>
              </table:table-cell>
              <table:table-cell office:value-type="float" office:value="72.2028548565142">
                <text:p>72.2028548565142</text:p>
              </table:table-cell>
            </table:table-row>
            <table:table-row>
              <table:table-cell office:value-type="float" office:value="37.1">
                <text:p>40</text:p>
              </table:table-cell>
              <table:table-cell office:value-type="float" office:value="-351.576936913855">
                <text:p>-351.576936913855</text:p>
              </table:table-cell>
              <table:table-cell office:value-type="float" office:value="-461.734563237">
                <text:p>-461.734563237</text:p>
              </table:table-cell>
              <table:table-cell office:value-type="float" office:value="110.157626323145">
                <text:p>110.157626323145</text:p>
              </table:table-cell>
              <table:table-cell office:value-type="float" office:value="70.6988375920705">
                <text:p>70.6988375920705</text:p>
              </table:table-cell>
            </table:table-row>
            <table:table-row>
              <table:table-cell office:value-type="float" office:value="37.2">
                <text:p>40</text:p>
              </table:table-cell>
              <table:table-cell office:value-type="float" office:value="-351.576908405826">
                <text:p>-351.576908405826</text:p>
              </table:table-cell>
              <table:table-cell office:value-type="float" office:value="-467.922751402259">
                <text:p>-467.922751402259</text:p>
              </table:table-cell>
              <table:table-cell office:value-type="float" office:value="116.345842996433">
                <text:p>116.345842996433</text:p>
              </table:table-cell>
              <table:table-cell office:value-type="float" office:value="74.6704166844337">
                <text:p>74.6704166844337</text:p>
              </table:table-cell>
            </table:table-row>
            <table:table-row>
              <table:table-cell office:value-type="float" office:value="37.3">
                <text:p>40</text:p>
              </table:table-cell>
              <table:table-cell office:value-type="float" office:value="-351.577000544125">
                <text:p>-351.577000544125</text:p>
              </table:table-cell>
              <table:table-cell office:value-type="float" office:value="-477.039902422859">
                <text:p>-477.039902422859</text:p>
              </table:table-cell>
              <table:table-cell office:value-type="float" office:value="125.462901878734">
                <text:p>125.462901878734</text:p>
              </table:table-cell>
              <table:table-cell office:value-type="float" office:value="80.5217180128255">
                <text:p>80.5217180128255</text:p>
              </table:table-cell>
            </table:table-row>
            <table:table-row>
              <table:table-cell office:value-type="float" office:value="37.4">
                <text:p>40</text:p>
              </table:table-cell>
              <table:table-cell office:value-type="float" office:value="-351.576865959236">
                <text:p>-351.576865959236</text:p>
              </table:table-cell>
              <table:table-cell office:value-type="float" office:value="-477.794102734005">
                <text:p>-477.794102734005</text:p>
              </table:table-cell>
              <table:table-cell office:value-type="float" office:value="126.217236774769">
                <text:p>126.217236774769</text:p>
              </table:table-cell>
              <table:table-cell office:value-type="float" office:value="81.00584791">
                <text:p>81.00584791</text:p>
              </table:table-cell>
            </table:table-row>
            <table:table-row>
              <table:table-cell office:value-type="float" office:value="37.5">
                <text:p>40</text:p>
              </table:table-cell>
              <table:table-cell office:value-type="float" office:value="-351.576944676533">
                <text:p>-351.576944676533</text:p>
              </table:table-cell>
              <table:table-cell office:value-type="float" office:value="-474.390166045299">
                <text:p>-474.390166045299</text:p>
              </table:table-cell>
              <table:table-cell office:value-type="float" office:value="122.813221368766">
                <text:p>122.813221368766</text:p>
              </table:table-cell>
              <table:table-cell office:value-type="float" office:value="78.8211609266048">
                <text:p>78.8211609266048</text:p>
              </table:table-cell>
            </table:table-row>
            <table:table-row>
              <table:table-cell office:value-type="float" office:value="37.6">
                <text:p>40</text:p>
              </table:table-cell>
              <table:table-cell office:value-type="float" office:value="-351.576882981491">
                <text:p>-351.576882981491</text:p>
              </table:table-cell>
              <table:table-cell office:value-type="float" office:value="-471.079257571468">
                <text:p>-471.079257571468</text:p>
              </table:table-cell>
              <table:table-cell office:value-type="float" office:value="119.502374589977">
                <text:p>119.502374589977</text:p>
              </table:table-cell>
              <table:table-cell office:value-type="float" office:value="76.6962692916019">
                <text:p>76.6962692916019</text:p>
              </table:table-cell>
            </table:table-row>
            <table:table-row>
              <table:table-cell office:value-type="float" office:value="37.7">
                <text:p>40</text:p>
              </table:table-cell>
              <table:table-cell office:value-type="float" office:value="-351.577094672403">
                <text:p>-351.577094672403</text:p>
              </table:table-cell>
              <table:table-cell office:value-type="float" office:value="-481.012749290596">
                <text:p>-481.012749290596</text:p>
              </table:table-cell>
              <table:table-cell office:value-type="float" office:value="129.435654618193">
                <text:p>129.435654618193</text:p>
              </table:table-cell>
              <table:table-cell office:value-type="float" office:value="83.071418928644">
                <text:p>83.071418928644</text:p>
              </table:table-cell>
            </table:table-row>
            <table:table-row>
              <table:table-cell office:value-type="float" office:value="37.8">
                <text:p>40</text:p>
              </table:table-cell>
              <table:table-cell office:value-type="float" office:value="-351.576920039582">
                <text:p>-351.576920039582</text:p>
              </table:table-cell>
              <table:table-cell office:value-type="float" office:value="-471.57479479522">
                <text:p>-471.57479479522</text:p>
              </table:table-cell>
              <table:table-cell office:value-type="float" office:value="119.997874755639">
                <text:p>119.997874755639</text:p>
              </table:table-cell>
              <table:table-cell office:value-type="float" office:value="77.0142798271246">
                <text:p>77.0142798271246</text:p>
              </table:table-cell>
            </table:table-row>
            <table:table-row>
              <table:table-cell office:value-type="float" office:value="37.9">
                <text:p>40</text:p>
              </table:table-cell>
              <table:table-cell office:value-type="float" office:value="-351.576887746531">
                <text:p>-351.576887746531</text:p>
              </table:table-cell>
              <table:table-cell office:value-type="float" office:value="-460.610170876966">
                <text:p>-460.610170876966</text:p>
              </table:table-cell>
              <table:table-cell office:value-type="float" office:value="109.033283130434">
                <text:p>109.033283130434</text:p>
              </table:table-cell>
              <table:table-cell office:value-type="float" office:value="69.9772374683894">
                <text:p>69.977237468389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-351.576859894921">
                <text:p>-351.576859894921</text:p>
              </table:table-cell>
              <table:table-cell office:value-type="float" office:value="-463.81745446088">
                <text:p>-463.81745446088</text:p>
              </table:table-cell>
              <table:table-cell office:value-type="float" office:value="112.240594565959">
                <text:p>112.240594565959</text:p>
              </table:table-cell>
              <table:table-cell office:value-type="float" office:value="72.0356804274103">
                <text:p>72.0356804274103</text:p>
              </table:table-cell>
            </table:table-row>
            <table:table-row>
              <table:table-cell office:value-type="float" office:value="38.1">
                <text:p>40</text:p>
              </table:table-cell>
              <table:table-cell office:value-type="float" office:value="-351.57718369612">
                <text:p>-351.57718369612</text:p>
              </table:table-cell>
              <table:table-cell office:value-type="float" office:value="-473.338268533713">
                <text:p>-473.338268533713</text:p>
              </table:table-cell>
              <table:table-cell office:value-type="float" office:value="121.761084837593">
                <text:p>121.761084837593</text:p>
              </table:table-cell>
              <table:table-cell office:value-type="float" office:value="78.1459028239665">
                <text:p>78.1459028239665</text:p>
              </table:table-cell>
            </table:table-row>
            <table:table-row>
              <table:table-cell office:value-type="float" office:value="38.2">
                <text:p>40</text:p>
              </table:table-cell>
              <table:table-cell office:value-type="float" office:value="-351.577001726363">
                <text:p>-351.577001726363</text:p>
              </table:table-cell>
              <table:table-cell office:value-type="float" office:value="-469.009226290814">
                <text:p>-469.009226290814</text:p>
              </table:table-cell>
              <table:table-cell office:value-type="float" office:value="117.43222456445">
                <text:p>117.43222456445</text:p>
              </table:table-cell>
              <table:table-cell office:value-type="float" office:value="75.3676531500683">
                <text:p>75.3676531500683</text:p>
              </table:table-cell>
            </table:table-row>
            <table:table-row>
              <table:table-cell office:value-type="float" office:value="38.3">
                <text:p>40</text:p>
              </table:table-cell>
              <table:table-cell office:value-type="float" office:value="-351.576910796056">
                <text:p>-351.576910796056</text:p>
              </table:table-cell>
              <table:table-cell office:value-type="float" office:value="-468.02901758615">
                <text:p>-468.02901758615</text:p>
              </table:table-cell>
              <table:table-cell office:value-type="float" office:value="116.452106790094">
                <text:p>116.452106790094</text:p>
              </table:table-cell>
              <table:table-cell office:value-type="float" office:value="74.738616471781">
                <text:p>74.738616471781</text:p>
              </table:table-cell>
            </table:table-row>
            <table:table-row>
              <table:table-cell office:value-type="float" office:value="38.4">
                <text:p>40</text:p>
              </table:table-cell>
              <table:table-cell office:value-type="float" office:value="-351.576791370417">
                <text:p>-351.576791370417</text:p>
              </table:table-cell>
              <table:table-cell office:value-type="float" office:value="-466.500357017876">
                <text:p>-466.500357017876</text:p>
              </table:table-cell>
              <table:table-cell office:value-type="float" office:value="114.923565647459">
                <text:p>114.923565647459</text:p>
              </table:table-cell>
              <table:table-cell office:value-type="float" office:value="73.7576033036236">
                <text:p>73.7576033036236</text:p>
              </table:table-cell>
            </table:table-row>
            <table:table-row>
              <table:table-cell office:value-type="float" office:value="38.5">
                <text:p>40</text:p>
              </table:table-cell>
              <table:table-cell office:value-type="float" office:value="-351.576986661102">
                <text:p>-351.576986661102</text:p>
              </table:table-cell>
              <table:table-cell office:value-type="float" office:value="-470.05310483708">
                <text:p>-470.05310483708</text:p>
              </table:table-cell>
              <table:table-cell office:value-type="float" office:value="118.476118175977">
                <text:p>118.476118175977</text:p>
              </table:table-cell>
              <table:table-cell office:value-type="float" office:value="76.0376209713453">
                <text:p>76.0376209713453</text:p>
              </table:table-cell>
            </table:table-row>
            <table:table-row>
              <table:table-cell office:value-type="float" office:value="38.6">
                <text:p>40</text:p>
              </table:table-cell>
              <table:table-cell office:value-type="float" office:value="-351.576885051172">
                <text:p>-351.576885051172</text:p>
              </table:table-cell>
              <table:table-cell office:value-type="float" office:value="-465.491179406252">
                <text:p>-465.491179406252</text:p>
              </table:table-cell>
              <table:table-cell office:value-type="float" office:value="113.91429435508">
                <text:p>113.91429435508</text:p>
              </table:table-cell>
              <table:table-cell office:value-type="float" office:value="73.1098559840064">
                <text:p>73.1098559840064</text:p>
              </table:table-cell>
            </table:table-row>
            <table:table-row>
              <table:table-cell office:value-type="float" office:value="38.7">
                <text:p>40</text:p>
              </table:table-cell>
              <table:table-cell office:value-type="float" office:value="-351.576878324131">
                <text:p>-351.576878324131</text:p>
              </table:table-cell>
              <table:table-cell office:value-type="float" office:value="-462.865952618252">
                <text:p>-462.865952618252</text:p>
              </table:table-cell>
              <table:table-cell office:value-type="float" office:value="111.28907429412">
                <text:p>111.28907429412</text:p>
              </table:table-cell>
              <table:table-cell office:value-type="float" office:value="71.4249975413528">
                <text:p>71.4249975413528</text:p>
              </table:table-cell>
            </table:table-row>
            <table:table-row>
              <table:table-cell office:value-type="float" office:value="38.8">
                <text:p>40</text:p>
              </table:table-cell>
              <table:table-cell office:value-type="float" office:value="-351.576966699463">
                <text:p>-351.576966699463</text:p>
              </table:table-cell>
              <table:table-cell office:value-type="float" office:value="-465.802737022679">
                <text:p>-465.802737022679</text:p>
              </table:table-cell>
              <table:table-cell office:value-type="float" office:value="114.225770323216">
                <text:p>114.225770323216</text:p>
              </table:table-cell>
              <table:table-cell office:value-type="float" office:value="73.3097603357986">
                <text:p>73.3097603357986</text:p>
              </table:table-cell>
            </table:table-row>
            <table:table-row>
              <table:table-cell office:value-type="float" office:value="38.9">
                <text:p>40</text:p>
              </table:table-cell>
              <table:table-cell office:value-type="float" office:value="-351.576963372384">
                <text:p>-351.576963372384</text:p>
              </table:table-cell>
              <table:table-cell office:value-type="float" office:value="-462.718264795031">
                <text:p>-462.718264795031</text:p>
              </table:table-cell>
              <table:table-cell office:value-type="float" office:value="111.141301422647">
                <text:p>111.141301422647</text:p>
              </table:table-cell>
              <table:table-cell office:value-type="float" office:value="71.3301573510772">
                <text:p>71.330157351077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-351.576827656617">
                <text:p>-351.576827656617</text:p>
              </table:table-cell>
              <table:table-cell office:value-type="float" office:value="-457.761606153452">
                <text:p>-457.761606153452</text:p>
              </table:table-cell>
              <table:table-cell office:value-type="float" office:value="106.184778496835">
                <text:p>106.184778496835</text:p>
              </table:table-cell>
              <table:table-cell office:value-type="float" office:value="68.149075649794">
                <text:p>68.149075649794</text:p>
              </table:table-cell>
            </table:table-row>
            <table:table-row>
              <table:table-cell office:value-type="float" office:value="39.1">
                <text:p>40</text:p>
              </table:table-cell>
              <table:table-cell office:value-type="float" office:value="-351.576937958275">
                <text:p>-351.576937958275</text:p>
              </table:table-cell>
              <table:table-cell office:value-type="float" office:value="-462.362919200434">
                <text:p>-462.362919200434</text:p>
              </table:table-cell>
              <table:table-cell office:value-type="float" office:value="110.785981242159">
                <text:p>110.785981242159</text:p>
              </table:table-cell>
              <table:table-cell office:value-type="float" office:value="71.1021139139409">
                <text:p>71.1021139139409</text:p>
              </table:table-cell>
            </table:table-row>
            <table:table-row>
              <table:table-cell office:value-type="float" office:value="39.2">
                <text:p>40</text:p>
              </table:table-cell>
              <table:table-cell office:value-type="float" office:value="-351.576888778214">
                <text:p>-351.576888778214</text:p>
              </table:table-cell>
              <table:table-cell office:value-type="float" office:value="-465.042131896453">
                <text:p>-465.042131896453</text:p>
              </table:table-cell>
              <table:table-cell office:value-type="float" office:value="113.465243118239">
                <text:p>113.465243118239</text:p>
              </table:table-cell>
              <table:table-cell office:value-type="float" office:value="72.8216562331256">
                <text:p>72.8216562331256</text:p>
              </table:table-cell>
            </table:table-row>
            <table:table-row>
              <table:table-cell office:value-type="float" office:value="39.3">
                <text:p>40</text:p>
              </table:table-cell>
              <table:table-cell office:value-type="float" office:value="-351.576699923072">
                <text:p>-351.576699923072</text:p>
              </table:table-cell>
              <table:table-cell office:value-type="float" office:value="-464.035951958133">
                <text:p>-464.035951958133</text:p>
              </table:table-cell>
              <table:table-cell office:value-type="float" office:value="112.459252035061">
                <text:p>112.459252035061</text:p>
              </table:table-cell>
              <table:table-cell office:value-type="float" office:value="72.1760141420369">
                <text:p>72.1760141420369</text:p>
              </table:table-cell>
            </table:table-row>
            <table:table-row>
              <table:table-cell office:value-type="float" office:value="39.4">
                <text:p>40</text:p>
              </table:table-cell>
              <table:table-cell office:value-type="float" office:value="-351.576998264847">
                <text:p>-351.576998264847</text:p>
              </table:table-cell>
              <table:table-cell office:value-type="float" office:value="-473.475040373848">
                <text:p>-473.475040373848</text:p>
              </table:table-cell>
              <table:table-cell office:value-type="float" office:value="121.898042109001">
                <text:p>121.898042109001</text:p>
              </table:table-cell>
              <table:table-cell office:value-type="float" office:value="78.2338015942246">
                <text:p>78.2338015942246</text:p>
              </table:table-cell>
            </table:table-row>
            <table:table-row>
              <table:table-cell office:value-type="float" office:value="39.5">
                <text:p>40</text:p>
              </table:table-cell>
              <table:table-cell office:value-type="float" office:value="-351.576858076722">
                <text:p>-351.576858076722</text:p>
              </table:table-cell>
              <table:table-cell office:value-type="float" office:value="-469.07380371556">
                <text:p>-469.07380371556</text:p>
              </table:table-cell>
              <table:table-cell office:value-type="float" office:value="117.496945638838">
                <text:p>117.496945638838</text:p>
              </table:table-cell>
              <table:table-cell office:value-type="float" office:value="75.4091909434979">
                <text:p>75.4091909434979</text:p>
              </table:table-cell>
            </table:table-row>
            <table:table-row>
              <table:table-cell office:value-type="float" office:value="39.6">
                <text:p>40</text:p>
              </table:table-cell>
              <table:table-cell office:value-type="float" office:value="-351.576966769248">
                <text:p>-351.576966769248</text:p>
              </table:table-cell>
              <table:table-cell office:value-type="float" office:value="-462.277108052168">
                <text:p>-462.277108052168</text:p>
              </table:table-cell>
              <table:table-cell office:value-type="float" office:value="110.70014128292">
                <text:p>110.70014128292</text:p>
              </table:table-cell>
              <table:table-cell office:value-type="float" office:value="71.047022082901">
                <text:p>71.047022082901</text:p>
              </table:table-cell>
            </table:table-row>
            <table:table-row>
              <table:table-cell office:value-type="float" office:value="39.7">
                <text:p>40</text:p>
              </table:table-cell>
              <table:table-cell office:value-type="float" office:value="-351.57684760448">
                <text:p>-351.57684760448</text:p>
              </table:table-cell>
              <table:table-cell office:value-type="float" office:value="-457.908142623601">
                <text:p>-457.908142623601</text:p>
              </table:table-cell>
              <table:table-cell office:value-type="float" office:value="106.33129501912">
                <text:p>106.33129501912</text:p>
              </table:table-cell>
              <table:table-cell office:value-type="float" office:value="68.24310951889">
                <text:p>68.24310951889</text:p>
              </table:table-cell>
            </table:table-row>
            <table:table-row>
              <table:table-cell office:value-type="float" office:value="39.8">
                <text:p>40</text:p>
              </table:table-cell>
              <table:table-cell office:value-type="float" office:value="-351.576993526334">
                <text:p>-351.576993526334</text:p>
              </table:table-cell>
              <table:table-cell office:value-type="float" office:value="-464.669682619459">
                <text:p>-464.669682619459</text:p>
              </table:table-cell>
              <table:table-cell office:value-type="float" office:value="113.092689093125">
                <text:p>113.092689093125</text:p>
              </table:table-cell>
              <table:table-cell office:value-type="float" office:value="72.5825521656636">
                <text:p>72.5825521656636</text:p>
              </table:table-cell>
            </table:table-row>
            <table:table-row>
              <table:table-cell office:value-type="float" office:value="39.9">
                <text:p>40</text:p>
              </table:table-cell>
              <table:table-cell office:value-type="float" office:value="-351.576866647298">
                <text:p>-351.576866647298</text:p>
              </table:table-cell>
              <table:table-cell office:value-type="float" office:value="-467.024227486782">
                <text:p>-467.024227486782</text:p>
              </table:table-cell>
              <table:table-cell office:value-type="float" office:value="115.447360839484">
                <text:p>115.447360839484</text:p>
              </table:table-cell>
              <table:table-cell office:value-type="float" office:value="74.0937735030784">
                <text:p>74.09377350307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351.576920146686">
                <text:p>-351.576920146686</text:p>
              </table:table-cell>
              <table:table-cell office:value-type="float" office:value="-464.808079127709">
                <text:p>-464.808079127709</text:p>
              </table:table-cell>
              <table:table-cell office:value-type="float" office:value="113.231158981023">
                <text:p>113.231158981023</text:p>
              </table:table-cell>
              <table:table-cell office:value-type="float" office:value="72.6714217286949">
                <text:p>72.6714217286949</text:p>
              </table:table-cell>
            </table:table-row>
            <table:table-row>
              <table:table-cell office:value-type="float" office:value="40.1">
                <text:p>40</text:p>
              </table:table-cell>
              <table:table-cell office:value-type="float" office:value="-351.576910541561">
                <text:p>-351.576910541561</text:p>
              </table:table-cell>
              <table:table-cell office:value-type="float" office:value="-465.06819803042">
                <text:p>-465.06819803042</text:p>
              </table:table-cell>
              <table:table-cell office:value-type="float" office:value="113.491287488859">
                <text:p>113.491287488859</text:p>
              </table:table-cell>
              <table:table-cell office:value-type="float" office:value="72.838371432882">
                <text:p>72.838371432882</text:p>
              </table:table-cell>
            </table:table-row>
            <table:table-row>
              <table:table-cell office:value-type="float" office:value="40.2">
                <text:p>40</text:p>
              </table:table-cell>
              <table:table-cell office:value-type="float" office:value="-351.576881260264">
                <text:p>-351.576881260264</text:p>
              </table:table-cell>
              <table:table-cell office:value-type="float" office:value="-466.93894929397">
                <text:p>-466.93894929397</text:p>
              </table:table-cell>
              <table:table-cell office:value-type="float" office:value="115.362068033706">
                <text:p>115.362068033706</text:p>
              </table:table-cell>
              <table:table-cell office:value-type="float" office:value="74.0390328335054">
                <text:p>74.0390328335054</text:p>
              </table:table-cell>
            </table:table-row>
            <table:table-row>
              <table:table-cell office:value-type="float" office:value="40.3">
                <text:p>40</text:p>
              </table:table-cell>
              <table:table-cell office:value-type="float" office:value="-351.576867499346">
                <text:p>-351.576867499346</text:p>
              </table:table-cell>
              <table:table-cell office:value-type="float" office:value="-461.185632342774">
                <text:p>-461.185632342774</text:p>
              </table:table-cell>
              <table:table-cell office:value-type="float" office:value="109.608764843429">
                <text:p>109.608764843429</text:p>
              </table:table-cell>
              <table:table-cell office:value-type="float" office:value="70.3465799235803">
                <text:p>70.3465799235803</text:p>
              </table:table-cell>
            </table:table-row>
            <table:table-row>
              <table:table-cell office:value-type="float" office:value="40.4">
                <text:p>40</text:p>
              </table:table-cell>
              <table:table-cell office:value-type="float" office:value="-351.577094241757">
                <text:p>-351.577094241757</text:p>
              </table:table-cell>
              <table:table-cell office:value-type="float" office:value="-461.652372004937">
                <text:p>-461.652372004937</text:p>
              </table:table-cell>
              <table:table-cell office:value-type="float" office:value="110.07527776318">
                <text:p>110.07527776318</text:p>
              </table:table-cell>
              <table:table-cell office:value-type="float" office:value="70.6459865307215">
                <text:p>70.6459865307215</text:p>
              </table:table-cell>
            </table:table-row>
            <table:table-row>
              <table:table-cell office:value-type="float" office:value="40.5">
                <text:p>40</text:p>
              </table:table-cell>
              <table:table-cell office:value-type="float" office:value="-351.576887844482">
                <text:p>-351.576887844482</text:p>
              </table:table-cell>
              <table:table-cell office:value-type="float" office:value="-460.237205805713">
                <text:p>-460.237205805713</text:p>
              </table:table-cell>
              <table:table-cell office:value-type="float" office:value="108.660317961232">
                <text:p>108.660317961232</text:p>
              </table:table-cell>
              <table:table-cell office:value-type="float" office:value="69.737869529872">
                <text:p>69.737869529872</text:p>
              </table:table-cell>
            </table:table-row>
            <table:table-row>
              <table:table-cell office:value-type="float" office:value="40.6">
                <text:p>40</text:p>
              </table:table-cell>
              <table:table-cell office:value-type="float" office:value="-351.576951261093">
                <text:p>-351.576951261093</text:p>
              </table:table-cell>
              <table:table-cell office:value-type="float" office:value="-469.276510303194">
                <text:p>-469.276510303194</text:p>
              </table:table-cell>
              <table:table-cell office:value-type="float" office:value="117.699559042101">
                <text:p>117.699559042101</text:p>
              </table:table-cell>
              <table:table-cell office:value-type="float" office:value="75.5392276242926">
                <text:p>75.5392276242926</text:p>
              </table:table-cell>
            </table:table-row>
            <table:table-row>
              <table:table-cell office:value-type="float" office:value="40.7">
                <text:p>40</text:p>
              </table:table-cell>
              <table:table-cell office:value-type="float" office:value="-351.57684574742">
                <text:p>-351.57684574742</text:p>
              </table:table-cell>
              <table:table-cell office:value-type="float" office:value="-467.630189489558">
                <text:p>-467.630189489558</text:p>
              </table:table-cell>
              <table:table-cell office:value-type="float" office:value="116.053343742138">
                <text:p>116.053343742138</text:p>
              </table:table-cell>
              <table:table-cell office:value-type="float" office:value="74.4826915312561">
                <text:p>74.4826915312561</text:p>
              </table:table-cell>
            </table:table-row>
            <table:table-row>
              <table:table-cell office:value-type="float" office:value="40.8">
                <text:p>40</text:p>
              </table:table-cell>
              <table:table-cell office:value-type="float" office:value="-351.57698983041">
                <text:p>-351.57698983041</text:p>
              </table:table-cell>
              <table:table-cell office:value-type="float" office:value="-465.547987725987">
                <text:p>-465.547987725987</text:p>
              </table:table-cell>
              <table:table-cell office:value-type="float" office:value="113.970997895577">
                <text:p>113.970997895577</text:p>
              </table:table-cell>
              <table:table-cell office:value-type="float" office:value="73.1462481479836">
                <text:p>73.1462481479836</text:p>
              </table:table-cell>
            </table:table-row>
            <table:table-row>
              <table:table-cell office:value-type="float" office:value="40.9">
                <text:p>40</text:p>
              </table:table-cell>
              <table:table-cell office:value-type="float" office:value="-351.576804984799">
                <text:p>-351.576804984799</text:p>
              </table:table-cell>
              <table:table-cell office:value-type="float" office:value="-464.281418569364">
                <text:p>-464.281418569364</text:p>
              </table:table-cell>
              <table:table-cell office:value-type="float" office:value="112.704613584565">
                <text:p>112.704613584565</text:p>
              </table:table-cell>
              <table:table-cell office:value-type="float" office:value="72.3334864561988">
                <text:p>72.333486456198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-351.576979630709">
                <text:p>-351.576979630709</text:p>
              </table:table-cell>
              <table:table-cell office:value-type="float" office:value="-473.309915084262">
                <text:p>-473.309915084262</text:p>
              </table:table-cell>
              <table:table-cell office:value-type="float" office:value="121.732935453553">
                <text:p>121.732935453553</text:p>
              </table:table-cell>
              <table:table-cell office:value-type="float" office:value="78.1278366328458">
                <text:p>78.1278366328458</text:p>
              </table:table-cell>
            </table:table-row>
            <table:table-row>
              <table:table-cell office:value-type="float" office:value="41.1">
                <text:p>40</text:p>
              </table:table-cell>
              <table:table-cell office:value-type="float" office:value="-351.576995987511">
                <text:p>-351.576995987511</text:p>
              </table:table-cell>
              <table:table-cell office:value-type="float" office:value="-471.578145267751">
                <text:p>-471.578145267751</text:p>
              </table:table-cell>
              <table:table-cell office:value-type="float" office:value="120.001149280239">
                <text:p>120.001149280239</text:p>
              </table:table-cell>
              <table:table-cell office:value-type="float" office:value="77.0163814072936">
                <text:p>77.0163814072936</text:p>
              </table:table-cell>
            </table:table-row>
            <table:table-row>
              <table:table-cell office:value-type="float" office:value="41.2">
                <text:p>40</text:p>
              </table:table-cell>
              <table:table-cell office:value-type="float" office:value="-351.576914690031">
                <text:p>-351.576914690031</text:p>
              </table:table-cell>
              <table:table-cell office:value-type="float" office:value="-467.352725337433">
                <text:p>-467.352725337433</text:p>
              </table:table-cell>
              <table:table-cell office:value-type="float" office:value="115.775810647402">
                <text:p>115.775810647402</text:p>
              </table:table-cell>
              <table:table-cell office:value-type="float" office:value="74.3045716148586">
                <text:p>74.3045716148586</text:p>
              </table:table-cell>
            </table:table-row>
            <table:table-row>
              <table:table-cell office:value-type="float" office:value="41.3">
                <text:p>40</text:p>
              </table:table-cell>
              <table:table-cell office:value-type="float" office:value="-351.576791539671">
                <text:p>-351.576791539671</text:p>
              </table:table-cell>
              <table:table-cell office:value-type="float" office:value="-471.289215738597">
                <text:p>-471.289215738597</text:p>
              </table:table-cell>
              <table:table-cell office:value-type="float" office:value="119.712424198927">
                <text:p>119.712424198927</text:p>
              </table:table-cell>
              <table:table-cell office:value-type="float" office:value="76.8310785071331">
                <text:p>76.8310785071331</text:p>
              </table:table-cell>
            </table:table-row>
            <table:table-row>
              <table:table-cell office:value-type="float" office:value="41.4">
                <text:p>40</text:p>
              </table:table-cell>
              <table:table-cell office:value-type="float" office:value="-351.57725113539">
                <text:p>-351.57725113539</text:p>
              </table:table-cell>
              <table:table-cell office:value-type="float" office:value="-477.110142618755">
                <text:p>-477.110142618755</text:p>
              </table:table-cell>
              <table:table-cell office:value-type="float" office:value="125.532891483365">
                <text:p>125.532891483365</text:p>
              </table:table-cell>
              <table:table-cell office:value-type="float" office:value="80.5666371333268">
                <text:p>80.5666371333268</text:p>
              </table:table-cell>
            </table:table-row>
            <table:table-row>
              <table:table-cell office:value-type="float" office:value="41.5">
                <text:p>40</text:p>
              </table:table-cell>
              <table:table-cell office:value-type="float" office:value="-351.576863369623">
                <text:p>-351.576863369623</text:p>
              </table:table-cell>
              <table:table-cell office:value-type="float" office:value="-467.806635841462">
                <text:p>-467.806635841462</text:p>
              </table:table-cell>
              <table:table-cell office:value-type="float" office:value="116.22977247184">
                <text:p>116.22977247184</text:p>
              </table:table-cell>
              <table:table-cell office:value-type="float" office:value="74.595922966283">
                <text:p>74.595922966283</text:p>
              </table:table-cell>
            </table:table-row>
            <table:table-row>
              <table:table-cell office:value-type="float" office:value="41.6">
                <text:p>40</text:p>
              </table:table-cell>
              <table:table-cell office:value-type="float" office:value="-351.577105657923">
                <text:p>-351.577105657923</text:p>
              </table:table-cell>
              <table:table-cell office:value-type="float" office:value="-473.544551171467">
                <text:p>-473.544551171467</text:p>
              </table:table-cell>
              <table:table-cell office:value-type="float" office:value="121.967445513543">
                <text:p>121.967445513543</text:p>
              </table:table-cell>
              <table:table-cell office:value-type="float" office:value="78.2783444932489">
                <text:p>78.2783444932489</text:p>
              </table:table-cell>
            </table:table-row>
            <table:table-row>
              <table:table-cell office:value-type="float" office:value="41.7">
                <text:p>40</text:p>
              </table:table-cell>
              <table:table-cell office:value-type="float" office:value="-351.576987675226">
                <text:p>-351.576987675226</text:p>
              </table:table-cell>
              <table:table-cell office:value-type="float" office:value="-471.967825048634">
                <text:p>-471.967825048634</text:p>
              </table:table-cell>
              <table:table-cell office:value-type="float" office:value="120.390837373408">
                <text:p>120.390837373408</text:p>
              </table:table-cell>
              <table:table-cell office:value-type="float" office:value="77.2664820687735">
                <text:p>77.2664820687735</text:p>
              </table:table-cell>
            </table:table-row>
            <table:table-row>
              <table:table-cell office:value-type="float" office:value="41.8">
                <text:p>40</text:p>
              </table:table-cell>
              <table:table-cell office:value-type="float" office:value="-351.576929095817">
                <text:p>-351.576929095817</text:p>
              </table:table-cell>
              <table:table-cell office:value-type="float" office:value="-471.192311406792">
                <text:p>-471.192311406792</text:p>
              </table:table-cell>
              <table:table-cell office:value-type="float" office:value="119.615382310975">
                <text:p>119.615382310975</text:p>
              </table:table-cell>
              <table:table-cell office:value-type="float" office:value="76.7687973114961">
                <text:p>76.7687973114961</text:p>
              </table:table-cell>
            </table:table-row>
            <table:table-row>
              <table:table-cell office:value-type="float" office:value="41.9">
                <text:p>40</text:p>
              </table:table-cell>
              <table:table-cell office:value-type="float" office:value="-351.577076800593">
                <text:p>-351.577076800593</text:p>
              </table:table-cell>
              <table:table-cell office:value-type="float" office:value="-476.07296929885">
                <text:p>-476.07296929885</text:p>
              </table:table-cell>
              <table:table-cell office:value-type="float" office:value="124.495892498257">
                <text:p>124.495892498257</text:p>
              </table:table-cell>
              <table:table-cell office:value-type="float" office:value="79.9010942628202">
                <text:p>79.901094262820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-351.576839124207">
                <text:p>-351.576839124207</text:p>
              </table:table-cell>
              <table:table-cell office:value-type="float" office:value="-465.22212470172">
                <text:p>-465.22212470172</text:p>
              </table:table-cell>
              <table:table-cell office:value-type="float" office:value="113.645285577513">
                <text:p>113.645285577513</text:p>
              </table:table-cell>
              <table:table-cell office:value-type="float" office:value="72.9372069490656">
                <text:p>72.9372069490656</text:p>
              </table:table-cell>
            </table:table-row>
            <table:table-row>
              <table:table-cell office:value-type="float" office:value="42.1">
                <text:p>40</text:p>
              </table:table-cell>
              <table:table-cell office:value-type="float" office:value="-351.576986881613">
                <text:p>-351.576986881613</text:p>
              </table:table-cell>
              <table:table-cell office:value-type="float" office:value="-458.295038415998">
                <text:p>-458.295038415998</text:p>
              </table:table-cell>
              <table:table-cell office:value-type="float" office:value="106.718051534386">
                <text:p>106.718051534386</text:p>
              </table:table-cell>
              <table:table-cell office:value-type="float" office:value="68.4913287023734">
                <text:p>68.4913287023734</text:p>
              </table:table-cell>
            </table:table-row>
            <table:table-row>
              <table:table-cell office:value-type="float" office:value="42.2">
                <text:p>40</text:p>
              </table:table-cell>
              <table:table-cell office:value-type="float" office:value="-351.576726263936">
                <text:p>-351.576726263936</text:p>
              </table:table-cell>
              <table:table-cell office:value-type="float" office:value="-455.660745281545">
                <text:p>-455.660745281545</text:p>
              </table:table-cell>
              <table:table-cell office:value-type="float" office:value="104.084019017609">
                <text:p>104.084019017609</text:p>
              </table:table-cell>
              <table:table-cell office:value-type="float" office:value="66.8008144517344">
                <text:p>66.8008144517344</text:p>
              </table:table-cell>
            </table:table-row>
            <table:table-row>
              <table:table-cell office:value-type="float" office:value="42.3">
                <text:p>40</text:p>
              </table:table-cell>
              <table:table-cell office:value-type="float" office:value="-351.577029706579">
                <text:p>-351.577029706579</text:p>
              </table:table-cell>
              <table:table-cell office:value-type="float" office:value="-467.682593307457">
                <text:p>-467.682593307457</text:p>
              </table:table-cell>
              <table:table-cell office:value-type="float" office:value="116.105563600878">
                <text:p>116.105563600878</text:p>
              </table:table-cell>
              <table:table-cell office:value-type="float" office:value="74.5162060815905">
                <text:p>74.5162060815905</text:p>
              </table:table-cell>
            </table:table-row>
            <table:table-row>
              <table:table-cell office:value-type="float" office:value="42.4">
                <text:p>40</text:p>
              </table:table-cell>
              <table:table-cell office:value-type="float" office:value="-351.576872383171">
                <text:p>-351.576872383171</text:p>
              </table:table-cell>
              <table:table-cell office:value-type="float" office:value="-469.170068936552">
                <text:p>-469.170068936552</text:p>
              </table:table-cell>
              <table:table-cell office:value-type="float" office:value="117.593196553381">
                <text:p>117.593196553381</text:p>
              </table:table-cell>
              <table:table-cell office:value-type="float" office:value="75.4709644947489">
                <text:p>75.4709644947489</text:p>
              </table:table-cell>
            </table:table-row>
            <table:table-row>
              <table:table-cell office:value-type="float" office:value="42.5">
                <text:p>40</text:p>
              </table:table-cell>
              <table:table-cell office:value-type="float" office:value="-351.576850766964">
                <text:p>-351.576850766964</text:p>
              </table:table-cell>
              <table:table-cell office:value-type="float" office:value="-464.982559264469">
                <text:p>-464.982559264469</text:p>
              </table:table-cell>
              <table:table-cell office:value-type="float" office:value="113.405708497504">
                <text:p>113.405708497504</text:p>
              </table:table-cell>
              <table:table-cell office:value-type="float" office:value="72.7834470902556">
                <text:p>72.7834470902556</text:p>
              </table:table-cell>
            </table:table-row>
            <table:table-row>
              <table:table-cell office:value-type="float" office:value="42.6">
                <text:p>40</text:p>
              </table:table-cell>
              <table:table-cell office:value-type="float" office:value="-351.576890134864">
                <text:p>-351.576890134864</text:p>
              </table:table-cell>
              <table:table-cell office:value-type="float" office:value="-456.493177183926">
                <text:p>-456.493177183926</text:p>
              </table:table-cell>
              <table:table-cell office:value-type="float" office:value="104.916287049062">
                <text:p>104.916287049062</text:p>
              </table:table-cell>
              <table:table-cell office:value-type="float" office:value="67.3349616038906">
                <text:p>67.3349616038906</text:p>
              </table:table-cell>
            </table:table-row>
            <table:table-row>
              <table:table-cell office:value-type="float" office:value="42.7">
                <text:p>40</text:p>
              </table:table-cell>
              <table:table-cell office:value-type="float" office:value="-351.576855822042">
                <text:p>-351.576855822042</text:p>
              </table:table-cell>
              <table:table-cell office:value-type="float" office:value="-453.447278785487">
                <text:p>-453.447278785487</text:p>
              </table:table-cell>
              <table:table-cell office:value-type="float" office:value="101.870422963444">
                <text:p>101.870422963444</text:p>
              </table:table-cell>
              <table:table-cell office:value-type="float" office:value="65.3801350748138">
                <text:p>65.3801350748138</text:p>
              </table:table-cell>
            </table:table-row>
            <table:table-row>
              <table:table-cell office:value-type="float" office:value="42.8">
                <text:p>40</text:p>
              </table:table-cell>
              <table:table-cell office:value-type="float" office:value="-351.577004318885">
                <text:p>-351.577004318885</text:p>
              </table:table-cell>
              <table:table-cell office:value-type="float" office:value="-464.294191454907">
                <text:p>-464.294191454907</text:p>
              </table:table-cell>
              <table:table-cell office:value-type="float" office:value="112.717187136021">
                <text:p>112.717187136021</text:p>
              </table:table-cell>
              <table:table-cell office:value-type="float" office:value="72.3415561242014">
                <text:p>72.3415561242014</text:p>
              </table:table-cell>
            </table:table-row>
            <table:table-row>
              <table:table-cell office:value-type="float" office:value="42.9">
                <text:p>40</text:p>
              </table:table-cell>
              <table:table-cell office:value-type="float" office:value="-351.576832887776">
                <text:p>-351.576832887776</text:p>
              </table:table-cell>
              <table:table-cell office:value-type="float" office:value="-467.807708882721">
                <text:p>-467.807708882721</text:p>
              </table:table-cell>
              <table:table-cell office:value-type="float" office:value="116.230875994945">
                <text:p>116.230875994945</text:p>
              </table:table-cell>
              <table:table-cell office:value-type="float" office:value="74.5966312041364">
                <text:p>74.596631204136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-351.576761071492">
                <text:p>-351.576761071492</text:p>
              </table:table-cell>
              <table:table-cell office:value-type="float" office:value="-465.541502124861">
                <text:p>-465.541502124861</text:p>
              </table:table-cell>
              <table:table-cell office:value-type="float" office:value="113.964741053369">
                <text:p>113.964741053369</text:p>
              </table:table-cell>
              <table:table-cell office:value-type="float" office:value="73.1422325252271">
                <text:p>73.1422325252271</text:p>
              </table:table-cell>
            </table:table-row>
            <table:table-row>
              <table:table-cell office:value-type="float" office:value="43.1">
                <text:p>40</text:p>
              </table:table-cell>
              <table:table-cell office:value-type="float" office:value="-351.576972590643">
                <text:p>-351.576972590643</text:p>
              </table:table-cell>
              <table:table-cell office:value-type="float" office:value="-467.588128653764">
                <text:p>-467.588128653764</text:p>
              </table:table-cell>
              <table:table-cell office:value-type="float" office:value="116.01115606312">
                <text:p>116.01115606312</text:p>
              </table:table-cell>
              <table:table-cell office:value-type="float" office:value="74.4556156040885">
                <text:p>74.4556156040885</text:p>
              </table:table-cell>
            </table:table-row>
            <table:table-row>
              <table:table-cell office:value-type="float" office:value="43.2">
                <text:p>40</text:p>
              </table:table-cell>
              <table:table-cell office:value-type="float" office:value="-351.576824862326">
                <text:p>-351.576824862326</text:p>
              </table:table-cell>
              <table:table-cell office:value-type="float" office:value="-464.640821871297">
                <text:p>-464.640821871297</text:p>
              </table:table-cell>
              <table:table-cell office:value-type="float" office:value="113.063997008971">
                <text:p>113.063997008971</text:p>
              </table:table-cell>
              <table:table-cell office:value-type="float" office:value="72.5641376712206">
                <text:p>72.5641376712206</text:p>
              </table:table-cell>
            </table:table-row>
            <table:table-row>
              <table:table-cell office:value-type="float" office:value="43.3">
                <text:p>40</text:p>
              </table:table-cell>
              <table:table-cell office:value-type="float" office:value="-351.57680462492">
                <text:p>-351.57680462492</text:p>
              </table:table-cell>
              <table:table-cell office:value-type="float" office:value="-465.088616327558">
                <text:p>-465.088616327558</text:p>
              </table:table-cell>
              <table:table-cell office:value-type="float" office:value="113.511811702638">
                <text:p>113.511811702638</text:p>
              </table:table-cell>
              <table:table-cell office:value-type="float" office:value="72.8515438123629">
                <text:p>72.8515438123629</text:p>
              </table:table-cell>
            </table:table-row>
            <table:table-row>
              <table:table-cell office:value-type="float" office:value="43.4">
                <text:p>40</text:p>
              </table:table-cell>
              <table:table-cell office:value-type="float" office:value="-351.576847933353">
                <text:p>-351.576847933353</text:p>
              </table:table-cell>
              <table:table-cell office:value-type="float" office:value="-470.050058944311">
                <text:p>-470.050058944311</text:p>
              </table:table-cell>
              <table:table-cell office:value-type="float" office:value="118.473211010957">
                <text:p>118.473211010957</text:p>
              </table:table-cell>
              <table:table-cell office:value-type="float" office:value="76.0357551614648">
                <text:p>76.0357551614648</text:p>
              </table:table-cell>
            </table:table-row>
            <table:table-row>
              <table:table-cell office:value-type="float" office:value="43.5">
                <text:p>40</text:p>
              </table:table-cell>
              <table:table-cell office:value-type="float" office:value="-351.576943718361">
                <text:p>-351.576943718361</text:p>
              </table:table-cell>
              <table:table-cell office:value-type="float" office:value="-475.252247983092">
                <text:p>-475.252247983092</text:p>
              </table:table-cell>
              <table:table-cell office:value-type="float" office:value="123.675304264732">
                <text:p>123.675304264732</text:p>
              </table:table-cell>
              <table:table-cell office:value-type="float" office:value="79.3744431703052">
                <text:p>79.3744431703052</text:p>
              </table:table-cell>
            </table:table-row>
            <table:table-row>
              <table:table-cell office:value-type="float" office:value="43.6">
                <text:p>40</text:p>
              </table:table-cell>
              <table:table-cell office:value-type="float" office:value="-351.576894352559">
                <text:p>-351.576894352559</text:p>
              </table:table-cell>
              <table:table-cell office:value-type="float" office:value="-472.536413909477">
                <text:p>-472.536413909477</text:p>
              </table:table-cell>
              <table:table-cell office:value-type="float" office:value="120.959519556918">
                <text:p>120.959519556918</text:p>
              </table:table-cell>
              <table:table-cell office:value-type="float" office:value="77.6314606061249">
                <text:p>77.6314606061249</text:p>
              </table:table-cell>
            </table:table-row>
            <table:table-row>
              <table:table-cell office:value-type="float" office:value="43.7">
                <text:p>40</text:p>
              </table:table-cell>
              <table:table-cell office:value-type="float" office:value="-351.576986407002">
                <text:p>-351.576986407002</text:p>
              </table:table-cell>
              <table:table-cell office:value-type="float" office:value="-472.993029316421">
                <text:p>-472.993029316421</text:p>
              </table:table-cell>
              <table:table-cell office:value-type="float" office:value="121.416042909419">
                <text:p>121.416042909419</text:p>
              </table:table-cell>
              <table:table-cell office:value-type="float" office:value="77.9244559386565">
                <text:p>77.9244559386565</text:p>
              </table:table-cell>
            </table:table-row>
            <table:table-row>
              <table:table-cell office:value-type="float" office:value="43.8">
                <text:p>40</text:p>
              </table:table-cell>
              <table:table-cell office:value-type="float" office:value="-351.576780101485">
                <text:p>-351.576780101485</text:p>
              </table:table-cell>
              <table:table-cell office:value-type="float" office:value="-474.164413518782">
                <text:p>-474.164413518782</text:p>
              </table:table-cell>
              <table:table-cell office:value-type="float" office:value="122.587633417297">
                <text:p>122.587633417297</text:p>
              </table:table-cell>
              <table:table-cell office:value-type="float" office:value="78.6763792489674">
                <text:p>78.6763792489674</text:p>
              </table:table-cell>
            </table:table-row>
            <table:table-row>
              <table:table-cell office:value-type="float" office:value="43.9">
                <text:p>40</text:p>
              </table:table-cell>
              <table:table-cell office:value-type="float" office:value="-351.577143419318">
                <text:p>-351.577143419318</text:p>
              </table:table-cell>
              <table:table-cell office:value-type="float" office:value="-485.229823891431">
                <text:p>-485.229823891431</text:p>
              </table:table-cell>
              <table:table-cell office:value-type="float" office:value="133.652680472114">
                <text:p>133.652680472114</text:p>
              </table:table-cell>
              <table:table-cell office:value-type="float" office:value="85.7778936042446">
                <text:p>85.7778936042446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-351.57714628605">
                <text:p>-351.57714628605</text:p>
              </table:table-cell>
              <table:table-cell office:value-type="float" office:value="-489.675242783426">
                <text:p>-489.675242783426</text:p>
              </table:table-cell>
              <table:table-cell office:value-type="float" office:value="138.098096497377">
                <text:p>138.098096497377</text:p>
              </table:table-cell>
              <table:table-cell office:value-type="float" office:value="88.6309484138799">
                <text:p>88.6309484138799</text:p>
              </table:table-cell>
            </table:table-row>
            <table:table-row>
              <table:table-cell office:value-type="float" office:value="44.1">
                <text:p>40</text:p>
              </table:table-cell>
              <table:table-cell office:value-type="float" office:value="-351.576886584631">
                <text:p>-351.576886584631</text:p>
              </table:table-cell>
              <table:table-cell office:value-type="float" office:value="-479.689018710745">
                <text:p>-479.689018710745</text:p>
              </table:table-cell>
              <table:table-cell office:value-type="float" office:value="128.112132126114">
                <text:p>128.112132126114</text:p>
              </table:table-cell>
              <table:table-cell office:value-type="float" office:value="82.221986121854">
                <text:p>82.221986121854</text:p>
              </table:table-cell>
            </table:table-row>
            <table:table-row>
              <table:table-cell office:value-type="float" office:value="44.2">
                <text:p>40</text:p>
              </table:table-cell>
              <table:table-cell office:value-type="float" office:value="-351.577019763271">
                <text:p>-351.577019763271</text:p>
              </table:table-cell>
              <table:table-cell office:value-type="float" office:value="-481.065974862603">
                <text:p>-481.065974862603</text:p>
              </table:table-cell>
              <table:table-cell office:value-type="float" office:value="129.488955099332">
                <text:p>129.488955099332</text:p>
              </table:table-cell>
              <table:table-cell office:value-type="float" office:value="83.1056270192265">
                <text:p>83.1056270192265</text:p>
              </table:table-cell>
            </table:table-row>
            <table:table-row>
              <table:table-cell office:value-type="float" office:value="44.3">
                <text:p>40</text:p>
              </table:table-cell>
              <table:table-cell office:value-type="float" office:value="-351.57701011925">
                <text:p>-351.57701011925</text:p>
              </table:table-cell>
              <table:table-cell office:value-type="float" office:value="-485.351579210315">
                <text:p>-485.351579210315</text:p>
              </table:table-cell>
              <table:table-cell office:value-type="float" office:value="133.774569091065">
                <text:p>133.774569091065</text:p>
              </table:table-cell>
              <table:table-cell office:value-type="float" office:value="85.8561213580845">
                <text:p>85.8561213580845</text:p>
              </table:table-cell>
            </table:table-row>
            <table:table-row>
              <table:table-cell office:value-type="float" office:value="44.4">
                <text:p>40</text:p>
              </table:table-cell>
              <table:table-cell office:value-type="float" office:value="-351.5769377115">
                <text:p>-351.5769377115</text:p>
              </table:table-cell>
              <table:table-cell office:value-type="float" office:value="-481.441767134421">
                <text:p>-481.441767134421</text:p>
              </table:table-cell>
              <table:table-cell office:value-type="float" office:value="129.86482942292">
                <text:p>129.86482942292</text:p>
              </table:table-cell>
              <table:table-cell office:value-type="float" office:value="83.3468620443932">
                <text:p>83.3468620443932</text:p>
              </table:table-cell>
            </table:table-row>
            <table:table-row>
              <table:table-cell office:value-type="float" office:value="44.5">
                <text:p>40</text:p>
              </table:table-cell>
              <table:table-cell office:value-type="float" office:value="-351.576960820162">
                <text:p>-351.576960820162</text:p>
              </table:table-cell>
              <table:table-cell office:value-type="float" office:value="-482.066084408">
                <text:p>-482.066084408</text:p>
              </table:table-cell>
              <table:table-cell office:value-type="float" office:value="130.489123587838">
                <text:p>130.489123587838</text:p>
              </table:table-cell>
              <table:table-cell office:value-type="float" office:value="83.7475321863378">
                <text:p>83.7475321863378</text:p>
              </table:table-cell>
            </table:table-row>
            <table:table-row>
              <table:table-cell office:value-type="float" office:value="44.6">
                <text:p>40</text:p>
              </table:table-cell>
              <table:table-cell office:value-type="float" office:value="-351.576833552137">
                <text:p>-351.576833552137</text:p>
              </table:table-cell>
              <table:table-cell office:value-type="float" office:value="-478.472524676081">
                <text:p>-478.472524676081</text:p>
              </table:table-cell>
              <table:table-cell office:value-type="float" office:value="126.895691123944">
                <text:p>126.895691123944</text:p>
              </table:table-cell>
              <table:table-cell office:value-type="float" office:value="81.4412778974368">
                <text:p>81.4412778974368</text:p>
              </table:table-cell>
            </table:table-row>
            <table:table-row>
              <table:table-cell office:value-type="float" office:value="44.7">
                <text:p>40</text:p>
              </table:table-cell>
              <table:table-cell office:value-type="float" office:value="-351.577018242658">
                <text:p>-351.577018242658</text:p>
              </table:table-cell>
              <table:table-cell office:value-type="float" office:value="-478.62967670597">
                <text:p>-478.62967670597</text:p>
              </table:table-cell>
              <table:table-cell office:value-type="float" office:value="127.052658463313">
                <text:p>127.052658463313</text:p>
              </table:table-cell>
              <table:table-cell office:value-type="float" office:value="81.5420190699159">
                <text:p>81.5420190699159</text:p>
              </table:table-cell>
            </table:table-row>
            <table:table-row>
              <table:table-cell office:value-type="float" office:value="44.8">
                <text:p>40</text:p>
              </table:table-cell>
              <table:table-cell office:value-type="float" office:value="-351.576788742757">
                <text:p>-351.576788742757</text:p>
              </table:table-cell>
              <table:table-cell office:value-type="float" office:value="-473.744671739586">
                <text:p>-473.744671739586</text:p>
              </table:table-cell>
              <table:table-cell office:value-type="float" office:value="122.167882996829">
                <text:p>122.167882996829</text:p>
              </table:table-cell>
              <table:table-cell office:value-type="float" office:value="78.4069846750609">
                <text:p>78.4069846750609</text:p>
              </table:table-cell>
            </table:table-row>
            <table:table-row>
              <table:table-cell office:value-type="float" office:value="44.9">
                <text:p>40</text:p>
              </table:table-cell>
              <table:table-cell office:value-type="float" office:value="-351.576914464031">
                <text:p>-351.576914464031</text:p>
              </table:table-cell>
              <table:table-cell office:value-type="float" office:value="-475.654093107291">
                <text:p>-475.654093107291</text:p>
              </table:table-cell>
              <table:table-cell office:value-type="float" office:value="124.07717864326">
                <text:p>124.07717864326</text:p>
              </table:table-cell>
              <table:table-cell office:value-type="float" office:value="79.6323649535565">
                <text:p>79.6323649535565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-351.576929593148">
                <text:p>-351.576929593148</text:p>
              </table:table-cell>
              <table:table-cell office:value-type="float" office:value="-474.18393346264">
                <text:p>-474.18393346264</text:p>
              </table:table-cell>
              <table:table-cell office:value-type="float" office:value="122.607003869492">
                <text:p>122.607003869492</text:p>
              </table:table-cell>
              <table:table-cell office:value-type="float" office:value="78.6888111476883">
                <text:p>78.6888111476883</text:p>
              </table:table-cell>
            </table:table-row>
            <table:table-row>
              <table:table-cell office:value-type="float" office:value="45.1">
                <text:p>50</text:p>
              </table:table-cell>
              <table:table-cell office:value-type="float" office:value="-351.576987823267">
                <text:p>-351.576987823267</text:p>
              </table:table-cell>
              <table:table-cell office:value-type="float" office:value="-470.180691110834">
                <text:p>-470.180691110834</text:p>
              </table:table-cell>
              <table:table-cell office:value-type="float" office:value="118.603703287567">
                <text:p>118.603703287567</text:p>
              </table:table-cell>
              <table:table-cell office:value-type="float" office:value="76.1195047172512">
                <text:p>76.1195047172512</text:p>
              </table:table-cell>
            </table:table-row>
            <table:table-row>
              <table:table-cell office:value-type="float" office:value="45.2">
                <text:p>50</text:p>
              </table:table-cell>
              <table:table-cell office:value-type="float" office:value="-351.576843930075">
                <text:p>-351.576843930075</text:p>
              </table:table-cell>
              <table:table-cell office:value-type="float" office:value="-462.149920475937">
                <text:p>-462.149920475937</text:p>
              </table:table-cell>
              <table:table-cell office:value-type="float" office:value="110.573076545863">
                <text:p>110.573076545863</text:p>
              </table:table-cell>
              <table:table-cell office:value-type="float" office:value="70.9654723118251">
                <text:p>70.9654723118251</text:p>
              </table:table-cell>
            </table:table-row>
            <table:table-row>
              <table:table-cell office:value-type="float" office:value="45.3">
                <text:p>50</text:p>
              </table:table-cell>
              <table:table-cell office:value-type="float" office:value="-351.576851133012">
                <text:p>-351.576851133012</text:p>
              </table:table-cell>
              <table:table-cell office:value-type="float" office:value="-466.409724167632">
                <text:p>-466.409724167632</text:p>
              </table:table-cell>
              <table:table-cell office:value-type="float" office:value="114.83287303462">
                <text:p>114.83287303462</text:p>
              </table:table-cell>
              <table:table-cell office:value-type="float" office:value="73.6993970539077">
                <text:p>73.6993970539077</text:p>
              </table:table-cell>
            </table:table-row>
            <table:table-row>
              <table:table-cell office:value-type="float" office:value="45.4">
                <text:p>50</text:p>
              </table:table-cell>
              <table:table-cell office:value-type="float" office:value="-351.576954926598">
                <text:p>-351.576954926598</text:p>
              </table:table-cell>
              <table:table-cell office:value-type="float" office:value="-470.069876670629">
                <text:p>-470.069876670629</text:p>
              </table:table-cell>
              <table:table-cell office:value-type="float" office:value="118.49292174403">
                <text:p>118.49292174403</text:p>
              </table:table-cell>
              <table:table-cell office:value-type="float" office:value="76.0484054514434">
                <text:p>76.0484054514434</text:p>
              </table:table-cell>
            </table:table-row>
            <table:table-row>
              <table:table-cell office:value-type="float" office:value="45.5">
                <text:p>50</text:p>
              </table:table-cell>
              <table:table-cell office:value-type="float" office:value="-351.576794027541">
                <text:p>-351.576794027541</text:p>
              </table:table-cell>
              <table:table-cell office:value-type="float" office:value="-464.327430080349">
                <text:p>-464.327430080349</text:p>
              </table:table-cell>
              <table:table-cell office:value-type="float" office:value="112.750636052808">
                <text:p>112.750636052808</text:p>
              </table:table-cell>
              <table:table-cell office:value-type="float" office:value="72.3630235397083">
                <text:p>72.3630235397083</text:p>
              </table:table-cell>
            </table:table-row>
            <table:table-row>
              <table:table-cell office:value-type="float" office:value="45.6">
                <text:p>50</text:p>
              </table:table-cell>
              <table:table-cell office:value-type="float" office:value="-351.57691509615">
                <text:p>-351.57691509615</text:p>
              </table:table-cell>
              <table:table-cell office:value-type="float" office:value="-466.803547367115">
                <text:p>-466.803547367115</text:p>
              </table:table-cell>
              <table:table-cell office:value-type="float" office:value="115.226632270965">
                <text:p>115.226632270965</text:p>
              </table:table-cell>
              <table:table-cell office:value-type="float" office:value="73.9521105629939">
                <text:p>73.9521105629939</text:p>
              </table:table-cell>
            </table:table-row>
            <table:table-row>
              <table:table-cell office:value-type="float" office:value="45.7">
                <text:p>50</text:p>
              </table:table-cell>
              <table:table-cell office:value-type="float" office:value="-351.57680436319">
                <text:p>-351.57680436319</text:p>
              </table:table-cell>
              <table:table-cell office:value-type="float" office:value="-461.875486084404">
                <text:p>-461.875486084404</text:p>
              </table:table-cell>
              <table:table-cell office:value-type="float" office:value="110.298681721214">
                <text:p>110.298681721214</text:p>
              </table:table-cell>
              <table:table-cell office:value-type="float" office:value="70.7893665278546">
                <text:p>70.7893665278546</text:p>
              </table:table-cell>
            </table:table-row>
            <table:table-row>
              <table:table-cell office:value-type="float" office:value="45.8">
                <text:p>50</text:p>
              </table:table-cell>
              <table:table-cell office:value-type="float" office:value="-351.576826042657">
                <text:p>-351.576826042657</text:p>
              </table:table-cell>
              <table:table-cell office:value-type="float" office:value="-463.118387802695">
                <text:p>-463.118387802695</text:p>
              </table:table-cell>
              <table:table-cell office:value-type="float" office:value="111.541561760038">
                <text:p>111.541561760038</text:p>
              </table:table-cell>
              <table:table-cell office:value-type="float" office:value="71.5870432475173">
                <text:p>71.5870432475173</text:p>
              </table:table-cell>
            </table:table-row>
            <table:table-row>
              <table:table-cell office:value-type="float" office:value="45.9">
                <text:p>50</text:p>
              </table:table-cell>
              <table:table-cell office:value-type="float" office:value="-351.57682582927">
                <text:p>-351.57682582927</text:p>
              </table:table-cell>
              <table:table-cell office:value-type="float" office:value="-466.281687624328">
                <text:p>-466.281687624328</text:p>
              </table:table-cell>
              <table:table-cell office:value-type="float" office:value="114.704861795058">
                <text:p>114.704861795058</text:p>
              </table:table-cell>
              <table:table-cell office:value-type="float" office:value="73.6172398203342">
                <text:p>73.617239820334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-351.576824993267">
                <text:p>-351.576824993267</text:p>
              </table:table-cell>
              <table:table-cell office:value-type="float" office:value="-465.044895054086">
                <text:p>-465.044895054086</text:p>
              </table:table-cell>
              <table:table-cell office:value-type="float" office:value="113.468070060819">
                <text:p>113.468070060819</text:p>
              </table:table-cell>
              <table:table-cell office:value-type="float" office:value="72.8234705564822">
                <text:p>72.8234705564822</text:p>
              </table:table-cell>
            </table:table-row>
            <table:table-row>
              <table:table-cell office:value-type="float" office:value="46.1">
                <text:p>50</text:p>
              </table:table-cell>
              <table:table-cell office:value-type="float" office:value="-351.576934040563">
                <text:p>-351.576934040563</text:p>
              </table:table-cell>
              <table:table-cell office:value-type="float" office:value="-462.367294056345">
                <text:p>-462.367294056345</text:p>
              </table:table-cell>
              <table:table-cell office:value-type="float" office:value="110.790360015783">
                <text:p>110.790360015783</text:p>
              </table:table-cell>
              <table:table-cell office:value-type="float" office:value="71.1049241978548">
                <text:p>71.1049241978548</text:p>
              </table:table-cell>
            </table:table-row>
            <table:table-row>
              <table:table-cell office:value-type="float" office:value="46.2">
                <text:p>50</text:p>
              </table:table-cell>
              <table:table-cell office:value-type="float" office:value="-351.576806602838">
                <text:p>-351.576806602838</text:p>
              </table:table-cell>
              <table:table-cell office:value-type="float" office:value="-456.235507618244">
                <text:p>-456.235507618244</text:p>
              </table:table-cell>
              <table:table-cell office:value-type="float" office:value="104.658701015406">
                <text:p>104.658701015406</text:p>
              </table:table-cell>
              <table:table-cell office:value-type="float" office:value="67.1696436520856">
                <text:p>67.1696436520856</text:p>
              </table:table-cell>
            </table:table-row>
            <table:table-row>
              <table:table-cell office:value-type="float" office:value="46.3">
                <text:p>50</text:p>
              </table:table-cell>
              <table:table-cell office:value-type="float" office:value="-351.577027888634">
                <text:p>-351.577027888634</text:p>
              </table:table-cell>
              <table:table-cell office:value-type="float" office:value="-456.097131691727">
                <text:p>-456.097131691727</text:p>
              </table:table-cell>
              <table:table-cell office:value-type="float" office:value="104.520103803093">
                <text:p>104.520103803093</text:p>
              </table:table-cell>
              <table:table-cell office:value-type="float" office:value="67.0806923726229">
                <text:p>67.0806923726229</text:p>
              </table:table-cell>
            </table:table-row>
            <table:table-row>
              <table:table-cell office:value-type="float" office:value="46.4">
                <text:p>50</text:p>
              </table:table-cell>
              <table:table-cell office:value-type="float" office:value="-351.577068695908">
                <text:p>-351.577068695908</text:p>
              </table:table-cell>
              <table:table-cell office:value-type="float" office:value="-457.998319174112">
                <text:p>-457.998319174112</text:p>
              </table:table-cell>
              <table:table-cell office:value-type="float" office:value="106.421250478205">
                <text:p>106.421250478205</text:p>
              </table:table-cell>
              <table:table-cell office:value-type="float" office:value="68.3008426655144">
                <text:p>68.3008426655144</text:p>
              </table:table-cell>
            </table:table-row>
            <table:table-row>
              <table:table-cell office:value-type="float" office:value="46.5">
                <text:p>50</text:p>
              </table:table-cell>
              <table:table-cell office:value-type="float" office:value="-351.577015706707">
                <text:p>-351.577015706707</text:p>
              </table:table-cell>
              <table:table-cell office:value-type="float" office:value="-455.490924924086">
                <text:p>-455.490924924086</text:p>
              </table:table-cell>
              <table:table-cell office:value-type="float" office:value="103.913909217378">
                <text:p>103.913909217378</text:p>
              </table:table-cell>
              <table:table-cell office:value-type="float" office:value="66.6916384868853">
                <text:p>66.6916384868853</text:p>
              </table:table-cell>
            </table:table-row>
            <table:table-row>
              <table:table-cell office:value-type="float" office:value="46.6">
                <text:p>50</text:p>
              </table:table-cell>
              <table:table-cell office:value-type="float" office:value="-351.576892990518">
                <text:p>-351.576892990518</text:p>
              </table:table-cell>
              <table:table-cell office:value-type="float" office:value="-457.718761807755">
                <text:p>-457.718761807755</text:p>
              </table:table-cell>
              <table:table-cell office:value-type="float" office:value="106.141868817237">
                <text:p>106.141868817237</text:p>
              </table:table-cell>
              <table:table-cell office:value-type="float" office:value="68.1215363447971">
                <text:p>68.1215363447971</text:p>
              </table:table-cell>
            </table:table-row>
            <table:table-row>
              <table:table-cell office:value-type="float" office:value="46.7">
                <text:p>50</text:p>
              </table:table-cell>
              <table:table-cell office:value-type="float" office:value="-351.576891500056">
                <text:p>-351.576891500056</text:p>
              </table:table-cell>
              <table:table-cell office:value-type="float" office:value="-464.754707575035">
                <text:p>-464.754707575035</text:p>
              </table:table-cell>
              <table:table-cell office:value-type="float" office:value="113.177816074979">
                <text:p>113.177816074979</text:p>
              </table:table-cell>
              <table:table-cell office:value-type="float" office:value="72.6371864099345">
                <text:p>72.6371864099345</text:p>
              </table:table-cell>
            </table:table-row>
            <table:table-row>
              <table:table-cell office:value-type="float" office:value="46.8">
                <text:p>50</text:p>
              </table:table-cell>
              <table:table-cell office:value-type="float" office:value="-351.576978048702">
                <text:p>-351.576978048702</text:p>
              </table:table-cell>
              <table:table-cell office:value-type="float" office:value="-464.990091258068">
                <text:p>-464.990091258068</text:p>
              </table:table-cell>
              <table:table-cell office:value-type="float" office:value="113.413113209366">
                <text:p>113.413113209366</text:p>
              </table:table-cell>
              <table:table-cell office:value-type="float" office:value="72.7881994123488">
                <text:p>72.7881994123488</text:p>
              </table:table-cell>
            </table:table-row>
            <table:table-row>
              <table:table-cell office:value-type="float" office:value="46.9">
                <text:p>50</text:p>
              </table:table-cell>
              <table:table-cell office:value-type="float" office:value="-351.576876101509">
                <text:p>-351.576876101509</text:p>
              </table:table-cell>
              <table:table-cell office:value-type="float" office:value="-461.170596970375">
                <text:p>-461.170596970375</text:p>
              </table:table-cell>
              <table:table-cell office:value-type="float" office:value="109.593720868866">
                <text:p>109.593720868866</text:p>
              </table:table-cell>
              <table:table-cell office:value-type="float" office:value="70.3369247453613">
                <text:p>70.336924745361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-351.576831836533">
                <text:p>-351.576831836533</text:p>
              </table:table-cell>
              <table:table-cell office:value-type="float" office:value="-460.839918409079">
                <text:p>-460.839918409079</text:p>
              </table:table-cell>
              <table:table-cell office:value-type="float" office:value="109.263086572546">
                <text:p>109.263086572546</text:p>
              </table:table-cell>
              <table:table-cell office:value-type="float" office:value="70.1247246354085">
                <text:p>70.1247246354085</text:p>
              </table:table-cell>
            </table:table-row>
            <table:table-row>
              <table:table-cell office:value-type="float" office:value="47.1">
                <text:p>50</text:p>
              </table:table-cell>
              <table:table-cell office:value-type="float" office:value="-351.577041120093">
                <text:p>-351.577041120093</text:p>
              </table:table-cell>
              <table:table-cell office:value-type="float" office:value="-465.047194934257">
                <text:p>-465.047194934257</text:p>
              </table:table-cell>
              <table:table-cell office:value-type="float" office:value="113.470153814164">
                <text:p>113.470153814164</text:p>
              </table:table-cell>
              <table:table-cell office:value-type="float" office:value="72.824807903194">
                <text:p>72.824807903194</text:p>
              </table:table-cell>
            </table:table-row>
            <table:table-row>
              <table:table-cell office:value-type="float" office:value="47.2">
                <text:p>50</text:p>
              </table:table-cell>
              <table:table-cell office:value-type="float" office:value="-351.576864138479">
                <text:p>-351.576864138479</text:p>
              </table:table-cell>
              <table:table-cell office:value-type="float" office:value="-465.328102075199">
                <text:p>-465.328102075199</text:p>
              </table:table-cell>
              <table:table-cell office:value-type="float" office:value="113.75123793672">
                <text:p>113.75123793672</text:p>
              </table:table-cell>
              <table:table-cell office:value-type="float" office:value="73.0052068587055">
                <text:p>73.0052068587055</text:p>
              </table:table-cell>
            </table:table-row>
            <table:table-row>
              <table:table-cell office:value-type="float" office:value="47.3">
                <text:p>50</text:p>
              </table:table-cell>
              <table:table-cell office:value-type="float" office:value="-351.576988708422">
                <text:p>-351.576988708422</text:p>
              </table:table-cell>
              <table:table-cell office:value-type="float" office:value="-469.88432341237">
                <text:p>-469.88432341237</text:p>
              </table:table-cell>
              <table:table-cell office:value-type="float" office:value="118.307334703947">
                <text:p>118.307334703947</text:p>
              </table:table-cell>
              <table:table-cell office:value-type="float" office:value="75.9292962399983">
                <text:p>75.9292962399983</text:p>
              </table:table-cell>
            </table:table-row>
            <table:table-row>
              <table:table-cell office:value-type="float" office:value="47.4">
                <text:p>50</text:p>
              </table:table-cell>
              <table:table-cell office:value-type="float" office:value="-351.576853496322">
                <text:p>-351.576853496322</text:p>
              </table:table-cell>
              <table:table-cell office:value-type="float" office:value="-470.393163182235">
                <text:p>-470.393163182235</text:p>
              </table:table-cell>
              <table:table-cell office:value-type="float" office:value="118.816309685913">
                <text:p>118.816309685913</text:p>
              </table:table-cell>
              <table:table-cell office:value-type="float" office:value="76.2559548726276">
                <text:p>76.2559548726276</text:p>
              </table:table-cell>
            </table:table-row>
            <table:table-row>
              <table:table-cell office:value-type="float" office:value="47.5">
                <text:p>50</text:p>
              </table:table-cell>
              <table:table-cell office:value-type="float" office:value="-351.577060252255">
                <text:p>-351.577060252255</text:p>
              </table:table-cell>
              <table:table-cell office:value-type="float" office:value="-475.405891841118">
                <text:p>-475.405891841118</text:p>
              </table:table-cell>
              <table:table-cell office:value-type="float" office:value="123.828831588863">
                <text:p>123.828831588863</text:p>
              </table:table-cell>
              <table:table-cell office:value-type="float" office:value="79.4729765512158">
                <text:p>79.4729765512158</text:p>
              </table:table-cell>
            </table:table-row>
            <table:table-row>
              <table:table-cell office:value-type="float" office:value="47.6">
                <text:p>50</text:p>
              </table:table-cell>
              <table:table-cell office:value-type="float" office:value="-351.57656726247">
                <text:p>-351.57656726247</text:p>
              </table:table-cell>
              <table:table-cell office:value-type="float" office:value="-464.694148357286">
                <text:p>-464.694148357286</text:p>
              </table:table-cell>
              <table:table-cell office:value-type="float" office:value="113.117581094816">
                <text:p>113.117581094816</text:p>
              </table:table-cell>
              <table:table-cell office:value-type="float" office:value="72.5985277784621">
                <text:p>72.5985277784621</text:p>
              </table:table-cell>
            </table:table-row>
            <table:table-row>
              <table:table-cell office:value-type="float" office:value="47.7">
                <text:p>50</text:p>
              </table:table-cell>
              <table:table-cell office:value-type="float" office:value="-351.577118561147">
                <text:p>-351.577118561147</text:p>
              </table:table-cell>
              <table:table-cell office:value-type="float" office:value="-477.536077667877">
                <text:p>-477.536077667877</text:p>
              </table:table-cell>
              <table:table-cell office:value-type="float" office:value="125.95895910673">
                <text:p>125.95895910673</text:p>
              </table:table-cell>
              <table:table-cell office:value-type="float" office:value="80.8400860693011">
                <text:p>80.8400860693011</text:p>
              </table:table-cell>
            </table:table-row>
            <table:table-row>
              <table:table-cell office:value-type="float" office:value="47.8">
                <text:p>50</text:p>
              </table:table-cell>
              <table:table-cell office:value-type="float" office:value="-351.576937353013">
                <text:p>-351.576937353013</text:p>
              </table:table-cell>
              <table:table-cell office:value-type="float" office:value="-471.305402003099">
                <text:p>-471.305402003099</text:p>
              </table:table-cell>
              <table:table-cell office:value-type="float" office:value="119.728464650087">
                <text:p>119.728464650087</text:p>
              </table:table-cell>
              <table:table-cell office:value-type="float" office:value="76.8413732210744">
                <text:p>76.8413732210744</text:p>
              </table:table-cell>
            </table:table-row>
            <table:table-row>
              <table:table-cell office:value-type="float" office:value="47.9">
                <text:p>50</text:p>
              </table:table-cell>
              <table:table-cell office:value-type="float" office:value="-351.576896108775">
                <text:p>-351.576896108775</text:p>
              </table:table-cell>
              <table:table-cell office:value-type="float" office:value="-464.701210442773">
                <text:p>-464.701210442773</text:p>
              </table:table-cell>
              <table:table-cell office:value-type="float" office:value="113.124314333998">
                <text:p>113.124314333998</text:p>
              </table:table-cell>
              <table:table-cell office:value-type="float" office:value="72.6028491513823">
                <text:p>72.602849151382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-351.576987632431">
                <text:p>-351.576987632431</text:p>
              </table:table-cell>
              <table:table-cell office:value-type="float" office:value="-466.092846079811">
                <text:p>-466.092846079811</text:p>
              </table:table-cell>
              <table:table-cell office:value-type="float" office:value="114.51585844738">
                <text:p>114.51585844738</text:p>
              </table:table-cell>
              <table:table-cell office:value-type="float" office:value="73.4959380328149">
                <text:p>73.4959380328149</text:p>
              </table:table-cell>
            </table:table-row>
            <table:table-row>
              <table:table-cell office:value-type="float" office:value="48.1">
                <text:p>50</text:p>
              </table:table-cell>
              <table:table-cell office:value-type="float" office:value="-351.57674256322">
                <text:p>-351.57674256322</text:p>
              </table:table-cell>
              <table:table-cell office:value-type="float" office:value="-465.512070956542">
                <text:p>-465.512070956542</text:p>
              </table:table-cell>
              <table:table-cell office:value-type="float" office:value="113.935328393322">
                <text:p>113.935328393322</text:p>
              </table:table-cell>
              <table:table-cell office:value-type="float" office:value="73.1233555673142">
                <text:p>73.1233555673142</text:p>
              </table:table-cell>
            </table:table-row>
            <table:table-row>
              <table:table-cell office:value-type="float" office:value="48.2">
                <text:p>50</text:p>
              </table:table-cell>
              <table:table-cell office:value-type="float" office:value="-351.576972929764">
                <text:p>-351.576972929764</text:p>
              </table:table-cell>
              <table:table-cell office:value-type="float" office:value="-474.555801370885">
                <text:p>-474.555801370885</text:p>
              </table:table-cell>
              <table:table-cell office:value-type="float" office:value="122.978828441122">
                <text:p>122.978828441122</text:p>
              </table:table-cell>
              <table:table-cell office:value-type="float" office:value="78.9274470540691">
                <text:p>78.9274470540691</text:p>
              </table:table-cell>
            </table:table-row>
            <table:table-row>
              <table:table-cell office:value-type="float" office:value="48.3">
                <text:p>50</text:p>
              </table:table-cell>
              <table:table-cell office:value-type="float" office:value="-351.576809689962">
                <text:p>-351.576809689962</text:p>
              </table:table-cell>
              <table:table-cell office:value-type="float" office:value="-469.074995621388">
                <text:p>-469.074995621388</text:p>
              </table:table-cell>
              <table:table-cell office:value-type="float" office:value="117.498185931426">
                <text:p>117.498185931426</text:p>
              </table:table-cell>
              <table:table-cell office:value-type="float" office:value="75.4099869595996">
                <text:p>75.4099869595996</text:p>
              </table:table-cell>
            </table:table-row>
            <table:table-row>
              <table:table-cell office:value-type="float" office:value="48.4">
                <text:p>50</text:p>
              </table:table-cell>
              <table:table-cell office:value-type="float" office:value="-351.576853185107">
                <text:p>-351.576853185107</text:p>
              </table:table-cell>
              <table:table-cell office:value-type="float" office:value="-472.599706909868">
                <text:p>-472.599706909868</text:p>
              </table:table-cell>
              <table:table-cell office:value-type="float" office:value="121.022853724761">
                <text:p>121.022853724761</text:p>
              </table:table-cell>
              <table:table-cell office:value-type="float" office:value="77.6721082870507">
                <text:p>77.6721082870507</text:p>
              </table:table-cell>
            </table:table-row>
            <table:table-row>
              <table:table-cell office:value-type="float" office:value="48.5">
                <text:p>50</text:p>
              </table:table-cell>
              <table:table-cell office:value-type="float" office:value="-351.577040963927">
                <text:p>-351.577040963927</text:p>
              </table:table-cell>
              <table:table-cell office:value-type="float" office:value="-478.3579136032">
                <text:p>-478.3579136032</text:p>
              </table:table-cell>
              <table:table-cell office:value-type="float" office:value="126.780872639273">
                <text:p>126.780872639273</text:p>
              </table:table-cell>
              <table:table-cell office:value-type="float" office:value="81.3675877347922">
                <text:p>81.3675877347922</text:p>
              </table:table-cell>
            </table:table-row>
            <table:table-row>
              <table:table-cell office:value-type="float" office:value="48.6">
                <text:p>50</text:p>
              </table:table-cell>
              <table:table-cell office:value-type="float" office:value="-351.576799174963">
                <text:p>-351.576799174963</text:p>
              </table:table-cell>
              <table:table-cell office:value-type="float" office:value="-468.903346622743">
                <text:p>-468.903346622743</text:p>
              </table:table-cell>
              <table:table-cell office:value-type="float" office:value="117.32654744778">
                <text:p>117.32654744778</text:p>
              </table:table-cell>
              <table:table-cell office:value-type="float" office:value="75.2998298902717">
                <text:p>75.2998298902717</text:p>
              </table:table-cell>
            </table:table-row>
            <table:table-row>
              <table:table-cell office:value-type="float" office:value="48.7">
                <text:p>50</text:p>
              </table:table-cell>
              <table:table-cell office:value-type="float" office:value="-351.576962973003">
                <text:p>-351.576962973003</text:p>
              </table:table-cell>
              <table:table-cell office:value-type="float" office:value="-467.636424582369">
                <text:p>-467.636424582369</text:p>
              </table:table-cell>
              <table:table-cell office:value-type="float" office:value="116.059461609365">
                <text:p>116.059461609365</text:p>
              </table:table-cell>
              <table:table-cell office:value-type="float" office:value="74.4866179602827">
                <text:p>74.4866179602827</text:p>
              </table:table-cell>
            </table:table-row>
            <table:table-row>
              <table:table-cell office:value-type="float" office:value="48.8">
                <text:p>50</text:p>
              </table:table-cell>
              <table:table-cell office:value-type="float" office:value="-351.576985520977">
                <text:p>-351.576985520977</text:p>
              </table:table-cell>
              <table:table-cell office:value-type="float" office:value="-471.138740292623">
                <text:p>-471.138740292623</text:p>
              </table:table-cell>
              <table:table-cell office:value-type="float" office:value="119.561754771646">
                <text:p>119.561754771646</text:p>
              </table:table-cell>
              <table:table-cell office:value-type="float" office:value="76.7343793159378">
                <text:p>76.7343793159378</text:p>
              </table:table-cell>
            </table:table-row>
            <table:table-row>
              <table:table-cell office:value-type="float" office:value="48.9">
                <text:p>50</text:p>
              </table:table-cell>
              <table:table-cell office:value-type="float" office:value="-351.577056886177">
                <text:p>-351.577056886177</text:p>
              </table:table-cell>
              <table:table-cell office:value-type="float" office:value="-478.650692381663">
                <text:p>-478.650692381663</text:p>
              </table:table-cell>
              <table:table-cell office:value-type="float" office:value="127.073635495486">
                <text:p>127.073635495486</text:p>
              </table:table-cell>
              <table:table-cell office:value-type="float" office:value="81.5554820668983">
                <text:p>81.5554820668983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-351.57676926782">
                <text:p>-351.57676926782</text:p>
              </table:table-cell>
              <table:table-cell office:value-type="float" office:value="-465.639630749006">
                <text:p>-465.639630749006</text:p>
              </table:table-cell>
              <table:table-cell office:value-type="float" office:value="114.062861481186">
                <text:p>114.062861481186</text:p>
              </table:table-cell>
              <table:table-cell office:value-type="float" office:value="73.2052059245477">
                <text:p>73.2052059245477</text:p>
              </table:table-cell>
            </table:table-row>
            <table:table-row>
              <table:table-cell office:value-type="float" office:value="49.1">
                <text:p>50</text:p>
              </table:table-cell>
              <table:table-cell office:value-type="float" office:value="-351.577013681175">
                <text:p>-351.577013681175</text:p>
              </table:table-cell>
              <table:table-cell office:value-type="float" office:value="-465.985433718062">
                <text:p>-465.985433718062</text:p>
              </table:table-cell>
              <table:table-cell office:value-type="float" office:value="114.408420036887">
                <text:p>114.408420036887</text:p>
              </table:table-cell>
              <table:table-cell office:value-type="float" office:value="73.4269843798712">
                <text:p>73.4269843798712</text:p>
              </table:table-cell>
            </table:table-row>
            <table:table-row>
              <table:table-cell office:value-type="float" office:value="49.2">
                <text:p>50</text:p>
              </table:table-cell>
              <table:table-cell office:value-type="float" office:value="-351.577084690573">
                <text:p>-351.577084690573</text:p>
              </table:table-cell>
              <table:table-cell office:value-type="float" office:value="-473.894765353219">
                <text:p>-473.894765353219</text:p>
              </table:table-cell>
              <table:table-cell office:value-type="float" office:value="122.317680662645">
                <text:p>122.317680662645</text:p>
              </table:table-cell>
              <table:table-cell office:value-type="float" office:value="78.5031243723356">
                <text:p>78.5031243723356</text:p>
              </table:table-cell>
            </table:table-row>
            <table:table-row>
              <table:table-cell office:value-type="float" office:value="49.3">
                <text:p>50</text:p>
              </table:table-cell>
              <table:table-cell office:value-type="float" office:value="-351.576987679151">
                <text:p>-351.576987679151</text:p>
              </table:table-cell>
              <table:table-cell office:value-type="float" office:value="-476.066587940326">
                <text:p>-476.066587940326</text:p>
              </table:table-cell>
              <table:table-cell office:value-type="float" office:value="124.489600261174">
                <text:p>124.489600261174</text:p>
              </table:table-cell>
              <table:table-cell office:value-type="float" office:value="79.8970559237379">
                <text:p>79.8970559237379</text:p>
              </table:table-cell>
            </table:table-row>
            <table:table-row>
              <table:table-cell office:value-type="float" office:value="49.4">
                <text:p>50</text:p>
              </table:table-cell>
              <table:table-cell office:value-type="float" office:value="-351.576956649678">
                <text:p>-351.576956649678</text:p>
              </table:table-cell>
              <table:table-cell office:value-type="float" office:value="-479.792528066069">
                <text:p>-479.792528066069</text:p>
              </table:table-cell>
              <table:table-cell office:value-type="float" office:value="128.215571416391">
                <text:p>128.215571416391</text:p>
              </table:table-cell>
              <table:table-cell office:value-type="float" office:value="82.2883731513141">
                <text:p>82.2883731513141</text:p>
              </table:table-cell>
            </table:table-row>
            <table:table-row>
              <table:table-cell office:value-type="float" office:value="49.5">
                <text:p>50</text:p>
              </table:table-cell>
              <table:table-cell office:value-type="float" office:value="-351.576958857542">
                <text:p>-351.576958857542</text:p>
              </table:table-cell>
              <table:table-cell office:value-type="float" office:value="-474.598064275448">
                <text:p>-474.598064275448</text:p>
              </table:table-cell>
              <table:table-cell office:value-type="float" office:value="123.021105417906">
                <text:p>123.021105417906</text:p>
              </table:table-cell>
              <table:table-cell office:value-type="float" office:value="78.9545802922783">
                <text:p>78.9545802922783</text:p>
              </table:table-cell>
            </table:table-row>
            <table:table-row>
              <table:table-cell office:value-type="float" office:value="49.6">
                <text:p>50</text:p>
              </table:table-cell>
              <table:table-cell office:value-type="float" office:value="-351.576841355117">
                <text:p>-351.576841355117</text:p>
              </table:table-cell>
              <table:table-cell office:value-type="float" office:value="-466.423415551408">
                <text:p>-466.423415551408</text:p>
              </table:table-cell>
              <table:table-cell office:value-type="float" office:value="114.846574196291">
                <text:p>114.846574196291</text:p>
              </table:table-cell>
              <table:table-cell office:value-type="float" office:value="73.708190418799">
                <text:p>73.708190418799</text:p>
              </table:table-cell>
            </table:table-row>
            <table:table-row>
              <table:table-cell office:value-type="float" office:value="49.7">
                <text:p>50</text:p>
              </table:table-cell>
              <table:table-cell office:value-type="float" office:value="-351.576886133958">
                <text:p>-351.576886133958</text:p>
              </table:table-cell>
              <table:table-cell office:value-type="float" office:value="-469.172099564211">
                <text:p>-469.172099564211</text:p>
              </table:table-cell>
              <table:table-cell office:value-type="float" office:value="117.595213430253">
                <text:p>117.595213430253</text:p>
              </table:table-cell>
              <table:table-cell office:value-type="float" office:value="75.4722589203388">
                <text:p>75.4722589203388</text:p>
              </table:table-cell>
            </table:table-row>
            <table:table-row>
              <table:table-cell office:value-type="float" office:value="49.8">
                <text:p>50</text:p>
              </table:table-cell>
              <table:table-cell office:value-type="float" office:value="-351.577075380015">
                <text:p>-351.577075380015</text:p>
              </table:table-cell>
              <table:table-cell office:value-type="float" office:value="-471.316472980503">
                <text:p>-471.316472980503</text:p>
              </table:table-cell>
              <table:table-cell office:value-type="float" office:value="119.739397600488">
                <text:p>119.739397600488</text:p>
              </table:table-cell>
              <table:table-cell office:value-type="float" office:value="76.8483899561894">
                <text:p>76.8483899561894</text:p>
              </table:table-cell>
            </table:table-row>
            <table:table-row>
              <table:table-cell office:value-type="float" office:value="49.9">
                <text:p>50</text:p>
              </table:table-cell>
              <table:table-cell office:value-type="float" office:value="-351.576593036488">
                <text:p>-351.576593036488</text:p>
              </table:table-cell>
              <table:table-cell office:value-type="float" office:value="-461.864107278358">
                <text:p>-461.864107278358</text:p>
              </table:table-cell>
              <table:table-cell office:value-type="float" office:value="110.28751424187">
                <text:p>110.28751424187</text:p>
              </table:table-cell>
              <table:table-cell office:value-type="float" office:value="70.7821992727602">
                <text:p>70.782199272760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351.577129285402">
                <text:p>-351.577129285402</text:p>
              </table:table-cell>
              <table:table-cell office:value-type="float" office:value="-473.627808409509">
                <text:p>-473.627808409509</text:p>
              </table:table-cell>
              <table:table-cell office:value-type="float" office:value="122.050679124107">
                <text:p>122.050679124107</text:p>
              </table:table-cell>
              <table:table-cell office:value-type="float" office:value="78.3317635774454">
                <text:p>78.33176357744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